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336.96" calcext:value-type="float">
            <text:p>336.9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20.75" calcext:value-type="float">
            <text:p>320.7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327.42" calcext:value-type="float">
            <text:p>327.42</text:p>
          </table:table-cell>
          <table:table-cell office:value-type="float" office:value="335.55" calcext:value-type="float">
            <text:p>335.55</text:p>
          </table:table-cell>
          <table:table-cell office:value-type="float" office:value="326.75" calcext:value-type="float">
            <text:p>326.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261.1328" calcext:value-type="float">
            <text:p>261.1328</text:p>
          </table:table-cell>
          <table:table-cell table:style-name="ce22" table:formula="of:=AVERAGE([.B5:.B54])" office:value-type="float" office:value="330.0642" calcext:value-type="float">
            <text:p>330.0642</text:p>
          </table:table-cell>
          <table:table-cell table:style-name="ce18" table:formula="of:=AVERAGE([.C5:.C54])" office:value-type="float" office:value="336.0072" calcext:value-type="float">
            <text:p>336.0072</text:p>
          </table:table-cell>
          <table:table-cell table:style-name="ce22" table:formula="of:=AVERAGE([.D5:.D54])" office:value-type="float" office:value="319.6572" calcext:value-type="float">
            <text:p>319.6572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312.46" calcext:value-type="float">
            <text:p>312.46</text:p>
          </table:table-cell>
          <table:table-cell table:style-name="ce22" table:formula="of:=AVERAGE([.L5:.L54])" office:value-type="float" office:value="103.36" calcext:value-type="float">
            <text:p>103.36</text:p>
          </table:table-cell>
          <table:table-cell table:style-name="ce18" table:formula="of:=AVERAGE([.M5:.M54])" office:value-type="float" office:value="55" calcext:value-type="float">
            <text:p>55</text:p>
          </table:table-cell>
          <table:table-cell table:style-name="ce22" table:formula="of:=AVERAGE([.N5:.N54])" office:value-type="float" office:value="106.92" calcext:value-type="float">
            <text:p>106.92</text:p>
          </table:table-cell>
          <table:table-cell table:number-columns-repeated="11"/>
        </table:table-row>
        <table:table-row table:style-name="ro4">
          <table:table-cell office:value-type="float" office:value="274.68" calcext:value-type="float">
            <text:p>274.68</text:p>
          </table:table-cell>
          <table:table-cell office:value-type="float" office:value="343.59" calcext:value-type="float">
            <text:p>343.59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8.77" calcext:value-type="float">
            <text:p>328.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18.825938938776" calcext:value-type="float">
            <text:p>118.8259389388</text:p>
          </table:table-cell>
          <table:table-cell table:style-name="ce21" table:formula="of:=VAR([.B5:.B54])" office:value-type="float" office:value="247.066286081633" calcext:value-type="float">
            <text:p>247.0662860816</text:p>
          </table:table-cell>
          <table:table-cell table:style-name="Default" table:formula="of:=VAR([.C5:.C54])" office:value-type="float" office:value="185.405706285714" calcext:value-type="float">
            <text:p>185.4057062857</text:p>
          </table:table-cell>
          <table:table-cell table:style-name="ce21" table:formula="of:=VAR([.D5:.D54])" office:value-type="float" office:value="140.317657306123" calcext:value-type="float">
            <text:p>140.3176573061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226.62081632653" calcext:value-type="float">
            <text:p>1226.6208163265</text:p>
          </table:table-cell>
          <table:table-cell table:style-name="ce21" table:formula="of:=VAR([.L5:.L54])" office:value-type="float" office:value="832.031020408163" calcext:value-type="float">
            <text:p>832.0310204082</text:p>
          </table:table-cell>
          <table:table-cell table:style-name="Default" table:formula="of:=VAR([.M5:.M54])" office:value-type="float" office:value="44.6938775510204" calcext:value-type="float">
            <text:p>44.693877551</text:p>
          </table:table-cell>
          <table:table-cell table:style-name="ce21" table:formula="of:=VAR([.N5:.N54])" office:value-type="float" office:value="328.279183673469" calcext:value-type="float">
            <text:p>328.2791836735</text:p>
          </table:table-cell>
          <table:table-cell table:number-columns-repeated="11"/>
        </table:table-row>
        <table:table-row table:style-name="ro4">
          <table:table-cell office:value-type="float" office:value="255.93" calcext:value-type="float">
            <text:p>255.93</text:p>
          </table:table-cell>
          <table:table-cell office:value-type="float" office:value="334.73" calcext:value-type="float">
            <text:p>334.73</text:p>
          </table:table-cell>
          <table:table-cell office:value-type="float" office:value="349.34" calcext:value-type="float">
            <text:p>349.34</text:p>
          </table:table-cell>
          <table:table-cell office:value-type="float" office:value="313.52" calcext:value-type="float">
            <text:p>313.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1.54159617889236" calcext:value-type="float">
            <text:p>1.5415961789</text:p>
          </table:table-cell>
          <table:table-cell table:style-name="ce21" table:formula="of:=SQRT([.G7]/[.G5])" office:value-type="float" office:value="2.22290929226378" calcext:value-type="float">
            <text:p>2.2229092923</text:p>
          </table:table-cell>
          <table:table-cell table:style-name="Default" table:formula="of:=SQRT([.H7]/[.H5])" office:value-type="float" office:value="1.92564641762559" calcext:value-type="float">
            <text:p>1.9256464176</text:p>
          </table:table-cell>
          <table:table-cell table:style-name="ce21" table:formula="of:=SQRT([.I7]/[.I5])" office:value-type="float" office:value="1.67521734295059" calcext:value-type="float">
            <text:p>1.675217343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9530209293451" calcext:value-type="float">
            <text:p>4.9530209293</text:p>
          </table:table-cell>
          <table:table-cell table:style-name="ce21" table:formula="of:=SQRT([.Q7]/[.Q5])" office:value-type="float" office:value="4.07929165519741" calcext:value-type="float">
            <text:p>4.0792916552</text:p>
          </table:table-cell>
          <table:table-cell table:style-name="Default" table:formula="of:=SQRT([.R7]/[.R5])" office:value-type="float" office:value="0.945450977587103" calcext:value-type="float">
            <text:p>0.9454509776</text:p>
          </table:table-cell>
          <table:table-cell table:style-name="ce21" table:formula="of:=SQRT([.S7]/[.S5])" office:value-type="float" office:value="2.56233949223544" calcext:value-type="float">
            <text:p>2.5623394922</text:p>
          </table:table-cell>
          <table:table-cell table:number-columns-repeated="11"/>
        </table:table-row>
        <table:table-row table:style-name="ro4">
          <table:table-cell office:value-type="float" office:value="255.25" calcext:value-type="float">
            <text:p>255.25</text:p>
          </table:table-cell>
          <table:table-cell office:value-type="float" office:value="334.38" calcext:value-type="float">
            <text:p>334.38</text:p>
          </table:table-cell>
          <table:table-cell office:value-type="float" office:value="337.08" calcext:value-type="float">
            <text:p>337.08</text:p>
          </table:table-cell>
          <table:table-cell office:value-type="float" office:value="317.99" calcext:value-type="float">
            <text:p>317.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37.15" calcext:value-type="float">
            <text:p>237.15</text:p>
          </table:table-cell>
          <table:table-cell office:value-type="float" office:value="336.72" calcext:value-type="float">
            <text:p>336.72</text:p>
          </table:table-cell>
          <table:table-cell office:value-type="float" office:value="293.31" calcext:value-type="float">
            <text:p>293.31</text:p>
          </table:table-cell>
          <table:table-cell office:value-type="float" office:value="333.45" calcext:value-type="float">
            <text:p>333.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3" calcext:value-type="float">
            <text:p>323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86.48" calcext:value-type="float">
            <text:p>286.48</text:p>
          </table:table-cell>
          <table:table-cell office:value-type="float" office:value="334.15" calcext:value-type="float">
            <text:p>334.15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3.89" calcext:value-type="float">
            <text:p>323.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3.09795350675513" calcext:value-type="float">
            <text:p>3.0979535068</text:p>
          </table:table-cell>
          <table:table-cell table:style-name="ce22" table:formula="of:=([.G10]*[.G8])" office:value-type="float" office:value="4.46710346811777" calcext:value-type="float">
            <text:p>4.4671034681</text:p>
          </table:table-cell>
          <table:table-cell table:style-name="ce18" table:formula="of:=([.H10]*[.H8])" office:value-type="float" office:value="3.86973135632702" calcext:value-type="float">
            <text:p>3.8697313563</text:p>
          </table:table-cell>
          <table:table-cell table:style-name="ce22" table:formula="of:=([.I10]*[.I8])" office:value-type="float" office:value="3.36647528920295" calcext:value-type="float">
            <text:p>3.3664752892</text:p>
          </table:table-cell>
          <table:table-cell table:style-name="ce18"/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9.95346820859476" calcext:value-type="float">
            <text:p>9.9534682086</text:p>
          </table:table-cell>
          <table:table-cell table:style-name="ce22" table:formula="of:=([.Q10]*[.Q8])" office:value-type="float" office:value="8.19764349531267" calcext:value-type="float">
            <text:p>8.1976434953</text:p>
          </table:table-cell>
          <table:table-cell table:style-name="ce18" table:formula="of:=([.R10]*[.R8])" office:value-type="float" office:value="1.89995487247867" calcext:value-type="float">
            <text:p>1.8999548725</text:p>
          </table:table-cell>
          <table:table-cell table:style-name="ce22" table:formula="of:=([.S10]*[.S8])" office:value-type="float" office:value="5.14921399271465" calcext:value-type="float">
            <text:p>5.1492139927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P6];&quot;;&quot;;[.P11];&quot;;&quot;;[.Q6];&quot;;&quot;;[.Q11];&quot;;&quot;;[.R6];&quot;;&quot;;[.R11];&quot;;&quot;;[.S6];&quot;;&quot;;[.S11])" office:value-type="string" office:string-value="compress;261.1328;3.09795350675513;330.0642;4.46710346811777;336.0072;3.86973135632702;319.6572;3.36647528920295;312.46;9.95346820859476;103.36;8.19764349531267;55;1.89995487247867;106.92;5.14921399271465" calcext:value-type="string">
            <text:p>compress;261.1328;3.09795350675513;330.0642;4.46710346811777;336.0072;3.86973135632702;319.6572;3.36647528920295;312.46;9.95346820859476;103.36;8.19764349531267;55;1.89995487247867;106.92;5.14921399271465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83.6" calcext:value-type="float">
            <text:p>283.6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5.43" calcext:value-type="float">
            <text:p>335.43</text:p>
          </table:table-cell>
          <table:table-cell office:value-type="float" office:value="328.88" calcext:value-type="float">
            <text:p>328.88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8635173626413" calcext:value-type="percentage">
            <text:p>1.19%</text:p>
          </table:table-cell>
          <table:table-cell table:formula="of:=[.G11]/[.G6]" office:value-type="percentage" office:value="0.0135340441893358" calcext:value-type="percentage">
            <text:p>1.35%</text:p>
          </table:table-cell>
          <table:table-cell table:formula="of:=[.H11]/[.H6]" office:value-type="percentage" office:value="0.0115168108193129" calcext:value-type="percentage">
            <text:p>1.15%</text:p>
          </table:table-cell>
          <table:table-cell table:formula="of:=[.I11]/[.I6]" office:value-type="percentage" office:value="0.0105315171665239" calcext:value-type="percentage">
            <text:p>1.05%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318551757299967" calcext:value-type="percentage">
            <text:p>3.19%</text:p>
          </table:table-cell>
          <table:table-cell table:formula="of:=[.Q11]/[.Q6]" office:value-type="percentage" office:value="0.0793115663246195" calcext:value-type="percentage">
            <text:p>7.93%</text:p>
          </table:table-cell>
          <table:table-cell table:formula="of:=[.R11]/[.R6]" office:value-type="percentage" office:value="0.0345446340450668" calcext:value-type="percentage">
            <text:p>3.45%</text:p>
          </table:table-cell>
          <table:table-cell table:formula="of:=[.S11]/[.S6]" office:value-type="percentage" office:value="0.0481595023635864" calcext:value-type="percentage">
            <text:p>4.82%</text:p>
          </table:table-cell>
          <table:table-cell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4.21" calcext:value-type="float">
            <text:p>244.21</text:p>
          </table:table-cell>
          <table:table-cell office:value-type="float" office:value="326.09" calcext:value-type="float">
            <text:p>326.09</text:p>
          </table:table-cell>
          <table:table-cell office:value-type="float" office:value="337.32" calcext:value-type="float">
            <text:p>337.32</text:p>
          </table:table-cell>
          <table:table-cell office:value-type="float" office:value="316.62" calcext:value-type="float">
            <text:p>316.6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60.44" calcext:value-type="float">
            <text:p>260.44</text:p>
          </table:table-cell>
          <table:table-cell office:value-type="float" office:value="331.84" calcext:value-type="float">
            <text:p>331.84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3.78" calcext:value-type="float">
            <text:p>323.7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19" calcext:value-type="float">
            <text:p>319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9.74" calcext:value-type="float">
            <text:p>249.74</text:p>
          </table:table-cell>
          <table:table-cell office:value-type="float" office:value="335.78" calcext:value-type="float">
            <text:p>335.78</text:p>
          </table:table-cell>
          <table:table-cell office:value-type="float" office:value="336.96" calcext:value-type="float">
            <text:p>336.96</text:p>
          </table:table-cell>
          <table:table-cell office:value-type="float" office:value="310.28" calcext:value-type="float">
            <text:p>310.2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263970669329935" calcext:value-type="percentage">
            <text:p>26.40%</text:p>
          </table:table-cell>
          <table:table-cell table:style-name="ce23" table:formula="of:=([.H6]-[.F6])/[.F6]" office:value-type="percentage" office:value="0.286729204450762" calcext:value-type="percentage">
            <text:p>28.67%</text:p>
          </table:table-cell>
          <table:table-cell table:style-name="ce23" table:formula="of:=([.I6]-[.F6])/[.F6]" office:value-type="percentage" office:value="0.224117383951767" calcext:value-type="percentage">
            <text:p>22.41%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669205658324265" calcext:value-type="percentage">
            <text:p>-66.92%</text:p>
          </table:table-cell>
          <table:table-cell table:style-name="ce29" table:formula="of:=([.R6]-[.P6])/[.P6]" office:value-type="percentage" office:value="-0.823977469116047" calcext:value-type="percentage">
            <text:p>-82.40%</text:p>
          </table:table-cell>
          <table:table-cell table:style-name="ce29" table:formula="of:=([.S6]-[.P6])/[.P6]" office:value-type="percentage" office:value="-0.657812199961595" calcext:value-type="percentage">
            <text:p>-65.78%</text:p>
          </table:table-cell>
          <table:table-cell table:style-name="ce19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76.98" calcext:value-type="float">
            <text:p>276.98</text:p>
          </table:table-cell>
          <table:table-cell office:value-type="float" office:value="332.76" calcext:value-type="float">
            <text:p>332.76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68.23" calcext:value-type="float">
            <text:p>268.23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3.84" calcext:value-type="float">
            <text:p>343.84</text:p>
          </table:table-cell>
          <table:table-cell office:value-type="float" office:value="326.42" calcext:value-type="float">
            <text:p>326.4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12.2" calcext:value-type="float">
            <text:p>312.2</text:p>
          </table:table-cell>
          <table:table-cell office:value-type="float" office:value="335.43" calcext:value-type="float">
            <text:p>335.43</text:p>
          </table:table-cell>
          <table:table-cell office:value-type="float" office:value="310.88" calcext:value-type="float">
            <text:p>310.88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71.49" calcext:value-type="float">
            <text:p>271.49</text:p>
          </table:table-cell>
          <table:table-cell office:value-type="float" office:value="328.65" calcext:value-type="float">
            <text:p>328.65</text:p>
          </table:table-cell>
          <table:table-cell office:value-type="float" office:value="341.03" calcext:value-type="float">
            <text:p>341.03</text:p>
          </table:table-cell>
          <table:table-cell office:value-type="float" office:value="321.93" calcext:value-type="float">
            <text:p>321.93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9.74" calcext:value-type="float">
            <text:p>259.74</text:p>
          </table:table-cell>
          <table:table-cell office:value-type="float" office:value="295.48" calcext:value-type="float">
            <text:p>295.48</text:p>
          </table:table-cell>
          <table:table-cell office:value-type="float" office:value="338.62" calcext:value-type="float">
            <text:p>338.62</text:p>
          </table:table-cell>
          <table:table-cell office:value-type="float" office:value="330.92" calcext:value-type="float">
            <text:p>330.92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8.83" calcext:value-type="float">
            <text:p>258.83</text:p>
          </table:table-cell>
          <table:table-cell office:value-type="float" office:value="336.49" calcext:value-type="float">
            <text:p>336.49</text:p>
          </table:table-cell>
          <table:table-cell office:value-type="float" office:value="337.32" calcext:value-type="float">
            <text:p>337.32</text:p>
          </table:table-cell>
          <table:table-cell office:value-type="float" office:value="311.59" calcext:value-type="float">
            <text:p>311.59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64.39" calcext:value-type="float">
            <text:p>264.39</text:p>
          </table:table-cell>
          <table:table-cell office:value-type="float" office:value="346.7" calcext:value-type="float">
            <text:p>346.7</text:p>
          </table:table-cell>
          <table:table-cell office:value-type="float" office:value="279.88" calcext:value-type="float">
            <text:p>279.88</text:p>
          </table:table-cell>
          <table:table-cell office:value-type="float" office:value="286.65" calcext:value-type="float">
            <text:p>286.65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3.43" calcext:value-type="float">
            <text:p>253.43</text:p>
          </table:table-cell>
          <table:table-cell office:value-type="float" office:value="342.86" calcext:value-type="float">
            <text:p>342.86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3.94" calcext:value-type="float">
            <text:p>293.94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8.77" calcext:value-type="float">
            <text:p>248.77</text:p>
          </table:table-cell>
          <table:table-cell office:value-type="float" office:value="307.79" calcext:value-type="float">
            <text:p>307.79</text:p>
          </table:table-cell>
          <table:table-cell office:value-type="float" office:value="334.73" calcext:value-type="float">
            <text:p>334.73</text:p>
          </table:table-cell>
          <table:table-cell office:value-type="float" office:value="317.67" calcext:value-type="float">
            <text:p>317.67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6.2" calcext:value-type="float">
            <text:p>256.2</text:p>
          </table:table-cell>
          <table:table-cell office:value-type="float" office:value="328.43" calcext:value-type="float">
            <text:p>328.43</text:p>
          </table:table-cell>
          <table:table-cell office:value-type="float" office:value="347.95" calcext:value-type="float">
            <text:p>347.95</text:p>
          </table:table-cell>
          <table:table-cell office:value-type="float" office:value="321.82" calcext:value-type="float">
            <text:p>321.82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5.84" calcext:value-type="float">
            <text:p>245.84</text:p>
          </table:table-cell>
          <table:table-cell office:value-type="float" office:value="338.27" calcext:value-type="float">
            <text:p>338.27</text:p>
          </table:table-cell>
          <table:table-cell office:value-type="float" office:value="334.49" calcext:value-type="float">
            <text:p>334.49</text:p>
          </table:table-cell>
          <table:table-cell office:value-type="float" office:value="336.96" calcext:value-type="float">
            <text:p>336.96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9.39" calcext:value-type="float">
            <text:p>259.39</text:p>
          </table:table-cell>
          <table:table-cell office:value-type="float" office:value="331.26" calcext:value-type="float">
            <text:p>331.26</text:p>
          </table:table-cell>
          <table:table-cell office:value-type="float" office:value="343.84" calcext:value-type="float">
            <text:p>343.84</text:p>
          </table:table-cell>
          <table:table-cell office:value-type="float" office:value="336.13" calcext:value-type="float">
            <text:p>336.13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3">
          <table:table-cell office:value-type="float" office:value="271.42" calcext:value-type="float">
            <text:p>271.42</text:p>
          </table:table-cell>
          <table:table-cell office:value-type="float" office:value="323.89" calcext:value-type="float">
            <text:p>323.89</text:p>
          </table:table-cell>
          <table:table-cell office:value-type="float" office:value="338.15" calcext:value-type="float">
            <text:p>338.15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4"/>
          <table:table-cell/>
          <table:table-cell table:style-name="ce8" table:number-columns-spanned="3" table:number-rows-spanned="1"/>
          <table:covered-table-cell table:number-columns-repeated="2" table:style-name="ce11"/>
          <table:table-cell table:number-columns-repeated="4"/>
          <table:table-cell table:style-name="ce31"/>
        </table:table-row>
        <table:table-row table:style-name="ro4">
          <table:table-cell office:value-type="float" office:value="249.42" calcext:value-type="float">
            <text:p>249.42</text:p>
          </table:table-cell>
          <table:table-cell office:value-type="float" office:value="333.8" calcext:value-type="float">
            <text:p>333.8</text:p>
          </table:table-cell>
          <table:table-cell office:value-type="float" office:value="335.31" calcext:value-type="float">
            <text:p>335.31</text:p>
          </table:table-cell>
          <table:table-cell office:value-type="float" office:value="310.98" calcext:value-type="float">
            <text:p>310.9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5.56" calcext:value-type="float">
            <text:p>265.56</text:p>
          </table:table-cell>
          <table:table-cell office:value-type="float" office:value="335.08" calcext:value-type="float">
            <text:p>335.08</text:p>
          </table:table-cell>
          <table:table-cell office:value-type="float" office:value="288.2" calcext:value-type="float">
            <text:p>288.2</text:p>
          </table:table-cell>
          <table:table-cell office:value-type="float" office:value="322.15" calcext:value-type="float">
            <text:p>322.15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0.0264094278601109" calcext:value-type="percentage">
            <text:p>02.64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336753898776821" calcext:value-type="percentage">
            <text:p>03.37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266820221722318" calcext:value-type="percentage">
            <text:p>02.67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4.24" calcext:value-type="float">
            <text:p>264.24</text:p>
          </table:table-cell>
          <table:table-cell office:value-type="float" office:value="334.15" calcext:value-type="float">
            <text:p>334.1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06.12" calcext:value-type="float">
            <text:p>306.12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522449253066188" calcext:value-type="percentage">
            <text:p>-52.24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43100218607939" calcext:value-type="percentage">
            <text:p>-74.31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70921815021591" calcext:value-type="percentage">
            <text:p>-67.09%</text:p>
          </table:table-cell>
          <table:table-cell table:style-name="ce10" table:number-columns-repeated="4"/>
          <table:table-cell table:style-name="ce32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26.31" calcext:value-type="float">
            <text:p>326.31</text:p>
          </table:table-cell>
          <table:table-cell office:value-type="float" office:value="330.81" calcext:value-type="float">
            <text:p>330.81</text:p>
          </table:table-cell>
          <table:table-cell office:value-type="float" office:value="317.25" calcext:value-type="float">
            <text:p>317.25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261.15" calcext:value-type="float">
            <text:p>261.15</text:p>
          </table:table-cell>
          <table:table-cell office:value-type="float" office:value="340.06" calcext:value-type="float">
            <text:p>340.06</text:p>
          </table:table-cell>
          <table:table-cell office:value-type="float" office:value="343.72" calcext:value-type="float">
            <text:p>343.72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39.82" calcext:value-type="float">
            <text:p>339.82</text:p>
          </table:table-cell>
          <table:table-cell office:value-type="float" office:value="336.72" calcext:value-type="float">
            <text:p>336.72</text:p>
          </table:table-cell>
          <table:table-cell office:value-type="float" office:value="334.73" calcext:value-type="float">
            <text:p>334.73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52.17" calcext:value-type="float">
            <text:p>252.17</text:p>
          </table:table-cell>
          <table:table-cell office:value-type="float" office:value="345.32" calcext:value-type="float">
            <text:p>345.32</text:p>
          </table:table-cell>
          <table:table-cell office:value-type="float" office:value="332.53" calcext:value-type="float">
            <text:p>332.53</text:p>
          </table:table-cell>
          <table:table-cell office:value-type="float" office:value="321.18" calcext:value-type="float">
            <text:p>321.1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79.97" calcext:value-type="float">
            <text:p>279.97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7.43" calcext:value-type="float">
            <text:p>337.43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265.63" calcext:value-type="float">
            <text:p>265.63</text:p>
          </table:table-cell>
          <table:table-cell office:value-type="float" office:value="281.61" calcext:value-type="float">
            <text:p>281.61</text:p>
          </table:table-cell>
          <table:table-cell office:value-type="float" office:value="338.5" calcext:value-type="float">
            <text:p>338.5</text:p>
          </table:table-cell>
          <table:table-cell office:value-type="float" office:value="315.06" calcext:value-type="float">
            <text:p>315.06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49.16" calcext:value-type="float">
            <text:p>249.16</text:p>
          </table:table-cell>
          <table:table-cell office:value-type="float" office:value="340.91" calcext:value-type="float">
            <text:p>340.91</text:p>
          </table:table-cell>
          <table:table-cell office:value-type="float" office:value="332.07" calcext:value-type="float">
            <text:p>332.07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71.03" calcext:value-type="float">
            <text:p>271.03</text:p>
          </table:table-cell>
          <table:table-cell office:value-type="float" office:value="331.15" calcext:value-type="float">
            <text:p>331.15</text:p>
          </table:table-cell>
          <table:table-cell office:value-type="float" office:value="351.39" calcext:value-type="float">
            <text:p>351.39</text:p>
          </table:table-cell>
          <table:table-cell office:value-type="float" office:value="320.53" calcext:value-type="float">
            <text:p>320.53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1.65" calcext:value-type="float">
            <text:p>261.65</text:p>
          </table:table-cell>
          <table:table-cell office:value-type="float" office:value="328.88" calcext:value-type="float">
            <text:p>328.88</text:p>
          </table:table-cell>
          <table:table-cell office:value-type="float" office:value="336.84" calcext:value-type="float">
            <text:p>336.84</text:p>
          </table:table-cell>
          <table:table-cell office:value-type="float" office:value="323.34" calcext:value-type="float">
            <text:p>323.34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61.58" calcext:value-type="float">
            <text:p>261.58</text:p>
          </table:table-cell>
          <table:table-cell office:value-type="float" office:value="326.2" calcext:value-type="float">
            <text:p>326.2</text:p>
          </table:table-cell>
          <table:table-cell office:value-type="float" office:value="343.72" calcext:value-type="float">
            <text:p>343.72</text:p>
          </table:table-cell>
          <table:table-cell office:value-type="float" office:value="334.84" calcext:value-type="float">
            <text:p>334.84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60.59" calcext:value-type="float">
            <text:p>260.59</text:p>
          </table:table-cell>
          <table:table-cell office:value-type="float" office:value="336.72" calcext:value-type="float">
            <text:p>336.72</text:p>
          </table:table-cell>
          <table:table-cell office:value-type="float" office:value="341.64" calcext:value-type="float">
            <text:p>341.64</text:p>
          </table:table-cell>
          <table:table-cell office:value-type="float" office:value="338.74" calcext:value-type="float">
            <text:p>338.7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47.3" calcext:value-type="float">
            <text:p>247.3</text:p>
          </table:table-cell>
          <table:table-cell office:value-type="float" office:value="330.58" calcext:value-type="float">
            <text:p>330.58</text:p>
          </table:table-cell>
          <table:table-cell office:value-type="float" office:value="338.74" calcext:value-type="float">
            <text:p>338.74</text:p>
          </table:table-cell>
          <table:table-cell office:value-type="float" office:value="300.94" calcext:value-type="float">
            <text:p>300.94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59.46" calcext:value-type="float">
            <text:p>259.46</text:p>
          </table:table-cell>
          <table:table-cell office:value-type="float" office:value="339.46" calcext:value-type="float">
            <text:p>339.46</text:p>
          </table:table-cell>
          <table:table-cell office:value-type="float" office:value="338.98" calcext:value-type="float">
            <text:p>338.98</text:p>
          </table:table-cell>
          <table:table-cell office:value-type="float" office:value="314.65" calcext:value-type="float">
            <text:p>314.65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47.49" calcext:value-type="float">
            <text:p>247.49</text:p>
          </table:table-cell>
          <table:table-cell office:value-type="float" office:value="342.49" calcext:value-type="float">
            <text:p>342.49</text:p>
          </table:table-cell>
          <table:table-cell office:value-type="float" office:value="339.46" calcext:value-type="float">
            <text:p>339.46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55.46" calcext:value-type="float">
            <text:p>255.46</text:p>
          </table:table-cell>
          <table:table-cell office:value-type="float" office:value="346.2" calcext:value-type="float">
            <text:p>346.2</text:p>
          </table:table-cell>
          <table:table-cell office:value-type="float" office:value="337.08" calcext:value-type="float">
            <text:p>337.08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1.08" calcext:value-type="float">
            <text:p>261.08</text:p>
          </table:table-cell>
          <table:table-cell office:value-type="float" office:value="292.86" calcext:value-type="float">
            <text:p>292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30.24" calcext:value-type="float">
            <text:p>330.24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56.48" calcext:value-type="float">
            <text:p>256.48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54.98" calcext:value-type="float">
            <text:p>254.98</text:p>
          </table:table-cell>
          <table:table-cell office:value-type="float" office:value="332.18" calcext:value-type="float">
            <text:p>332.18</text:p>
          </table:table-cell>
          <table:table-cell office:value-type="float" office:value="330.92" calcext:value-type="float">
            <text:p>330.92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270.88" calcext:value-type="float">
            <text:p>270.88</text:p>
          </table:table-cell>
          <table:table-cell office:value-type="float" office:value="335.08" calcext:value-type="float">
            <text:p>335.08</text:p>
          </table:table-cell>
          <table:table-cell office:value-type="float" office:value="329.9" calcext:value-type="float">
            <text:p>329.9</text:p>
          </table:table-cell>
          <table:table-cell office:value-type="float" office:value="297.03" calcext:value-type="float">
            <text:p>297.03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52.7" calcext:value-type="float">
            <text:p>252.7</text:p>
          </table:table-cell>
          <table:table-cell office:value-type="float" office:value="331.61" calcext:value-type="float">
            <text:p>331.61</text:p>
          </table:table-cell>
          <table:table-cell office:value-type="float" office:value="341.39" calcext:value-type="float">
            <text:p>341.39</text:p>
          </table:table-cell>
          <table:table-cell office:value-type="float" office:value="319.79" calcext:value-type="float">
            <text:p>319.7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280.21" calcext:value-type="float">
            <text:p>280.21</text:p>
          </table:table-cell>
          <table:table-cell office:value-type="float" office:value="328.43" calcext:value-type="float">
            <text:p>328.43</text:p>
          </table:table-cell>
          <table:table-cell office:value-type="float" office:value="336.49" calcext:value-type="float">
            <text:p>336.49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59.95" calcext:value-type="float">
            <text:p>259.95</text:p>
          </table:table-cell>
          <table:table-cell office:value-type="float" office:value="333.91" calcext:value-type="float">
            <text:p>333.91</text:p>
          </table:table-cell>
          <table:table-cell office:value-type="float" office:value="342.98" calcext:value-type="float">
            <text:p>342.98</text:p>
          </table:table-cell>
          <table:table-cell office:value-type="float" office:value="320.96" calcext:value-type="float">
            <text:p>320.96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table:style-name="ce5" office:value-type="float" office:value="265.78" calcext:value-type="float">
            <text:p>265.78</text:p>
          </table:table-cell>
          <table:table-cell table:style-name="ce10" office:value-type="float" office:value="268.68" calcext:value-type="float">
            <text:p>268.68</text:p>
          </table:table-cell>
          <table:table-cell office:value-type="float" office:value="342.25" calcext:value-type="float">
            <text:p>342.25</text:p>
          </table:table-cell>
          <table:table-cell office:value-type="float" office:value="300.66" calcext:value-type="float">
            <text:p>300.66</text:p>
          </table:table-cell>
          <table:table-cell table:style-name="ce16"/>
          <table:table-cell table:style-name="ce20" table:number-columns-repeated="5"/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57" calcext:value-type="float">
            <text:p>257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6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4.35" calcext:value-type="float">
            <text:p>124.35</text:p>
          </table:table-cell>
          <table:table-cell office:value-type="float" office:value="124.11" calcext:value-type="float">
            <text:p>124.11</text:p>
          </table:table-cell>
          <table:table-cell office:value-type="float" office:value="113.6" calcext:value-type="float">
            <text:p>113.6</text:p>
          </table:table-cell>
          <table:table-cell office:value-type="float" office:value="100.8" calcext:value-type="float">
            <text:p>100.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5.86" calcext:value-type="float">
            <text:p>115.86</text:p>
          </table:table-cell>
          <table:table-cell office:value-type="float" office:value="118.91" calcext:value-type="float">
            <text:p>118.91</text:p>
          </table:table-cell>
          <table:table-cell office:value-type="float" office:value="117.89" calcext:value-type="float">
            <text:p>117.8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21.3352" calcext:value-type="float">
            <text:p>121.3352</text:p>
          </table:table-cell>
          <table:table-cell table:style-name="ce18" table:formula="of:=AVERAGE([.C59:.C108])" office:value-type="float" office:value="115.652" calcext:value-type="float">
            <text:p>115.652</text:p>
          </table:table-cell>
          <table:table-cell table:style-name="ce22" table:formula="of:=AVERAGE([.D59:.D108])" office:value-type="float" office:value="116.4732" calcext:value-type="float">
            <text:p>116.473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180.22" calcext:value-type="float">
            <text:p>180.22</text:p>
          </table:table-cell>
          <table:table-cell table:style-name="ce18" table:formula="of:=AVERAGE([.M59:.M108])" office:value-type="float" office:value="75.44" calcext:value-type="float">
            <text:p>75.44</text:p>
          </table:table-cell>
          <table:table-cell table:style-name="ce22" table:formula="of:=AVERAGE([.N59:.N108])" office:value-type="float" office:value="63.68" calcext:value-type="float">
            <text:p>63.68</text:p>
          </table:table-cell>
          <table:table-cell table:number-columns-repeated="11"/>
        </table:table-row>
        <table:table-row table:style-name="ro4">
          <table:table-cell office:value-type="float" office:value="129.4" calcext:value-type="float">
            <text:p>129.4</text:p>
          </table:table-cell>
          <table:table-cell office:value-type="float" office:value="120.51" calcext:value-type="float">
            <text:p>120.51</text:p>
          </table:table-cell>
          <table:table-cell office:value-type="float" office:value="108.19" calcext:value-type="float">
            <text:p>108.19</text:p>
          </table:table-cell>
          <table:table-cell office:value-type="float" office:value="115.37" calcext:value-type="float">
            <text:p>115.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27.1990091428572" calcext:value-type="float">
            <text:p>27.1990091429</text:p>
          </table:table-cell>
          <table:table-cell table:style-name="Default" table:formula="of:=VAR([.C59:.C108])" office:value-type="float" office:value="45.7111795918367" calcext:value-type="float">
            <text:p>45.7111795918</text:p>
          </table:table-cell>
          <table:table-cell table:style-name="ce21" table:formula="of:=VAR([.D59:.D108])" office:value-type="float" office:value="16.5688875102041" calcext:value-type="float">
            <text:p>16.5688875102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312.991428571428" calcext:value-type="float">
            <text:p>312.9914285714</text:p>
          </table:table-cell>
          <table:table-cell table:style-name="Default" table:formula="of:=VAR([.M59:.M108])" office:value-type="float" office:value="148.210612244898" calcext:value-type="float">
            <text:p>148.2106122449</text:p>
          </table:table-cell>
          <table:table-cell table:style-name="ce21" table:formula="of:=VAR([.N59:.N108])" office:value-type="float" office:value="147.038367346939" calcext:value-type="float">
            <text:p>147.0383673469</text:p>
          </table:table-cell>
          <table:table-cell table:number-columns-repeated="11"/>
        </table:table-row>
        <table:table-row table:style-name="ro4">
          <table:table-cell office:value-type="float" office:value="115.37" calcext:value-type="float">
            <text:p>115.37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6.02" calcext:value-type="float">
            <text:p>126.02</text:p>
          </table:table-cell>
          <table:table-cell office:value-type="float" office:value="116.26" calcext:value-type="float">
            <text:p>116.2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73755012226773" calcext:value-type="float">
            <text:p>0.7375501223</text:p>
          </table:table-cell>
          <table:table-cell table:style-name="Default" table:formula="of:=SQRT([.H61]/[.H59])" office:value-type="float" office:value="0.956150402309561" calcext:value-type="float">
            <text:p>0.9561504023</text:p>
          </table:table-cell>
          <table:table-cell table:style-name="ce21" table:formula="of:=SQRT([.I61]/[.I59])" office:value-type="float" office:value="0.575654193248066" calcext:value-type="float">
            <text:p>0.5756541932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163" calcext:value-type="float">
            <text:p>16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2.50196494208623" calcext:value-type="float">
            <text:p>2.5019649421</text:p>
          </table:table-cell>
          <table:table-cell table:style-name="Default" table:formula="of:=SQRT([.R61]/[.R59])" office:value-type="float" office:value="1.72168877701458" calcext:value-type="float">
            <text:p>1.721688777</text:p>
          </table:table-cell>
          <table:table-cell table:style-name="ce21" table:formula="of:=SQRT([.S61]/[.S59])" office:value-type="float" office:value="1.71486656826086" calcext:value-type="float">
            <text:p>1.7148665683</text:p>
          </table:table-cell>
          <table:table-cell table:number-columns-repeated="11"/>
        </table:table-row>
        <table:table-row table:style-name="ro4">
          <table:table-cell office:value-type="float" office:value="110.55" calcext:value-type="float">
            <text:p>110.55</text:p>
          </table:table-cell>
          <table:table-cell office:value-type="float" office:value="130.84" calcext:value-type="float">
            <text:p>130.84</text:p>
          </table:table-cell>
          <table:table-cell office:value-type="float" office:value="113.03" calcext:value-type="float">
            <text:p>113.03</text:p>
          </table:table-cell>
          <table:table-cell office:value-type="float" office:value="117.73" calcext:value-type="float">
            <text:p>117.7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9.76" calcext:value-type="float">
            <text:p>109.76</text:p>
          </table:table-cell>
          <table:table-cell office:value-type="float" office:value="114.79" calcext:value-type="float">
            <text:p>114.79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9.9" calcext:value-type="float">
            <text:p>119.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9.51" calcext:value-type="float">
            <text:p>119.51</text:p>
          </table:table-cell>
          <table:table-cell office:value-type="float" office:value="123.66" calcext:value-type="float">
            <text:p>123.66</text:p>
          </table:table-cell>
          <table:table-cell office:value-type="float" office:value="125.42" calcext:value-type="float">
            <text:p>125.42</text:p>
          </table:table-cell>
          <table:table-cell office:value-type="float" office:value="114.75" calcext:value-type="float">
            <text:p>114.7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48216246185087" calcext:value-type="float">
            <text:p>1.4821624619</text:p>
          </table:table-cell>
          <table:table-cell table:style-name="ce18" table:formula="of:=([.H64]*[.H62])" office:value-type="float" office:value="1.92145617145245" calcext:value-type="float">
            <text:p>1.9214561715</text:p>
          </table:table-cell>
          <table:table-cell table:style-name="ce22" table:formula="of:=([.I64]*[.I62])" office:value-type="float" office:value="1.15682041190092" calcext:value-type="float">
            <text:p>1.1568204119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5.02788679178198" calcext:value-type="float">
            <text:p>5.0278867918</text:p>
          </table:table-cell>
          <table:table-cell table:style-name="ce18" table:formula="of:=([.R64]*[.R62])" office:value-type="float" office:value="3.45986313233182" calcext:value-type="float">
            <text:p>3.4598631323</text:p>
          </table:table-cell>
          <table:table-cell table:style-name="ce22" table:formula="of:=([.S64]*[.S62])" office:value-type="float" office:value="3.44615339055782" calcext:value-type="float">
            <text:p>3.4461533906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rypto.aes;116.7974;2.09282991978302;121.3352;1.48216246185087;115.652;1.92145617145245;116.4732;1.15682041190092;305.52;23.1548631432837;180.22;5.02788679178198;75.44;3.45986313233182;63.68;3.44615339055782" calcext:value-type="string">
            <text:p>crypto.aes;116.7974;2.09282991978302;121.3352;1.48216246185087;115.652;1.92145617145245;116.4732;1.15682041190092;305.52;23.1548631432837;180.22;5.02788679178198;75.44;3.45986313233182;63.68;3.44615339055782</text:p>
          </table:table-cell>
          <table:table-cell table:number-columns-repeated="9"/>
        </table:table-row>
        <table:table-row table:style-name="ro4">
          <table:table-cell office:value-type="float" office:value="122.56" calcext:value-type="float">
            <text:p>122.56</text:p>
          </table:table-cell>
          <table:table-cell office:value-type="float" office:value="123.5" calcext:value-type="float">
            <text:p>123.5</text:p>
          </table:table-cell>
          <table:table-cell office:value-type="float" office:value="117.29" calcext:value-type="float">
            <text:p>117.29</text:p>
          </table:table-cell>
          <table:table-cell office:value-type="float" office:value="105.83" calcext:value-type="float">
            <text:p>105.8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22154367557879" calcext:value-type="percentage">
            <text:p>1.22%</text:p>
          </table:table-cell>
          <table:table-cell table:formula="of:=[.H65]/[.H60]" office:value-type="percentage" office:value="0.016614119699205" calcext:value-type="percentage">
            <text:p>1.66%</text:p>
          </table:table-cell>
          <table:table-cell table:formula="of:=[.I65]/[.I60]" office:value-type="percentage" office:value="0.00993207374658654" calcext:value-type="percentage">
            <text:p>0.99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278986061024414" calcext:value-type="percentage">
            <text:p>2.79%</text:p>
          </table:table-cell>
          <table:table-cell table:formula="of:=[.R65]/[.R60]" office:value-type="percentage" office:value="0.045862448731864" calcext:value-type="percentage">
            <text:p>4.59%</text:p>
          </table:table-cell>
          <table:table-cell table:formula="of:=[.S65]/[.S60]" office:value-type="percentage" office:value="0.0541167303793627" calcext:value-type="percentage">
            <text:p>5.41%</text:p>
          </table:table-cell>
          <table:table-cell table:number-columns-repeated="11"/>
        </table:table-row>
        <table:table-row table:style-name="ro4">
          <table:table-cell office:value-type="float" office:value="118.18" calcext:value-type="float">
            <text:p>118.18</text:p>
          </table:table-cell>
          <table:table-cell office:value-type="float" office:value="122.14" calcext:value-type="float">
            <text:p>122.1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7.91" calcext:value-type="float">
            <text:p>117.9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9.74" calcext:value-type="float">
            <text:p>109.74</text:p>
          </table:table-cell>
          <table:table-cell office:value-type="float" office:value="117.17" calcext:value-type="float">
            <text:p>117.17</text:p>
          </table:table-cell>
          <table:table-cell office:value-type="float" office:value="124.66" calcext:value-type="float">
            <text:p>124.66</text:p>
          </table:table-cell>
          <table:table-cell office:value-type="float" office:value="117.91" calcext:value-type="float">
            <text:p>117.9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0.0388518922510261" calcext:value-type="percentage">
            <text:p>03.89%</text:p>
          </table:table-cell>
          <table:table-cell table:style-name="ce23" table:formula="of:=([.H60]-[.F60])/[.F60]" office:value-type="percentage" office:value="-0.00980672514970363" calcext:value-type="percentage">
            <text:p>-00.98%</text:p>
          </table:table-cell>
          <table:table-cell table:style-name="ce23" table:formula="of:=([.I60]-[.F60])/[.F60]" office:value-type="percentage" office:value="-0.00277574672038949" calcext:value-type="percentage">
            <text:p>-00.28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410120450379681" calcext:value-type="percentage">
            <text:p>-41.01%</text:p>
          </table:table-cell>
          <table:table-cell table:style-name="ce29" table:formula="of:=([.R60]-[.P60])/[.P60]" office:value-type="percentage" office:value="-0.753076721654884" calcext:value-type="percentage">
            <text:p>-75.31%</text:p>
          </table:table-cell>
          <table:table-cell table:style-name="ce29" table:formula="of:=([.S60]-[.P60])/[.P60]" office:value-type="percentage" office:value="-0.791568473422362" calcext:value-type="percentage">
            <text:p>-79.16%</text:p>
          </table:table-cell>
          <table:table-cell table:number-columns-repeated="11"/>
        </table:table-row>
        <table:table-row table:style-name="ro4">
          <table:table-cell office:value-type="float" office:value="123.62" calcext:value-type="float">
            <text:p>123.62</text:p>
          </table:table-cell>
          <table:table-cell office:value-type="float" office:value="118.52" calcext:value-type="float">
            <text:p>118.52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6.42" calcext:value-type="float">
            <text:p>106.4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7.81" calcext:value-type="float">
            <text:p>117.81</text:p>
          </table:table-cell>
          <table:table-cell office:value-type="float" office:value="115.12" calcext:value-type="float">
            <text:p>115.12</text:p>
          </table:table-cell>
          <table:table-cell office:value-type="float" office:value="127.15" calcext:value-type="float">
            <text:p>127.15</text:p>
          </table:table-cell>
          <table:table-cell office:value-type="float" office:value="115.4" calcext:value-type="float">
            <text:p>115.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28.38" calcext:value-type="float">
            <text:p>128.38</text:p>
          </table:table-cell>
          <table:table-cell office:value-type="float" office:value="124.59" calcext:value-type="float">
            <text:p>124.59</text:p>
          </table:table-cell>
          <table:table-cell office:value-type="float" office:value="105.74" calcext:value-type="float">
            <text:p>105.74</text:p>
          </table:table-cell>
          <table:table-cell office:value-type="float" office:value="117.37" calcext:value-type="float">
            <text:p>117.3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16.82" calcext:value-type="float">
            <text:p>116.82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3" calcext:value-type="float">
            <text:p>123</text:p>
          </table:table-cell>
          <table:table-cell office:value-type="float" office:value="116.6" calcext:value-type="float">
            <text:p>116.6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108.41" calcext:value-type="float">
            <text:p>108.41</text:p>
          </table:table-cell>
          <table:table-cell office:value-type="float" office:value="127.42" calcext:value-type="float">
            <text:p>127.42</text:p>
          </table:table-cell>
          <table:table-cell office:value-type="float" office:value="124.72" calcext:value-type="float">
            <text:p>124.72</text:p>
          </table:table-cell>
          <table:table-cell office:value-type="float" office:value="118.05" calcext:value-type="float">
            <text:p>118.0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129.85" calcext:value-type="float">
            <text:p>129.85</text:p>
          </table:table-cell>
          <table:table-cell office:value-type="float" office:value="118.84" calcext:value-type="float">
            <text:p>118.84</text:p>
          </table:table-cell>
          <table:table-cell office:value-type="float" office:value="116.5" calcext:value-type="float">
            <text:p>116.5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109.07" calcext:value-type="float">
            <text:p>109.07</text:p>
          </table:table-cell>
          <table:table-cell office:value-type="float" office:value="119.73" calcext:value-type="float">
            <text:p>119.73</text:p>
          </table:table-cell>
          <table:table-cell office:value-type="float" office:value="118.26" calcext:value-type="float">
            <text:p>118.2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79" calcext:value-type="float">
            <text:p>17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26.55" calcext:value-type="float">
            <text:p>126.55</text:p>
          </table:table-cell>
          <table:table-cell office:value-type="float" office:value="122.11" calcext:value-type="float">
            <text:p>122.11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7.32" calcext:value-type="float">
            <text:p>117.32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15.38" calcext:value-type="float">
            <text:p>115.38</text:p>
          </table:table-cell>
          <table:table-cell office:value-type="float" office:value="119.17" calcext:value-type="float">
            <text:p>119.17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6.52" calcext:value-type="float">
            <text:p>116.52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14.45" calcext:value-type="float">
            <text:p>114.45</text:p>
          </table:table-cell>
          <table:table-cell office:value-type="float" office:value="117.82" calcext:value-type="float">
            <text:p>117.82</text:p>
          </table:table-cell>
          <table:table-cell office:value-type="float" office:value="130.99" calcext:value-type="float">
            <text:p>130.99</text:p>
          </table:table-cell>
          <table:table-cell office:value-type="float" office:value="126.17" calcext:value-type="float">
            <text:p>126.17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18.77" calcext:value-type="float">
            <text:p>118.77</text:p>
          </table:table-cell>
          <table:table-cell office:value-type="float" office:value="118.89" calcext:value-type="float">
            <text:p>118.89</text:p>
          </table:table-cell>
          <table:table-cell office:value-type="float" office:value="118.27" calcext:value-type="float">
            <text:p>118.27</text:p>
          </table:table-cell>
          <table:table-cell office:value-type="float" office:value="117.99" calcext:value-type="float">
            <text:p>117.99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1.55" calcext:value-type="float">
            <text:p>111.55</text:p>
          </table:table-cell>
          <table:table-cell office:value-type="float" office:value="127.74" calcext:value-type="float">
            <text:p>127.74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9.18" calcext:value-type="float">
            <text:p>119.18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83" calcext:value-type="float">
            <text:p>18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26.5" calcext:value-type="float">
            <text:p>126.5</text:p>
          </table:table-cell>
          <table:table-cell office:value-type="float" office:value="122.17" calcext:value-type="float">
            <text:p>122.17</text:p>
          </table:table-cell>
          <table:table-cell office:value-type="float" office:value="106.94" calcext:value-type="float">
            <text:p>106.94</text:p>
          </table:table-cell>
          <table:table-cell office:value-type="float" office:value="116.73" calcext:value-type="float">
            <text:p>116.73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27.91" calcext:value-type="float">
            <text:p>127.91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6.55" calcext:value-type="float">
            <text:p>126.55</text:p>
          </table:table-cell>
          <table:table-cell office:value-type="float" office:value="119.55" calcext:value-type="float">
            <text:p>119.5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4.54" calcext:value-type="float">
            <text:p>114.54</text:p>
          </table:table-cell>
          <table:table-cell office:value-type="float" office:value="116.32" calcext:value-type="float">
            <text:p>116.32</text:p>
          </table:table-cell>
          <table:table-cell office:value-type="float" office:value="120.69" calcext:value-type="float">
            <text:p>120.69</text:p>
          </table:table-cell>
          <table:table-cell office:value-type="float" office:value="112.22" calcext:value-type="float">
            <text:p>112.22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8.99" calcext:value-type="float">
            <text:p>108.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116.14" calcext:value-type="float">
            <text:p>116.14</text:p>
          </table:table-cell>
          <table:table-cell office:value-type="float" office:value="118.2" calcext:value-type="float">
            <text:p>118.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9.44" calcext:value-type="float">
            <text:p>109.44</text:p>
          </table:table-cell>
          <table:table-cell office:value-type="float" office:value="125.23" calcext:value-type="float">
            <text:p>125.23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8.46" calcext:value-type="float">
            <text:p>118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15.9" calcext:value-type="float">
            <text:p>115.9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9.88" calcext:value-type="float">
            <text:p>119.8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14.04" calcext:value-type="float">
            <text:p>114.04</text:p>
          </table:table-cell>
          <table:table-cell office:value-type="float" office:value="129.01" calcext:value-type="float">
            <text:p>129.01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2.82" calcext:value-type="float">
            <text:p>112.8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9" calcext:value-type="float">
            <text:p>1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09.89" calcext:value-type="float">
            <text:p>109.89</text:p>
          </table:table-cell>
          <table:table-cell office:value-type="float" office:value="116.38" calcext:value-type="float">
            <text:p>116.38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6.67" calcext:value-type="float">
            <text:p>116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108.36" calcext:value-type="float">
            <text:p>108.36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8.91" calcext:value-type="float">
            <text:p>118.91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13.13" calcext:value-type="float">
            <text:p>113.13</text:p>
          </table:table-cell>
          <table:table-cell office:value-type="float" office:value="115.01" calcext:value-type="float">
            <text:p>115.01</text:p>
          </table:table-cell>
          <table:table-cell office:value-type="float" office:value="120.33" calcext:value-type="float">
            <text:p>120.33</text:p>
          </table:table-cell>
          <table:table-cell office:value-type="float" office:value="112.27" calcext:value-type="float">
            <text:p>112.27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101.69" calcext:value-type="float">
            <text:p>101.69</text:p>
          </table:table-cell>
          <table:table-cell office:value-type="float" office:value="123.65" calcext:value-type="float">
            <text:p>123.65</text:p>
          </table:table-cell>
          <table:table-cell office:value-type="float" office:value="113.17" calcext:value-type="float">
            <text:p>113.17</text:p>
          </table:table-cell>
          <table:table-cell office:value-type="float" office:value="114.78" calcext:value-type="float">
            <text:p>114.78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28.74" calcext:value-type="float">
            <text:p>128.74</text:p>
          </table:table-cell>
          <table:table-cell office:value-type="float" office:value="127.86" calcext:value-type="float">
            <text:p>127.86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3" calcext:value-type="float">
            <text:p>117.7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12.12" calcext:value-type="float">
            <text:p>112.12</text:p>
          </table:table-cell>
          <table:table-cell office:value-type="float" office:value="128.74" calcext:value-type="float">
            <text:p>128.74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4.85" calcext:value-type="float">
            <text:p>114.8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5.67" calcext:value-type="float">
            <text:p>105.67</text:p>
          </table:table-cell>
          <table:table-cell office:value-type="float" office:value="119.78" calcext:value-type="float">
            <text:p>119.78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3.66" calcext:value-type="float">
            <text:p>113.6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20.91" calcext:value-type="float">
            <text:p>120.91</text:p>
          </table:table-cell>
          <table:table-cell office:value-type="float" office:value="119.42" calcext:value-type="float">
            <text:p>119.42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46" calcext:value-type="float">
            <text:p>116.46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107.51" calcext:value-type="float">
            <text:p>107.51</text:p>
          </table:table-cell>
          <table:table-cell office:value-type="float" office:value="121.44" calcext:value-type="float">
            <text:p>121.44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9.12" calcext:value-type="float">
            <text:p>119.12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0.69" calcext:value-type="float">
            <text:p>110.69</text:p>
          </table:table-cell>
          <table:table-cell office:value-type="float" office:value="118.58" calcext:value-type="float">
            <text:p>118.58</text:p>
          </table:table-cell>
          <table:table-cell office:value-type="float" office:value="116.11" calcext:value-type="float">
            <text:p>116.11</text:p>
          </table:table-cell>
          <table:table-cell office:value-type="float" office:value="118.34" calcext:value-type="float">
            <text:p>118.3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18.53" calcext:value-type="float">
            <text:p>118.53</text:p>
          </table:table-cell>
          <table:table-cell office:value-type="float" office:value="121.26" calcext:value-type="float">
            <text:p>121.26</text:p>
          </table:table-cell>
          <table:table-cell office:value-type="float" office:value="120.26" calcext:value-type="float">
            <text:p>120.26</text:p>
          </table:table-cell>
          <table:table-cell office:value-type="float" office:value="115.82" calcext:value-type="float">
            <text:p>115.82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7.94" calcext:value-type="float">
            <text:p>107.94</text:p>
          </table:table-cell>
          <table:table-cell office:value-type="float" office:value="123.06" calcext:value-type="float">
            <text:p>123.06</text:p>
          </table:table-cell>
          <table:table-cell office:value-type="float" office:value="108.43" calcext:value-type="float">
            <text:p>108.43</text:p>
          </table:table-cell>
          <table:table-cell office:value-type="float" office:value="117.69" calcext:value-type="float">
            <text:p>117.6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.96" calcext:value-type="float">
            <text:p>110.96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4" calcext:value-type="float">
            <text:p>117.4</text:p>
          </table:table-cell>
          <table:table-cell office:value-type="float" office:value="118.12" calcext:value-type="float">
            <text:p>118.12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28.12" calcext:value-type="float">
            <text:p>128.12</text:p>
          </table:table-cell>
          <table:table-cell office:value-type="float" office:value="131.24" calcext:value-type="float">
            <text:p>131.24</text:p>
          </table:table-cell>
          <table:table-cell office:value-type="float" office:value="108.84" calcext:value-type="float">
            <text:p>108.84</text:p>
          </table:table-cell>
          <table:table-cell office:value-type="float" office:value="122.5" calcext:value-type="float">
            <text:p>122.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2.54" calcext:value-type="float">
            <text:p>112.54</text:p>
          </table:table-cell>
          <table:table-cell office:value-type="float" office:value="126.68" calcext:value-type="float">
            <text:p>126.68</text:p>
          </table:table-cell>
          <table:table-cell office:value-type="float" office:value="107.32" calcext:value-type="float">
            <text:p>107.32</text:p>
          </table:table-cell>
          <table:table-cell office:value-type="float" office:value="121.09" calcext:value-type="float">
            <text:p>121.09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29.87" calcext:value-type="float">
            <text:p>129.8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2.28" calcext:value-type="float">
            <text:p>102.28</text:p>
          </table:table-cell>
          <table:table-cell office:value-type="float" office:value="111.82" calcext:value-type="float">
            <text:p>111.82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122.73" calcext:value-type="float">
            <text:p>122.73</text:p>
          </table:table-cell>
          <table:table-cell office:value-type="float" office:value="120.98" calcext:value-type="float">
            <text:p>120.9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38" calcext:value-type="float">
            <text:p>116.3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4">
          <table:table-cell office:value-type="float" office:value="122.15" calcext:value-type="float">
            <text:p>122.15</text:p>
          </table:table-cell>
          <table:table-cell office:value-type="float" office:value="124.89" calcext:value-type="float">
            <text:p>124.89</text:p>
          </table:table-cell>
          <table:table-cell office:value-type="float" office:value="123.33" calcext:value-type="float">
            <text:p>123.33</text:p>
          </table:table-cell>
          <table:table-cell office:value-type="float" office:value="119.02" calcext:value-type="float">
            <text:p>119.02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3.71" calcext:value-type="float">
            <text:p>123.71</text:p>
          </table:table-cell>
          <table:table-cell office:value-type="float" office:value="119.39" calcext:value-type="float">
            <text:p>119.39</text:p>
          </table:table-cell>
          <table:table-cell office:value-type="float" office:value="119.37" calcext:value-type="float">
            <text:p>119.3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91" calcext:value-type="float">
            <text:p>191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12.49" calcext:value-type="float">
            <text:p>112.49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4" calcext:value-type="float">
            <text:p>113.84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95" calcext:value-type="float">
            <text:p>195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style-name="ce5" office:value-type="float" office:value="122.76" calcext:value-type="float">
            <text:p>122.76</text:p>
          </table:table-cell>
          <table:table-cell office:value-type="float" office:value="122.28" calcext:value-type="float">
            <text:p>122.28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7.73" calcext:value-type="float">
            <text:p>117.73</text:p>
          </table:table-cell>
          <table:table-cell table:style-name="ce16"/>
          <table:table-cell table:style-name="ce20" table:number-columns-repeated="5"/>
          <table:table-cell table:style-name="ce10" office:value-type="float" office:value="259" calcext:value-type="float">
            <text:p>259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70.82" calcext:value-type="float">
            <text:p>470.82</text:p>
          </table:table-cell>
          <table:table-cell office:value-type="float" office:value="485.58" calcext:value-type="float">
            <text:p>485.58</text:p>
          </table:table-cell>
          <table:table-cell office:value-type="float" office:value="571.77" calcext:value-type="float">
            <text:p>571.77</text:p>
          </table:table-cell>
          <table:table-cell office:value-type="float" office:value="528.34" calcext:value-type="float">
            <text:p>528.3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478.09" calcext:value-type="float">
            <text:p>478.09</text:p>
          </table:table-cell>
          <table:table-cell office:value-type="float" office:value="542.37" calcext:value-type="float">
            <text:p>542.37</text:p>
          </table:table-cell>
          <table:table-cell office:value-type="float" office:value="512.82" calcext:value-type="float">
            <text:p>512.8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469.1228" calcext:value-type="float">
            <text:p>469.1228</text:p>
          </table:table-cell>
          <table:table-cell table:style-name="ce22" table:formula="of:=AVERAGE([.B113:.B162])" office:value-type="float" office:value="495.082" calcext:value-type="float">
            <text:p>495.082</text:p>
          </table:table-cell>
          <table:table-cell table:style-name="ce18" table:formula="of:=AVERAGE([.C113:.C162])" office:value-type="float" office:value="557.6446" calcext:value-type="float">
            <text:p>557.6446</text:p>
          </table:table-cell>
          <table:table-cell table:style-name="ce22" table:formula="of:=AVERAGE([.D113:.D162])" office:value-type="float" office:value="527.3966" calcext:value-type="float">
            <text:p>527.3966</text:p>
          </table:table-cell>
          <table:table-cell table:style-name="ce18"/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330.48" calcext:value-type="float">
            <text:p>330.48</text:p>
          </table:table-cell>
          <table:table-cell table:style-name="ce22" table:formula="of:=AVERAGE([.L113:.L162])" office:value-type="float" office:value="233.18" calcext:value-type="float">
            <text:p>233.18</text:p>
          </table:table-cell>
          <table:table-cell table:style-name="ce18" table:formula="of:=AVERAGE([.M113:.M162])" office:value-type="float" office:value="84.24" calcext:value-type="float">
            <text:p>84.24</text:p>
          </table:table-cell>
          <table:table-cell table:style-name="ce22" table:formula="of:=AVERAGE([.N113:.N162])" office:value-type="float" office:value="105.38" calcext:value-type="float">
            <text:p>105.38</text:p>
          </table:table-cell>
          <table:table-cell table:number-columns-repeated="11"/>
        </table:table-row>
        <table:table-row table:style-name="ro4">
          <table:table-cell office:value-type="float" office:value="454.12" calcext:value-type="float">
            <text:p>454.12</text:p>
          </table:table-cell>
          <table:table-cell office:value-type="float" office:value="532.74" calcext:value-type="float">
            <text:p>532.74</text:p>
          </table:table-cell>
          <table:table-cell office:value-type="float" office:value="572.79" calcext:value-type="float">
            <text:p>572.79</text:p>
          </table:table-cell>
          <table:table-cell office:value-type="float" office:value="542.68" calcext:value-type="float">
            <text:p>542.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331.330955265306" calcext:value-type="float">
            <text:p>331.3309552653</text:p>
          </table:table-cell>
          <table:table-cell table:style-name="ce21" table:formula="of:=VAR([.B113:.B162])" office:value-type="float" office:value="1021.81697959184" calcext:value-type="float">
            <text:p>1021.8169795918</text:p>
          </table:table-cell>
          <table:table-cell table:style-name="Default" table:formula="of:=VAR([.C113:.C162])" office:value-type="float" office:value="1246.97039677551" calcext:value-type="float">
            <text:p>1246.9703967755</text:p>
          </table:table-cell>
          <table:table-cell table:style-name="ce21" table:formula="of:=VAR([.D113:.D162])" office:value-type="float" office:value="732.525022897959" calcext:value-type="float">
            <text:p>732.525022898</text:p>
          </table:table-cell>
          <table:table-cell table:style-name="ce18"/>
          <table:table-cell office:value-type="float" office:value="369" calcext:value-type="float">
            <text:p>369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1296.00979591837" calcext:value-type="float">
            <text:p>1296.0097959184</text:p>
          </table:table-cell>
          <table:table-cell table:style-name="ce21" table:formula="of:=VAR([.L113:.L162])" office:value-type="float" office:value="1951.78326530612" calcext:value-type="float">
            <text:p>1951.7832653061</text:p>
          </table:table-cell>
          <table:table-cell table:style-name="Default" table:formula="of:=VAR([.M113:.M162])" office:value-type="float" office:value="127.084081632653" calcext:value-type="float">
            <text:p>127.0840816327</text:p>
          </table:table-cell>
          <table:table-cell table:style-name="ce21" table:formula="of:=VAR([.N113:.N162])" office:value-type="float" office:value="755.342448979592" calcext:value-type="float">
            <text:p>755.3424489796</text:p>
          </table:table-cell>
          <table:table-cell table:number-columns-repeated="11"/>
        </table:table-row>
        <table:table-row table:style-name="ro4">
          <table:table-cell office:value-type="float" office:value="459.77" calcext:value-type="float">
            <text:p>459.77</text:p>
          </table:table-cell>
          <table:table-cell office:value-type="float" office:value="509.01" calcext:value-type="float">
            <text:p>509.01</text:p>
          </table:table-cell>
          <table:table-cell office:value-type="float" office:value="516.13" calcext:value-type="float">
            <text:p>516.13</text:p>
          </table:table-cell>
          <table:table-cell office:value-type="float" office:value="517.52" calcext:value-type="float">
            <text:p>517.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2.57422203885098" calcext:value-type="float">
            <text:p>2.5742220389</text:p>
          </table:table-cell>
          <table:table-cell table:style-name="ce21" table:formula="of:=SQRT([.G115]/[.G113])" office:value-type="float" office:value="4.52065698674836" calcext:value-type="float">
            <text:p>4.5206569867</text:p>
          </table:table-cell>
          <table:table-cell table:style-name="Default" table:formula="of:=SQRT([.H115]/[.H113])" office:value-type="float" office:value="4.99393711769684" calcext:value-type="float">
            <text:p>4.9939371177</text:p>
          </table:table-cell>
          <table:table-cell table:style-name="ce21" table:formula="of:=SQRT([.I115]/[.I113])" office:value-type="float" office:value="3.82759721730999" calcext:value-type="float">
            <text:p>3.8275972173</text:p>
          </table:table-cell>
          <table:table-cell table:style-name="ce18"/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5.09118806550763" calcext:value-type="float">
            <text:p>5.0911880655</text:p>
          </table:table-cell>
          <table:table-cell table:style-name="ce21" table:formula="of:=SQRT([.Q115]/[.Q113])" office:value-type="float" office:value="6.24785285567149" calcext:value-type="float">
            <text:p>6.2478528557</text:p>
          </table:table-cell>
          <table:table-cell table:style-name="Default" table:formula="of:=SQRT([.R115]/[.R113])" office:value-type="float" office:value="1.59426523284335" calcext:value-type="float">
            <text:p>1.5942652328</text:p>
          </table:table-cell>
          <table:table-cell table:style-name="ce21" table:formula="of:=SQRT([.S115]/[.S113])" office:value-type="float" office:value="3.88675301242462" calcext:value-type="float">
            <text:p>3.8867530124</text:p>
          </table:table-cell>
          <table:table-cell table:number-columns-repeated="11"/>
        </table:table-row>
        <table:table-row table:style-name="ro4">
          <table:table-cell office:value-type="float" office:value="495.36" calcext:value-type="float">
            <text:p>495.36</text:p>
          </table:table-cell>
          <table:table-cell office:value-type="float" office:value="550.14" calcext:value-type="float">
            <text:p>550.14</text:p>
          </table:table-cell>
          <table:table-cell office:value-type="float" office:value="583.23" calcext:value-type="float">
            <text:p>583.23</text:p>
          </table:table-cell>
          <table:table-cell office:value-type="float" office:value="485.34" calcext:value-type="float">
            <text:p>485.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64.67" calcext:value-type="float">
            <text:p>464.67</text:p>
          </table:table-cell>
          <table:table-cell office:value-type="float" office:value="536.01" calcext:value-type="float">
            <text:p>536.01</text:p>
          </table:table-cell>
          <table:table-cell office:value-type="float" office:value="543.29" calcext:value-type="float">
            <text:p>543.29</text:p>
          </table:table-cell>
          <table:table-cell office:value-type="float" office:value="525.74" calcext:value-type="float">
            <text:p>525.7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76.9" calcext:value-type="float">
            <text:p>476.9</text:p>
          </table:table-cell>
          <table:table-cell office:value-type="float" office:value="402.52" calcext:value-type="float">
            <text:p>402.52</text:p>
          </table:table-cell>
          <table:table-cell office:value-type="float" office:value="490.8" calcext:value-type="float">
            <text:p>490.8</text:p>
          </table:table-cell>
          <table:table-cell office:value-type="float" office:value="548.89" calcext:value-type="float">
            <text:p>548.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5.17309286414728" calcext:value-type="float">
            <text:p>5.1730928641</text:p>
          </table:table-cell>
          <table:table-cell table:style-name="ce22" table:formula="of:=([.G118]*[.G116])" office:value-type="float" office:value="9.08460033612478" calcext:value-type="float">
            <text:p>9.0846003361</text:p>
          </table:table-cell>
          <table:table-cell table:style-name="ce18" table:formula="of:=([.H118]*[.H116])" office:value-type="float" office:value="10.0356923675041" calcext:value-type="float">
            <text:p>10.0356923675</text:p>
          </table:table-cell>
          <table:table-cell table:style-name="ce22" table:formula="of:=([.I118]*[.I116])" office:value-type="float" office:value="7.69184458561094" calcext:value-type="float">
            <text:p>7.6918445856</text:p>
          </table:table-cell>
          <table:table-cell table:style-name="ce18"/>
          <table:table-cell office:value-type="float" office:value="442" calcext:value-type="float">
            <text:p>442</text:p>
          </table:table-cell>
          <table:table-cell office:value-type="float" office:value="236" calcext:value-type="float">
            <text:p>23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10.2311254640121" calcext:value-type="float">
            <text:p>10.231125464</text:p>
          </table:table-cell>
          <table:table-cell table:style-name="ce22" table:formula="of:=([.Q118]*[.Q116])" office:value-type="float" office:value="12.5555303839846" calcext:value-type="float">
            <text:p>12.555530384</text:p>
          </table:table-cell>
          <table:table-cell table:style-name="ce18" table:formula="of:=([.R118]*[.R116])" office:value-type="float" office:value="3.20379593333808" calcext:value-type="float">
            <text:p>3.2037959333</text:p>
          </table:table-cell>
          <table:table-cell table:style-name="ce22" table:formula="of:=([.S118]*[.S116])" office:value-type="float" office:value="7.81072260660598" calcext:value-type="float">
            <text:p>7.8107226066</text:p>
          </table:table-cell>
          <table:table-cell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.rsa;469.1228;5.17309286414728;495.082;9.08460033612478;557.6446;10.0356923675041;527.3966;7.69184458561094;330.48;10.2311254640121;233.18;12.5555303839846;84.24;3.20379593333808;105.38;7.81072260660598" calcext:value-type="string">
            <text:p>crypto.rsa;469.1228;5.17309286414728;495.082;9.08460033612478;557.6446;10.0356923675041;527.3966;7.69184458561094;330.48;10.2311254640121;233.18;12.5555303839846;84.24;3.20379593333808;105.38;7.81072260660598</text:p>
          </table:table-cell>
          <table:table-cell table:number-columns-repeated="9"/>
        </table:table-row>
        <table:table-row table:style-name="ro4">
          <table:table-cell office:value-type="float" office:value="480.72" calcext:value-type="float">
            <text:p>480.72</text:p>
          </table:table-cell>
          <table:table-cell office:value-type="float" office:value="464.89" calcext:value-type="float">
            <text:p>464.89</text:p>
          </table:table-cell>
          <table:table-cell office:value-type="float" office:value="576.58" calcext:value-type="float">
            <text:p>576.58</text:p>
          </table:table-cell>
          <table:table-cell office:value-type="float" office:value="535.71" calcext:value-type="float">
            <text:p>535.71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0271614684839" calcext:value-type="percentage">
            <text:p>1.10%</text:p>
          </table:table-cell>
          <table:table-cell table:formula="of:=[.G119]/[.G114]" office:value-type="percentage" office:value="0.0183496882054382" calcext:value-type="percentage">
            <text:p>1.83%</text:p>
          </table:table-cell>
          <table:table-cell table:formula="of:=[.H119]/[.H114]" office:value-type="percentage" office:value="0.0179965741038363" calcext:value-type="percentage">
            <text:p>1.80%</text:p>
          </table:table-cell>
          <table:table-cell table:formula="of:=[.I119]/[.I114]" office:value-type="percentage" office:value="0.0145845547461075" calcext:value-type="percentage">
            <text:p>1.46%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30958380125914" calcext:value-type="percentage">
            <text:p>3.10%</text:p>
          </table:table-cell>
          <table:table-cell table:formula="of:=[.Q119]/[.Q114]" office:value-type="percentage" office:value="0.0538447996568515" calcext:value-type="percentage">
            <text:p>5.38%</text:p>
          </table:table-cell>
          <table:table-cell table:formula="of:=[.R119]/[.R114]" office:value-type="percentage" office:value="0.038031765590433" calcext:value-type="percentage">
            <text:p>3.80%</text:p>
          </table:table-cell>
          <table:table-cell table:formula="of:=[.S119]/[.S114]" office:value-type="percentage" office:value="0.0741195920156195" calcext:value-type="percentage">
            <text:p>7.41%</text:p>
          </table:table-cell>
          <table:table-cell table:number-columns-repeated="11"/>
        </table:table-row>
        <table:table-row table:style-name="ro4">
          <table:table-cell office:value-type="float" office:value="482.9" calcext:value-type="float">
            <text:p>482.9</text:p>
          </table:table-cell>
          <table:table-cell office:value-type="float" office:value="457.36" calcext:value-type="float">
            <text:p>457.36</text:p>
          </table:table-cell>
          <table:table-cell office:value-type="float" office:value="573.48" calcext:value-type="float">
            <text:p>573.48</text:p>
          </table:table-cell>
          <table:table-cell office:value-type="float" office:value="522.31" calcext:value-type="float">
            <text:p>522.31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37.16" calcext:value-type="float">
            <text:p>437.16</text:p>
          </table:table-cell>
          <table:table-cell office:value-type="float" office:value="519.76" calcext:value-type="float">
            <text:p>519.76</text:p>
          </table:table-cell>
          <table:table-cell office:value-type="float" office:value="565.04" calcext:value-type="float">
            <text:p>565.04</text:p>
          </table:table-cell>
          <table:table-cell office:value-type="float" office:value="544.22" calcext:value-type="float">
            <text:p>544.2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553356178808617" calcext:value-type="percentage">
            <text:p>05.53%</text:p>
          </table:table-cell>
          <table:table-cell table:style-name="ce23" table:formula="of:=([.H114]-[.F114])/[.F114]" office:value-type="percentage" office:value="0.188696435133828" calcext:value-type="percentage">
            <text:p>18.87%</text:p>
          </table:table-cell>
          <table:table-cell table:style-name="ce23" table:formula="of:=([.I114]-[.F114])/[.F114]" office:value-type="percentage" office:value="0.124218648081056" calcext:value-type="percentage">
            <text:p>12.42%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39" calcext:value-type="float">
            <text:p>239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294420237230695" calcext:value-type="percentage">
            <text:p>-29.44%</text:p>
          </table:table-cell>
          <table:table-cell table:style-name="ce29" table:formula="of:=([.R114]-[.P114])/[.P114]" office:value-type="percentage" office:value="-0.745098039215686" calcext:value-type="percentage">
            <text:p>-74.51%</text:p>
          </table:table-cell>
          <table:table-cell table:style-name="ce29" table:formula="of:=([.S114]-[.P114])/[.P114]" office:value-type="percentage" office:value="-0.681130476882111" calcext:value-type="percentage">
            <text:p>-68.11%</text:p>
          </table:table-cell>
          <table:table-cell table:number-columns-repeated="11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512.82" calcext:value-type="float">
            <text:p>512.82</text:p>
          </table:table-cell>
          <table:table-cell office:value-type="float" office:value="564.71" calcext:value-type="float">
            <text:p>564.71</text:p>
          </table:table-cell>
          <table:table-cell office:value-type="float" office:value="527.18" calcext:value-type="float">
            <text:p>527.18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498.18" calcext:value-type="float">
            <text:p>498.18</text:p>
          </table:table-cell>
          <table:table-cell office:value-type="float" office:value="526.89" calcext:value-type="float">
            <text:p>526.89</text:p>
          </table:table-cell>
          <table:table-cell office:value-type="float" office:value="550.46" calcext:value-type="float">
            <text:p>550.46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511.45" calcext:value-type="float">
            <text:p>511.45</text:p>
          </table:table-cell>
          <table:table-cell office:value-type="float" office:value="493.07" calcext:value-type="float">
            <text:p>493.07</text:p>
          </table:table-cell>
          <table:table-cell office:value-type="float" office:value="501.31" calcext:value-type="float">
            <text:p>501.31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12.55" calcext:value-type="float">
            <text:p>512.55</text:p>
          </table:table-cell>
          <table:table-cell office:value-type="float" office:value="501.83" calcext:value-type="float">
            <text:p>501.83</text:p>
          </table:table-cell>
          <table:table-cell office:value-type="float" office:value="504.47" calcext:value-type="float">
            <text:p>504.47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21.98" calcext:value-type="float">
            <text:p>421.98</text:p>
          </table:table-cell>
          <table:table-cell office:value-type="float" office:value="512.55" calcext:value-type="float">
            <text:p>512.55</text:p>
          </table:table-cell>
          <table:table-cell office:value-type="float" office:value="581.82" calcext:value-type="float">
            <text:p>581.82</text:p>
          </table:table-cell>
          <table:table-cell office:value-type="float" office:value="483.63" calcext:value-type="float">
            <text:p>483.63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73.84" calcext:value-type="float">
            <text:p>473.84</text:p>
          </table:table-cell>
          <table:table-cell office:value-type="float" office:value="528.05" calcext:value-type="float">
            <text:p>528.05</text:p>
          </table:table-cell>
          <table:table-cell office:value-type="float" office:value="552.68" calcext:value-type="float">
            <text:p>552.68</text:p>
          </table:table-cell>
          <table:table-cell office:value-type="float" office:value="474.31" calcext:value-type="float">
            <text:p>474.31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office:value-type="float" office:value="404" calcext:value-type="float">
            <text:p>404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450.49" calcext:value-type="float">
            <text:p>450.49</text:p>
          </table:table-cell>
          <table:table-cell office:value-type="float" office:value="524.02" calcext:value-type="float">
            <text:p>524.02</text:p>
          </table:table-cell>
          <table:table-cell office:value-type="float" office:value="585.01" calcext:value-type="float">
            <text:p>585.01</text:p>
          </table:table-cell>
          <table:table-cell office:value-type="float" office:value="552.04" calcext:value-type="float">
            <text:p>552.0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47.97" calcext:value-type="float">
            <text:p>447.97</text:p>
          </table:table-cell>
          <table:table-cell office:value-type="float" office:value="487.56" calcext:value-type="float">
            <text:p>487.56</text:p>
          </table:table-cell>
          <table:table-cell office:value-type="float" office:value="500.26" calcext:value-type="float">
            <text:p>500.26</text:p>
          </table:table-cell>
          <table:table-cell office:value-type="float" office:value="571.09" calcext:value-type="float">
            <text:p>571.09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90.05" calcext:value-type="float">
            <text:p>490.05</text:p>
          </table:table-cell>
          <table:table-cell office:value-type="float" office:value="432.43" calcext:value-type="float">
            <text:p>432.43</text:p>
          </table:table-cell>
          <table:table-cell office:value-type="float" office:value="601.5" calcext:value-type="float">
            <text:p>601.5</text:p>
          </table:table-cell>
          <table:table-cell office:value-type="float" office:value="491.55" calcext:value-type="float">
            <text:p>491.55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0" calcext:value-type="float">
            <text:p>43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72.91" calcext:value-type="float">
            <text:p>472.91</text:p>
          </table:table-cell>
          <table:table-cell office:value-type="float" office:value="534.82" calcext:value-type="float">
            <text:p>534.82</text:p>
          </table:table-cell>
          <table:table-cell office:value-type="float" office:value="534.52" calcext:value-type="float">
            <text:p>534.52</text:p>
          </table:table-cell>
          <table:table-cell office:value-type="float" office:value="551.41" calcext:value-type="float">
            <text:p>551.41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77.14" calcext:value-type="float">
            <text:p>477.14</text:p>
          </table:table-cell>
          <table:table-cell office:value-type="float" office:value="511.18" calcext:value-type="float">
            <text:p>511.18</text:p>
          </table:table-cell>
          <table:table-cell office:value-type="float" office:value="517.52" calcext:value-type="float">
            <text:p>517.52</text:p>
          </table:table-cell>
          <table:table-cell office:value-type="float" office:value="528.93" calcext:value-type="float">
            <text:p>528.9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93.83" calcext:value-type="float">
            <text:p>493.83</text:p>
          </table:table-cell>
          <table:table-cell office:value-type="float" office:value="479.52" calcext:value-type="float">
            <text:p>479.52</text:p>
          </table:table-cell>
          <table:table-cell office:value-type="float" office:value="585.72" calcext:value-type="float">
            <text:p>585.72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509.55" calcext:value-type="float">
            <text:p>509.55</text:p>
          </table:table-cell>
          <table:table-cell office:value-type="float" office:value="494.59" calcext:value-type="float">
            <text:p>494.59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08.21" calcext:value-type="float">
            <text:p>508.21</text:p>
          </table:table-cell>
          <table:table-cell office:value-type="float" office:value="589.68" calcext:value-type="float">
            <text:p>589.68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86.82" calcext:value-type="float">
            <text:p>486.82</text:p>
          </table:table-cell>
          <table:table-cell office:value-type="float" office:value="480.48" calcext:value-type="float">
            <text:p>480.48</text:p>
          </table:table-cell>
          <table:table-cell office:value-type="float" office:value="530.68" calcext:value-type="float">
            <text:p>530.68</text:p>
          </table:table-cell>
          <table:table-cell office:value-type="float" office:value="565.04" calcext:value-type="float">
            <text:p>565.04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309" calcext:value-type="float">
            <text:p>30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72.44" calcext:value-type="float">
            <text:p>472.44</text:p>
          </table:table-cell>
          <table:table-cell office:value-type="float" office:value="457.8" calcext:value-type="float">
            <text:p>457.8</text:p>
          </table:table-cell>
          <table:table-cell office:value-type="float" office:value="599.63" calcext:value-type="float">
            <text:p>599.63</text:p>
          </table:table-cell>
          <table:table-cell office:value-type="float" office:value="518.64" calcext:value-type="float">
            <text:p>518.64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6.66" calcext:value-type="float">
            <text:p>476.66</text:p>
          </table:table-cell>
          <table:table-cell office:value-type="float" office:value="519.2" calcext:value-type="float">
            <text:p>519.2</text:p>
          </table:table-cell>
          <table:table-cell office:value-type="float" office:value="599.63" calcext:value-type="float">
            <text:p>599.63</text:p>
          </table:table-cell>
          <table:table-cell office:value-type="float" office:value="472.44" calcext:value-type="float">
            <text:p>472.44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475.72" calcext:value-type="float">
            <text:p>475.72</text:p>
          </table:table-cell>
          <table:table-cell office:value-type="float" office:value="483.38" calcext:value-type="float">
            <text:p>483.38</text:p>
          </table:table-cell>
          <table:table-cell office:value-type="float" office:value="570.75" calcext:value-type="float">
            <text:p>570.75</text:p>
          </table:table-cell>
          <table:table-cell office:value-type="float" office:value="558.14" calcext:value-type="float">
            <text:p>558.14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76.43" calcext:value-type="float">
            <text:p>476.43</text:p>
          </table:table-cell>
          <table:table-cell office:value-type="float" office:value="480.48" calcext:value-type="float">
            <text:p>480.48</text:p>
          </table:table-cell>
          <table:table-cell office:value-type="float" office:value="527.47" calcext:value-type="float">
            <text:p>527.47</text:p>
          </table:table-cell>
          <table:table-cell office:value-type="float" office:value="543.91" calcext:value-type="float">
            <text:p>543.9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29.8" calcext:value-type="float">
            <text:p>529.8</text:p>
          </table:table-cell>
          <table:table-cell office:value-type="float" office:value="580.41" calcext:value-type="float">
            <text:p>580.41</text:p>
          </table:table-cell>
          <table:table-cell office:value-type="float" office:value="522.31" calcext:value-type="float">
            <text:p>522.31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53.04" calcext:value-type="float">
            <text:p>453.04</text:p>
          </table:table-cell>
          <table:table-cell office:value-type="float" office:value="477.85" calcext:value-type="float">
            <text:p>477.85</text:p>
          </table:table-cell>
          <table:table-cell office:value-type="float" office:value="588.24" calcext:value-type="float">
            <text:p>588.24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466.93" calcext:value-type="float">
            <text:p>466.93</text:p>
          </table:table-cell>
          <table:table-cell office:value-type="float" office:value="480" calcext:value-type="float">
            <text:p>480</text:p>
          </table:table-cell>
          <table:table-cell office:value-type="float" office:value="568.05" calcext:value-type="float">
            <text:p>568.05</text:p>
          </table:table-cell>
          <table:table-cell office:value-type="float" office:value="557.49" calcext:value-type="float">
            <text:p>557.49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512.82" calcext:value-type="float">
            <text:p>512.82</text:p>
          </table:table-cell>
          <table:table-cell office:value-type="float" office:value="591.13" calcext:value-type="float">
            <text:p>591.13</text:p>
          </table:table-cell>
          <table:table-cell office:value-type="float" office:value="497.67" calcext:value-type="float">
            <text:p>497.67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66.7" calcext:value-type="float">
            <text:p>466.7</text:p>
          </table:table-cell>
          <table:table-cell office:value-type="float" office:value="522.88" calcext:value-type="float">
            <text:p>522.88</text:p>
          </table:table-cell>
          <table:table-cell office:value-type="float" office:value="582.88" calcext:value-type="float">
            <text:p>582.88</text:p>
          </table:table-cell>
          <table:table-cell office:value-type="float" office:value="537.21" calcext:value-type="float">
            <text:p>537.2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90.55" calcext:value-type="float">
            <text:p>490.55</text:p>
          </table:table-cell>
          <table:table-cell office:value-type="float" office:value="455.41" calcext:value-type="float">
            <text:p>455.41</text:p>
          </table:table-cell>
          <table:table-cell office:value-type="float" office:value="518.92" calcext:value-type="float">
            <text:p>518.92</text:p>
          </table:table-cell>
          <table:table-cell office:value-type="float" office:value="521.46" calcext:value-type="float">
            <text:p>521.46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235" calcext:value-type="float">
            <text:p>23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73.37" calcext:value-type="float">
            <text:p>473.37</text:p>
          </table:table-cell>
          <table:table-cell office:value-type="float" office:value="530.68" calcext:value-type="float">
            <text:p>530.68</text:p>
          </table:table-cell>
          <table:table-cell office:value-type="float" office:value="577.27" calcext:value-type="float">
            <text:p>577.27</text:p>
          </table:table-cell>
          <table:table-cell office:value-type="float" office:value="515.3" calcext:value-type="float">
            <text:p>515.3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49.23" calcext:value-type="float">
            <text:p>449.23</text:p>
          </table:table-cell>
          <table:table-cell office:value-type="float" office:value="530.09" calcext:value-type="float">
            <text:p>530.09</text:p>
          </table:table-cell>
          <table:table-cell office:value-type="float" office:value="536.91" calcext:value-type="float">
            <text:p>536.91</text:p>
          </table:table-cell>
          <table:table-cell office:value-type="float" office:value="547.63" calcext:value-type="float">
            <text:p>547.63</text:p>
          </table:table-cell>
          <table:table-cell table:number-columns-repeated="6"/>
          <table:table-cell office:value-type="float" office:value="422" calcext:value-type="float">
            <text:p>422</text:p>
          </table:table-cell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64.44" calcext:value-type="float">
            <text:p>464.44</text:p>
          </table:table-cell>
          <table:table-cell office:value-type="float" office:value="522.02" calcext:value-type="float">
            <text:p>522.02</text:p>
          </table:table-cell>
          <table:table-cell office:value-type="float" office:value="587.16" calcext:value-type="float">
            <text:p>587.16</text:p>
          </table:table-cell>
          <table:table-cell office:value-type="float" office:value="527.76" calcext:value-type="float">
            <text:p>527.76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249" calcext:value-type="float">
            <text:p>24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89.05" calcext:value-type="float">
            <text:p>489.05</text:p>
          </table:table-cell>
          <table:table-cell office:value-type="float" office:value="469.44" calcext:value-type="float">
            <text:p>469.44</text:p>
          </table:table-cell>
          <table:table-cell office:value-type="float" office:value="525.45" calcext:value-type="float">
            <text:p>525.45</text:p>
          </table:table-cell>
          <table:table-cell office:value-type="float" office:value="458.45" calcext:value-type="float">
            <text:p>458.45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273" calcext:value-type="float">
            <text:p>2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440.97" calcext:value-type="float">
            <text:p>440.97</text:p>
          </table:table-cell>
          <table:table-cell office:value-type="float" office:value="597.76" calcext:value-type="float">
            <text:p>597.76</text:p>
          </table:table-cell>
          <table:table-cell office:value-type="float" office:value="527.76" calcext:value-type="float">
            <text:p>527.7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429.72" calcext:value-type="float">
            <text:p>429.72</text:p>
          </table:table-cell>
          <table:table-cell office:value-type="float" office:value="468.06" calcext:value-type="float">
            <text:p>468.06</text:p>
          </table:table-cell>
          <table:table-cell office:value-type="float" office:value="588.96" calcext:value-type="float">
            <text:p>588.96</text:p>
          </table:table-cell>
          <table:table-cell office:value-type="float" office:value="471.51" calcext:value-type="float">
            <text:p>471.51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232" calcext:value-type="float">
            <text:p>232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444.44" calcext:value-type="float">
            <text:p>444.44</text:p>
          </table:table-cell>
          <table:table-cell office:value-type="float" office:value="575.88" calcext:value-type="float">
            <text:p>575.88</text:p>
          </table:table-cell>
          <table:table-cell office:value-type="float" office:value="555.56" calcext:value-type="float">
            <text:p>555.56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441.38" calcext:value-type="float">
            <text:p>441.38</text:p>
          </table:table-cell>
          <table:table-cell office:value-type="float" office:value="576.58" calcext:value-type="float">
            <text:p>576.58</text:p>
          </table:table-cell>
          <table:table-cell office:value-type="float" office:value="508.47" calcext:value-type="float">
            <text:p>508.47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227" calcext:value-type="float">
            <text:p>227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511.73" calcext:value-type="float">
            <text:p>511.73</text:p>
          </table:table-cell>
          <table:table-cell office:value-type="float" office:value="580.76" calcext:value-type="float">
            <text:p>580.76</text:p>
          </table:table-cell>
          <table:table-cell office:value-type="float" office:value="526.03" calcext:value-type="float">
            <text:p>526.03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478.8" calcext:value-type="float">
            <text:p>478.8</text:p>
          </table:table-cell>
          <table:table-cell office:value-type="float" office:value="524.3" calcext:value-type="float">
            <text:p>524.3</text:p>
          </table:table-cell>
          <table:table-cell office:value-type="float" office:value="552.04" calcext:value-type="float">
            <text:p>552.04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97.15" calcext:value-type="float">
            <text:p>497.15</text:p>
          </table:table-cell>
          <table:table-cell office:value-type="float" office:value="522.02" calcext:value-type="float">
            <text:p>522.02</text:p>
          </table:table-cell>
          <table:table-cell office:value-type="float" office:value="537.82" calcext:value-type="float">
            <text:p>537.82</text:p>
          </table:table-cell>
          <table:table-cell office:value-type="float" office:value="545.76" calcext:value-type="float">
            <text:p>545.7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41.79" calcext:value-type="float">
            <text:p>441.79</text:p>
          </table:table-cell>
          <table:table-cell office:value-type="float" office:value="520.89" calcext:value-type="float">
            <text:p>520.89</text:p>
          </table:table-cell>
          <table:table-cell office:value-type="float" office:value="594.43" calcext:value-type="float">
            <text:p>594.43</text:p>
          </table:table-cell>
          <table:table-cell office:value-type="float" office:value="533.63" calcext:value-type="float">
            <text:p>533.6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45.06" calcext:value-type="float">
            <text:p>445.06</text:p>
          </table:table-cell>
          <table:table-cell office:value-type="float" office:value="499.22" calcext:value-type="float">
            <text:p>499.22</text:p>
          </table:table-cell>
          <table:table-cell office:value-type="float" office:value="469.21" calcext:value-type="float">
            <text:p>469.21</text:p>
          </table:table-cell>
          <table:table-cell office:value-type="float" office:value="538.42" calcext:value-type="float">
            <text:p>538.42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08.47" calcext:value-type="float">
            <text:p>508.47</text:p>
          </table:table-cell>
          <table:table-cell office:value-type="float" office:value="475.01" calcext:value-type="float">
            <text:p>475.01</text:p>
          </table:table-cell>
          <table:table-cell office:value-type="float" office:value="595.9" calcext:value-type="float">
            <text:p>595.9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76.66" calcext:value-type="float">
            <text:p>476.66</text:p>
          </table:table-cell>
          <table:table-cell office:value-type="float" office:value="500.26" calcext:value-type="float">
            <text:p>500.26</text:p>
          </table:table-cell>
          <table:table-cell office:value-type="float" office:value="590.77" calcext:value-type="float">
            <text:p>590.77</text:p>
          </table:table-cell>
          <table:table-cell office:value-type="float" office:value="550.14" calcext:value-type="float">
            <text:p>550.14</text:p>
          </table:table-cell>
          <table:table-cell table:style-name="ce16"/>
          <table:table-cell table:style-name="ce20" table:number-columns-repeated="5"/>
          <table:table-cell table:style-name="ce10" office:value-type="float" office:value="303" calcext:value-type="float">
            <text:p>303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70.07" calcext:value-type="float">
            <text:p>570.07</text:p>
          </table:table-cell>
          <table:table-cell office:value-type="float" office:value="489.55" calcext:value-type="float">
            <text:p>489.5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89.8" calcext:value-type="float">
            <text:p>489.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21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489.05" calcext:value-type="float">
            <text:p>489.05</text:p>
          </table:table-cell>
          <table:table-cell office:value-type="float" office:value="493.83" calcext:value-type="float">
            <text:p>493.83</text:p>
          </table:table-cell>
          <table:table-cell office:value-type="float" office:value="500.52" calcext:value-type="float">
            <text:p>500.5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529.6048" calcext:value-type="float">
            <text:p>529.6048</text:p>
          </table:table-cell>
          <table:table-cell table:style-name="ce22" table:formula="of:=AVERAGE([.B167:.B216])" office:value-type="float" office:value="504.1448" calcext:value-type="float">
            <text:p>504.1448</text:p>
          </table:table-cell>
          <table:table-cell table:style-name="ce18" table:formula="of:=AVERAGE([.C167:.C216])" office:value-type="float" office:value="494.9286" calcext:value-type="float">
            <text:p>494.9286</text:p>
          </table:table-cell>
          <table:table-cell table:style-name="ce22" table:formula="of:=AVERAGE([.D167:.D216])" office:value-type="float" office:value="504.0632" calcext:value-type="float">
            <text:p>504.0632</text:p>
          </table:table-cell>
          <table:table-cell table:style-name="ce18"/>
          <table:table-cell office:value-type="float" office:value="303" calcext:value-type="float">
            <text:p>303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272.56" calcext:value-type="float">
            <text:p>272.56</text:p>
          </table:table-cell>
          <table:table-cell table:style-name="ce22" table:formula="of:=AVERAGE([.L167:.L216])" office:value-type="float" office:value="187.32" calcext:value-type="float">
            <text:p>187.32</text:p>
          </table:table-cell>
          <table:table-cell table:style-name="ce18" table:formula="of:=AVERAGE([.M167:.M216])" office:value-type="float" office:value="76.94" calcext:value-type="float">
            <text:p>76.94</text:p>
          </table:table-cell>
          <table:table-cell table:style-name="ce22" table:formula="of:=AVERAGE([.N167:.N216])" office:value-type="float" office:value="97.42" calcext:value-type="float">
            <text:p>97.42</text:p>
          </table:table-cell>
          <table:table-cell table:number-columns-repeated="11"/>
        </table:table-row>
        <table:table-row table:style-name="ro4">
          <table:table-cell office:value-type="float" office:value="565.37" calcext:value-type="float">
            <text:p>565.37</text:p>
          </table:table-cell>
          <table:table-cell office:value-type="float" office:value="506.6" calcext:value-type="float">
            <text:p>506.6</text:p>
          </table:table-cell>
          <table:table-cell office:value-type="float" office:value="483.38" calcext:value-type="float">
            <text:p>483.38</text:p>
          </table:table-cell>
          <table:table-cell office:value-type="float" office:value="460.87" calcext:value-type="float">
            <text:p>460.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318.820980571429" calcext:value-type="float">
            <text:p>318.8209805714</text:p>
          </table:table-cell>
          <table:table-cell table:style-name="ce21" table:formula="of:=VAR([.B167:.B216])" office:value-type="float" office:value="265.25087444898" calcext:value-type="float">
            <text:p>265.250874449</text:p>
          </table:table-cell>
          <table:table-cell table:style-name="Default" table:formula="of:=VAR([.C167:.C216])" office:value-type="float" office:value="298.032587795918" calcext:value-type="float">
            <text:p>298.0325877959</text:p>
          </table:table-cell>
          <table:table-cell table:style-name="ce21" table:formula="of:=VAR([.D167:.D216])" office:value-type="float" office:value="178.526781387755" calcext:value-type="float">
            <text:p>178.5267813878</text:p>
          </table:table-cell>
          <table:table-cell table:style-name="ce18"/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628.2106122449" calcext:value-type="float">
            <text:p>1628.2106122449</text:p>
          </table:table-cell>
          <table:table-cell table:style-name="ce21" table:formula="of:=VAR([.L167:.L216])" office:value-type="float" office:value="292.058775510204" calcext:value-type="float">
            <text:p>292.0587755102</text:p>
          </table:table-cell>
          <table:table-cell table:style-name="Default" table:formula="of:=VAR([.M166:.M216])" office:value-type="float" office:value="148.302448979592" calcext:value-type="float">
            <text:p>148.3024489796</text:p>
          </table:table-cell>
          <table:table-cell table:style-name="ce21" table:formula="of:=VAR([.N167:.N216])" office:value-type="float" office:value="199.024081632653" calcext:value-type="float">
            <text:p>199.0240816327</text:p>
          </table:table-cell>
          <table:table-cell table:number-columns-repeated="11"/>
        </table:table-row>
        <table:table-row table:style-name="ro4">
          <table:table-cell office:value-type="float" office:value="522.02" calcext:value-type="float">
            <text:p>522.02</text:p>
          </table:table-cell>
          <table:table-cell office:value-type="float" office:value="500.78" calcext:value-type="float">
            <text:p>500.78</text:p>
          </table:table-cell>
          <table:table-cell office:value-type="float" office:value="507.13" calcext:value-type="float">
            <text:p>507.13</text:p>
          </table:table-cell>
          <table:table-cell office:value-type="float" office:value="509.55" calcext:value-type="float">
            <text:p>509.5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2.52515734389534" calcext:value-type="float">
            <text:p>2.5251573439</text:p>
          </table:table-cell>
          <table:table-cell table:style-name="ce21" table:formula="of:=SQRT([.G169]/[.G167])" office:value-type="float" office:value="2.30326235782631" calcext:value-type="float">
            <text:p>2.3032623578</text:p>
          </table:table-cell>
          <table:table-cell table:style-name="Default" table:formula="of:=SQRT([.H169]/[.H167])" office:value-type="float" office:value="2.44144460431081" calcext:value-type="float">
            <text:p>2.4414446043</text:p>
          </table:table-cell>
          <table:table-cell table:style-name="ce21" table:formula="of:=SQRT([.I169]/[.I167])" office:value-type="float" office:value="1.88958609958771" calcext:value-type="float">
            <text:p>1.8895860996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5.70650613290637" calcext:value-type="float">
            <text:p>5.7065061329</text:p>
          </table:table-cell>
          <table:table-cell table:style-name="ce21" table:formula="of:=SQRT([.Q169]/[.Q167])" office:value-type="float" office:value="2.41685239727297" calcext:value-type="float">
            <text:p>2.4168523973</text:p>
          </table:table-cell>
          <table:table-cell table:style-name="Default" table:formula="of:=SQRT([.R169]/[.R167])" office:value-type="float" office:value="1.72222210518616" calcext:value-type="float">
            <text:p>1.7222221052</text:p>
          </table:table-cell>
          <table:table-cell table:style-name="ce21" table:formula="of:=SQRT([.S169]/[.S167])" office:value-type="float" office:value="1.99511444099156" calcext:value-type="float">
            <text:p>1.995114441</text:p>
          </table:table-cell>
          <table:table-cell table:number-columns-repeated="11"/>
        </table:table-row>
        <table:table-row table:style-name="ro4">
          <table:table-cell office:value-type="float" office:value="508.74" calcext:value-type="float">
            <text:p>508.74</text:p>
          </table:table-cell>
          <table:table-cell office:value-type="float" office:value="510.1" calcext:value-type="float">
            <text:p>510.1</text:p>
          </table:table-cell>
          <table:table-cell office:value-type="float" office:value="488.05" calcext:value-type="float">
            <text:p>488.05</text:p>
          </table:table-cell>
          <table:table-cell office:value-type="float" office:value="513.92" calcext:value-type="float">
            <text:p>513.9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21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36.91" calcext:value-type="float">
            <text:p>536.91</text:p>
          </table:table-cell>
          <table:table-cell office:value-type="float" office:value="487.06" calcext:value-type="float">
            <text:p>487.06</text:p>
          </table:table-cell>
          <table:table-cell office:value-type="float" office:value="507.67" calcext:value-type="float">
            <text:p>507.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21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48.89" calcext:value-type="float">
            <text:p>548.89</text:p>
          </table:table-cell>
          <table:table-cell office:value-type="float" office:value="496.38" calcext:value-type="float">
            <text:p>496.38</text:p>
          </table:table-cell>
          <table:table-cell office:value-type="float" office:value="488.05" calcext:value-type="float">
            <text:p>488.05</text:p>
          </table:table-cell>
          <table:table-cell office:value-type="float" office:value="514.19" calcext:value-type="float">
            <text:p>514.1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5.07449366814712" calcext:value-type="float">
            <text:p>5.0744936681</text:p>
          </table:table-cell>
          <table:table-cell table:style-name="ce22" table:formula="of:=([.G172]*[.G170])" office:value-type="float" office:value="4.62857899889965" calcext:value-type="float">
            <text:p>4.6285789989</text:p>
          </table:table-cell>
          <table:table-cell table:style-name="ce18" table:formula="of:=([.H172]*[.H170])" office:value-type="float" office:value="4.9062666196458" calcext:value-type="float">
            <text:p>4.9062666196</text:p>
          </table:table-cell>
          <table:table-cell table:style-name="ce22" table:formula="of:=([.I172]*[.I170])" office:value-type="float" office:value="3.79726543415509" calcext:value-type="float">
            <text:p>3.7972654342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11.4676534152148" calcext:value-type="float">
            <text:p>11.4676534152</text:p>
          </table:table-cell>
          <table:table-cell table:style-name="ce22" table:formula="of:=([.Q172]*[.Q170])" office:value-type="float" office:value="4.85684672935619" calcext:value-type="float">
            <text:p>4.8568467294</text:p>
          </table:table-cell>
          <table:table-cell table:style-name="ce18" table:formula="of:=([.R172]*[.R170])" office:value-type="float" office:value="3.46093489541869" calcext:value-type="float">
            <text:p>3.4609348954</text:p>
          </table:table-cell>
          <table:table-cell table:style-name="ce22" table:formula="of:=([.S172]*[.S170])" office:value-type="float" office:value="4.00933257585558" calcext:value-type="float">
            <text:p>4.0093325759</text:p>
          </table:table-cell>
          <table:table-cell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crypto.signverify;529.6048;5.07449366814712;504.1448;4.62857899889965;494.9286;4.9062666196458;504.0632;3.79726543415509;272.56;11.4676534152148;187.32;4.85684672935619;76.94;3.46093489541869;97.42;4.00933257585558" calcext:value-type="string">
            <text:p>crypto.signverify;529.6048;5.07449366814712;504.1448;4.62857899889965;494.9286;4.9062666196458;504.0632;3.79726543415509;272.56;11.4676534152148;187.32;4.85684672935619;76.94;3.46093489541869;97.42;4.00933257585558</text:p>
          </table:table-cell>
          <table:table-cell table:number-columns-repeated="9"/>
        </table:table-row>
        <table:table-row table:style-name="ro4">
          <table:table-cell office:value-type="float" office:value="538.12" calcext:value-type="float">
            <text:p>538.12</text:p>
          </table:table-cell>
          <table:table-cell office:value-type="float" office:value="530.68" calcext:value-type="float">
            <text:p>530.68</text:p>
          </table:table-cell>
          <table:table-cell office:value-type="float" office:value="476.43" calcext:value-type="float">
            <text:p>476.43</text:p>
          </table:table-cell>
          <table:table-cell office:value-type="float" office:value="504.47" calcext:value-type="float">
            <text:p>504.47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958166101996643" calcext:value-type="percentage">
            <text:p>0.96%</text:p>
          </table:table-cell>
          <table:table-cell table:formula="of:=[.G173]/[.G168]" office:value-type="percentage" office:value="0.00918105075942398" calcext:value-type="percentage">
            <text:p>0.92%</text:p>
          </table:table-cell>
          <table:table-cell table:formula="of:=[.H173]/[.H168]" office:value-type="percentage" office:value="0.00991307962329474" calcext:value-type="percentage">
            <text:p>0.99%</text:p>
          </table:table-cell>
          <table:table-cell table:formula="of:=[.I173]/[.I168]" office:value-type="percentage" office:value="0.00753331216037015" calcext:value-type="percentage">
            <text:p>0.75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420738678280554" calcext:value-type="percentage">
            <text:p>4.21%</text:p>
          </table:table-cell>
          <table:table-cell table:formula="of:=[.Q173]/[.Q168]" office:value-type="percentage" office:value="0.0259280735071332" calcext:value-type="percentage">
            <text:p>2.59%</text:p>
          </table:table-cell>
          <table:table-cell table:formula="of:=[.R173]/[.R168]" office:value-type="percentage" office:value="0.0449822575437833" calcext:value-type="percentage">
            <text:p>4.50%</text:p>
          </table:table-cell>
          <table:table-cell table:formula="of:=[.S173]/[.S168]" office:value-type="percentage" office:value="0.0411551280625701" calcext:value-type="percentage">
            <text:p>4.12%</text:p>
          </table:table-cell>
          <table:table-cell table:number-columns-repeated="11"/>
        </table:table-row>
        <table:table-row table:style-name="ro4">
          <table:table-cell office:value-type="float" office:value="518.36" calcext:value-type="float">
            <text:p>518.36</text:p>
          </table:table-cell>
          <table:table-cell office:value-type="float" office:value="502.62" calcext:value-type="float">
            <text:p>502.62</text:p>
          </table:table-cell>
          <table:table-cell office:value-type="float" office:value="498.96" calcext:value-type="float">
            <text:p>498.96</text:p>
          </table:table-cell>
          <table:table-cell office:value-type="float" office:value="501.31" calcext:value-type="float">
            <text:p>501.31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508.21" calcext:value-type="float">
            <text:p>508.21</text:p>
          </table:table-cell>
          <table:table-cell office:value-type="float" office:value="495.1" calcext:value-type="float">
            <text:p>495.1</text:p>
          </table:table-cell>
          <table:table-cell office:value-type="float" office:value="473.61" calcext:value-type="float">
            <text:p>473.61</text:p>
          </table:table-cell>
          <table:table-cell office:value-type="float" office:value="533.04" calcext:value-type="float">
            <text:p>533.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480735824146611" calcext:value-type="percentage">
            <text:p>-04.81%</text:p>
          </table:table-cell>
          <table:table-cell table:style-name="ce23" table:formula="of:=([.H168]-[.F168])/[.F168]" office:value-type="percentage" office:value="-0.065475615024637" calcext:value-type="percentage">
            <text:p>-06.55%</text:p>
          </table:table-cell>
          <table:table-cell table:style-name="ce23" table:formula="of:=([.I168]-[.F168])/[.F168]" office:value-type="percentage" office:value="-0.04822765956804" calcext:value-type="percentage">
            <text:p>-04.82%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312738479600822" calcext:value-type="percentage">
            <text:p>-31.27%</text:p>
          </table:table-cell>
          <table:table-cell table:style-name="ce29" table:formula="of:=([.R168]-[.P168])/[.P168]" office:value-type="percentage" office:value="-0.717713530965659" calcext:value-type="percentage">
            <text:p>-71.77%</text:p>
          </table:table-cell>
          <table:table-cell table:style-name="ce29" table:formula="of:=([.S168]-[.P168])/[.P168]" office:value-type="percentage" office:value="-0.642574112122101" calcext:value-type="percentage">
            <text:p>-64.26%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498.7" calcext:value-type="float">
            <text:p>498.7</text:p>
          </table:table-cell>
          <table:table-cell office:value-type="float" office:value="501.04" calcext:value-type="float">
            <text:p>501.04</text:p>
          </table:table-cell>
          <table:table-cell office:value-type="float" office:value="491.05" calcext:value-type="float">
            <text:p>491.05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46.39" calcext:value-type="float">
            <text:p>546.39</text:p>
          </table:table-cell>
          <table:table-cell office:value-type="float" office:value="515.3" calcext:value-type="float">
            <text:p>515.3</text:p>
          </table:table-cell>
          <table:table-cell office:value-type="float" office:value="497.41" calcext:value-type="float">
            <text:p>497.41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15.3" calcext:value-type="float">
            <text:p>515.3</text:p>
          </table:table-cell>
          <table:table-cell office:value-type="float" office:value="484.36" calcext:value-type="float">
            <text:p>484.36</text:p>
          </table:table-cell>
          <table:table-cell office:value-type="float" office:value="503.41" calcext:value-type="float">
            <text:p>503.41</text:p>
          </table:table-cell>
          <table:table-cell office:value-type="float" office:value="497.41" calcext:value-type="float">
            <text:p>497.41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537.21" calcext:value-type="float">
            <text:p>537.21</text:p>
          </table:table-cell>
          <table:table-cell office:value-type="float" office:value="480.96" calcext:value-type="float">
            <text:p>480.96</text:p>
          </table:table-cell>
          <table:table-cell office:value-type="float" office:value="464.44" calcext:value-type="float">
            <text:p>464.44</text:p>
          </table:table-cell>
          <table:table-cell office:value-type="float" office:value="509.55" calcext:value-type="float">
            <text:p>509.55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521.46" calcext:value-type="float">
            <text:p>521.46</text:p>
          </table:table-cell>
          <table:table-cell office:value-type="float" office:value="495.1" calcext:value-type="float">
            <text:p>495.1</text:p>
          </table:table-cell>
          <table:table-cell office:value-type="float" office:value="524.88" calcext:value-type="float">
            <text:p>524.8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62.06" calcext:value-type="float">
            <text:p>562.06</text:p>
          </table:table-cell>
          <table:table-cell office:value-type="float" office:value="525.45" calcext:value-type="float">
            <text:p>525.45</text:p>
          </table:table-cell>
          <table:table-cell office:value-type="float" office:value="509.28" calcext:value-type="float">
            <text:p>509.28</text:p>
          </table:table-cell>
          <table:table-cell office:value-type="float" office:value="496.64" calcext:value-type="float">
            <text:p>496.64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08.21" calcext:value-type="float">
            <text:p>508.21</text:p>
          </table:table-cell>
          <table:table-cell office:value-type="float" office:value="483.38" calcext:value-type="float">
            <text:p>483.38</text:p>
          </table:table-cell>
          <table:table-cell office:value-type="float" office:value="503.41" calcext:value-type="float">
            <text:p>503.41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503.94" calcext:value-type="float">
            <text:p>503.94</text:p>
          </table:table-cell>
          <table:table-cell office:value-type="float" office:value="495.87" calcext:value-type="float">
            <text:p>495.87</text:p>
          </table:table-cell>
          <table:table-cell office:value-type="float" office:value="498.18" calcext:value-type="float">
            <text:p>498.1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523.16" calcext:value-type="float">
            <text:p>523.16</text:p>
          </table:table-cell>
          <table:table-cell office:value-type="float" office:value="526.89" calcext:value-type="float">
            <text:p>526.89</text:p>
          </table:table-cell>
          <table:table-cell office:value-type="float" office:value="488.55" calcext:value-type="float">
            <text:p>488.55</text:p>
          </table:table-cell>
          <table:table-cell office:value-type="float" office:value="514.47" calcext:value-type="float">
            <text:p>514.4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47.63" calcext:value-type="float">
            <text:p>547.63</text:p>
          </table:table-cell>
          <table:table-cell office:value-type="float" office:value="499.48" calcext:value-type="float">
            <text:p>499.48</text:p>
          </table:table-cell>
          <table:table-cell office:value-type="float" office:value="488.05" calcext:value-type="float">
            <text:p>488.05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94.59" calcext:value-type="float">
            <text:p>494.59</text:p>
          </table:table-cell>
          <table:table-cell office:value-type="float" office:value="484.85" calcext:value-type="float">
            <text:p>484.85</text:p>
          </table:table-cell>
          <table:table-cell office:value-type="float" office:value="498.18" calcext:value-type="float">
            <text:p>498.18</text:p>
          </table:table-cell>
          <table:table-cell office:value-type="float" office:value="510.91" calcext:value-type="float">
            <text:p>510.91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547.32" calcext:value-type="float">
            <text:p>547.32</text:p>
          </table:table-cell>
          <table:table-cell office:value-type="float" office:value="503.14" calcext:value-type="float">
            <text:p>503.14</text:p>
          </table:table-cell>
          <table:table-cell office:value-type="float" office:value="482.9" calcext:value-type="float">
            <text:p>482.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53.63" calcext:value-type="float">
            <text:p>553.63</text:p>
          </table:table-cell>
          <table:table-cell office:value-type="float" office:value="502.35" calcext:value-type="float">
            <text:p>502.35</text:p>
          </table:table-cell>
          <table:table-cell office:value-type="float" office:value="487.8" calcext:value-type="float">
            <text:p>487.8</text:p>
          </table:table-cell>
          <table:table-cell office:value-type="float" office:value="518.64" calcext:value-type="float">
            <text:p>518.6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545.14" calcext:value-type="float">
            <text:p>545.14</text:p>
          </table:table-cell>
          <table:table-cell office:value-type="float" office:value="515.85" calcext:value-type="float">
            <text:p>515.85</text:p>
          </table:table-cell>
          <table:table-cell office:value-type="float" office:value="475.01" calcext:value-type="float">
            <text:p>475.01</text:p>
          </table:table-cell>
          <table:table-cell office:value-type="float" office:value="502.09" calcext:value-type="float">
            <text:p>502.09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56.84" calcext:value-type="float">
            <text:p>556.84</text:p>
          </table:table-cell>
          <table:table-cell office:value-type="float" office:value="503.67" calcext:value-type="float">
            <text:p>503.67</text:p>
          </table:table-cell>
          <table:table-cell office:value-type="float" office:value="516.96" calcext:value-type="float">
            <text:p>516.96</text:p>
          </table:table-cell>
          <table:table-cell office:value-type="float" office:value="480.96" calcext:value-type="float">
            <text:p>480.96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512.82" calcext:value-type="float">
            <text:p>512.82</text:p>
          </table:table-cell>
          <table:table-cell office:value-type="float" office:value="459.99" calcext:value-type="float">
            <text:p>459.99</text:p>
          </table:table-cell>
          <table:table-cell office:value-type="float" office:value="518.92" calcext:value-type="float">
            <text:p>518.9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04.2" calcext:value-type="float">
            <text:p>504.2</text:p>
          </table:table-cell>
          <table:table-cell office:value-type="float" office:value="490.3" calcext:value-type="float">
            <text:p>490.3</text:p>
          </table:table-cell>
          <table:table-cell office:value-type="float" office:value="504.47" calcext:value-type="float">
            <text:p>504.47</text:p>
          </table:table-cell>
          <table:table-cell office:value-type="float" office:value="498.96" calcext:value-type="float">
            <text:p>498.96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473.84" calcext:value-type="float">
            <text:p>473.84</text:p>
          </table:table-cell>
          <table:table-cell office:value-type="float" office:value="478.33" calcext:value-type="float">
            <text:p>478.33</text:p>
          </table:table-cell>
          <table:table-cell office:value-type="float" office:value="514.47" calcext:value-type="float">
            <text:p>514.47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01.57" calcext:value-type="float">
            <text:p>501.57</text:p>
          </table:table-cell>
          <table:table-cell office:value-type="float" office:value="536.91" calcext:value-type="float">
            <text:p>536.91</text:p>
          </table:table-cell>
          <table:table-cell office:value-type="float" office:value="499.22" calcext:value-type="float">
            <text:p>499.22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04.47" calcext:value-type="float">
            <text:p>504.47</text:p>
          </table:table-cell>
          <table:table-cell office:value-type="float" office:value="497.67" calcext:value-type="float">
            <text:p>497.67</text:p>
          </table:table-cell>
          <table:table-cell office:value-type="float" office:value="520.89" calcext:value-type="float">
            <text:p>520.89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09.82" calcext:value-type="float">
            <text:p>509.82</text:p>
          </table:table-cell>
          <table:table-cell office:value-type="float" office:value="491.05" calcext:value-type="float">
            <text:p>491.05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1.18" calcext:value-type="float">
            <text:p>511.1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23.45" calcext:value-type="float">
            <text:p>523.45</text:p>
          </table:table-cell>
          <table:table-cell office:value-type="float" office:value="505.53" calcext:value-type="float">
            <text:p>505.53</text:p>
          </table:table-cell>
          <table:table-cell office:value-type="float" office:value="503.14" calcext:value-type="float">
            <text:p>503.14</text:p>
          </table:table-cell>
          <table:table-cell office:value-type="float" office:value="505.53" calcext:value-type="float">
            <text:p>505.53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497.15" calcext:value-type="float">
            <text:p>497.15</text:p>
          </table:table-cell>
          <table:table-cell office:value-type="float" office:value="482.9" calcext:value-type="float">
            <text:p>482.9</text:p>
          </table:table-cell>
          <table:table-cell office:value-type="float" office:value="488.55" calcext:value-type="float">
            <text:p>488.55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16.68" calcext:value-type="float">
            <text:p>516.68</text:p>
          </table:table-cell>
          <table:table-cell office:value-type="float" office:value="480.96" calcext:value-type="float">
            <text:p>480.96</text:p>
          </table:table-cell>
          <table:table-cell office:value-type="float" office:value="531.27" calcext:value-type="float">
            <text:p>531.27</text:p>
          </table:table-cell>
          <table:table-cell office:value-type="float" office:value="481.69" calcext:value-type="float">
            <text:p>481.69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31.56" calcext:value-type="float">
            <text:p>531.56</text:p>
          </table:table-cell>
          <table:table-cell office:value-type="float" office:value="499.74" calcext:value-type="float">
            <text:p>499.74</text:p>
          </table:table-cell>
          <table:table-cell office:value-type="float" office:value="516.41" calcext:value-type="float">
            <text:p>516.41</text:p>
          </table:table-cell>
          <table:table-cell office:value-type="float" office:value="502.09" calcext:value-type="float">
            <text:p>502.09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36.01" calcext:value-type="float">
            <text:p>536.01</text:p>
          </table:table-cell>
          <table:table-cell office:value-type="float" office:value="498.44" calcext:value-type="float">
            <text:p>498.44</text:p>
          </table:table-cell>
          <table:table-cell office:value-type="float" office:value="483.63" calcext:value-type="float">
            <text:p>483.63</text:p>
          </table:table-cell>
          <table:table-cell office:value-type="float" office:value="515.57" calcext:value-type="float">
            <text:p>515.57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38.72" calcext:value-type="float">
            <text:p>538.72</text:p>
          </table:table-cell>
          <table:table-cell office:value-type="float" office:value="500" calcext:value-type="float">
            <text:p>500</text:p>
          </table:table-cell>
          <table:table-cell office:value-type="float" office:value="494.85" calcext:value-type="float">
            <text:p>494.85</text:p>
          </table:table-cell>
          <table:table-cell office:value-type="float" office:value="521.74" calcext:value-type="float">
            <text:p>521.7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47.01" calcext:value-type="float">
            <text:p>547.01</text:p>
          </table:table-cell>
          <table:table-cell office:value-type="float" office:value="511.73" calcext:value-type="float">
            <text:p>511.73</text:p>
          </table:table-cell>
          <table:table-cell office:value-type="float" office:value="520.33" calcext:value-type="float">
            <text:p>520.33</text:p>
          </table:table-cell>
          <table:table-cell office:value-type="float" office:value="486.57" calcext:value-type="float">
            <text:p>486.5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26.03" calcext:value-type="float">
            <text:p>526.03</text:p>
          </table:table-cell>
          <table:table-cell office:value-type="float" office:value="498.96" calcext:value-type="float">
            <text:p>498.96</text:p>
          </table:table-cell>
          <table:table-cell office:value-type="float" office:value="505" calcext:value-type="float">
            <text:p>505</text:p>
          </table:table-cell>
          <table:table-cell office:value-type="float" office:value="507.94" calcext:value-type="float">
            <text:p>507.94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45.76" calcext:value-type="float">
            <text:p>545.76</text:p>
          </table:table-cell>
          <table:table-cell office:value-type="float" office:value="540.54" calcext:value-type="float">
            <text:p>540.54</text:p>
          </table:table-cell>
          <table:table-cell office:value-type="float" office:value="494.34" calcext:value-type="float">
            <text:p>494.34</text:p>
          </table:table-cell>
          <table:table-cell office:value-type="float" office:value="505.26" calcext:value-type="float">
            <text:p>505.2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39.93" calcext:value-type="float">
            <text:p>539.93</text:p>
          </table:table-cell>
          <table:table-cell office:value-type="float" office:value="504.73" calcext:value-type="float">
            <text:p>504.73</text:p>
          </table:table-cell>
          <table:table-cell office:value-type="float" office:value="516.13" calcext:value-type="float">
            <text:p>516.13</text:p>
          </table:table-cell>
          <table:table-cell office:value-type="float" office:value="486.82" calcext:value-type="float">
            <text:p>486.82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26.89" calcext:value-type="float">
            <text:p>526.89</text:p>
          </table:table-cell>
          <table:table-cell office:value-type="float" office:value="500.52" calcext:value-type="float">
            <text:p>500.52</text:p>
          </table:table-cell>
          <table:table-cell office:value-type="float" office:value="482.9" calcext:value-type="float">
            <text:p>482.9</text:p>
          </table:table-cell>
          <table:table-cell office:value-type="float" office:value="518.08" calcext:value-type="float">
            <text:p>518.08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500.78" calcext:value-type="float">
            <text:p>500.78</text:p>
          </table:table-cell>
          <table:table-cell office:value-type="float" office:value="487.31" calcext:value-type="float">
            <text:p>487.31</text:p>
          </table:table-cell>
          <table:table-cell office:value-type="float" office:value="499.22" calcext:value-type="float">
            <text:p>499.22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519.2" calcext:value-type="float">
            <text:p>519.2</text:p>
          </table:table-cell>
          <table:table-cell office:value-type="float" office:value="512.82" calcext:value-type="float">
            <text:p>512.82</text:p>
          </table:table-cell>
          <table:table-cell office:value-type="float" office:value="500.52" calcext:value-type="float">
            <text:p>500.52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09.55" calcext:value-type="float">
            <text:p>509.55</text:p>
          </table:table-cell>
          <table:table-cell office:value-type="float" office:value="484.6" calcext:value-type="float">
            <text:p>484.6</text:p>
          </table:table-cell>
          <table:table-cell office:value-type="float" office:value="503.14" calcext:value-type="float">
            <text:p>503.14</text:p>
          </table:table-cell>
          <table:table-cell office:value-type="float" office:value="492.31" calcext:value-type="float">
            <text:p>492.31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01" calcext:value-type="float">
            <text:p>201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546.7" calcext:value-type="float">
            <text:p>546.7</text:p>
          </table:table-cell>
          <table:table-cell office:value-type="float" office:value="513.09" calcext:value-type="float">
            <text:p>513.09</text:p>
          </table:table-cell>
          <table:table-cell office:value-type="float" office:value="499.74" calcext:value-type="float">
            <text:p>499.74</text:p>
          </table:table-cell>
          <table:table-cell office:value-type="float" office:value="502.88" calcext:value-type="float">
            <text:p>502.8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28.34" calcext:value-type="float">
            <text:p>528.34</text:p>
          </table:table-cell>
          <table:table-cell office:value-type="float" office:value="470.59" calcext:value-type="float">
            <text:p>470.59</text:p>
          </table:table-cell>
          <table:table-cell office:value-type="float" office:value="463.54" calcext:value-type="float">
            <text:p>463.54</text:p>
          </table:table-cell>
          <table:table-cell office:value-type="float" office:value="494.08" calcext:value-type="float">
            <text:p>494.08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11.73" calcext:value-type="float">
            <text:p>511.73</text:p>
          </table:table-cell>
          <table:table-cell office:value-type="float" office:value="514.75" calcext:value-type="float">
            <text:p>514.75</text:p>
          </table:table-cell>
          <table:table-cell office:value-type="float" office:value="475.25" calcext:value-type="float">
            <text:p>475.25</text:p>
          </table:table-cell>
          <table:table-cell office:value-type="float" office:value="508.47" calcext:value-type="float">
            <text:p>508.47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19.76" calcext:value-type="float">
            <text:p>519.76</text:p>
          </table:table-cell>
          <table:table-cell office:value-type="float" office:value="523.16" calcext:value-type="float">
            <text:p>523.16</text:p>
          </table:table-cell>
          <table:table-cell office:value-type="float" office:value="495.87" calcext:value-type="float">
            <text:p>495.87</text:p>
          </table:table-cell>
          <table:table-cell office:value-type="float" office:value="510.91" calcext:value-type="float">
            <text:p>510.9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style-name="ce5" office:value-type="float" office:value="549.83" calcext:value-type="float">
            <text:p>549.83</text:p>
          </table:table-cell>
          <table:table-cell office:value-type="float" office:value="498.96" calcext:value-type="float">
            <text:p>498.96</text:p>
          </table:table-cell>
          <table:table-cell office:value-type="float" office:value="486.57" calcext:value-type="float">
            <text:p>486.57</text:p>
          </table:table-cell>
          <table:table-cell office:value-type="float" office:value="522.02" calcext:value-type="float">
            <text:p>522.02</text:p>
          </table:table-cell>
          <table:table-cell table:style-name="ce16"/>
          <table:table-cell table:style-name="ce20" table:number-columns-repeated="5"/>
          <table:table-cell table:style-name="ce10"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27.17" calcext:value-type="float">
            <text:p>227.17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3.33" calcext:value-type="float">
            <text:p>213.33</text:p>
          </table:table-cell>
          <table:table-cell office:value-type="float" office:value="238.98" calcext:value-type="float">
            <text:p>238.9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48" calcext:value-type="float">
            <text:p>48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0.06" calcext:value-type="float">
            <text:p>240.06</text:p>
          </table:table-cell>
          <table:table-cell office:value-type="float" office:value="235.58" calcext:value-type="float">
            <text:p>235.58</text:p>
          </table:table-cell>
          <table:table-cell office:value-type="float" office:value="281.2" calcext:value-type="float">
            <text:p>281.2</text:p>
          </table:table-cell>
          <table:table-cell office:value-type="float" office:value="256.07" calcext:value-type="float">
            <text:p>256.0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1.105" calcext:value-type="float">
            <text:p>221.105</text:p>
          </table:table-cell>
          <table:table-cell table:style-name="ce18" table:formula="of:=AVERAGE([.C221:.C270])" office:value-type="float" office:value="244.5856" calcext:value-type="float">
            <text:p>244.5856</text:p>
          </table:table-cell>
          <table:table-cell table:style-name="ce22" table:formula="of:=AVERAGE([.D221:.D270])" office:value-type="float" office:value="249.5774" calcext:value-type="float">
            <text:p>249.5774</text:p>
          </table:table-cell>
          <table:table-cell table:style-name="ce18"/>
          <table:table-cell office:value-type="float" office:value="764" calcext:value-type="float">
            <text:p>76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75" calcext:value-type="float">
            <text:p>2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562.22" calcext:value-type="float">
            <text:p>562.22</text:p>
          </table:table-cell>
          <table:table-cell table:style-name="ce22" table:formula="of:=AVERAGE([.L221:.L270])" office:value-type="float" office:value="507.5" calcext:value-type="float">
            <text:p>507.5</text:p>
          </table:table-cell>
          <table:table-cell table:style-name="ce18" table:formula="of:=AVERAGE([.M221:.M270])" office:value-type="float" office:value="279.9375" calcext:value-type="float">
            <text:p>279.9375</text:p>
          </table:table-cell>
          <table:table-cell table:style-name="ce22" table:formula="of:=AVERAGE([.N221:.N270])" office:value-type="float" office:value="268.46" calcext:value-type="float">
            <text:p>268.46</text:p>
          </table:table-cell>
          <table:table-cell table:number-columns-repeated="11"/>
        </table:table-row>
        <table:table-row table:style-name="ro4">
          <table:table-cell office:value-type="float" office:value="241.15" calcext:value-type="float">
            <text:p>241.15</text:p>
          </table:table-cell>
          <table:table-cell office:value-type="float" office:value="216.9" calcext:value-type="float">
            <text:p>216.9</text:p>
          </table:table-cell>
          <table:table-cell office:value-type="float" office:value="266.08" calcext:value-type="float">
            <text:p>266.08</text:p>
          </table:table-cell>
          <table:table-cell office:value-type="float" office:value="268.08" calcext:value-type="float">
            <text:p>268.0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318.582196938775" calcext:value-type="float">
            <text:p>318.5821969388</text:p>
          </table:table-cell>
          <table:table-cell table:style-name="Default" table:formula="of:=VAR([.C221:.C270])" office:value-type="float" office:value="643.973278204082" calcext:value-type="float">
            <text:p>643.9732782041</text:p>
          </table:table-cell>
          <table:table-cell table:style-name="ce21" table:formula="of:=VAR([.D221:.D270])" office:value-type="float" office:value="375.507868612245" calcext:value-type="float">
            <text:p>375.5078686122</text:p>
          </table:table-cell>
          <table:table-cell table:style-name="ce18"/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380.82816326531" calcext:value-type="float">
            <text:p>4380.8281632653</text:p>
          </table:table-cell>
          <table:table-cell table:style-name="ce21" table:formula="of:=VAR([.L221:.L270])" office:value-type="float" office:value="773.316326530612" calcext:value-type="float">
            <text:p>773.3163265306</text:p>
          </table:table-cell>
          <table:table-cell table:style-name="Default" table:formula="of:=VAR([.M221:.M270])" office:value-type="float" office:value="406.996010638298" calcext:value-type="float">
            <text:p>406.9960106383</text:p>
          </table:table-cell>
          <table:table-cell table:style-name="ce21" table:formula="of:=VAR([.N221:.N270])" office:value-type="float" office:value="491.27387755102" calcext:value-type="float">
            <text:p>491.273877551</text:p>
          </table:table-cell>
          <table:table-cell table:number-columns-repeated="11"/>
        </table:table-row>
        <table:table-row table:style-name="ro4">
          <table:table-cell office:value-type="float" office:value="235.76" calcext:value-type="float">
            <text:p>235.76</text:p>
          </table:table-cell>
          <table:table-cell office:value-type="float" office:value="249.42" calcext:value-type="float">
            <text:p>249.42</text:p>
          </table:table-cell>
          <table:table-cell office:value-type="float" office:value="283.77" calcext:value-type="float">
            <text:p>283.77</text:p>
          </table:table-cell>
          <table:table-cell office:value-type="float" office:value="251.24" calcext:value-type="float">
            <text:p>251.2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2.52421154794433" calcext:value-type="float">
            <text:p>2.5242115479</text:p>
          </table:table-cell>
          <table:table-cell table:style-name="Default" table:formula="of:=SQRT([.H223]/[.H221])" office:value-type="float" office:value="3.58879723083955" calcext:value-type="float">
            <text:p>3.5887972308</text:p>
          </table:table-cell>
          <table:table-cell table:style-name="ce21" table:formula="of:=SQRT([.I223]/[.I221])" office:value-type="float" office:value="2.7404666340324" calcext:value-type="float">
            <text:p>2.740466634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83" calcext:value-type="float">
            <text:p>483</text:p>
          </table:table-cell>
          <table:table-cell office:value-type="float" office:value="320" calcext:value-type="float">
            <text:p>320</text:p>
          </table:table-cell>
          <table:table-cell office:value-type="float" office:value="233" calcext:value-type="float">
            <text:p>23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9.36037196190975" calcext:value-type="float">
            <text:p>9.3603719619</text:p>
          </table:table-cell>
          <table:table-cell table:style-name="ce21" table:formula="of:=SQRT([.Q223]/[.Q221])" office:value-type="float" office:value="3.93272507691705" calcext:value-type="float">
            <text:p>3.9327250769</text:p>
          </table:table-cell>
          <table:table-cell table:style-name="Default" table:formula="of:=SQRT([.R223]/[.R221])" office:value-type="float" office:value="2.91188659720198" calcext:value-type="float">
            <text:p>2.9118865972</text:p>
          </table:table-cell>
          <table:table-cell table:style-name="ce21" table:formula="of:=SQRT([.S223]/[.S221])" office:value-type="float" office:value="3.13456177974217" calcext:value-type="float">
            <text:p>3.1345617797</text:p>
          </table:table-cell>
          <table:table-cell table:number-columns-repeated="11"/>
        </table:table-row>
        <table:table-row table:style-name="ro4">
          <table:table-cell office:value-type="float" office:value="219.68" calcext:value-type="float">
            <text:p>219.68</text:p>
          </table:table-cell>
          <table:table-cell office:value-type="float" office:value="208.6" calcext:value-type="float">
            <text:p>208.6</text:p>
          </table:table-cell>
          <table:table-cell office:value-type="float" office:value="236.51" calcext:value-type="float">
            <text:p>236.51</text:p>
          </table:table-cell>
          <table:table-cell office:value-type="float" office:value="243.22" calcext:value-type="float">
            <text:p>243.2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7" calcext:value-type="float">
            <text:p>47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3.71" calcext:value-type="float">
            <text:p>213.71</text:p>
          </table:table-cell>
          <table:table-cell office:value-type="float" office:value="196.64" calcext:value-type="float">
            <text:p>196.64</text:p>
          </table:table-cell>
          <table:table-cell office:value-type="float" office:value="259.81" calcext:value-type="float">
            <text:p>259.81</text:p>
          </table:table-cell>
          <table:table-cell office:value-type="float" office:value="264.24" calcext:value-type="float">
            <text:p>264.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25" calcext:value-type="float">
            <text:p>625</text:p>
          </table:table-cell>
          <table:table-cell office:value-type="float" office:value="544" calcext:value-type="float">
            <text:p>544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1174051372977" calcext:value-type="float">
            <text:p>2.0117405137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33.46" calcext:value-type="float">
            <text:p>233.46</text:p>
          </table:table-cell>
          <table:table-cell office:value-type="float" office:value="234.66" calcext:value-type="float">
            <text:p>234.66</text:p>
          </table:table-cell>
          <table:table-cell office:value-type="float" office:value="202.7" calcext:value-type="float">
            <text:p>202.7</text:p>
          </table:table-cell>
          <table:table-cell office:value-type="float" office:value="248.13" calcext:value-type="float">
            <text:p>248.1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5.07259302002459" calcext:value-type="float">
            <text:p>5.07259302</text:p>
          </table:table-cell>
          <table:table-cell table:style-name="ce18" table:formula="of:=([.H226]*[.H224])" office:value-type="float" office:value="7.21195804617314" calcext:value-type="float">
            <text:p>7.2119580462</text:p>
          </table:table-cell>
          <table:table-cell table:style-name="ce22" table:formula="of:=([.I226]*[.I224])" office:value-type="float" office:value="5.50717388593044" calcext:value-type="float">
            <text:p>5.5071738859</text:p>
          </table:table-cell>
          <table:table-cell table:style-name="ce18"/>
          <table:table-cell office:value-type="float" office:value="550" calcext:value-type="float">
            <text:p>550</text:p>
          </table:table-cell>
          <table:table-cell office:value-type="float" office:value="471" calcext:value-type="float">
            <text:p>471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18.8103717049727" calcext:value-type="float">
            <text:p>18.810371705</text:p>
          </table:table-cell>
          <table:table-cell table:style-name="ce22" table:formula="of:=([.Q226]*[.Q224])" office:value-type="float" office:value="7.90310692900969" calcext:value-type="float">
            <text:p>7.903106929</text:p>
          </table:table-cell>
          <table:table-cell table:style-name="ce18" table:formula="of:=([.R226]*[.R224])" office:value-type="float" office:value="5.85796023897794" calcext:value-type="float">
            <text:p>5.857960239</text:p>
          </table:table-cell>
          <table:table-cell table:style-name="ce22" table:formula="of:=([.S226]*[.S224])" office:value-type="float" office:value="6.29913773182162" calcext:value-type="float">
            <text:p>6.2991377318</text:p>
          </table:table-cell>
          <table:table-cell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derby;231.5868;4.06826689765015;221.105;5.07259302002459;244.5856;7.21195804617314;249.5774;5.50717388593044;562.22;18.8103717049727;507.5;7.90310692900969;279.9375;5.85796023897794;268.46;6.29913773182162" calcext:value-type="string">
            <text:p>derby;231.5868;4.06826689765015;221.105;5.07259302002459;244.5856;7.21195804617314;249.5774;5.50717388593044;562.22;18.8103717049727;507.5;7.90310692900969;279.9375;5.85796023897794;268.46;6.29913773182162</text:p>
          </table:table-cell>
          <table:table-cell table:number-columns-repeated="9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207.25" calcext:value-type="float">
            <text:p>207.25</text:p>
          </table:table-cell>
          <table:table-cell office:value-type="float" office:value="230.77" calcext:value-type="float">
            <text:p>230.77</text:p>
          </table:table-cell>
          <table:table-cell office:value-type="float" office:value="200.96" calcext:value-type="float">
            <text:p>200.96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229420095430885" calcext:value-type="percentage">
            <text:p>2.29%</text:p>
          </table:table-cell>
          <table:table-cell table:formula="of:=[.H227]/[.H222]" office:value-type="percentage" office:value="0.0294864376568905" calcext:value-type="percentage">
            <text:p>2.95%</text:p>
          </table:table-cell>
          <table:table-cell table:formula="of:=[.I227]/[.I222]" office:value-type="percentage" office:value="0.0220659959031965" calcext:value-type="percentage">
            <text:p>2.21%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64" calcext:value-type="float">
            <text:p>564</text:p>
          </table:table-cell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334573151168095" calcext:value-type="percentage">
            <text:p>3.35%</text:p>
          </table:table-cell>
          <table:table-cell table:formula="of:=[.Q227]/[.Q222]" office:value-type="percentage" office:value="0.0155726244906595" calcext:value-type="percentage">
            <text:p>1.56%</text:p>
          </table:table-cell>
          <table:table-cell table:formula="of:=[.R227]/[.R222]" office:value-type="percentage" office:value="0.0209259575404436" calcext:value-type="percentage">
            <text:p>2.09%</text:p>
          </table:table-cell>
          <table:table-cell table:formula="of:=[.S227]/[.S222]" office:value-type="percentage" office:value="0.0234639712874232" calcext:value-type="percentage">
            <text:p>2.35%</text:p>
          </table:table-cell>
          <table:table-cell table:number-columns-repeated="11"/>
        </table:table-row>
        <table:table-row table:style-name="ro4">
          <table:table-cell office:value-type="float" office:value="224.88" calcext:value-type="float">
            <text:p>224.88</text:p>
          </table:table-cell>
          <table:table-cell office:value-type="float" office:value="259.74" calcext:value-type="float">
            <text:p>259.74</text:p>
          </table:table-cell>
          <table:table-cell office:value-type="float" office:value="259.25" calcext:value-type="float">
            <text:p>259.25</text:p>
          </table:table-cell>
          <table:table-cell office:value-type="float" office:value="255.25" calcext:value-type="float">
            <text:p>255.25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523" calcext:value-type="float">
            <text:p>523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233.24" calcext:value-type="float">
            <text:p>233.24</text:p>
          </table:table-cell>
          <table:table-cell office:value-type="float" office:value="209.29" calcext:value-type="float">
            <text:p>209.29</text:p>
          </table:table-cell>
          <table:table-cell office:value-type="float" office:value="276.66" calcext:value-type="float">
            <text:p>276.66</text:p>
          </table:table-cell>
          <table:table-cell office:value-type="float" office:value="270.04" calcext:value-type="float">
            <text:p>270.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452607834297992" calcext:value-type="percentage">
            <text:p>-04.53%</text:p>
          </table:table-cell>
          <table:table-cell table:style-name="ce23" table:formula="of:=([.H222]-[.F222])/[.F222]" office:value-type="percentage" office:value="0.0561292785253731" calcext:value-type="percentage">
            <text:p>05.61%</text:p>
          </table:table-cell>
          <table:table-cell table:style-name="ce23" table:formula="of:=([.I222]-[.F222])/[.F222]" office:value-type="percentage" office:value="0.0776840476227483" calcext:value-type="percentage">
            <text:p>07.77%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96" calcext:value-type="float">
            <text:p>496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0973284479385294" calcext:value-type="percentage">
            <text:p>-09.73%</text:p>
          </table:table-cell>
          <table:table-cell table:style-name="ce29" table:formula="of:=([.R222]-[.P222])/[.P222]" office:value-type="percentage" office:value="-0.502085482551314" calcext:value-type="percentage">
            <text:p>-50.21%</text:p>
          </table:table-cell>
          <table:table-cell table:style-name="ce29" table:formula="of:=([.S222]-[.P222])/[.P222]" office:value-type="percentage" office:value="-0.522500088933158" calcext:value-type="percentage">
            <text:p>-52.25%</text:p>
          </table:table-cell>
          <table:table-cell table:number-columns-repeated="11"/>
        </table:table-row>
        <table:table-row table:style-name="ro4">
          <table:table-cell office:value-type="float" office:value="222.94" calcext:value-type="float">
            <text:p>222.94</text:p>
          </table:table-cell>
          <table:table-cell office:value-type="float" office:value="211.04" calcext:value-type="float">
            <text:p>211.04</text:p>
          </table:table-cell>
          <table:table-cell office:value-type="float" office:value="285.2" calcext:value-type="float">
            <text:p>285.2</text:p>
          </table:table-cell>
          <table:table-cell office:value-type="float" office:value="264.24" calcext:value-type="float">
            <text:p>264.24</text:p>
          </table:table-cell>
          <table:table-cell table:number-columns-repeated="6"/>
          <table:table-cell office:value-type="float" office:value="536" calcext:value-type="float">
            <text:p>536</text:p>
          </table:table-cell>
          <table:table-cell office:value-type="float" office:value="491" calcext:value-type="float">
            <text:p>491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226.42" calcext:value-type="float">
            <text:p>226.42</text:p>
          </table:table-cell>
          <table:table-cell office:value-type="float" office:value="234.38" calcext:value-type="float">
            <text:p>234.38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4.83" calcext:value-type="float">
            <text:p>264.83</text:p>
          </table:table-cell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82" calcext:value-type="float">
            <text:p>482</text:p>
          </table:table-cell>
          <table:table-cell office:value-type="float" office:value="288" calcext:value-type="float">
            <text:p>288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213.19" calcext:value-type="float">
            <text:p>213.19</text:p>
          </table:table-cell>
          <table:table-cell office:value-type="float" office:value="253.9" calcext:value-type="float">
            <text:p>253.9</text:p>
          </table:table-cell>
          <table:table-cell office:value-type="float" office:value="265.63" calcext:value-type="float">
            <text:p>265.63</text:p>
          </table:table-cell>
          <table:table-cell table:number-columns-repeated="6"/>
          <table:table-cell office:value-type="float" office:value="541" calcext:value-type="float">
            <text:p>541</text:p>
          </table:table-cell>
          <table:table-cell office:value-type="float" office:value="502" calcext:value-type="float">
            <text:p>502</text:p>
          </table:table-cell>
          <table:table-cell office:value-type="float" office:value="267" calcext:value-type="float">
            <text:p>267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4">
          <table:table-cell office:value-type="float" office:value="237.56" calcext:value-type="float">
            <text:p>237.56</text:p>
          </table:table-cell>
          <table:table-cell office:value-type="float" office:value="197.86" calcext:value-type="float">
            <text:p>197.86</text:p>
          </table:table-cell>
          <table:table-cell office:value-type="float" office:value="203.26" calcext:value-type="float">
            <text:p>203.26</text:p>
          </table:table-cell>
          <table:table-cell office:value-type="float" office:value="258.48" calcext:value-type="float">
            <text:p>258.4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497" calcext:value-type="float">
            <text:p>497</text:p>
          </table:table-cell>
          <table:table-cell office:value-type="float" office:value="277" calcext:value-type="float">
            <text:p>277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4">
          <table:table-cell office:value-type="float" office:value="213.33" calcext:value-type="float">
            <text:p>213.33</text:p>
          </table:table-cell>
          <table:table-cell office:value-type="float" office:value="225.51" calcext:value-type="float">
            <text:p>225.51</text:p>
          </table:table-cell>
          <table:table-cell office:value-type="float" office:value="247.81" calcext:value-type="float">
            <text:p>247.81</text:p>
          </table:table-cell>
          <table:table-cell office:value-type="float" office:value="267.93" calcext:value-type="float">
            <text:p>267.93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240.24" calcext:value-type="float">
            <text:p>240.24</text:p>
          </table:table-cell>
          <table:table-cell office:value-type="float" office:value="225.88" calcext:value-type="float">
            <text:p>225.88</text:p>
          </table:table-cell>
          <table:table-cell office:value-type="float" office:value="249.09" calcext:value-type="float">
            <text:p>249.09</text:p>
          </table:table-cell>
          <table:table-cell office:value-type="float" office:value="233.69" calcext:value-type="float">
            <text:p>233.6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492" calcext:value-type="float">
            <text:p>492</text:p>
          </table:table-cell>
          <table:table-cell office:value-type="float" office:value="305" calcext:value-type="float">
            <text:p>305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229.83" calcext:value-type="float">
            <text:p>229.83</text:p>
          </table:table-cell>
          <table:table-cell office:value-type="float" office:value="248.25" calcext:value-type="float">
            <text:p>248.25</text:p>
          </table:table-cell>
          <table:table-cell office:value-type="float" office:value="237.33" calcext:value-type="float">
            <text:p>237.33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231.16" calcext:value-type="float">
            <text:p>231.16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4.09" calcext:value-type="float">
            <text:p>244.09</text:p>
          </table:table-cell>
          <table:table-cell office:value-type="float" office:value="265.56" calcext:value-type="float">
            <text:p>265.56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497" calcext:value-type="float">
            <text:p>497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16.02" calcext:value-type="float">
            <text:p>216.02</text:p>
          </table:table-cell>
          <table:table-cell office:value-type="float" office:value="231.72" calcext:value-type="float">
            <text:p>231.72</text:p>
          </table:table-cell>
          <table:table-cell office:value-type="float" office:value="290.82" calcext:value-type="float">
            <text:p>290.82</text:p>
          </table:table-cell>
          <table:table-cell office:value-type="float" office:value="246.41" calcext:value-type="float">
            <text:p>246.41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537" calcext:value-type="float">
            <text:p>537</text:p>
          </table:table-cell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227.65" calcext:value-type="float">
            <text:p>227.65</text:p>
          </table:table-cell>
          <table:table-cell office:value-type="float" office:value="272.5" calcext:value-type="float">
            <text:p>272.5</text:p>
          </table:table-cell>
          <table:table-cell office:value-type="float" office:value="276.9" calcext:value-type="float">
            <text:p>276.9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4">
          <table:table-cell office:value-type="float" office:value="236.1" calcext:value-type="float">
            <text:p>236.1</text:p>
          </table:table-cell>
          <table:table-cell office:value-type="float" office:value="222.84" calcext:value-type="float">
            <text:p>222.84</text:p>
          </table:table-cell>
          <table:table-cell office:value-type="float" office:value="214.14" calcext:value-type="float">
            <text:p>214.14</text:p>
          </table:table-cell>
          <table:table-cell office:value-type="float" office:value="207.79" calcext:value-type="float">
            <text:p>207.79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504" calcext:value-type="float">
            <text:p>50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228.46" calcext:value-type="float">
            <text:p>228.46</text:p>
          </table:table-cell>
          <table:table-cell office:value-type="float" office:value="208.79" calcext:value-type="float">
            <text:p>208.79</text:p>
          </table:table-cell>
          <table:table-cell office:value-type="float" office:value="291.79" calcext:value-type="float">
            <text:p>291.79</text:p>
          </table:table-cell>
          <table:table-cell office:value-type="float" office:value="257.17" calcext:value-type="float">
            <text:p>257.17</text:p>
          </table:table-cell>
          <table:table-cell table:number-columns-repeated="6"/>
          <table:table-cell office:value-type="float" office:value="488" calcext:value-type="float">
            <text:p>488</text:p>
          </table:table-cell>
          <table:table-cell office:value-type="float" office:value="522" calcext:value-type="float">
            <text:p>522</text:p>
          </table:table-cell>
          <table:table-cell office:value-type="float" office:value="293" calcext:value-type="float">
            <text:p>293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242.24" calcext:value-type="float">
            <text:p>242.24</text:p>
          </table:table-cell>
          <table:table-cell office:value-type="float" office:value="181.82" calcext:value-type="float">
            <text:p>181.82</text:p>
          </table:table-cell>
          <table:table-cell office:value-type="float" office:value="219.08" calcext:value-type="float">
            <text:p>219.08</text:p>
          </table:table-cell>
          <table:table-cell office:value-type="float" office:value="222.33" calcext:value-type="float">
            <text:p>222.33</text:p>
          </table:table-cell>
          <table:table-cell table:number-columns-repeated="6"/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222.17" calcext:value-type="float">
            <text:p>222.17</text:p>
          </table:table-cell>
          <table:table-cell office:value-type="float" office:value="224.04" calcext:value-type="float">
            <text:p>224.04</text:p>
          </table:table-cell>
          <table:table-cell office:value-type="float" office:value="267.41" calcext:value-type="float">
            <text:p>267.41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526" calcext:value-type="float">
            <text:p>526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221.25" calcext:value-type="float">
            <text:p>221.25</text:p>
          </table:table-cell>
          <table:table-cell office:value-type="float" office:value="207.84" calcext:value-type="float">
            <text:p>207.84</text:p>
          </table:table-cell>
          <table:table-cell office:value-type="float" office:value="238.15" calcext:value-type="float">
            <text:p>238.15</text:p>
          </table:table-cell>
          <table:table-cell office:value-type="float" office:value="227.17" calcext:value-type="float">
            <text:p>227.17</text:p>
          </table:table-cell>
          <table:table-cell table:number-columns-repeated="6"/>
          <table:table-cell table:number-columns-repeated="2" office:value-type="float" office:value="555" calcext:value-type="float">
            <text:p>555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19.08" calcext:value-type="float">
            <text:p>219.08</text:p>
          </table:table-cell>
          <table:table-cell office:value-type="float" office:value="221.05" calcext:value-type="float">
            <text:p>221.05</text:p>
          </table:table-cell>
          <table:table-cell office:value-type="float" office:value="257.44" calcext:value-type="float">
            <text:p>257.44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08" calcext:value-type="float">
            <text:p>508</text:p>
          </table:table-cell>
          <table:table-cell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225.99" calcext:value-type="float">
            <text:p>225.99</text:p>
          </table:table-cell>
          <table:table-cell office:value-type="float" office:value="220.23" calcext:value-type="float">
            <text:p>220.23</text:p>
          </table:table-cell>
          <table:table-cell office:value-type="float" office:value="266.67" calcext:value-type="float">
            <text:p>266.67</text:p>
          </table:table-cell>
          <table:table-cell office:value-type="float" office:value="238.15" calcext:value-type="float">
            <text:p>238.15</text:p>
          </table:table-cell>
          <table:table-cell table:number-columns-repeated="6"/>
          <table:table-cell office:value-type="float" office:value="604" calcext:value-type="float">
            <text:p>604</text:p>
          </table:table-cell>
          <table:table-cell office:value-type="float" office:value="539" calcext:value-type="float">
            <text:p>539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19.78" calcext:value-type="float">
            <text:p>219.78</text:p>
          </table:table-cell>
          <table:table-cell office:value-type="float" office:value="242.73" calcext:value-type="float">
            <text:p>242.73</text:p>
          </table:table-cell>
          <table:table-cell office:value-type="float" office:value="255.46" calcext:value-type="float">
            <text:p>255.46</text:p>
          </table:table-cell>
          <table:table-cell office:value-type="float" office:value="277.06" calcext:value-type="float">
            <text:p>277.06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536" calcext:value-type="float">
            <text:p>536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202.79" calcext:value-type="float">
            <text:p>202.79</text:p>
          </table:table-cell>
          <table:table-cell office:value-type="float" office:value="228.57" calcext:value-type="float">
            <text:p>228.57</text:p>
          </table:table-cell>
          <table:table-cell office:value-type="float" office:value="222.07" calcext:value-type="float">
            <text:p>222.07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308" calcext:value-type="float">
            <text:p>308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51.57" calcext:value-type="float">
            <text:p>251.57</text:p>
          </table:table-cell>
          <table:table-cell office:value-type="float" office:value="206.23" calcext:value-type="float">
            <text:p>206.23</text:p>
          </table:table-cell>
          <table:table-cell office:value-type="float" office:value="235.7" calcext:value-type="float">
            <text:p>235.7</text:p>
          </table:table-cell>
          <table:table-cell office:value-type="float" office:value="237.45" calcext:value-type="float">
            <text:p>237.45</text:p>
          </table:table-cell>
          <table:table-cell table:number-columns-repeated="6"/>
          <table:table-cell office:value-type="float" office:value="599" calcext:value-type="float">
            <text:p>599</text:p>
          </table:table-cell>
          <table:table-cell office:value-type="float" office:value="526" calcext:value-type="float">
            <text:p>526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36.57" calcext:value-type="float">
            <text:p>236.57</text:p>
          </table:table-cell>
          <table:table-cell office:value-type="float" office:value="228.41" calcext:value-type="float">
            <text:p>228.41</text:p>
          </table:table-cell>
          <table:table-cell office:value-type="float" office:value="231.33" calcext:value-type="float">
            <text:p>231.33</text:p>
          </table:table-cell>
          <table:table-cell office:value-type="float" office:value="242.85" calcext:value-type="float">
            <text:p>242.85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82" calcext:value-type="float">
            <text:p>482</text:p>
          </table:table-cell>
          <table:table-cell office:value-type="float" office:value="269" calcext:value-type="float">
            <text:p>269</text:p>
          </table:table-cell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4">
          <table:table-cell office:value-type="float" office:value="204.3" calcext:value-type="float">
            <text:p>204.3</text:p>
          </table:table-cell>
          <table:table-cell office:value-type="float" office:value="218.33" calcext:value-type="float">
            <text:p>218.33</text:p>
          </table:table-cell>
          <table:table-cell office:value-type="float" office:value="232.5" calcext:value-type="float">
            <text:p>232.5</text:p>
          </table:table-cell>
          <table:table-cell office:value-type="float" office:value="243.16" calcext:value-type="float">
            <text:p>243.16</text:p>
          </table:table-cell>
          <table:table-cell table:number-columns-repeated="6"/>
          <table:table-cell office:value-type="float" office:value="593" calcext:value-type="float">
            <text:p>593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242.67" calcext:value-type="float">
            <text:p>242.67</text:p>
          </table:table-cell>
          <table:table-cell office:value-type="float" office:value="229.23" calcext:value-type="float">
            <text:p>229.23</text:p>
          </table:table-cell>
          <table:table-cell office:value-type="float" office:value="239.7" calcext:value-type="float">
            <text:p>239.7</text:p>
          </table:table-cell>
          <table:table-cell office:value-type="float" office:value="250.85" calcext:value-type="float">
            <text:p>250.85</text:p>
          </table:table-cell>
          <table:table-cell table:number-columns-repeated="6"/>
          <table:table-cell office:value-type="float" office:value="508" calcext:value-type="float">
            <text:p>508</text:p>
          </table:table-cell>
          <table:table-cell office:value-type="float" office:value="461" calcext:value-type="float">
            <text:p>461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183.52" calcext:value-type="float">
            <text:p>183.52</text:p>
          </table:table-cell>
          <table:table-cell office:value-type="float" office:value="200.38" calcext:value-type="float">
            <text:p>200.38</text:p>
          </table:table-cell>
          <table:table-cell office:value-type="float" office:value="243.22" calcext:value-type="float">
            <text:p>243.22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477" calcext:value-type="float">
            <text:p>477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273.89" calcext:value-type="float">
            <text:p>273.8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59.18" calcext:value-type="float">
            <text:p>259.18</text:p>
          </table:table-cell>
          <table:table-cell office:value-type="float" office:value="287.08" calcext:value-type="float">
            <text:p>287.08</text:p>
          </table:table-cell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4">
          <table:table-cell office:value-type="float" office:value="242.91" calcext:value-type="float">
            <text:p>242.91</text:p>
          </table:table-cell>
          <table:table-cell office:value-type="float" office:value="192.58" calcext:value-type="float">
            <text:p>192.58</text:p>
          </table:table-cell>
          <table:table-cell office:value-type="float" office:value="243.22" calcext:value-type="float">
            <text:p>243.22</text:p>
          </table:table-cell>
          <table:table-cell office:value-type="float" office:value="244.65" calcext:value-type="float">
            <text:p>244.6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office:value-type="float" office:value="227" calcext:value-type="float">
            <text:p>227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28.73" calcext:value-type="float">
            <text:p>228.73</text:p>
          </table:table-cell>
          <table:table-cell office:value-type="float" office:value="240" calcext:value-type="float">
            <text:p>240</text:p>
          </table:table-cell>
          <table:table-cell office:value-type="float" office:value="248.45" calcext:value-type="float">
            <text:p>248.45</text:p>
          </table:table-cell>
          <table:table-cell office:value-type="float" office:value="252.9" calcext:value-type="float">
            <text:p>252.9</text:p>
          </table:table-cell>
          <table:table-cell table:number-columns-repeated="6"/>
          <table:table-cell office:value-type="float" office:value="513" calcext:value-type="float">
            <text:p>513</text:p>
          </table:table-cell>
          <table:table-cell office:value-type="float" office:value="471" calcext:value-type="float">
            <text:p>471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41.21" calcext:value-type="float">
            <text:p>241.21</text:p>
          </table:table-cell>
          <table:table-cell office:value-type="float" office:value="210.53" calcext:value-type="float">
            <text:p>210.53</text:p>
          </table:table-cell>
          <table:table-cell office:value-type="float" office:value="246.03" calcext:value-type="float">
            <text:p>246.03</text:p>
          </table:table-cell>
          <table:table-cell office:value-type="float" office:value="240.36" calcext:value-type="float">
            <text:p>240.36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459" calcext:value-type="float">
            <text:p>459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4">
          <table:table-cell office:value-type="float" office:value="246.22" calcext:value-type="float">
            <text:p>246.22</text:p>
          </table:table-cell>
          <table:table-cell office:value-type="float" office:value="220.84" calcext:value-type="float">
            <text:p>220.84</text:p>
          </table:table-cell>
          <table:table-cell office:value-type="float" office:value="227.33" calcext:value-type="float">
            <text:p>227.33</text:p>
          </table:table-cell>
          <table:table-cell office:value-type="float" office:value="237.45" calcext:value-type="float">
            <text:p>237.45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520" calcext:value-type="float">
            <text:p>520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215.54" calcext:value-type="float">
            <text:p>215.54</text:p>
          </table:table-cell>
          <table:table-cell office:value-type="float" office:value="226.42" calcext:value-type="float">
            <text:p>226.4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9.74" calcext:value-type="float">
            <text:p>259.74</text:p>
          </table:table-cell>
          <table:table-cell table:number-columns-repeated="6"/>
          <table:table-cell office:value-type="float" office:value="506" calcext:value-type="float">
            <text:p>506</text:p>
          </table:table-cell>
          <table:table-cell office:value-type="float" office:value="493" calcext:value-type="float">
            <text:p>493</text:p>
          </table:table-cell>
          <table:table-cell office:value-type="float" office:value="299" calcext:value-type="float">
            <text:p>299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250.07" calcext:value-type="float">
            <text:p>250.07</text:p>
          </table:table-cell>
          <table:table-cell office:value-type="float" office:value="243.47" calcext:value-type="float">
            <text:p>243.47</text:p>
          </table:table-cell>
          <table:table-cell office:value-type="float" office:value="183.73" calcext:value-type="float">
            <text:p>183.73</text:p>
          </table:table-cell>
          <table:table-cell office:value-type="float" office:value="248.9" calcext:value-type="float">
            <text:p>248.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520" calcext:value-type="float">
            <text:p>520</text:p>
          </table:table-cell>
          <table:table-cell office:value-type="float" office:value="304" calcext:value-type="float">
            <text:p>304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33.46" calcext:value-type="float">
            <text:p>233.46</text:p>
          </table:table-cell>
          <table:table-cell office:value-type="float" office:value="230.6" calcext:value-type="float">
            <text:p>230.6</text:p>
          </table:table-cell>
          <table:table-cell office:value-type="float" office:value="286.23" calcext:value-type="float">
            <text:p>286.23</text:p>
          </table:table-cell>
          <table:table-cell table:number-columns-repeated="6"/>
          <table:table-cell office:value-type="float" office:value="537" calcext:value-type="float">
            <text:p>537</text:p>
          </table:table-cell>
          <table:table-cell office:value-type="float" office:value="534" calcext:value-type="float">
            <text:p>534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234.43" calcext:value-type="float">
            <text:p>234.43</text:p>
          </table:table-cell>
          <table:table-cell office:value-type="float" office:value="218.48" calcext:value-type="float">
            <text:p>218.48</text:p>
          </table:table-cell>
          <table:table-cell office:value-type="float" office:value="231.05" calcext:value-type="float">
            <text:p>231.05</text:p>
          </table:table-cell>
          <table:table-cell office:value-type="float" office:value="256.82" calcext:value-type="float">
            <text:p>256.82</text:p>
          </table:table-cell>
          <table:table-cell table:number-columns-repeated="6"/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27" calcext:value-type="float">
            <text:p>227</text:p>
          </table:table-cell>
          <table:table-cell office:value-type="float" office:value="245.21" calcext:value-type="float">
            <text:p>245.21</text:p>
          </table:table-cell>
          <table:table-cell office:value-type="float" office:value="275.07" calcext:value-type="float">
            <text:p>275.07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521" calcext:value-type="float">
            <text:p>521</text:p>
          </table:table-cell>
          <table:table-cell office:value-type="float" office:value="278" calcext:value-type="float">
            <text:p>278</text:p>
          </table:table-cell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4">
          <table:table-cell office:value-type="float" office:value="235.93" calcext:value-type="float">
            <text:p>235.93</text:p>
          </table:table-cell>
          <table:table-cell office:value-type="float" office:value="253.83" calcext:value-type="float">
            <text:p>253.83</text:p>
          </table:table-cell>
          <table:table-cell office:value-type="float" office:value="203.39" calcext:value-type="float">
            <text:p>203.39</text:p>
          </table:table-cell>
          <table:table-cell office:value-type="float" office:value="239.76" calcext:value-type="float">
            <text:p>239.76</text:p>
          </table:table-cell>
          <table:table-cell table:number-columns-repeated="6"/>
          <table:table-cell office:value-type="float" office:value="881" calcext:value-type="float">
            <text:p>881</text:p>
          </table:table-cell>
          <table:table-cell office:value-type="float" office:value="486" calcext:value-type="float">
            <text:p>486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221.2" calcext:value-type="float">
            <text:p>221.2</text:p>
          </table:table-cell>
          <table:table-cell office:value-type="float" office:value="195.8" calcext:value-type="float">
            <text:p>195.8</text:p>
          </table:table-cell>
          <table:table-cell office:value-type="float" office:value="281.69" calcext:value-type="float">
            <text:p>281.69</text:p>
          </table:table-cell>
          <table:table-cell office:value-type="float" office:value="236.22" calcext:value-type="float">
            <text:p>236.22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524" calcext:value-type="float">
            <text:p>524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224.35" calcext:value-type="float">
            <text:p>224.35</text:p>
          </table:table-cell>
          <table:table-cell office:value-type="float" office:value="246.91" calcext:value-type="float">
            <text:p>246.91</text:p>
          </table:table-cell>
          <table:table-cell office:value-type="float" office:value="238.1" calcext:value-type="float">
            <text:p>238.1</text:p>
          </table:table-cell>
          <table:table-cell office:value-type="float" office:value="198.72" calcext:value-type="float">
            <text:p>198.72</text:p>
          </table:table-cell>
          <table:table-cell table:number-columns-repeated="6"/>
          <table:table-cell office:value-type="float" office:value="641" calcext:value-type="float">
            <text:p>641</text:p>
          </table:table-cell>
          <table:table-cell office:value-type="float" office:value="498" calcext:value-type="float">
            <text:p>498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220.23" calcext:value-type="float">
            <text:p>220.23</text:p>
          </table:table-cell>
          <table:table-cell office:value-type="float" office:value="245.46" calcext:value-type="float">
            <text:p>245.46</text:p>
          </table:table-cell>
          <table:table-cell office:value-type="float" office:value="235.87" calcext:value-type="float">
            <text:p>235.87</text:p>
          </table:table-cell>
          <table:table-cell table:number-columns-repeated="6"/>
          <table:table-cell office:value-type="float" office:value="531" calcext:value-type="float">
            <text:p>531</text:p>
          </table:table-cell>
          <table:table-cell office:value-type="float" office:value="456" calcext:value-type="float">
            <text:p>456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4">
          <table:table-cell office:value-type="float" office:value="240.18" calcext:value-type="float">
            <text:p>240.18</text:p>
          </table:table-cell>
          <table:table-cell office:value-type="float" office:value="181.06" calcext:value-type="float">
            <text:p>181.06</text:p>
          </table:table-cell>
          <table:table-cell office:value-type="float" office:value="256.68" calcext:value-type="float">
            <text:p>256.68</text:p>
          </table:table-cell>
          <table:table-cell office:value-type="float" office:value="255.52" calcext:value-type="float">
            <text:p>255.52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505" calcext:value-type="float">
            <text:p>505</text:p>
          </table:table-cell>
          <table:table-cell office:value-type="float" office:value="245" calcext:value-type="float">
            <text:p>245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table:style-name="ce5" office:value-type="float" office:value="208.6" calcext:value-type="float">
            <text:p>208.6</text:p>
          </table:table-cell>
          <table:table-cell office:value-type="float" office:value="230.38" calcext:value-type="float">
            <text:p>230.38</text:p>
          </table:table-cell>
          <table:table-cell office:value-type="float" office:value="262.08" calcext:value-type="float">
            <text:p>262.08</text:p>
          </table:table-cell>
          <table:table-cell office:value-type="float" office:value="221.56" calcext:value-type="float">
            <text:p>221.56</text:p>
          </table:table-cell>
          <table:table-cell table:style-name="ce16"/>
          <table:table-cell table:style-name="ce20" table:number-columns-repeated="5"/>
          <table:table-cell table:style-name="ce10"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2.16" calcext:value-type="float">
            <text:p>142.16</text:p>
          </table:table-cell>
          <table:table-cell office:value-type="float" office:value="176.6" calcext:value-type="float">
            <text:p>176.6</text:p>
          </table:table-cell>
          <table:table-cell office:value-type="float" office:value="155.82" calcext:value-type="float">
            <text:p>155.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430" calcext:value-type="float">
            <text:p>1430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7.51" calcext:value-type="float">
            <text:p>147.51</text:p>
          </table:table-cell>
          <table:table-cell office:value-type="float" office:value="155.36" calcext:value-type="float">
            <text:p>155.36</text:p>
          </table:table-cell>
          <table:table-cell office:value-type="float" office:value="175.31" calcext:value-type="float">
            <text:p>175.3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152.4102" calcext:value-type="float">
            <text:p>152.4102</text:p>
          </table:table-cell>
          <table:table-cell table:style-name="ce22" table:formula="of:=AVERAGE([.B275:.B324])" office:value-type="float" office:value="146.7216" calcext:value-type="float">
            <text:p>146.7216</text:p>
          </table:table-cell>
          <table:table-cell table:style-name="ce18" table:formula="of:=AVERAGE([.C275:.C324])" office:value-type="float" office:value="157.3592" calcext:value-type="float">
            <text:p>157.3592</text:p>
          </table:table-cell>
          <table:table-cell table:style-name="ce22" table:formula="of:=AVERAGE([.D275:.D324])" office:value-type="float" office:value="143.7604" calcext:value-type="float">
            <text:p>143.7604</text:p>
          </table:table-cell>
          <table:table-cell table:style-name="ce18"/>
          <table:table-cell office:value-type="float" office:value="1591" calcext:value-type="float">
            <text:p>159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1685.14" calcext:value-type="float">
            <text:p>1685.14</text:p>
          </table:table-cell>
          <table:table-cell table:style-name="ce22" table:formula="of:=AVERAGE([.L275:.L324])" office:value-type="float" office:value="131.58" calcext:value-type="float">
            <text:p>131.58</text:p>
          </table:table-cell>
          <table:table-cell table:style-name="ce18" table:formula="of:=AVERAGE([.M275:.M324])" office:value-type="float" office:value="81.02" calcext:value-type="float">
            <text:p>81.02</text:p>
          </table:table-cell>
          <table:table-cell table:style-name="ce22" table:formula="of:=AVERAGE([.N275:.N324])" office:value-type="float" office:value="184.94" calcext:value-type="float">
            <text:p>184.94</text:p>
          </table:table-cell>
          <table:table-cell table:number-columns-repeated="11"/>
        </table:table-row>
        <table:table-row table:style-name="ro4">
          <table:table-cell office:value-type="float" office:value="161.48" calcext:value-type="float">
            <text:p>161.48</text:p>
          </table:table-cell>
          <table:table-cell office:value-type="float" office:value="150.85" calcext:value-type="float">
            <text:p>150.85</text:p>
          </table:table-cell>
          <table:table-cell office:value-type="float" office:value="165.83" calcext:value-type="float">
            <text:p>165.83</text:p>
          </table:table-cell>
          <table:table-cell office:value-type="float" office:value="131.33" calcext:value-type="float">
            <text:p>131.3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86.8726101632653" calcext:value-type="float">
            <text:p>86.8726101633</text:p>
          </table:table-cell>
          <table:table-cell table:style-name="ce21" table:formula="of:=VAR([.B275:.B324])" office:value-type="float" office:value="169.598695346939" calcext:value-type="float">
            <text:p>169.5986953469</text:p>
          </table:table-cell>
          <table:table-cell table:style-name="Default" table:formula="of:=VAR([.C275:.C324])" office:value-type="float" office:value="188.711015673469" calcext:value-type="float">
            <text:p>188.7110156735</text:p>
          </table:table-cell>
          <table:table-cell table:style-name="ce21" table:formula="of:=VAR([.D275:.D324])" office:value-type="float" office:value="249.662003918367" calcext:value-type="float">
            <text:p>249.6620039184</text:p>
          </table:table-cell>
          <table:table-cell table:style-name="ce18"/>
          <table:table-cell office:value-type="float" office:value="2157" calcext:value-type="float">
            <text:p>2157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34708.204489796" calcext:value-type="float">
            <text:p>234708.204489796</text:p>
          </table:table-cell>
          <table:table-cell table:style-name="ce21" table:formula="of:=VAR([.L275:.L324])" office:value-type="float" office:value="137.881224489796" calcext:value-type="float">
            <text:p>137.8812244898</text:p>
          </table:table-cell>
          <table:table-cell table:style-name="Default" table:formula="of:=VAR([.M275:.M324])" office:value-type="float" office:value="63.2444897959184" calcext:value-type="float">
            <text:p>63.2444897959</text:p>
          </table:table-cell>
          <table:table-cell table:style-name="ce21" table:formula="of:=VAR([.N275:.N324])" office:value-type="float" office:value="10847.3228571429" calcext:value-type="float">
            <text:p>10847.3228571429</text:p>
          </table:table-cell>
          <table:table-cell table:number-columns-repeated="11"/>
        </table:table-row>
        <table:table-row table:style-name="ro4">
          <table:table-cell office:value-type="float" office:value="161.13" calcext:value-type="float">
            <text:p>161.13</text:p>
          </table:table-cell>
          <table:table-cell office:value-type="float" office:value="129.14" calcext:value-type="float">
            <text:p>129.14</text:p>
          </table:table-cell>
          <table:table-cell office:value-type="float" office:value="153.55" calcext:value-type="float">
            <text:p>153.55</text:p>
          </table:table-cell>
          <table:table-cell office:value-type="float" office:value="135.14" calcext:value-type="float">
            <text:p>135.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1812450218684" calcext:value-type="float">
            <text:p>1.3181245022</text:p>
          </table:table-cell>
          <table:table-cell table:style-name="ce21" table:formula="of:=SQRT([.G277]/[.G275])" office:value-type="float" office:value="1.84173122548834" calcext:value-type="float">
            <text:p>1.8417312255</text:p>
          </table:table-cell>
          <table:table-cell table:style-name="Default" table:formula="of:=SQRT([.H277]/[.H275])" office:value-type="float" office:value="1.94273526592518" calcext:value-type="float">
            <text:p>1.9427352659</text:p>
          </table:table-cell>
          <table:table-cell table:style-name="ce21" table:formula="of:=SQRT([.I277]/[.I275])" office:value-type="float" office:value="2.23455590182196" calcext:value-type="float">
            <text:p>2.2345559018</text:p>
          </table:table-cell>
          <table:table-cell table:style-name="ce18"/>
          <table:table-cell office:value-type="float" office:value="1443" calcext:value-type="float">
            <text:p>1443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68.5139700338253" calcext:value-type="float">
            <text:p>68.5139700338</text:p>
          </table:table-cell>
          <table:table-cell table:style-name="ce21" table:formula="of:=SQRT([.Q277]/[.Q275])" office:value-type="float" office:value="1.66060967412451" calcext:value-type="float">
            <text:p>1.6606096741</text:p>
          </table:table-cell>
          <table:table-cell table:style-name="Default" table:formula="of:=SQRT([.R277]/[.R275])" office:value-type="float" office:value="1.1246731951631" calcext:value-type="float">
            <text:p>1.1246731952</text:p>
          </table:table-cell>
          <table:table-cell table:style-name="ce21" table:formula="of:=SQRT([.S277]/[.S275])" office:value-type="float" office:value="14.7291023875475" calcext:value-type="float">
            <text:p>14.7291023875</text:p>
          </table:table-cell>
          <table:table-cell table:number-columns-repeated="11"/>
        </table:table-row>
        <table:table-row table:style-name="ro4">
          <table:table-cell office:value-type="float" office:value="148.31" calcext:value-type="float">
            <text:p>148.31</text:p>
          </table:table-cell>
          <table:table-cell office:value-type="float" office:value="163.07" calcext:value-type="float">
            <text:p>163.07</text:p>
          </table:table-cell>
          <table:table-cell office:value-type="float" office:value="161.43" calcext:value-type="float">
            <text:p>161.43</text:p>
          </table:table-cell>
          <table:table-cell office:value-type="float" office:value="150.47" calcext:value-type="float">
            <text:p>150.4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2115" calcext:value-type="float">
            <text:p>2115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32.12" calcext:value-type="float">
            <text:p>132.12</text:p>
          </table:table-cell>
          <table:table-cell office:value-type="float" office:value="129.64" calcext:value-type="float">
            <text:p>129.64</text:p>
          </table:table-cell>
          <table:table-cell office:value-type="float" office:value="163.38" calcext:value-type="float">
            <text:p>163.38</text:p>
          </table:table-cell>
          <table:table-cell office:value-type="float" office:value="138.77" calcext:value-type="float">
            <text:p>138.7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63.74" calcext:value-type="float">
            <text:p>163.7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51.32" calcext:value-type="float">
            <text:p>151.32</text:p>
          </table:table-cell>
          <table:table-cell office:value-type="float" office:value="140.17" calcext:value-type="float">
            <text:p>140.1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64887035904798" calcext:value-type="float">
            <text:p>2.648870359</text:p>
          </table:table-cell>
          <table:table-cell table:style-name="ce22" table:formula="of:=([.G280]*[.G278])" office:value-type="float" office:value="3.70109746418905" calcext:value-type="float">
            <text:p>3.7010974642</text:p>
          </table:table-cell>
          <table:table-cell table:style-name="ce18" table:formula="of:=([.H280]*[.H278])" office:value-type="float" office:value="3.90407268270093" calcext:value-type="float">
            <text:p>3.9040726827</text:p>
          </table:table-cell>
          <table:table-cell table:style-name="ce22" table:formula="of:=([.I280]*[.I278])" office:value-type="float" office:value="4.4905082062824" calcext:value-type="float">
            <text:p>4.4905082063</text:p>
          </table:table-cell>
          <table:table-cell table:style-name="ce18"/>
          <table:table-cell office:value-type="float" office:value="1225" calcext:value-type="float">
            <text:p>1225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137.68397757739" calcext:value-type="float">
            <text:p>137.6839775774</text:p>
          </table:table-cell>
          <table:table-cell table:style-name="ce22" table:formula="of:=([.Q280]*[.Q278])" office:value-type="float" office:value="3.33712007965787" calcext:value-type="float">
            <text:p>3.3371200797</text:p>
          </table:table-cell>
          <table:table-cell table:style-name="ce18" table:formula="of:=([.R280]*[.R278])" office:value-type="float" office:value="2.26011540286278" calcext:value-type="float">
            <text:p>2.2601154029</text:p>
          </table:table-cell>
          <table:table-cell table:style-name="ce22" table:formula="of:=([.S280]*[.S278])" office:value-type="float" office:value="29.5992394231566" calcext:value-type="float">
            <text:p>29.5992394232</text:p>
          </table:table-cell>
          <table:table-cell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mpegaudio;152.4102;2.64887035904798;146.7216;3.70109746418905;157.3592;3.90407268270093;143.7604;4.4905082062824;1685.14;137.68397757739;131.58;3.33712007965787;81.02;2.26011540286278;184.94;29.5992394231566" calcext:value-type="string">
            <text:p>mpegaudio;152.4102;2.64887035904798;146.7216;3.70109746418905;157.3592;3.90407268270093;143.7604;4.4905082062824;1685.14;137.68397757739;131.58;3.33712007965787;81.02;2.26011540286278;184.94;29.5992394231566</text:p>
          </table:table-cell>
          <table:table-cell table:number-columns-repeated="9"/>
        </table:table-row>
        <table:table-row table:style-name="ro4">
          <table:table-cell office:value-type="float" office:value="162.66" calcext:value-type="float">
            <text:p>162.66</text:p>
          </table:table-cell>
          <table:table-cell office:value-type="float" office:value="133.97" calcext:value-type="float">
            <text:p>133.97</text:p>
          </table:table-cell>
          <table:table-cell office:value-type="float" office:value="169.52" calcext:value-type="float">
            <text:p>169.52</text:p>
          </table:table-cell>
          <table:table-cell office:value-type="float" office:value="160.13" calcext:value-type="float">
            <text:p>160.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3798758813254" calcext:value-type="percentage">
            <text:p>1.74%</text:p>
          </table:table-cell>
          <table:table-cell table:formula="of:=[.G281]/[.G276]" office:value-type="percentage" office:value="0.0252253074134214" calcext:value-type="percentage">
            <text:p>2.52%</text:p>
          </table:table-cell>
          <table:table-cell table:formula="of:=[.H281]/[.H276]" office:value-type="percentage" office:value="0.0248099423656255" calcext:value-type="percentage">
            <text:p>2.48%</text:p>
          </table:table-cell>
          <table:table-cell table:formula="of:=[.I281]/[.I276]" office:value-type="percentage" office:value="0.0312360580958484" calcext:value-type="percentage">
            <text:p>3.12%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817047708661536" calcext:value-type="percentage">
            <text:p>8.17%</text:p>
          </table:table-cell>
          <table:table-cell table:formula="of:=[.Q281]/[.Q276]" office:value-type="percentage" office:value="0.0253619097101222" calcext:value-type="percentage">
            <text:p>2.54%</text:p>
          </table:table-cell>
          <table:table-cell table:formula="of:=[.R281]/[.R276]" office:value-type="percentage" office:value="0.0278957714497998" calcext:value-type="percentage">
            <text:p>2.79%</text:p>
          </table:table-cell>
          <table:table-cell table:formula="of:=[.S281]/[.S276]" office:value-type="percentage" office:value="0.160047796167171" calcext:value-type="percentage">
            <text:p>16.00%</text:p>
          </table:table-cell>
          <table:table-cell table:number-columns-repeated="11"/>
        </table:table-row>
        <table:table-row table:style-name="ro4">
          <table:table-cell office:value-type="float" office:value="133.72" calcext:value-type="float">
            <text:p>133.72</text:p>
          </table:table-cell>
          <table:table-cell office:value-type="float" office:value="140.56" calcext:value-type="float">
            <text:p>140.56</text:p>
          </table:table-cell>
          <table:table-cell office:value-type="float" office:value="154.49" calcext:value-type="float">
            <text:p>154.49</text:p>
          </table:table-cell>
          <table:table-cell office:value-type="float" office:value="153.6" calcext:value-type="float">
            <text:p>153.6</text:p>
          </table:table-cell>
          <table:table-cell table:number-columns-repeated="6"/>
          <table:table-cell office:value-type="float" office:value="1756" calcext:value-type="float">
            <text:p>1756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149.65" calcext:value-type="float">
            <text:p>149.65</text:p>
          </table:table-cell>
          <table:table-cell office:value-type="float" office:value="146.5" calcext:value-type="float">
            <text:p>146.5</text:p>
          </table:table-cell>
          <table:table-cell office:value-type="float" office:value="173.29" calcext:value-type="float">
            <text:p>173.29</text:p>
          </table:table-cell>
          <table:table-cell office:value-type="float" office:value="142.29" calcext:value-type="float">
            <text:p>142.2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373242735722411" calcext:value-type="percentage">
            <text:p>-03.73%</text:p>
          </table:table-cell>
          <table:table-cell table:style-name="ce23" table:formula="of:=([.H276]-[.F276])/[.F276]" office:value-type="percentage" office:value="0.0324715799861165" calcext:value-type="percentage">
            <text:p>03.25%</text:p>
          </table:table-cell>
          <table:table-cell table:style-name="ce23" table:formula="of:=([.I276]-[.F276])/[.F276]" office:value-type="percentage" office:value="-0.0567534193905659" calcext:value-type="percentage">
            <text:p>-05.68%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21917466798011" calcext:value-type="percentage">
            <text:p>-92.19%</text:p>
          </table:table-cell>
          <table:table-cell table:style-name="ce29" table:formula="of:=([.R276]-[.P276])/[.P276]" office:value-type="percentage" office:value="-0.95192090864854" calcext:value-type="percentage">
            <text:p>-95.19%</text:p>
          </table:table-cell>
          <table:table-cell table:style-name="ce29" table:formula="of:=([.S276]-[.P276])/[.P276]" office:value-type="percentage" office:value="-0.890252441933608" calcext:value-type="percentage">
            <text:p>-89.03%</text:p>
          </table:table-cell>
          <table:table-cell table:number-columns-repeated="11"/>
        </table:table-row>
        <table:table-row table:style-name="ro4">
          <table:table-cell office:value-type="float" office:value="157.43" calcext:value-type="float">
            <text:p>157.43</text:p>
          </table:table-cell>
          <table:table-cell office:value-type="float" office:value="146.27" calcext:value-type="float">
            <text:p>146.27</text:p>
          </table:table-cell>
          <table:table-cell office:value-type="float" office:value="168.04" calcext:value-type="float">
            <text:p>168.04</text:p>
          </table:table-cell>
          <table:table-cell office:value-type="float" office:value="149.09" calcext:value-type="float">
            <text:p>149.09</text:p>
          </table:table-cell>
          <table:table-cell table:number-columns-repeated="6"/>
          <table:table-cell office:value-type="float" office:value="2267" calcext:value-type="float">
            <text:p>226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346" calcext:value-type="float">
            <text:p>346</text:p>
          </table:table-cell>
          <table:table-cell table:number-columns-repeated="16"/>
        </table:table-row>
        <table:table-row table:style-name="ro4">
          <table:table-cell office:value-type="float" office:value="148.63" calcext:value-type="float">
            <text:p>148.63</text:p>
          </table:table-cell>
          <table:table-cell office:value-type="float" office:value="175.63" calcext:value-type="float">
            <text:p>175.63</text:p>
          </table:table-cell>
          <table:table-cell office:value-type="float" office:value="167.95" calcext:value-type="float">
            <text:p>167.95</text:p>
          </table:table-cell>
          <table:table-cell office:value-type="float" office:value="151.16" calcext:value-type="float">
            <text:p>151.16</text:p>
          </table:table-cell>
          <table:table-cell table:number-columns-repeated="6"/>
          <table:table-cell office:value-type="float" office:value="2099" calcext:value-type="float">
            <text:p>209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4">
          <table:table-cell office:value-type="float" office:value="163.4" calcext:value-type="float">
            <text:p>163.4</text:p>
          </table:table-cell>
          <table:table-cell office:value-type="float" office:value="137.73" calcext:value-type="float">
            <text:p>137.73</text:p>
          </table:table-cell>
          <table:table-cell office:value-type="float" office:value="176.05" calcext:value-type="float">
            <text:p>176.05</text:p>
          </table:table-cell>
          <table:table-cell office:value-type="float" office:value="144.86" calcext:value-type="float">
            <text:p>144.86</text:p>
          </table:table-cell>
          <table:table-cell table:number-columns-repeated="6"/>
          <table:table-cell office:value-type="float" office:value="1246" calcext:value-type="float">
            <text:p>1246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4.49" calcext:value-type="float">
            <text:p>144.49</text:p>
          </table:table-cell>
          <table:table-cell office:value-type="float" office:value="158.49" calcext:value-type="float">
            <text:p>158.49</text:p>
          </table:table-cell>
          <table:table-cell office:value-type="float" office:value="144.06" calcext:value-type="float">
            <text:p>144.06</text:p>
          </table:table-cell>
          <table:table-cell table:number-columns-repeated="6"/>
          <table:table-cell office:value-type="float" office:value="1844" calcext:value-type="float">
            <text:p>1844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367" calcext:value-type="float">
            <text:p>367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25.98" calcext:value-type="float">
            <text:p>125.98</text:p>
          </table:table-cell>
          <table:table-cell office:value-type="float" office:value="147.99" calcext:value-type="float">
            <text:p>147.99</text:p>
          </table:table-cell>
          <table:table-cell office:value-type="float" office:value="121.07" calcext:value-type="float">
            <text:p>121.07</text:p>
          </table:table-cell>
          <table:table-cell table:number-columns-repeated="6"/>
          <table:table-cell office:value-type="float" office:value="1355" calcext:value-type="float">
            <text:p>1355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151.8" calcext:value-type="float">
            <text:p>151.8</text:p>
          </table:table-cell>
          <table:table-cell office:value-type="float" office:value="144.75" calcext:value-type="float">
            <text:p>144.75</text:p>
          </table:table-cell>
          <table:table-cell office:value-type="float" office:value="178.94" calcext:value-type="float">
            <text:p>178.94</text:p>
          </table:table-cell>
          <table:table-cell office:value-type="float" office:value="156.2" calcext:value-type="float">
            <text:p>156.2</text:p>
          </table:table-cell>
          <table:table-cell table:number-columns-repeated="6"/>
          <table:table-cell office:value-type="float" office:value="2566" calcext:value-type="float">
            <text:p>2566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138.63" calcext:value-type="float">
            <text:p>138.63</text:p>
          </table:table-cell>
          <table:table-cell office:value-type="float" office:value="151.32" calcext:value-type="float">
            <text:p>151.32</text:p>
          </table:table-cell>
          <table:table-cell office:value-type="float" office:value="130.51" calcext:value-type="float">
            <text:p>130.51</text:p>
          </table:table-cell>
          <table:table-cell office:value-type="float" office:value="155.57" calcext:value-type="float">
            <text:p>155.57</text:p>
          </table:table-cell>
          <table:table-cell table:number-columns-repeated="6"/>
          <table:table-cell office:value-type="float" office:value="2188" calcext:value-type="float">
            <text:p>2188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4">
          <table:table-cell office:value-type="float" office:value="137.01" calcext:value-type="float">
            <text:p>137.01</text:p>
          </table:table-cell>
          <table:table-cell office:value-type="float" office:value="155.59" calcext:value-type="float">
            <text:p>155.59</text:p>
          </table:table-cell>
          <table:table-cell office:value-type="float" office:value="154.86" calcext:value-type="float">
            <text:p>154.86</text:p>
          </table:table-cell>
          <table:table-cell office:value-type="float" office:value="156.5" calcext:value-type="float">
            <text:p>156.5</text:p>
          </table:table-cell>
          <table:table-cell table:number-columns-repeated="6"/>
          <table:table-cell office:value-type="float" office:value="1634" calcext:value-type="float">
            <text:p>163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9.07" calcext:value-type="float">
            <text:p>159.07</text:p>
          </table:table-cell>
          <table:table-cell office:value-type="float" office:value="147.99" calcext:value-type="float">
            <text:p>147.99</text:p>
          </table:table-cell>
          <table:table-cell office:value-type="float" office:value="176.08" calcext:value-type="float">
            <text:p>176.08</text:p>
          </table:table-cell>
          <table:table-cell office:value-type="float" office:value="126.83" calcext:value-type="float">
            <text:p>126.83</text:p>
          </table:table-cell>
          <table:table-cell table:number-columns-repeated="6"/>
          <table:table-cell office:value-type="float" office:value="1494" calcext:value-type="float">
            <text:p>1494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157.45" calcext:value-type="float">
            <text:p>157.45</text:p>
          </table:table-cell>
          <table:table-cell office:value-type="float" office:value="156.33" calcext:value-type="float">
            <text:p>156.33</text:p>
          </table:table-cell>
          <table:table-cell office:value-type="float" office:value="167.92" calcext:value-type="float">
            <text:p>167.92</text:p>
          </table:table-cell>
          <table:table-cell office:value-type="float" office:value="162.13" calcext:value-type="float">
            <text:p>162.13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152.19" calcext:value-type="float">
            <text:p>152.19</text:p>
          </table:table-cell>
          <table:table-cell office:value-type="float" office:value="132.32" calcext:value-type="float">
            <text:p>132.32</text:p>
          </table:table-cell>
          <table:table-cell office:value-type="float" office:value="146.23" calcext:value-type="float">
            <text:p>146.23</text:p>
          </table:table-cell>
          <table:table-cell office:value-type="float" office:value="113.41" calcext:value-type="float">
            <text:p>113.41</text:p>
          </table:table-cell>
          <table:table-cell table:number-columns-repeated="6"/>
          <table:table-cell office:value-type="float" office:value="1951" calcext:value-type="float">
            <text:p>1951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156.25" calcext:value-type="float">
            <text:p>156.25</text:p>
          </table:table-cell>
          <table:table-cell office:value-type="float" office:value="156.58" calcext:value-type="float">
            <text:p>156.58</text:p>
          </table:table-cell>
          <table:table-cell office:value-type="float" office:value="155.67" calcext:value-type="float">
            <text:p>155.67</text:p>
          </table:table-cell>
          <table:table-cell office:value-type="float" office:value="142.35" calcext:value-type="float">
            <text:p>142.35</text:p>
          </table:table-cell>
          <table:table-cell table:number-columns-repeated="6"/>
          <table:table-cell office:value-type="float" office:value="1445" calcext:value-type="float">
            <text:p>144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160.16" calcext:value-type="float">
            <text:p>160.16</text:p>
          </table:table-cell>
          <table:table-cell office:value-type="float" office:value="135.94" calcext:value-type="float">
            <text:p>135.94</text:p>
          </table:table-cell>
          <table:table-cell office:value-type="float" office:value="144.38" calcext:value-type="float">
            <text:p>144.38</text:p>
          </table:table-cell>
          <table:table-cell office:value-type="float" office:value="141.34" calcext:value-type="float">
            <text:p>141.34</text:p>
          </table:table-cell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52.55" calcext:value-type="float">
            <text:p>152.55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1.49" calcext:value-type="float">
            <text:p>151.49</text:p>
          </table:table-cell>
          <table:table-cell office:value-type="float" office:value="128.48" calcext:value-type="float">
            <text:p>128.48</text:p>
          </table:table-cell>
          <table:table-cell table:number-columns-repeated="6"/>
          <table:table-cell office:value-type="float" office:value="1257" calcext:value-type="float">
            <text:p>1257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64.07" calcext:value-type="float">
            <text:p>164.07</text:p>
          </table:table-cell>
          <table:table-cell office:value-type="float" office:value="168.51" calcext:value-type="float">
            <text:p>168.51</text:p>
          </table:table-cell>
          <table:table-cell office:value-type="float" office:value="169.88" calcext:value-type="float">
            <text:p>169.88</text:p>
          </table:table-cell>
          <table:table-cell office:value-type="float" office:value="121.21" calcext:value-type="float">
            <text:p>121.21</text:p>
          </table:table-cell>
          <table:table-cell table:number-columns-repeated="6"/>
          <table:table-cell office:value-type="float" office:value="1120" calcext:value-type="float">
            <text:p>1120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162.99" calcext:value-type="float">
            <text:p>162.99</text:p>
          </table:table-cell>
          <table:table-cell office:value-type="float" office:value="149.84" calcext:value-type="float">
            <text:p>149.84</text:p>
          </table:table-cell>
          <table:table-cell office:value-type="float" office:value="164.36" calcext:value-type="float">
            <text:p>164.36</text:p>
          </table:table-cell>
          <table:table-cell office:value-type="float" office:value="116.34" calcext:value-type="float">
            <text:p>116.34</text:p>
          </table:table-cell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49.14" calcext:value-type="float">
            <text:p>149.14</text:p>
          </table:table-cell>
          <table:table-cell office:value-type="float" office:value="139.53" calcext:value-type="float">
            <text:p>139.53</text:p>
          </table:table-cell>
          <table:table-cell office:value-type="float" office:value="147.69" calcext:value-type="float">
            <text:p>147.69</text:p>
          </table:table-cell>
          <table:table-cell office:value-type="float" office:value="148.61" calcext:value-type="float">
            <text:p>148.61</text:p>
          </table:table-cell>
          <table:table-cell table:number-columns-repeated="6"/>
          <table:table-cell office:value-type="float" office:value="1995" calcext:value-type="float">
            <text:p>1995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52.6" calcext:value-type="float">
            <text:p>152.6</text:p>
          </table:table-cell>
          <table:table-cell office:value-type="float" office:value="159.36" calcext:value-type="float">
            <text:p>159.36</text:p>
          </table:table-cell>
          <table:table-cell office:value-type="float" office:value="153.43" calcext:value-type="float">
            <text:p>153.43</text:p>
          </table:table-cell>
          <table:table-cell office:value-type="float" office:value="146.23" calcext:value-type="float">
            <text:p>146.23</text:p>
          </table:table-cell>
          <table:table-cell table:number-columns-repeated="6"/>
          <table:table-cell office:value-type="float" office:value="1627" calcext:value-type="float">
            <text:p>1627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152.65" calcext:value-type="float">
            <text:p>152.65</text:p>
          </table:table-cell>
          <table:table-cell office:value-type="float" office:value="141.22" calcext:value-type="float">
            <text:p>141.22</text:p>
          </table:table-cell>
          <table:table-cell office:value-type="float" office:value="164.3" calcext:value-type="float">
            <text:p>164.3</text:p>
          </table:table-cell>
          <table:table-cell office:value-type="float" office:value="118.04" calcext:value-type="float">
            <text:p>118.04</text:p>
          </table:table-cell>
          <table:table-cell table:number-columns-repeated="6"/>
          <table:table-cell office:value-type="float" office:value="2048" calcext:value-type="float">
            <text:p>2048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office:value-type="float" office:value="158.94" calcext:value-type="float">
            <text:p>158.94</text:p>
          </table:table-cell>
          <table:table-cell office:value-type="float" office:value="151.18" calcext:value-type="float">
            <text:p>151.18</text:p>
          </table:table-cell>
          <table:table-cell office:value-type="float" office:value="159.47" calcext:value-type="float">
            <text:p>159.47</text:p>
          </table:table-cell>
          <table:table-cell office:value-type="float" office:value="121.01" calcext:value-type="float">
            <text:p>121.01</text:p>
          </table:table-cell>
          <table:table-cell table:number-columns-repeated="6"/>
          <table:table-cell office:value-type="float" office:value="1471" calcext:value-type="float">
            <text:p>1471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57.09" calcext:value-type="float">
            <text:p>157.09</text:p>
          </table:table-cell>
          <table:table-cell office:value-type="float" office:value="118.89" calcext:value-type="float">
            <text:p>118.89</text:p>
          </table:table-cell>
          <table:table-cell office:value-type="float" office:value="151.73" calcext:value-type="float">
            <text:p>151.73</text:p>
          </table:table-cell>
          <table:table-cell office:value-type="float" office:value="137.14" calcext:value-type="float">
            <text:p>137.14</text:p>
          </table:table-cell>
          <table:table-cell table:number-columns-repeated="6"/>
          <table:table-cell office:value-type="float" office:value="1428" calcext:value-type="float">
            <text:p>1428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463" calcext:value-type="float">
            <text:p>463</text:p>
          </table:table-cell>
          <table:table-cell table:number-columns-repeated="16"/>
        </table:table-row>
        <table:table-row table:style-name="ro4">
          <table:table-cell office:value-type="float" office:value="150.45" calcext:value-type="float">
            <text:p>150.45</text:p>
          </table:table-cell>
          <table:table-cell office:value-type="float" office:value="155.64" calcext:value-type="float">
            <text:p>155.64</text:p>
          </table:table-cell>
          <table:table-cell office:value-type="float" office:value="152.04" calcext:value-type="float">
            <text:p>152.04</text:p>
          </table:table-cell>
          <table:table-cell office:value-type="float" office:value="171.03" calcext:value-type="float">
            <text:p>171.03</text:p>
          </table:table-cell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160.37" calcext:value-type="float">
            <text:p>160.37</text:p>
          </table:table-cell>
          <table:table-cell office:value-type="float" office:value="134.04" calcext:value-type="float">
            <text:p>134.04</text:p>
          </table:table-cell>
          <table:table-cell office:value-type="float" office:value="146.79" calcext:value-type="float">
            <text:p>146.79</text:p>
          </table:table-cell>
          <table:table-cell office:value-type="float" office:value="142.33" calcext:value-type="float">
            <text:p>142.33</text:p>
          </table:table-cell>
          <table:table-cell table:number-columns-repeated="6"/>
          <table:table-cell office:value-type="float" office:value="964" calcext:value-type="float">
            <text:p>964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  <table:table-cell table:number-columns-repeated="16"/>
        </table:table-row>
        <table:table-row table:style-name="ro4">
          <table:table-cell office:value-type="float" office:value="151.11" calcext:value-type="float">
            <text:p>151.11</text:p>
          </table:table-cell>
          <table:table-cell office:value-type="float" office:value="139.51" calcext:value-type="float">
            <text:p>139.51</text:p>
          </table:table-cell>
          <table:table-cell office:value-type="float" office:value="155.62" calcext:value-type="float">
            <text:p>155.62</text:p>
          </table:table-cell>
          <table:table-cell office:value-type="float" office:value="148.4" calcext:value-type="float">
            <text:p>148.4</text:p>
          </table:table-cell>
          <table:table-cell table:number-columns-repeated="6"/>
          <table:table-cell office:value-type="float" office:value="2286" calcext:value-type="float">
            <text:p>228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143.43" calcext:value-type="float">
            <text:p>143.43</text:p>
          </table:table-cell>
          <table:table-cell office:value-type="float" office:value="153.33" calcext:value-type="float">
            <text:p>153.33</text:p>
          </table:table-cell>
          <table:table-cell office:value-type="float" office:value="123.47" calcext:value-type="float">
            <text:p>123.47</text:p>
          </table:table-cell>
          <table:table-cell office:value-type="float" office:value="144.32" calcext:value-type="float">
            <text:p>144.32</text:p>
          </table:table-cell>
          <table:table-cell table:number-columns-repeated="6"/>
          <table:table-cell office:value-type="float" office:value="2239" calcext:value-type="float">
            <text:p>223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132.29" calcext:value-type="float">
            <text:p>132.29</text:p>
          </table:table-cell>
          <table:table-cell office:value-type="float" office:value="155.34" calcext:value-type="float">
            <text:p>155.34</text:p>
          </table:table-cell>
          <table:table-cell office:value-type="float" office:value="152.28" calcext:value-type="float">
            <text:p>152.28</text:p>
          </table:table-cell>
          <table:table-cell office:value-type="float" office:value="156.79" calcext:value-type="float">
            <text:p>156.79</text:p>
          </table:table-cell>
          <table:table-cell table:number-columns-repeated="6"/>
          <table:table-cell office:value-type="float" office:value="2752" calcext:value-type="float">
            <text:p>2752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35.02" calcext:value-type="float">
            <text:p>135.02</text:p>
          </table:table-cell>
          <table:table-cell office:value-type="float" office:value="148.58" calcext:value-type="float">
            <text:p>148.58</text:p>
          </table:table-cell>
          <table:table-cell office:value-type="float" office:value="169.07" calcext:value-type="float">
            <text:p>169.07</text:p>
          </table:table-cell>
          <table:table-cell office:value-type="float" office:value="169.22" calcext:value-type="float">
            <text:p>169.22</text:p>
          </table:table-cell>
          <table:table-cell table:number-columns-repeated="6"/>
          <table:table-cell office:value-type="float" office:value="1351" calcext:value-type="float">
            <text:p>1351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162.63" calcext:value-type="float">
            <text:p>162.63</text:p>
          </table:table-cell>
          <table:table-cell office:value-type="float" office:value="155.62" calcext:value-type="float">
            <text:p>155.62</text:p>
          </table:table-cell>
          <table:table-cell office:value-type="float" office:value="108.7" calcext:value-type="float">
            <text:p>108.7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40.13" calcext:value-type="float">
            <text:p>140.13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7.81" calcext:value-type="float">
            <text:p>147.81</text:p>
          </table:table-cell>
          <table:table-cell table:number-columns-repeated="6"/>
          <table:table-cell office:value-type="float" office:value="2040" calcext:value-type="float">
            <text:p>204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160.21" calcext:value-type="float">
            <text:p>160.21</text:p>
          </table:table-cell>
          <table:table-cell office:value-type="float" office:value="158.91" calcext:value-type="float">
            <text:p>158.91</text:p>
          </table:table-cell>
          <table:table-cell office:value-type="float" office:value="147.53" calcext:value-type="float">
            <text:p>147.53</text:p>
          </table:table-cell>
          <table:table-cell office:value-type="float" office:value="162.91" calcext:value-type="float">
            <text:p>162.91</text:p>
          </table:table-cell>
          <table:table-cell table:number-columns-repeated="6"/>
          <table:table-cell office:value-type="float" office:value="1564" calcext:value-type="float">
            <text:p>1564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160.67" calcext:value-type="float">
            <text:p>160.67</text:p>
          </table:table-cell>
          <table:table-cell office:value-type="float" office:value="140.78" calcext:value-type="float">
            <text:p>140.78</text:p>
          </table:table-cell>
          <table:table-cell office:value-type="float" office:value="183.14" calcext:value-type="float">
            <text:p>183.14</text:p>
          </table:table-cell>
          <table:table-cell office:value-type="float" office:value="158.49" calcext:value-type="float">
            <text:p>158.49</text:p>
          </table:table-cell>
          <table:table-cell table:number-columns-repeated="6"/>
          <table:table-cell office:value-type="float" office:value="1345" calcext:value-type="float">
            <text:p>1345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138.89" calcext:value-type="float">
            <text:p>138.89</text:p>
          </table:table-cell>
          <table:table-cell office:value-type="float" office:value="152.82" calcext:value-type="float">
            <text:p>152.82</text:p>
          </table:table-cell>
          <table:table-cell office:value-type="float" office:value="154.14" calcext:value-type="float">
            <text:p>154.14</text:p>
          </table:table-cell>
          <table:table-cell office:value-type="float" office:value="114.92" calcext:value-type="float">
            <text:p>114.92</text:p>
          </table:table-cell>
          <table:table-cell table:number-columns-repeated="6"/>
          <table:table-cell office:value-type="float" office:value="2724" calcext:value-type="float">
            <text:p>272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157.79" calcext:value-type="float">
            <text:p>157.79</text:p>
          </table:table-cell>
          <table:table-cell office:value-type="float" office:value="129.38" calcext:value-type="float">
            <text:p>129.38</text:p>
          </table:table-cell>
          <table:table-cell office:value-type="float" office:value="145.32" calcext:value-type="float">
            <text:p>145.32</text:p>
          </table:table-cell>
          <table:table-cell office:value-type="float" office:value="138.23" calcext:value-type="float">
            <text:p>138.23</text:p>
          </table:table-cell>
          <table:table-cell table:number-columns-repeated="6"/>
          <table:table-cell office:value-type="float" office:value="912" calcext:value-type="float">
            <text:p>912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52.91" calcext:value-type="float">
            <text:p>152.91</text:p>
          </table:table-cell>
          <table:table-cell office:value-type="float" office:value="155.16" calcext:value-type="float">
            <text:p>155.16</text:p>
          </table:table-cell>
          <table:table-cell office:value-type="float" office:value="151.09" calcext:value-type="float">
            <text:p>151.09</text:p>
          </table:table-cell>
          <table:table-cell office:value-type="float" office:value="138.53" calcext:value-type="float">
            <text:p>138.53</text:p>
          </table:table-cell>
          <table:table-cell table:number-columns-repeated="6"/>
          <table:table-cell office:value-type="float" office:value="2468" calcext:value-type="float">
            <text:p>2468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134.34" calcext:value-type="float">
            <text:p>134.34</text:p>
          </table:table-cell>
          <table:table-cell office:value-type="float" office:value="164.3" calcext:value-type="float">
            <text:p>164.3</text:p>
          </table:table-cell>
          <table:table-cell office:value-type="float" office:value="119.25" calcext:value-type="float">
            <text:p>119.25</text:p>
          </table:table-cell>
          <table:table-cell office:value-type="float" office:value="162.13" calcext:value-type="float">
            <text:p>162.13</text:p>
          </table:table-cell>
          <table:table-cell table:number-columns-repeated="6"/>
          <table:table-cell office:value-type="float" office:value="1728" calcext:value-type="float">
            <text:p>1728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153.11" calcext:value-type="float">
            <text:p>153.11</text:p>
          </table:table-cell>
          <table:table-cell office:value-type="float" office:value="164.5" calcext:value-type="float">
            <text:p>164.5</text:p>
          </table:table-cell>
          <table:table-cell office:value-type="float" office:value="132.18" calcext:value-type="float">
            <text:p>132.18</text:p>
          </table:table-cell>
          <table:table-cell office:value-type="float" office:value="156.63" calcext:value-type="float">
            <text:p>156.63</text:p>
          </table:table-cell>
          <table:table-cell table:number-columns-repeated="6"/>
          <table:table-cell office:value-type="float" office:value="1553" calcext:value-type="float">
            <text:p>1553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62.68" calcext:value-type="float">
            <text:p>162.68</text:p>
          </table:table-cell>
          <table:table-cell office:value-type="float" office:value="135.52" calcext:value-type="float">
            <text:p>135.52</text:p>
          </table:table-cell>
          <table:table-cell office:value-type="float" office:value="161.34" calcext:value-type="float">
            <text:p>161.34</text:p>
          </table:table-cell>
          <table:table-cell office:value-type="float" office:value="139.37" calcext:value-type="float">
            <text:p>139.37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62.22" calcext:value-type="float">
            <text:p>162.22</text:p>
          </table:table-cell>
          <table:table-cell office:value-type="float" office:value="156.68" calcext:value-type="float">
            <text:p>156.68</text:p>
          </table:table-cell>
          <table:table-cell office:value-type="float" office:value="158.63" calcext:value-type="float">
            <text:p>158.63</text:p>
          </table:table-cell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44.38" calcext:value-type="float">
            <text:p>144.38</text:p>
          </table:table-cell>
          <table:table-cell table:number-columns-repeated="6"/>
          <table:table-cell office:value-type="float" office:value="1682" calcext:value-type="float">
            <text:p>1682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table:style-name="ce5" office:value-type="float" office:value="139.23" calcext:value-type="float">
            <text:p>139.23</text:p>
          </table:table-cell>
          <table:table-cell table:style-name="ce10" office:value-type="float" office:value="135.38" calcext:value-type="float">
            <text:p>135.38</text:p>
          </table:table-cell>
          <table:table-cell office:value-type="float" office:value="180.59" calcext:value-type="float">
            <text:p>180.59</text:p>
          </table:table-cell>
          <table:table-cell office:value-type="float" office:value="140.54" calcext:value-type="float">
            <text:p>140.54</text:p>
          </table:table-cell>
          <table:table-cell table:style-name="ce16"/>
          <table:table-cell table:style-name="ce20" table:number-columns-repeated="5"/>
          <table:table-cell table:style-name="ce10" office:value-type="float" office:value="2527" calcext:value-type="float">
            <text:p>2527</text:p>
          </table:table-cell>
          <table:table-cell table:style-name="ce10"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3.81" calcext:value-type="float">
            <text:p>83.81</text:p>
          </table:table-cell>
          <table:table-cell office:value-type="float" office:value="90.68" calcext:value-type="float">
            <text:p>90.68</text:p>
          </table:table-cell>
          <table:table-cell office:value-type="float" office:value="80.57" calcext:value-type="float">
            <text:p>80.57</text:p>
          </table:table-cell>
          <table:table-cell office:value-type="float" office:value="88.74" calcext:value-type="float">
            <text:p>88.7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4.31" calcext:value-type="float">
            <text:p>84.31</text:p>
          </table:table-cell>
          <table:table-cell office:value-type="float" office:value="88.97" calcext:value-type="float">
            <text:p>88.97</text:p>
          </table:table-cell>
          <table:table-cell office:value-type="float" office:value="86.67" calcext:value-type="float">
            <text:p>86.67</text:p>
          </table:table-cell>
          <table:table-cell office:value-type="float" office:value="91.26" calcext:value-type="float">
            <text:p>91.2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85.468" calcext:value-type="float">
            <text:p>85.468</text:p>
          </table:table-cell>
          <table:table-cell table:style-name="ce22" table:formula="of:=AVERAGE([.B329:.B378])" office:value-type="float" office:value="87.856" calcext:value-type="float">
            <text:p>87.856</text:p>
          </table:table-cell>
          <table:table-cell table:style-name="ce18" table:formula="of:=AVERAGE([.C329:.C378])" office:value-type="float" office:value="86.4932" calcext:value-type="float">
            <text:p>86.4932</text:p>
          </table:table-cell>
          <table:table-cell table:style-name="ce22" table:formula="of:=AVERAGE([.D329:.D378])" office:value-type="float" office:value="89.654" calcext:value-type="float">
            <text:p>89.654</text:p>
          </table:table-cell>
          <table:table-cell table:style-name="ce18"/>
          <table:table-cell office:value-type="float" office:value="283" calcext:value-type="float">
            <text:p>28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273.46" calcext:value-type="float">
            <text:p>273.46</text:p>
          </table:table-cell>
          <table:table-cell table:style-name="ce22" table:formula="of:=AVERAGE([.L329:.L378])" office:value-type="float" office:value="80.04" calcext:value-type="float">
            <text:p>80.04</text:p>
          </table:table-cell>
          <table:table-cell table:style-name="ce18" table:formula="of:=AVERAGE([.M329:.M378])" office:value-type="float" office:value="61.26" calcext:value-type="float">
            <text:p>61.26</text:p>
          </table:table-cell>
          <table:table-cell table:style-name="ce22" table:formula="of:=AVERAGE([.N329:.N378])" office:value-type="float" office:value="84.04" calcext:value-type="float">
            <text:p>84.04</text:p>
          </table:table-cell>
          <table:table-cell table:number-columns-repeated="11"/>
        </table:table-row>
        <table:table-row table:style-name="ro4">
          <table:table-cell office:value-type="float" office:value="85.04" calcext:value-type="float">
            <text:p>85.04</text:p>
          </table:table-cell>
          <table:table-cell office:value-type="float" office:value="86.57" calcext:value-type="float">
            <text:p>86.57</text:p>
          </table:table-cell>
          <table:table-cell office:value-type="float" office:value="88.92" calcext:value-type="float">
            <text:p>88.92</text:p>
          </table:table-cell>
          <table:table-cell office:value-type="float" office:value="85.67" calcext:value-type="float">
            <text:p>85.6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0.3712897959184" calcext:value-type="float">
            <text:p>10.3712897959</text:p>
          </table:table-cell>
          <table:table-cell table:style-name="ce21" table:formula="of:=VAR([.B329:.B378])" office:value-type="float" office:value="4.07156326530612" calcext:value-type="float">
            <text:p>4.0715632653</text:p>
          </table:table-cell>
          <table:table-cell table:style-name="Default" table:formula="of:=VAR([.C329:.C378])" office:value-type="float" office:value="7.07629567346939" calcext:value-type="float">
            <text:p>7.0762956735</text:p>
          </table:table-cell>
          <table:table-cell table:style-name="ce21" table:formula="of:=VAR([.D329:.D378])" office:value-type="float" office:value="5.89535510204082" calcext:value-type="float">
            <text:p>5.895355102</text:p>
          </table:table-cell>
          <table:table-cell table:style-name="ce18"/>
          <table:table-cell office:value-type="float" office:value="239" calcext:value-type="float">
            <text:p>239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1100.17183673469" calcext:value-type="float">
            <text:p>1100.1718367347</text:p>
          </table:table-cell>
          <table:table-cell table:style-name="ce21" table:formula="of:=VAR([.L329:.L378])" office:value-type="float" office:value="176.977959183674" calcext:value-type="float">
            <text:p>176.9779591837</text:p>
          </table:table-cell>
          <table:table-cell table:style-name="Default" table:formula="of:=VAR([.M329:.M378])" office:value-type="float" office:value="144.482040816327" calcext:value-type="float">
            <text:p>144.4820408163</text:p>
          </table:table-cell>
          <table:table-cell table:style-name="ce21" table:formula="of:=VAR([.N329:.N378])" office:value-type="float" office:value="217.671836734694" calcext:value-type="float">
            <text:p>217.6718367347</text:p>
          </table:table-cell>
          <table:table-cell table:number-columns-repeated="11"/>
        </table:table-row>
        <table:table-row table:style-name="ro4">
          <table:table-cell office:value-type="float" office:value="84.8" calcext:value-type="float">
            <text:p>84.8</text:p>
          </table:table-cell>
          <table:table-cell office:value-type="float" office:value="91.39" calcext:value-type="float">
            <text:p>91.39</text:p>
          </table:table-cell>
          <table:table-cell office:value-type="float" office:value="87.58" calcext:value-type="float">
            <text:p>87.58</text:p>
          </table:table-cell>
          <table:table-cell office:value-type="float" office:value="96.76" calcext:value-type="float">
            <text:p>96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55440222113031" calcext:value-type="float">
            <text:p>0.4554402221</text:p>
          </table:table-cell>
          <table:table-cell table:style-name="ce21" table:formula="of:=SQRT([.G331]/[.G329])" office:value-type="float" office:value="0.285361639514008" calcext:value-type="float">
            <text:p>0.2853616395</text:p>
          </table:table-cell>
          <table:table-cell table:style-name="Default" table:formula="of:=SQRT([.H331]/[.H329])" office:value-type="float" office:value="0.376199300197897" calcext:value-type="float">
            <text:p>0.3761993002</text:p>
          </table:table-cell>
          <table:table-cell table:style-name="ce21" table:formula="of:=SQRT([.I331]/[.I329])" office:value-type="float" office:value="0.34337603591517" calcext:value-type="float">
            <text:p>0.3433760359</text:p>
          </table:table-cell>
          <table:table-cell table:style-name="ce18"/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4.69078210266624" calcext:value-type="float">
            <text:p>4.6907821027</text:p>
          </table:table-cell>
          <table:table-cell table:style-name="ce21" table:formula="of:=SQRT([.Q331]/[.Q329])" office:value-type="float" office:value="1.88137162295849" calcext:value-type="float">
            <text:p>1.881371623</text:p>
          </table:table-cell>
          <table:table-cell table:style-name="Default" table:formula="of:=SQRT([.R331]/[.R329])" office:value-type="float" office:value="1.69989435446046" calcext:value-type="float">
            <text:p>1.6998943545</text:p>
          </table:table-cell>
          <table:table-cell table:style-name="ce21" table:formula="of:=SQRT([.S331]/[.S329])" office:value-type="float" office:value="2.08648909287681" calcext:value-type="float">
            <text:p>2.0864890929</text:p>
          </table:table-cell>
          <table:table-cell table:number-columns-repeated="11"/>
        </table:table-row>
        <table:table-row table:style-name="ro4">
          <table:table-cell office:value-type="float" office:value="90.79" calcext:value-type="float">
            <text:p>90.79</text:p>
          </table:table-cell>
          <table:table-cell office:value-type="float" office:value="86.66" calcext:value-type="float">
            <text:p>86.66</text:p>
          </table:table-cell>
          <table:table-cell office:value-type="float" office:value="88.82" calcext:value-type="float">
            <text:p>88.82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8.71" calcext:value-type="float">
            <text:p>88.71</text:p>
          </table:table-cell>
          <table:table-cell office:value-type="float" office:value="87.1" calcext:value-type="float">
            <text:p>87.1</text:p>
          </table:table-cell>
          <table:table-cell office:value-type="float" office:value="87.29" calcext:value-type="float">
            <text:p>87.29</text:p>
          </table:table-cell>
          <table:table-cell office:value-type="float" office:value="86.42" calcext:value-type="float">
            <text:p>86.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.42" calcext:value-type="float">
            <text:p>76.42</text:p>
          </table:table-cell>
          <table:table-cell office:value-type="float" office:value="91.86" calcext:value-type="float">
            <text:p>91.86</text:p>
          </table:table-cell>
          <table:table-cell office:value-type="float" office:value="83.61" calcext:value-type="float">
            <text:p>83.61</text:p>
          </table:table-cell>
          <table:table-cell office:value-type="float" office:value="89.47" calcext:value-type="float">
            <text:p>89.4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0.915241392350988" calcext:value-type="float">
            <text:p>0.9152413924</text:p>
          </table:table-cell>
          <table:table-cell table:style-name="ce22" table:formula="of:=([.G334]*[.G332])" office:value-type="float" office:value="0.57345568439395" calcext:value-type="float">
            <text:p>0.5734556844</text:p>
          </table:table-cell>
          <table:table-cell table:style-name="ce18" table:formula="of:=([.H334]*[.H332])" office:value-type="float" office:value="0.756000797903043" calcext:value-type="float">
            <text:p>0.7560007979</text:p>
          </table:table-cell>
          <table:table-cell table:style-name="ce22" table:formula="of:=([.I334]*[.I332])" office:value-type="float" office:value="0.690039978798726" calcext:value-type="float">
            <text:p>0.6900399788</text:p>
          </table:table-cell>
          <table:table-cell table:style-name="ce18"/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9.42647955628709" calcext:value-type="float">
            <text:p>9.4264795563</text:p>
          </table:table-cell>
          <table:table-cell table:style-name="ce22" table:formula="of:=([.Q334]*[.Q332])" office:value-type="float" office:value="3.78075782533503" calcext:value-type="float">
            <text:p>3.7807578253</text:p>
          </table:table-cell>
          <table:table-cell table:style-name="ce18" table:formula="of:=([.R334]*[.R332])" office:value-type="float" office:value="3.41606560045952" calcext:value-type="float">
            <text:p>3.4160656005</text:p>
          </table:table-cell>
          <table:table-cell table:style-name="ce22" table:formula="of:=([.S334]*[.S332])" office:value-type="float" office:value="4.19295681358548" calcext:value-type="float">
            <text:p>4.1929568136</text:p>
          </table:table-cell>
          <table:table-cell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scimark.fft.large;85.468;0.915241392350988;87.856;0.57345568439395;86.4932;0.756000797903043;89.654;0.690039978798726;273.46;9.42647955628709;80.04;3.78075782533503;61.26;3.41606560045952;84.04;4.19295681358548" calcext:value-type="string">
            <text:p>scimark.fft.large;85.468;0.915241392350988;87.856;0.57345568439395;86.4932;0.756000797903043;89.654;0.690039978798726;273.46;9.42647955628709;80.04;3.78075782533503;61.26;3.41606560045952;84.04;4.19295681358548</text:p>
          </table:table-cell>
          <table:table-cell table:number-columns-repeated="9"/>
        </table:table-row>
        <table:table-row table:style-name="ro4">
          <table:table-cell office:value-type="float" office:value="85.12" calcext:value-type="float">
            <text:p>85.12</text:p>
          </table:table-cell>
          <table:table-cell office:value-type="float" office:value="88.02" calcext:value-type="float">
            <text:p>88.02</text:p>
          </table:table-cell>
          <table:table-cell office:value-type="float" office:value="85.48" calcext:value-type="float">
            <text:p>85.48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7085855799947" calcext:value-type="percentage">
            <text:p>1.07%</text:p>
          </table:table-cell>
          <table:table-cell table:formula="of:=[.G335]/[.G330]" office:value-type="percentage" office:value="0.00652722277811362" calcext:value-type="percentage">
            <text:p>0.65%</text:p>
          </table:table-cell>
          <table:table-cell table:formula="of:=[.H335]/[.H330]" office:value-type="percentage" office:value="0.00874058073817414" calcext:value-type="percentage">
            <text:p>0.87%</text:p>
          </table:table-cell>
          <table:table-cell table:formula="of:=[.I335]/[.I330]" office:value-type="percentage" office:value="0.0076967004126835" calcext:value-type="percentage">
            <text:p>0.77%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344711458944163" calcext:value-type="percentage">
            <text:p>3.45%</text:p>
          </table:table-cell>
          <table:table-cell table:formula="of:=[.Q335]/[.Q330]" office:value-type="percentage" office:value="0.0472358548892433" calcext:value-type="percentage">
            <text:p>4.72%</text:p>
          </table:table-cell>
          <table:table-cell table:formula="of:=[.R335]/[.R330]" office:value-type="percentage" office:value="0.0557633953715234" calcext:value-type="percentage">
            <text:p>5.58%</text:p>
          </table:table-cell>
          <table:table-cell table:formula="of:=[.S335]/[.S330]" office:value-type="percentage" office:value="0.0498923942597034" calcext:value-type="percentage">
            <text:p>4.99%</text:p>
          </table:table-cell>
          <table:table-cell table:number-columns-repeated="11"/>
        </table:table-row>
        <table:table-row table:style-name="ro4">
          <table:table-cell office:value-type="float" office:value="91.74" calcext:value-type="float">
            <text:p>91.74</text:p>
          </table:table-cell>
          <table:table-cell office:value-type="float" office:value="85.1" calcext:value-type="float">
            <text:p>85.1</text:p>
          </table:table-cell>
          <table:table-cell office:value-type="float" office:value="84.97" calcext:value-type="float">
            <text:p>84.97</text:p>
          </table:table-cell>
          <table:table-cell office:value-type="float" office:value="90.95" calcext:value-type="float">
            <text:p>90.9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3.12" calcext:value-type="float">
            <text:p>83.12</text:p>
          </table:table-cell>
          <table:table-cell office:value-type="float" office:value="88.35" calcext:value-type="float">
            <text:p>88.35</text:p>
          </table:table-cell>
          <table:table-cell office:value-type="float" office:value="84.03" calcext:value-type="float">
            <text:p>84.03</text:p>
          </table:table-cell>
          <table:table-cell office:value-type="float" office:value="91.33" calcext:value-type="float">
            <text:p>91.3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279402817428746" calcext:value-type="percentage">
            <text:p>02.79%</text:p>
          </table:table-cell>
          <table:table-cell table:style-name="ce23" table:formula="of:=([.H330]-[.F330])/[.F330]" office:value-type="percentage" office:value="0.0119951326812374" calcext:value-type="percentage">
            <text:p>01.20%</text:p>
          </table:table-cell>
          <table:table-cell table:style-name="ce23" table:formula="of:=([.I330]-[.F330])/[.F330]" office:value-type="percentage" office:value="0.0489773950484391" calcext:value-type="percentage">
            <text:p>04.90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07306370218679" calcext:value-type="percentage">
            <text:p>-70.73%</text:p>
          </table:table-cell>
          <table:table-cell table:style-name="ce29" table:formula="of:=([.R330]-[.P330])/[.P330]" office:value-type="percentage" office:value="-0.775981862063922" calcext:value-type="percentage">
            <text:p>-77.60%</text:p>
          </table:table-cell>
          <table:table-cell table:style-name="ce29" table:formula="of:=([.S330]-[.P330])/[.P330]" office:value-type="percentage" office:value="-0.692679002413516" calcext:value-type="percentage">
            <text:p>-69.27%</text:p>
          </table:table-cell>
          <table:table-cell table:number-columns-repeated="11"/>
        </table:table-row>
        <table:table-row table:style-name="ro4">
          <table:table-cell office:value-type="float" office:value="84.82" calcext:value-type="float">
            <text:p>84.82</text:p>
          </table:table-cell>
          <table:table-cell office:value-type="float" office:value="90.1" calcext:value-type="float">
            <text:p>90.1</text:p>
          </table:table-cell>
          <table:table-cell office:value-type="float" office:value="83.7" calcext:value-type="float">
            <text:p>83.7</text:p>
          </table:table-cell>
          <table:table-cell office:value-type="float" office:value="88.97" calcext:value-type="float">
            <text:p>88.97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86.28" calcext:value-type="float">
            <text:p>86.28</text:p>
          </table:table-cell>
          <table:table-cell office:value-type="float" office:value="87.6" calcext:value-type="float">
            <text:p>87.6</text:p>
          </table:table-cell>
          <table:table-cell office:value-type="float" office:value="89.65" calcext:value-type="float">
            <text:p>89.65</text:p>
          </table:table-cell>
          <table:table-cell office:value-type="float" office:value="86.67" calcext:value-type="float">
            <text:p>86.67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85.18" calcext:value-type="float">
            <text:p>85.18</text:p>
          </table:table-cell>
          <table:table-cell office:value-type="float" office:value="87.7" calcext:value-type="float">
            <text:p>87.7</text:p>
          </table:table-cell>
          <table:table-cell office:value-type="float" office:value="83.91" calcext:value-type="float">
            <text:p>83.91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88.37" calcext:value-type="float">
            <text:p>88.37</text:p>
          </table:table-cell>
          <table:table-cell office:value-type="float" office:value="89.83" calcext:value-type="float">
            <text:p>89.83</text:p>
          </table:table-cell>
          <table:table-cell office:value-type="float" office:value="86.77" calcext:value-type="float">
            <text:p>86.77</text:p>
          </table:table-cell>
          <table:table-cell office:value-type="float" office:value="91.37" calcext:value-type="float">
            <text:p>91.37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4.76" calcext:value-type="float">
            <text:p>84.76</text:p>
          </table:table-cell>
          <table:table-cell office:value-type="float" office:value="88.92" calcext:value-type="float">
            <text:p>88.92</text:p>
          </table:table-cell>
          <table:table-cell office:value-type="float" office:value="85.74" calcext:value-type="float">
            <text:p>85.74</text:p>
          </table:table-cell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33" calcext:value-type="float">
            <text:p>84.33</text:p>
          </table:table-cell>
          <table:table-cell office:value-type="float" office:value="87.6" calcext:value-type="float">
            <text:p>87.6</text:p>
          </table:table-cell>
          <table:table-cell office:value-type="float" office:value="91.69" calcext:value-type="float">
            <text:p>91.69</text:p>
          </table:table-cell>
          <table:table-cell office:value-type="float" office:value="90.1" calcext:value-type="float">
            <text:p>90.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6.54" calcext:value-type="float">
            <text:p>86.54</text:p>
          </table:table-cell>
          <table:table-cell office:value-type="float" office:value="88.77" calcext:value-type="float">
            <text:p>88.77</text:p>
          </table:table-cell>
          <table:table-cell office:value-type="float" office:value="93.58" calcext:value-type="float">
            <text:p>93.5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05" calcext:value-type="float">
            <text:p>83.05</text:p>
          </table:table-cell>
          <table:table-cell office:value-type="float" office:value="86.16" calcext:value-type="float">
            <text:p>86.16</text:p>
          </table:table-cell>
          <table:table-cell office:value-type="float" office:value="87.05" calcext:value-type="float">
            <text:p>87.05</text:p>
          </table:table-cell>
          <table:table-cell office:value-type="float" office:value="89.35" calcext:value-type="float">
            <text:p>89.3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5.1" calcext:value-type="float">
            <text:p>85.1</text:p>
          </table:table-cell>
          <table:table-cell office:value-type="float" office:value="88.45" calcext:value-type="float">
            <text:p>88.45</text:p>
          </table:table-cell>
          <table:table-cell office:value-type="float" office:value="87.4" calcext:value-type="float">
            <text:p>87.4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69" calcext:value-type="float">
            <text:p>83.69</text:p>
          </table:table-cell>
          <table:table-cell office:value-type="float" office:value="87.67" calcext:value-type="float">
            <text:p>87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9.52" calcext:value-type="float">
            <text:p>89.52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45" calcext:value-type="float">
            <text:p>81.45</text:p>
          </table:table-cell>
          <table:table-cell office:value-type="float" office:value="89.82" calcext:value-type="float">
            <text:p>89.82</text:p>
          </table:table-cell>
          <table:table-cell office:value-type="float" office:value="88.11" calcext:value-type="float">
            <text:p>88.11</text:p>
          </table:table-cell>
          <table:table-cell office:value-type="float" office:value="90.02" calcext:value-type="float">
            <text:p>90.02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93.19" calcext:value-type="float">
            <text:p>93.19</text:p>
          </table:table-cell>
          <table:table-cell office:value-type="float" office:value="89.47" calcext:value-type="float">
            <text:p>89.47</text:p>
          </table:table-cell>
          <table:table-cell office:value-type="float" office:value="89.82" calcext:value-type="float">
            <text:p>89.82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7.7" calcext:value-type="float">
            <text:p>87.7</text:p>
          </table:table-cell>
          <table:table-cell office:value-type="float" office:value="85.94" calcext:value-type="float">
            <text:p>85.94</text:p>
          </table:table-cell>
          <table:table-cell office:value-type="float" office:value="86.64" calcext:value-type="float">
            <text:p>86.64</text:p>
          </table:table-cell>
          <table:table-cell office:value-type="float" office:value="90.1" calcext:value-type="float">
            <text:p>90.1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4.64" calcext:value-type="float">
            <text:p>84.64</text:p>
          </table:table-cell>
          <table:table-cell office:value-type="float" office:value="88.82" calcext:value-type="float">
            <text:p>88.82</text:p>
          </table:table-cell>
          <table:table-cell office:value-type="float" office:value="81.56" calcext:value-type="float">
            <text:p>81.56</text:p>
          </table:table-cell>
          <table:table-cell office:value-type="float" office:value="89.03" calcext:value-type="float">
            <text:p>89.03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85.61" calcext:value-type="float">
            <text:p>85.61</text:p>
          </table:table-cell>
          <table:table-cell office:value-type="float" office:value="84.7" calcext:value-type="float">
            <text:p>84.7</text:p>
          </table:table-cell>
          <table:table-cell office:value-type="float" office:value="89.89" calcext:value-type="float">
            <text:p>89.89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90.53" calcext:value-type="float">
            <text:p>90.53</text:p>
          </table:table-cell>
          <table:table-cell office:value-type="float" office:value="87.25" calcext:value-type="float">
            <text:p>87.25</text:p>
          </table:table-cell>
          <table:table-cell office:value-type="float" office:value="82.96" calcext:value-type="float">
            <text:p>82.96</text:p>
          </table:table-cell>
          <table:table-cell office:value-type="float" office:value="89.48" calcext:value-type="float">
            <text:p>89.4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4.13" calcext:value-type="float">
            <text:p>84.13</text:p>
          </table:table-cell>
          <table:table-cell office:value-type="float" office:value="88.86" calcext:value-type="float">
            <text:p>88.86</text:p>
          </table:table-cell>
          <table:table-cell office:value-type="float" office:value="86.6" calcext:value-type="float">
            <text:p>86.6</text:p>
          </table:table-cell>
          <table:table-cell office:value-type="float" office:value="88.09" calcext:value-type="float">
            <text:p>88.0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9.68" calcext:value-type="float">
            <text:p>79.68</text:p>
          </table:table-cell>
          <table:table-cell office:value-type="float" office:value="87.84" calcext:value-type="float">
            <text:p>87.84</text:p>
          </table:table-cell>
          <table:table-cell office:value-type="float" office:value="88.35" calcext:value-type="float">
            <text:p>88.35</text:p>
          </table:table-cell>
          <table:table-cell office:value-type="float" office:value="93.43" calcext:value-type="float">
            <text:p>93.43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5.66" calcext:value-type="float">
            <text:p>85.66</text:p>
          </table:table-cell>
          <table:table-cell office:value-type="float" office:value="86.89" calcext:value-type="float">
            <text:p>86.89</text:p>
          </table:table-cell>
          <table:table-cell office:value-type="float" office:value="85.94" calcext:value-type="float">
            <text:p>85.94</text:p>
          </table:table-cell>
          <table:table-cell office:value-type="float" office:value="86.9" calcext:value-type="float">
            <text:p>86.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0.54" calcext:value-type="float">
            <text:p>80.54</text:p>
          </table:table-cell>
          <table:table-cell office:value-type="float" office:value="87.43" calcext:value-type="float">
            <text:p>87.43</text:p>
          </table:table-cell>
          <table:table-cell office:value-type="float" office:value="84.3" calcext:value-type="float">
            <text:p>84.3</text:p>
          </table:table-cell>
          <table:table-cell office:value-type="float" office:value="91.64" calcext:value-type="float">
            <text:p>91.6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84.1" calcext:value-type="float">
            <text:p>84.1</text:p>
          </table:table-cell>
          <table:table-cell office:value-type="float" office:value="89.78" calcext:value-type="float">
            <text:p>89.78</text:p>
          </table:table-cell>
          <table:table-cell office:value-type="float" office:value="85.31" calcext:value-type="float">
            <text:p>85.31</text:p>
          </table:table-cell>
          <table:table-cell office:value-type="float" office:value="91.43" calcext:value-type="float">
            <text:p>91.43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7.29" calcext:value-type="float">
            <text:p>87.29</text:p>
          </table:table-cell>
          <table:table-cell office:value-type="float" office:value="87.34" calcext:value-type="float">
            <text:p>87.34</text:p>
          </table:table-cell>
          <table:table-cell office:value-type="float" office:value="86.88" calcext:value-type="float">
            <text:p>86.88</text:p>
          </table:table-cell>
          <table:table-cell office:value-type="float" office:value="84.57" calcext:value-type="float">
            <text:p>84.57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9.04" calcext:value-type="float">
            <text:p>89.04</text:p>
          </table:table-cell>
          <table:table-cell office:value-type="float" office:value="91.8" calcext:value-type="float">
            <text:p>91.8</text:p>
          </table:table-cell>
          <table:table-cell office:value-type="float" office:value="90.87" calcext:value-type="float">
            <text:p>90.8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0.56" calcext:value-type="float">
            <text:p>80.56</text:p>
          </table:table-cell>
          <table:table-cell office:value-type="float" office:value="83.41" calcext:value-type="float">
            <text:p>83.41</text:p>
          </table:table-cell>
          <table:table-cell office:value-type="float" office:value="87.42" calcext:value-type="float">
            <text:p>87.42</text:p>
          </table:table-cell>
          <table:table-cell office:value-type="float" office:value="89.36" calcext:value-type="float">
            <text:p>89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5.87" calcext:value-type="float">
            <text:p>85.87</text:p>
          </table:table-cell>
          <table:table-cell office:value-type="float" office:value="88.28" calcext:value-type="float">
            <text:p>88.28</text:p>
          </table:table-cell>
          <table:table-cell office:value-type="float" office:value="84.22" calcext:value-type="float">
            <text:p>84.22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4.06" calcext:value-type="float">
            <text:p>84.06</text:p>
          </table:table-cell>
          <table:table-cell office:value-type="float" office:value="85.44" calcext:value-type="float">
            <text:p>85.44</text:p>
          </table:table-cell>
          <table:table-cell office:value-type="float" office:value="91.39" calcext:value-type="float">
            <text:p>91.3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05" calcext:value-type="float">
            <text:p>87.05</text:p>
          </table:table-cell>
          <table:table-cell office:value-type="float" office:value="85.3" calcext:value-type="float">
            <text:p>85.3</text:p>
          </table:table-cell>
          <table:table-cell office:value-type="float" office:value="85.17" calcext:value-type="float">
            <text:p>85.17</text:p>
          </table:table-cell>
          <table:table-cell office:value-type="float" office:value="91.41" calcext:value-type="float">
            <text:p>91.4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7.19" calcext:value-type="float">
            <text:p>87.19</text:p>
          </table:table-cell>
          <table:table-cell office:value-type="float" office:value="85.06" calcext:value-type="float">
            <text:p>85.06</text:p>
          </table:table-cell>
          <table:table-cell office:value-type="float" office:value="90.28" calcext:value-type="float">
            <text:p>90.28</text:p>
          </table:table-cell>
          <table:table-cell office:value-type="float" office:value="91.19" calcext:value-type="float">
            <text:p>91.1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7.32" calcext:value-type="float">
            <text:p>87.32</text:p>
          </table:table-cell>
          <table:table-cell office:value-type="float" office:value="88.11" calcext:value-type="float">
            <text:p>88.11</text:p>
          </table:table-cell>
          <table:table-cell office:value-type="float" office:value="91.17" calcext:value-type="float">
            <text:p>91.17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0.86" calcext:value-type="float">
            <text:p>90.86</text:p>
          </table:table-cell>
          <table:table-cell office:value-type="float" office:value="87.58" calcext:value-type="float">
            <text:p>87.58</text:p>
          </table:table-cell>
          <table:table-cell office:value-type="float" office:value="86.45" calcext:value-type="float">
            <text:p>86.45</text:p>
          </table:table-cell>
          <table:table-cell office:value-type="float" office:value="87.06" calcext:value-type="float">
            <text:p>87.0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8.69" calcext:value-type="float">
            <text:p>88.69</text:p>
          </table:table-cell>
          <table:table-cell office:value-type="float" office:value="90.47" calcext:value-type="float">
            <text:p>90.47</text:p>
          </table:table-cell>
          <table:table-cell office:value-type="float" office:value="87.9" calcext:value-type="float">
            <text:p>87.9</text:p>
          </table:table-cell>
          <table:table-cell office:value-type="float" office:value="88.81" calcext:value-type="float">
            <text:p>88.8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.3" calcext:value-type="float">
            <text:p>81.3</text:p>
          </table:table-cell>
          <table:table-cell office:value-type="float" office:value="86.8" calcext:value-type="float">
            <text:p>86.8</text:p>
          </table:table-cell>
          <table:table-cell office:value-type="float" office:value="84.49" calcext:value-type="float">
            <text:p>84.49</text:p>
          </table:table-cell>
          <table:table-cell office:value-type="float" office:value="93.36" calcext:value-type="float">
            <text:p>93.3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42" calcext:value-type="float">
            <text:p>86.42</text:p>
          </table:table-cell>
          <table:table-cell office:value-type="float" office:value="89.7" calcext:value-type="float">
            <text:p>89.7</text:p>
          </table:table-cell>
          <table:table-cell office:value-type="float" office:value="87.14" calcext:value-type="float">
            <text:p>87.14</text:p>
          </table:table-cell>
          <table:table-cell office:value-type="float" office:value="88.55" calcext:value-type="float">
            <text:p>88.5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5.76" calcext:value-type="float">
            <text:p>85.76</text:p>
          </table:table-cell>
          <table:table-cell office:value-type="float" office:value="88.63" calcext:value-type="float">
            <text:p>88.63</text:p>
          </table:table-cell>
          <table:table-cell office:value-type="float" office:value="81.87" calcext:value-type="float">
            <text:p>81.87</text:p>
          </table:table-cell>
          <table:table-cell office:value-type="float" office:value="91.54" calcext:value-type="float">
            <text:p>91.54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8.42" calcext:value-type="float">
            <text:p>88.42</text:p>
          </table:table-cell>
          <table:table-cell office:value-type="float" office:value="89.02" calcext:value-type="float">
            <text:p>89.02</text:p>
          </table:table-cell>
          <table:table-cell office:value-type="float" office:value="89.29" calcext:value-type="float">
            <text:p>89.29</text:p>
          </table:table-cell>
          <table:table-cell office:value-type="float" office:value="90.27" calcext:value-type="float">
            <text:p>90.2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5.98" calcext:value-type="float">
            <text:p>85.98</text:p>
          </table:table-cell>
          <table:table-cell office:value-type="float" office:value="87.98" calcext:value-type="float">
            <text:p>87.98</text:p>
          </table:table-cell>
          <table:table-cell office:value-type="float" office:value="90.29" calcext:value-type="float">
            <text:p>90.2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54" calcext:value-type="float">
            <text:p>87.54</text:p>
          </table:table-cell>
          <table:table-cell office:value-type="float" office:value="86.92" calcext:value-type="float">
            <text:p>86.92</text:p>
          </table:table-cell>
          <table:table-cell office:value-type="float" office:value="80.34" calcext:value-type="float">
            <text:p>80.34</text:p>
          </table:table-cell>
          <table:table-cell office:value-type="float" office:value="89.68" calcext:value-type="float">
            <text:p>89.68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88" calcext:value-type="float">
            <text:p>86.88</text:p>
          </table:table-cell>
          <table:table-cell office:value-type="float" office:value="88.98" calcext:value-type="float">
            <text:p>88.98</text:p>
          </table:table-cell>
          <table:table-cell office:value-type="float" office:value="91.75" calcext:value-type="float">
            <text:p>91.75</text:p>
          </table:table-cell>
          <table:table-cell office:value-type="float" office:value="92.08" calcext:value-type="float">
            <text:p>92.08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5.75" calcext:value-type="float">
            <text:p>85.75</text:p>
          </table:table-cell>
          <table:table-cell office:value-type="float" office:value="89.08" calcext:value-type="float">
            <text:p>89.08</text:p>
          </table:table-cell>
          <table:table-cell office:value-type="float" office:value="84.9" calcext:value-type="float">
            <text:p>84.9</text:p>
          </table:table-cell>
          <table:table-cell office:value-type="float" office:value="87.81" calcext:value-type="float">
            <text:p>87.8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80.47" calcext:value-type="float">
            <text:p>80.47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7.01" calcext:value-type="float">
            <text:p>87.01</text:p>
          </table:table-cell>
          <table:table-cell office:value-type="float" office:value="87.8" calcext:value-type="float">
            <text:p>87.8</text:p>
          </table:table-cell>
          <table:table-cell table:style-name="ce16"/>
          <table:table-cell table:style-name="ce20" table:number-columns-repeated="5"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0.28" calcext:value-type="float">
            <text:p>300.28</text:p>
          </table:table-cell>
          <table:table-cell office:value-type="float" office:value="302.93" calcext:value-type="float">
            <text:p>302.93</text:p>
          </table:table-cell>
          <table:table-cell office:value-type="float" office:value="304.86" calcext:value-type="float">
            <text:p>304.86</text:p>
          </table:table-cell>
          <table:table-cell office:value-type="float" office:value="301.13" calcext:value-type="float">
            <text:p>301.1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03.22" calcext:value-type="float">
            <text:p>303.22</text:p>
          </table:table-cell>
          <table:table-cell office:value-type="float" office:value="305.34" calcext:value-type="float">
            <text:p>305.34</text:p>
          </table:table-cell>
          <table:table-cell office:value-type="float" office:value="321.72" calcext:value-type="float">
            <text:p>321.72</text:p>
          </table:table-cell>
          <table:table-cell office:value-type="float" office:value="293.04" calcext:value-type="float">
            <text:p>293.0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298.756" calcext:value-type="float">
            <text:p>298.756</text:p>
          </table:table-cell>
          <table:table-cell table:style-name="ce22" table:formula="of:=AVERAGE([.B383:.B432])" office:value-type="float" office:value="302.628" calcext:value-type="float">
            <text:p>302.628</text:p>
          </table:table-cell>
          <table:table-cell table:style-name="ce18" table:formula="of:=AVERAGE([.C383:.C432])" office:value-type="float" office:value="300.5808" calcext:value-type="float">
            <text:p>300.5808</text:p>
          </table:table-cell>
          <table:table-cell table:style-name="ce22" table:formula="of:=AVERAGE([.D383:.D432])" office:value-type="float" office:value="305.1196" calcext:value-type="float">
            <text:p>305.1196</text:p>
          </table:table-cell>
          <table:table-cell table:style-name="ce18"/>
          <table:table-cell office:value-type="float" office:value="324" calcext:value-type="float">
            <text:p>324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254.52" calcext:value-type="float">
            <text:p>254.52</text:p>
          </table:table-cell>
          <table:table-cell table:style-name="ce22" table:formula="of:=AVERAGE([.L383:.L432])" office:value-type="float" office:value="120.26" calcext:value-type="float">
            <text:p>120.26</text:p>
          </table:table-cell>
          <table:table-cell table:style-name="ce18" table:formula="of:=AVERAGE([.M383:.M432])" office:value-type="float" office:value="60.98" calcext:value-type="float">
            <text:p>60.98</text:p>
          </table:table-cell>
          <table:table-cell table:style-name="ce22" table:formula="of:=AVERAGE([.N383:.N432])" office:value-type="float" office:value="114.38" calcext:value-type="float">
            <text:p>114.38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05.83" calcext:value-type="float">
            <text:p>305.83</text:p>
          </table:table-cell>
          <table:table-cell table:number-columns-repeated="2" office:value-type="float" office:value="295.57" calcext:value-type="float">
            <text:p>295.5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54.4101306122449" calcext:value-type="float">
            <text:p>54.4101306122</text:p>
          </table:table-cell>
          <table:table-cell table:style-name="ce21" table:formula="of:=VAR([.B383:.B432])" office:value-type="float" office:value="21.4442857142857" calcext:value-type="float">
            <text:p>21.4442857143</text:p>
          </table:table-cell>
          <table:table-cell table:style-name="Default" table:formula="of:=VAR([.C383:.C432])" office:value-type="float" office:value="95.1236646530613" calcext:value-type="float">
            <text:p>95.1236646531</text:p>
          </table:table-cell>
          <table:table-cell table:style-name="ce21" table:formula="of:=VAR([.D383:.D432])" office:value-type="float" office:value="77.9335549387755" calcext:value-type="float">
            <text:p>77.9335549388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1235.07102040816" calcext:value-type="float">
            <text:p>1235.0710204082</text:p>
          </table:table-cell>
          <table:table-cell table:style-name="ce21" table:formula="of:=VAR([.L383:.L432])" office:value-type="float" office:value="320.645306122449" calcext:value-type="float">
            <text:p>320.6453061224</text:p>
          </table:table-cell>
          <table:table-cell table:style-name="Default" table:formula="of:=VAR([.M383:.M432])" office:value-type="float" office:value="140.795510204082" calcext:value-type="float">
            <text:p>140.7955102041</text:p>
          </table:table-cell>
          <table:table-cell table:style-name="ce21" table:formula="of:=VAR([.N383:.N432])" office:value-type="float" office:value="519.954693877551" calcext:value-type="float">
            <text:p>519.9546938776</text:p>
          </table:table-cell>
          <table:table-cell table:number-columns-repeated="11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1.13" calcext:value-type="float">
            <text:p>301.13</text:p>
          </table:table-cell>
          <table:table-cell office:value-type="float" office:value="313.11" calcext:value-type="float">
            <text:p>313.11</text:p>
          </table:table-cell>
          <table:table-cell office:value-type="float" office:value="296.39" calcext:value-type="float">
            <text:p>296.3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1.04316950312253" calcext:value-type="float">
            <text:p>1.0431695031</text:p>
          </table:table-cell>
          <table:table-cell table:style-name="ce21" table:formula="of:=SQRT([.G385]/[.G383])" office:value-type="float" office:value="0.65489366639609" calcext:value-type="float">
            <text:p>0.6548936664</text:p>
          </table:table-cell>
          <table:table-cell table:style-name="Default" table:formula="of:=SQRT([.H385]/[.H383])" office:value-type="float" office:value="1.37930174112165" calcext:value-type="float">
            <text:p>1.3793017411</text:p>
          </table:table-cell>
          <table:table-cell table:style-name="ce21" table:formula="of:=SQRT([.I385]/[.I383])" office:value-type="float" office:value="1.24846750008781" calcext:value-type="float">
            <text:p>1.2484675001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4.97005235467025" calcext:value-type="float">
            <text:p>4.9700523547</text:p>
          </table:table-cell>
          <table:table-cell table:style-name="ce21" table:formula="of:=SQRT([.Q385]/[.Q383])" office:value-type="float" office:value="2.53237163987614" calcext:value-type="float">
            <text:p>2.5323716399</text:p>
          </table:table-cell>
          <table:table-cell table:style-name="Default" table:formula="of:=SQRT([.R385]/[.R383])" office:value-type="float" office:value="1.67806740153119" calcext:value-type="float">
            <text:p>1.6780674015</text:p>
          </table:table-cell>
          <table:table-cell table:style-name="ce21" table:formula="of:=SQRT([.S385]/[.S383])" office:value-type="float" office:value="3.22476260793737" calcext:value-type="float">
            <text:p>3.2247626079</text:p>
          </table:table-cell>
          <table:table-cell table:number-columns-repeated="11"/>
        </table:table-row>
        <table:table-row table:style-name="ro4">
          <table:table-cell office:value-type="float" office:value="292.42" calcext:value-type="float">
            <text:p>292.42</text:p>
          </table:table-cell>
          <table:table-cell office:value-type="float" office:value="306.61" calcext:value-type="float">
            <text:p>306.61</text:p>
          </table:table-cell>
          <table:table-cell office:value-type="float" office:value="299.63" calcext:value-type="float">
            <text:p>299.63</text:p>
          </table:table-cell>
          <table:table-cell office:value-type="float" office:value="297.31" calcext:value-type="float">
            <text:p>297.3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68" calcext:value-type="float">
            <text:p>26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90.03" calcext:value-type="float">
            <text:p>290.03</text:p>
          </table:table-cell>
          <table:table-cell office:value-type="float" office:value="296.75" calcext:value-type="float">
            <text:p>296.75</text:p>
          </table:table-cell>
          <table:table-cell office:value-type="float" office:value="303.89" calcext:value-type="float">
            <text:p>303.89</text:p>
          </table:table-cell>
          <table:table-cell office:value-type="float" office:value="304.09" calcext:value-type="float">
            <text:p>304.0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86.31" calcext:value-type="float">
            <text:p>286.31</text:p>
          </table:table-cell>
          <table:table-cell office:value-type="float" office:value="304.38" calcext:value-type="float">
            <text:p>304.38</text:p>
          </table:table-cell>
          <table:table-cell office:value-type="float" office:value="289.86" calcext:value-type="float">
            <text:p>289.86</text:p>
          </table:table-cell>
          <table:table-cell office:value-type="float" office:value="293.76" calcext:value-type="float">
            <text:p>293.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2.09632760160344" calcext:value-type="float">
            <text:p>2.0963276016</text:p>
          </table:table-cell>
          <table:table-cell table:style-name="ce22" table:formula="of:=([.G388]*[.G386])" office:value-type="float" office:value="1.31605809494236" calcext:value-type="float">
            <text:p>1.3160580949</text:p>
          </table:table-cell>
          <table:table-cell table:style-name="ce18" table:formula="of:=([.H388]*[.H386])" office:value-type="float" office:value="2.77181062348732" calcext:value-type="float">
            <text:p>2.7718106235</text:p>
          </table:table-cell>
          <table:table-cell table:style-name="ce22" table:formula="of:=([.I388]*[.I386])" office:value-type="float" office:value="2.50888937253711" calcext:value-type="float">
            <text:p>2.5088893725</text:p>
          </table:table-cell>
          <table:table-cell table:style-name="ce18"/>
          <table:table-cell office:value-type="float" office:value="224" calcext:value-type="float">
            <text:p>224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9.98769413918119" calcext:value-type="float">
            <text:p>9.9876941392</text:p>
          </table:table-cell>
          <table:table-cell table:style-name="ce22" table:formula="of:=([.Q388]*[.Q386])" office:value-type="float" office:value="5.08899133870346" calcext:value-type="float">
            <text:p>5.0889913387</text:p>
          </table:table-cell>
          <table:table-cell table:style-name="ce18" table:formula="of:=([.R388]*[.R386])" office:value-type="float" office:value="3.37220269635088" calcext:value-type="float">
            <text:p>3.3722026964</text:p>
          </table:table-cell>
          <table:table-cell table:style-name="ce22" table:formula="of:=([.S388]*[.S386])" office:value-type="float" office:value="6.48040308253124" calcext:value-type="float">
            <text:p>6.4804030825</text:p>
          </table:table-cell>
          <table:table-cell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scimark.fft.small;298.756;2.09632760160344;302.628;1.31605809494236;300.5808;2.77181062348732;305.1196;2.50888937253711;254.52;9.98769413918119;120.26;5.08899133870346;60.98;3.37220269635088;114.38;6.48040308253124" calcext:value-type="string">
            <text:p>scimark.fft.small;298.756;2.09632760160344;302.628;1.31605809494236;300.5808;2.77181062348732;305.1196;2.50888937253711;254.52;9.98769413918119;120.26;5.08899133870346;60.98;3.37220269635088;114.38;6.48040308253124</text:p>
          </table:table-cell>
          <table:table-cell table:number-columns-repeated="9"/>
        </table:table-row>
        <table:table-row table:style-name="ro4">
          <table:table-cell office:value-type="float" office:value="288.81" calcext:value-type="float">
            <text:p>288.81</text:p>
          </table:table-cell>
          <table:table-cell office:value-type="float" office:value="303.22" calcext:value-type="float">
            <text:p>303.22</text:p>
          </table:table-cell>
          <table:table-cell office:value-type="float" office:value="290.64" calcext:value-type="float">
            <text:p>290.64</text:p>
          </table:table-cell>
          <table:table-cell office:value-type="float" office:value="301.51" calcext:value-type="float">
            <text:p>301.51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701685523170561" calcext:value-type="percentage">
            <text:p>0.70%</text:p>
          </table:table-cell>
          <table:table-cell table:formula="of:=[.G389]/[.G384]" office:value-type="percentage" office:value="0.00434876513390155" calcext:value-type="percentage">
            <text:p>0.43%</text:p>
          </table:table-cell>
          <table:table-cell table:formula="of:=[.H389]/[.H384]" office:value-type="percentage" office:value="0.00922151589019432" calcext:value-type="percentage">
            <text:p>0.92%</text:p>
          </table:table-cell>
          <table:table-cell table:formula="of:=[.I389]/[.I384]" office:value-type="percentage" office:value="0.00822264244098744" calcext:value-type="percentage">
            <text:p>0.82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92412939618937" calcext:value-type="percentage">
            <text:p>3.92%</text:p>
          </table:table-cell>
          <table:table-cell table:formula="of:=[.Q389]/[.Q384]" office:value-type="percentage" office:value="0.042316575242836" calcext:value-type="percentage">
            <text:p>4.23%</text:p>
          </table:table-cell>
          <table:table-cell table:formula="of:=[.R389]/[.R384]" office:value-type="percentage" office:value="0.0553001426098866" calcext:value-type="percentage">
            <text:p>5.53%</text:p>
          </table:table-cell>
          <table:table-cell table:formula="of:=[.S389]/[.S384]" office:value-type="percentage" office:value="0.0566567851244207" calcext:value-type="percentage">
            <text:p>5.67%</text:p>
          </table:table-cell>
          <table:table-cell table:number-columns-repeated="11"/>
        </table:table-row>
        <table:table-row table:style-name="ro4">
          <table:table-cell office:value-type="float" office:value="296.2" calcext:value-type="float">
            <text:p>296.2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5.29" calcext:value-type="float">
            <text:p>295.29</text:p>
          </table:table-cell>
          <table:table-cell office:value-type="float" office:value="314.34" calcext:value-type="float">
            <text:p>314.3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305.05" calcext:value-type="float">
            <text:p>305.05</text:p>
          </table:table-cell>
          <table:table-cell office:value-type="float" office:value="306.71" calcext:value-type="float">
            <text:p>306.71</text:p>
          </table:table-cell>
          <table:table-cell office:value-type="float" office:value="292.68" calcext:value-type="float">
            <text:p>292.68</text:p>
          </table:table-cell>
          <table:table-cell office:value-type="float" office:value="319.68" calcext:value-type="float">
            <text:p>319.6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129604091633309" calcext:value-type="percentage">
            <text:p>01.30%</text:p>
          </table:table-cell>
          <table:table-cell table:style-name="ce23" table:formula="of:=([.H384]-[.F384])/[.F384]" office:value-type="percentage" office:value="0.00610799448379273" calcext:value-type="percentage">
            <text:p>00.61%</text:p>
          </table:table-cell>
          <table:table-cell table:style-name="ce23" table:formula="of:=([.I384]-[.F384])/[.F384]" office:value-type="percentage" office:value="0.0213003253491144" calcext:value-type="percentage">
            <text:p>02.13%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float" office:value="154" calcext:value-type="float">
            <text:p>15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527502750275027" calcext:value-type="percentage">
            <text:p>-52.75%</text:p>
          </table:table-cell>
          <table:table-cell table:style-name="ce29" table:formula="of:=([.R384]-[.P384])/[.P384]" office:value-type="percentage" office:value="-0.76041175546126" calcext:value-type="percentage">
            <text:p>-76.04%</text:p>
          </table:table-cell>
          <table:table-cell table:style-name="ce29" table:formula="of:=([.S384]-[.P384])/[.P384]" office:value-type="percentage" office:value="-0.550605060506051" calcext:value-type="percentage">
            <text:p>-55.06%</text:p>
          </table:table-cell>
          <table:table-cell table:number-columns-repeated="11"/>
        </table:table-row>
        <table:table-row table:style-name="ro4">
          <table:table-cell office:value-type="float" office:value="289.07" calcext:value-type="float">
            <text:p>289.07</text:p>
          </table:table-cell>
          <table:table-cell office:value-type="float" office:value="301.79" calcext:value-type="float">
            <text:p>301.79</text:p>
          </table:table-cell>
          <table:table-cell office:value-type="float" office:value="313.01" calcext:value-type="float">
            <text:p>313.01</text:p>
          </table:table-cell>
          <table:table-cell office:value-type="float" office:value="300.56" calcext:value-type="float">
            <text:p>300.5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96.85" calcext:value-type="float">
            <text:p>296.85</text:p>
          </table:table-cell>
          <table:table-cell office:value-type="float" office:value="296.48" calcext:value-type="float">
            <text:p>296.48</text:p>
          </table:table-cell>
          <table:table-cell office:value-type="float" office:value="290.21" calcext:value-type="float">
            <text:p>290.21</text:p>
          </table:table-cell>
          <table:table-cell office:value-type="float" office:value="320.64" calcext:value-type="float">
            <text:p>320.64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05.25" calcext:value-type="float">
            <text:p>305.25</text:p>
          </table:table-cell>
          <table:table-cell office:value-type="float" office:value="303.51" calcext:value-type="float">
            <text:p>303.51</text:p>
          </table:table-cell>
          <table:table-cell office:value-type="float" office:value="298.23" calcext:value-type="float">
            <text:p>298.23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299.07" calcext:value-type="float">
            <text:p>299.07</text:p>
          </table:table-cell>
          <table:table-cell office:value-type="float" office:value="316.73" calcext:value-type="float">
            <text:p>316.73</text:p>
          </table:table-cell>
          <table:table-cell office:value-type="float" office:value="316.41" calcext:value-type="float">
            <text:p>316.41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02.27" calcext:value-type="float">
            <text:p>302.27</text:p>
          </table:table-cell>
          <table:table-cell office:value-type="float" office:value="303.22" calcext:value-type="float">
            <text:p>303.22</text:p>
          </table:table-cell>
          <table:table-cell office:value-type="float" office:value="299.53" calcext:value-type="float">
            <text:p>299.53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9.25" calcext:value-type="float">
            <text:p>299.25</text:p>
          </table:table-cell>
          <table:table-cell office:value-type="float" office:value="307.5" calcext:value-type="float">
            <text:p>307.5</text:p>
          </table:table-cell>
          <table:table-cell office:value-type="float" office:value="299.81" calcext:value-type="float">
            <text:p>299.81</text:p>
          </table:table-cell>
          <table:table-cell office:value-type="float" office:value="296.2" calcext:value-type="float">
            <text:p>296.2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5.66" calcext:value-type="float">
            <text:p>295.66</text:p>
          </table:table-cell>
          <table:table-cell office:value-type="float" office:value="304.67" calcext:value-type="float">
            <text:p>304.67</text:p>
          </table:table-cell>
          <table:table-cell office:value-type="float" office:value="301.98" calcext:value-type="float">
            <text:p>301.98</text:p>
          </table:table-cell>
          <table:table-cell office:value-type="float" office:value="312.7" calcext:value-type="float">
            <text:p>312.7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94.39" calcext:value-type="float">
            <text:p>294.39</text:p>
          </table:table-cell>
          <table:table-cell office:value-type="float" office:value="298.88" calcext:value-type="float">
            <text:p>298.88</text:p>
          </table:table-cell>
          <table:table-cell office:value-type="float" office:value="284.7" calcext:value-type="float">
            <text:p>284.7</text:p>
          </table:table-cell>
          <table:table-cell office:value-type="float" office:value="300.85" calcext:value-type="float">
            <text:p>300.85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0.19" calcext:value-type="float">
            <text:p>300.19</text:p>
          </table:table-cell>
          <table:table-cell office:value-type="float" office:value="296.48" calcext:value-type="float">
            <text:p>296.48</text:p>
          </table:table-cell>
          <table:table-cell office:value-type="float" office:value="298.97" calcext:value-type="float">
            <text:p>298.97</text:p>
          </table:table-cell>
          <table:table-cell office:value-type="float" office:value="308.68" calcext:value-type="float">
            <text:p>308.6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11.79" calcext:value-type="float">
            <text:p>311.79</text:p>
          </table:table-cell>
          <table:table-cell office:value-type="float" office:value="307.79" calcext:value-type="float">
            <text:p>307.79</text:p>
          </table:table-cell>
          <table:table-cell office:value-type="float" office:value="291.53" calcext:value-type="float">
            <text:p>291.53</text:p>
          </table:table-cell>
          <table:table-cell office:value-type="float" office:value="296.66" calcext:value-type="float">
            <text:p>296.66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88.63" calcext:value-type="float">
            <text:p>288.63</text:p>
          </table:table-cell>
          <table:table-cell office:value-type="float" office:value="303.41" calcext:value-type="float">
            <text:p>303.41</text:p>
          </table:table-cell>
          <table:table-cell office:value-type="float" office:value="303.99" calcext:value-type="float">
            <text:p>303.99</text:p>
          </table:table-cell>
          <table:table-cell office:value-type="float" office:value="309.28" calcext:value-type="float">
            <text:p>309.2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303.8" calcext:value-type="float">
            <text:p>303.8</text:p>
          </table:table-cell>
          <table:table-cell office:value-type="float" office:value="295.93" calcext:value-type="float">
            <text:p>295.93</text:p>
          </table:table-cell>
          <table:table-cell office:value-type="float" office:value="315.69" calcext:value-type="float">
            <text:p>315.69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304.38" calcext:value-type="float">
            <text:p>304.38</text:p>
          </table:table-cell>
          <table:table-cell office:value-type="float" office:value="293.4" calcext:value-type="float">
            <text:p>293.4</text:p>
          </table:table-cell>
          <table:table-cell office:value-type="float" office:value="297.86" calcext:value-type="float">
            <text:p>297.86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300.38" calcext:value-type="float">
            <text:p>300.38</text:p>
          </table:table-cell>
          <table:table-cell office:value-type="float" office:value="290.29" calcext:value-type="float">
            <text:p>290.29</text:p>
          </table:table-cell>
          <table:table-cell office:value-type="float" office:value="311.89" calcext:value-type="float">
            <text:p>311.89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05.15" calcext:value-type="float">
            <text:p>305.15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299.35" calcext:value-type="float">
            <text:p>299.35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0.38" calcext:value-type="float">
            <text:p>300.38</text:p>
          </table:table-cell>
          <table:table-cell office:value-type="float" office:value="296.85" calcext:value-type="float">
            <text:p>296.8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3.13" calcext:value-type="float">
            <text:p>303.13</text:p>
          </table:table-cell>
          <table:table-cell office:value-type="float" office:value="310.08" calcext:value-type="float">
            <text:p>310.08</text:p>
          </table:table-cell>
          <table:table-cell office:value-type="float" office:value="288.2" calcext:value-type="float">
            <text:p>288.2</text:p>
          </table:table-cell>
          <table:table-cell office:value-type="float" office:value="315.17" calcext:value-type="float">
            <text:p>315.1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283.35" calcext:value-type="float">
            <text:p>283.35</text:p>
          </table:table-cell>
          <table:table-cell office:value-type="float" office:value="301.03" calcext:value-type="float">
            <text:p>301.03</text:p>
          </table:table-cell>
          <table:table-cell office:value-type="float" office:value="316.31" calcext:value-type="float">
            <text:p>316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300.28" calcext:value-type="float">
            <text:p>300.28</text:p>
          </table:table-cell>
          <table:table-cell office:value-type="float" office:value="297.49" calcext:value-type="float">
            <text:p>297.49</text:p>
          </table:table-cell>
          <table:table-cell office:value-type="float" office:value="306.71" calcext:value-type="float">
            <text:p>306.71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04.57" calcext:value-type="float">
            <text:p>304.57</text:p>
          </table:table-cell>
          <table:table-cell office:value-type="float" office:value="305.44" calcext:value-type="float">
            <text:p>305.44</text:p>
          </table:table-cell>
          <table:table-cell office:value-type="float" office:value="300.09" calcext:value-type="float">
            <text:p>300.09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5.93" calcext:value-type="float">
            <text:p>295.93</text:p>
          </table:table-cell>
          <table:table-cell office:value-type="float" office:value="298.6" calcext:value-type="float">
            <text:p>298.6</text:p>
          </table:table-cell>
          <table:table-cell office:value-type="float" office:value="318.09" calcext:value-type="float">
            <text:p>318.09</text:p>
          </table:table-cell>
          <table:table-cell office:value-type="float" office:value="304.47" calcext:value-type="float">
            <text:p>304.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294.84" calcext:value-type="float">
            <text:p>294.84</text:p>
          </table:table-cell>
          <table:table-cell office:value-type="float" office:value="306.91" calcext:value-type="float">
            <text:p>306.91</text:p>
          </table:table-cell>
          <table:table-cell office:value-type="float" office:value="307.2" calcext:value-type="float">
            <text:p>307.2</text:p>
          </table:table-cell>
          <table:table-cell office:value-type="float" office:value="312.4" calcext:value-type="float">
            <text:p>312.4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310.38" calcext:value-type="float">
            <text:p>310.38</text:p>
          </table:table-cell>
          <table:table-cell office:value-type="float" office:value="290.82" calcext:value-type="float">
            <text:p>290.82</text:p>
          </table:table-cell>
          <table:table-cell office:value-type="float" office:value="293.58" calcext:value-type="float">
            <text:p>293.58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90.47" calcext:value-type="float">
            <text:p>290.47</text:p>
          </table:table-cell>
          <table:table-cell office:value-type="float" office:value="301.7" calcext:value-type="float">
            <text:p>301.7</text:p>
          </table:table-cell>
          <table:table-cell office:value-type="float" office:value="302.65" calcext:value-type="float">
            <text:p>302.65</text:p>
          </table:table-cell>
          <table:table-cell office:value-type="float" office:value="294.03" calcext:value-type="float">
            <text:p>294.0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297.12" calcext:value-type="float">
            <text:p>297.12</text:p>
          </table:table-cell>
          <table:table-cell office:value-type="float" office:value="304.67" calcext:value-type="float">
            <text:p>304.67</text:p>
          </table:table-cell>
          <table:table-cell office:value-type="float" office:value="311.69" calcext:value-type="float">
            <text:p>311.69</text:p>
          </table:table-cell>
          <table:table-cell office:value-type="float" office:value="297.31" calcext:value-type="float">
            <text:p>297.31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03.99" calcext:value-type="float">
            <text:p>303.99</text:p>
          </table:table-cell>
          <table:table-cell office:value-type="float" office:value="287" calcext:value-type="float">
            <text:p>287</text:p>
          </table:table-cell>
          <table:table-cell office:value-type="float" office:value="317.99" calcext:value-type="float">
            <text:p>317.99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2.93" calcext:value-type="float">
            <text:p>302.93</text:p>
          </table:table-cell>
          <table:table-cell office:value-type="float" office:value="303.41" calcext:value-type="float">
            <text:p>303.41</text:p>
          </table:table-cell>
          <table:table-cell office:value-type="float" office:value="292.24" calcext:value-type="float">
            <text:p>292.24</text:p>
          </table:table-cell>
          <table:table-cell office:value-type="float" office:value="316.52" calcext:value-type="float">
            <text:p>316.52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302.65" calcext:value-type="float">
            <text:p>302.65</text:p>
          </table:table-cell>
          <table:table-cell office:value-type="float" office:value="297.77" calcext:value-type="float">
            <text:p>297.77</text:p>
          </table:table-cell>
          <table:table-cell office:value-type="float" office:value="299.16" calcext:value-type="float">
            <text:p>299.1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00.85" calcext:value-type="float">
            <text:p>300.85</text:p>
          </table:table-cell>
          <table:table-cell office:value-type="float" office:value="299.16" calcext:value-type="float">
            <text:p>299.16</text:p>
          </table:table-cell>
          <table:table-cell office:value-type="float" office:value="311.99" calcext:value-type="float">
            <text:p>311.99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1.13" calcext:value-type="float">
            <text:p>301.13</text:p>
          </table:table-cell>
          <table:table-cell office:value-type="float" office:value="306.02" calcext:value-type="float">
            <text:p>306.02</text:p>
          </table:table-cell>
          <table:table-cell office:value-type="float" office:value="311.08" calcext:value-type="float">
            <text:p>311.08</text:p>
          </table:table-cell>
          <table:table-cell office:value-type="float" office:value="299.81" calcext:value-type="float">
            <text:p>299.81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301.03" calcext:value-type="float">
            <text:p>301.03</text:p>
          </table:table-cell>
          <table:table-cell office:value-type="float" office:value="330.12" calcext:value-type="float">
            <text:p>330.12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91.62" calcext:value-type="float">
            <text:p>291.62</text:p>
          </table:table-cell>
          <table:table-cell office:value-type="float" office:value="291.79" calcext:value-type="float">
            <text:p>291.79</text:p>
          </table:table-cell>
          <table:table-cell office:value-type="float" office:value="295.02" calcext:value-type="float">
            <text:p>295.02</text:p>
          </table:table-cell>
          <table:table-cell office:value-type="float" office:value="310.28" calcext:value-type="float">
            <text:p>310.28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06.71" calcext:value-type="float">
            <text:p>306.71</text:p>
          </table:table-cell>
          <table:table-cell office:value-type="float" office:value="307.1" calcext:value-type="float">
            <text:p>307.1</text:p>
          </table:table-cell>
          <table:table-cell office:value-type="float" office:value="292.33" calcext:value-type="float">
            <text:p>292.33</text:p>
          </table:table-cell>
          <table:table-cell office:value-type="float" office:value="310.08" calcext:value-type="float">
            <text:p>310.0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97.86" calcext:value-type="float">
            <text:p>297.86</text:p>
          </table:table-cell>
          <table:table-cell office:value-type="float" office:value="302.55" calcext:value-type="float">
            <text:p>302.55</text:p>
          </table:table-cell>
          <table:table-cell office:value-type="float" office:value="288.81" calcext:value-type="float">
            <text:p>288.81</text:p>
          </table:table-cell>
          <table:table-cell office:value-type="float" office:value="319.79" calcext:value-type="float">
            <text:p>319.7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0.56" calcext:value-type="float">
            <text:p>290.56</text:p>
          </table:table-cell>
          <table:table-cell office:value-type="float" office:value="299.91" calcext:value-type="float">
            <text:p>299.91</text:p>
          </table:table-cell>
          <table:table-cell office:value-type="float" office:value="304.67" calcext:value-type="float">
            <text:p>304.67</text:p>
          </table:table-cell>
          <table:table-cell office:value-type="float" office:value="291.53" calcext:value-type="float">
            <text:p>291.53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18.2" calcext:value-type="float">
            <text:p>318.2</text:p>
          </table:table-cell>
          <table:table-cell office:value-type="float" office:value="305.05" calcext:value-type="float">
            <text:p>305.05</text:p>
          </table:table-cell>
          <table:table-cell office:value-type="float" office:value="311.39" calcext:value-type="float">
            <text:p>311.39</text:p>
          </table:table-cell>
          <table:table-cell office:value-type="float" office:value="307.99" calcext:value-type="float">
            <text:p>307.99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304.76" calcext:value-type="float">
            <text:p>304.76</text:p>
          </table:table-cell>
          <table:table-cell office:value-type="float" office:value="303.51" calcext:value-type="float">
            <text:p>303.51</text:p>
          </table:table-cell>
          <table:table-cell office:value-type="float" office:value="302.55" calcext:value-type="float">
            <text:p>302.55</text:p>
          </table:table-cell>
          <table:table-cell office:value-type="float" office:value="295.57" calcext:value-type="float">
            <text:p>295.5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96.48" calcext:value-type="float">
            <text:p>296.48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0.64" calcext:value-type="float">
            <text:p>290.64</text:p>
          </table:table-cell>
          <table:table-cell office:value-type="float" office:value="305.93" calcext:value-type="float">
            <text:p>305.9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307" calcext:value-type="float">
            <text:p>307</text:p>
          </table:table-cell>
          <table:table-cell office:value-type="float" office:value="299.25" calcext:value-type="float">
            <text:p>299.25</text:p>
          </table:table-cell>
          <table:table-cell office:value-type="float" office:value="303.03" calcext:value-type="float">
            <text:p>303.03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table:style-name="ce5" office:value-type="float" office:value="277.78" calcext:value-type="float">
            <text:p>277.78</text:p>
          </table:table-cell>
          <table:table-cell office:value-type="float" office:value="298.97" calcext:value-type="float">
            <text:p>298.97</text:p>
          </table:table-cell>
          <table:table-cell office:value-type="float" office:value="301.22" calcext:value-type="float">
            <text:p>301.22</text:p>
          </table:table-cell>
          <table:table-cell office:value-type="float" office:value="297.12" calcext:value-type="float">
            <text:p>297.12</text:p>
          </table:table-cell>
          <table:table-cell table:style-name="ce16"/>
          <table:table-cell table:style-name="ce20" table:number-columns-repeated="5"/>
          <table:table-cell table:style-name="ce10" office:value-type="float" office:value="293" calcext:value-type="float">
            <text:p>293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25.78" calcext:value-type="float">
            <text:p>25.78</text:p>
          </table:table-cell>
          <table:table-cell office:value-type="float" office:value="31.35" calcext:value-type="float">
            <text:p>31.35</text:p>
          </table:table-cell>
          <table:table-cell office:value-type="float" office:value="31.53" calcext:value-type="float">
            <text:p>31.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9.56" calcext:value-type="float">
            <text:p>29.56</text:p>
          </table:table-cell>
          <table:table-cell office:value-type="float" office:value="31.51" calcext:value-type="float">
            <text:p>31.51</text:p>
          </table:table-cell>
          <table:table-cell office:value-type="float" office:value="27.64" calcext:value-type="float">
            <text:p>27.64</text:p>
          </table:table-cell>
          <table:table-cell office:value-type="float" office:value="26.95" calcext:value-type="float">
            <text:p>26.9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30.9492" calcext:value-type="float">
            <text:p>30.9492</text:p>
          </table:table-cell>
          <table:table-cell table:style-name="ce22" table:formula="of:=AVERAGE([.B437:.B486])" office:value-type="float" office:value="29.5322" calcext:value-type="float">
            <text:p>29.5322</text:p>
          </table:table-cell>
          <table:table-cell table:style-name="ce18" table:formula="of:=AVERAGE([.C437:.C486])" office:value-type="float" office:value="28.4898" calcext:value-type="float">
            <text:p>28.4898</text:p>
          </table:table-cell>
          <table:table-cell table:style-name="ce22" table:formula="of:=AVERAGE([.D437:.D486])" office:value-type="float" office:value="28.9886" calcext:value-type="float">
            <text:p>28.9886</text:p>
          </table:table-cell>
          <table:table-cell table:style-name="ce18"/>
          <table:table-cell office:value-type="float" office:value="321" calcext:value-type="float">
            <text:p>32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266.24" calcext:value-type="float">
            <text:p>266.24</text:p>
          </table:table-cell>
          <table:table-cell table:style-name="ce22" table:formula="of:=AVERAGE([.L437:.L486])" office:value-type="float" office:value="48.62" calcext:value-type="float">
            <text:p>48.62</text:p>
          </table:table-cell>
          <table:table-cell table:style-name="ce18" table:formula="of:=AVERAGE([.M437:.M486])" office:value-type="float" office:value="35.56" calcext:value-type="float">
            <text:p>35.56</text:p>
          </table:table-cell>
          <table:table-cell table:style-name="ce22" table:formula="of:=AVERAGE([.N437:.N486])" office:value-type="float" office:value="77.8367346938776" calcext:value-type="float">
            <text:p>77.8367346939</text:p>
          </table:table-cell>
          <table:table-cell table:number-columns-repeated="11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26" calcext:value-type="float">
            <text:p>31.26</text:p>
          </table:table-cell>
          <table:table-cell office:value-type="float" office:value="27.08" calcext:value-type="float">
            <text:p>27.08</text:p>
          </table:table-cell>
          <table:table-cell office:value-type="float" office:value="25.78" calcext:value-type="float">
            <text:p>25.7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0.494289142857143" calcext:value-type="float">
            <text:p>0.4942891429</text:p>
          </table:table-cell>
          <table:table-cell table:style-name="ce21" table:formula="of:=VAR([.B437:.B486])" office:value-type="float" office:value="6.05170322448979" calcext:value-type="float">
            <text:p>6.0517032245</text:p>
          </table:table-cell>
          <table:table-cell table:style-name="Default" table:formula="of:=VAR([.C437:.C486])" office:value-type="float" office:value="7.01916118367347" calcext:value-type="float">
            <text:p>7.0191611837</text:p>
          </table:table-cell>
          <table:table-cell table:style-name="ce21" table:formula="of:=VAR([.D437:.D486])" office:value-type="float" office:value="6.82200412244898" calcext:value-type="float">
            <text:p>6.8220041224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467.00244897959" calcext:value-type="float">
            <text:p>1467.0024489796</text:p>
          </table:table-cell>
          <table:table-cell table:style-name="ce21" table:formula="of:=VAR([.L437:.L486])" office:value-type="float" office:value="37.1383673469388" calcext:value-type="float">
            <text:p>37.1383673469</text:p>
          </table:table-cell>
          <table:table-cell table:style-name="Default" table:formula="of:=VAR([.M437:.M486])" office:value-type="float" office:value="14.4555102040816" calcext:value-type="float">
            <text:p>14.4555102041</text:p>
          </table:table-cell>
          <table:table-cell table:style-name="ce21" table:formula="of:=VAR([.N437:.N486])" office:value-type="float" office:value="64.1394557823129" calcext:value-type="float">
            <text:p>64.1394557823</text:p>
          </table:table-cell>
          <table:table-cell table:number-columns-repeated="11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26.84" calcext:value-type="float">
            <text:p>26.84</text:p>
          </table:table-cell>
          <table:table-cell office:value-type="float" office:value="26.6" calcext:value-type="float">
            <text:p>26.6</text:p>
          </table:table-cell>
          <table:table-cell office:value-type="float" office:value="25.3" calcext:value-type="float">
            <text:p>25.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994272742115706" calcext:value-type="float">
            <text:p>0.0994272742</text:p>
          </table:table-cell>
          <table:table-cell table:style-name="ce21" table:formula="of:=SQRT([.G439]/[.G437])" office:value-type="float" office:value="0.347899503434247" calcext:value-type="float">
            <text:p>0.3478995034</text:p>
          </table:table-cell>
          <table:table-cell table:style-name="Default" table:formula="of:=SQRT([.H439]/[.H437])" office:value-type="float" office:value="0.374677492883506" calcext:value-type="float">
            <text:p>0.3746774929</text:p>
          </table:table-cell>
          <table:table-cell table:style-name="ce21" table:formula="of:=SQRT([.I439]/[.I437])" office:value-type="float" office:value="0.369377966924097" calcext:value-type="float">
            <text:p>0.3693779669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5.41664554679295" calcext:value-type="float">
            <text:p>5.4166455468</text:p>
          </table:table-cell>
          <table:table-cell table:style-name="ce21" table:formula="of:=SQRT([.Q439]/[.Q437])" office:value-type="float" office:value="0.861839513447124" calcext:value-type="float">
            <text:p>0.8618395134</text:p>
          </table:table-cell>
          <table:table-cell table:style-name="Default" table:formula="of:=SQRT([.R439]/[.R437])" office:value-type="float" office:value="0.537689691254754" calcext:value-type="float">
            <text:p>0.5376896913</text:p>
          </table:table-cell>
          <table:table-cell table:style-name="ce21" table:formula="of:=SQRT([.S439]/[.S437])" office:value-type="float" office:value="1.14410160621919" calcext:value-type="float">
            <text:p>1.1441016062</text:p>
          </table:table-cell>
          <table:table-cell table:number-columns-repeated="11"/>
        </table:table-row>
        <table:table-row table:style-name="ro4">
          <table:table-cell office:value-type="float" office:value="30.96" calcext:value-type="float">
            <text:p>30.96</text:p>
          </table:table-cell>
          <table:table-cell office:value-type="float" office:value="31.17" calcext:value-type="float">
            <text:p>31.17</text:p>
          </table:table-cell>
          <table:table-cell office:value-type="float" office:value="31.5" calcext:value-type="float">
            <text:p>31.5</text:p>
          </table:table-cell>
          <table:table-cell office:value-type="float" office:value="31.33" calcext:value-type="float">
            <text:p>31.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1.08" calcext:value-type="float">
            <text:p>31.08</text:p>
          </table:table-cell>
          <table:table-cell office:value-type="float" office:value="31.36" calcext:value-type="float">
            <text:p>31.36</text:p>
          </table:table-cell>
          <table:table-cell office:value-type="float" office:value="27.13" calcext:value-type="float">
            <text:p>27.13</text:p>
          </table:table-cell>
          <table:table-cell office:value-type="float" office:value="31.38" calcext:value-type="float">
            <text:p>31.3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06" calcext:value-type="float">
            <text:p>31.06</text:p>
          </table:table-cell>
          <table:table-cell office:value-type="float" office:value="27.09" calcext:value-type="float">
            <text:p>27.09</text:p>
          </table:table-cell>
          <table:table-cell office:value-type="float" office:value="31.32" calcext:value-type="float">
            <text:p>31.3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199806588150831" calcext:value-type="float">
            <text:p>0.1998065882</text:p>
          </table:table-cell>
          <table:table-cell table:style-name="ce22" table:formula="of:=([.G442]*[.G440])" office:value-type="float" office:value="0.699130227111022" calcext:value-type="float">
            <text:p>0.6991302271</text:p>
          </table:table-cell>
          <table:table-cell table:style-name="ce18" table:formula="of:=([.H442]*[.H440])" office:value-type="float" office:value="0.752942611608359" calcext:value-type="float">
            <text:p>0.7529426116</text:p>
          </table:table-cell>
          <table:table-cell table:style-name="ce22" table:formula="of:=([.I442]*[.I440])" office:value-type="float" office:value="0.742292815471809" calcext:value-type="float">
            <text:p>0.7422928155</text:p>
          </table:table-cell>
          <table:table-cell table:style-name="ce18"/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10.8851567591415" calcext:value-type="float">
            <text:p>10.8851567591</text:p>
          </table:table-cell>
          <table:table-cell table:style-name="ce22" table:formula="of:=([.Q442]*[.Q440])" office:value-type="float" office:value="1.73193134460285" calcext:value-type="float">
            <text:p>1.7319313446</text:p>
          </table:table-cell>
          <table:table-cell table:style-name="ce18" table:formula="of:=([.R442]*[.R440])" office:value-type="float" office:value="1.08052788880522" calcext:value-type="float">
            <text:p>1.0805278888</text:p>
          </table:table-cell>
          <table:table-cell table:style-name="ce22" table:formula="of:=([.S442]*[.S440])" office:value-type="float" office:value="2.30037045571801" calcext:value-type="float">
            <text:p>2.3003704557</text:p>
          </table:table-cell>
          <table:table-cell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scimark.lu.large;30.9492;0.199806588150831;29.5322;0.699130227111022;28.4898;0.752942611608359;28.9886;0.742292815471809;266.24;10.8851567591415;48.62;1.73193134460285;35.56;1.08052788880522;77.8367346938776;2.30037045571801" calcext:value-type="string">
            <text:p>scimark.lu.large;30.9492;0.199806588150831;29.5322;0.699130227111022;28.4898;0.752942611608359;28.9886;0.742292815471809;266.24;10.8851567591415;48.62;1.73193134460285;35.56;1.08052788880522;77.8367346938776;2.30037045571801</text:p>
          </table:table-cell>
          <table:table-cell table:number-columns-repeated="9"/>
        </table:table-row>
        <table:table-row table:style-name="ro4">
          <table:table-cell office:value-type="float" office:value="31.21" calcext:value-type="float">
            <text:p>31.21</text:p>
          </table:table-cell>
          <table:table-cell office:value-type="float" office:value="31.41" calcext:value-type="float">
            <text:p>31.41</text:p>
          </table:table-cell>
          <table:table-cell office:value-type="float" office:value="26.66" calcext:value-type="float">
            <text:p>26.66</text:p>
          </table:table-cell>
          <table:table-cell office:value-type="float" office:value="27.13" calcext:value-type="float">
            <text:p>27.13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645595324437565" calcext:value-type="percentage">
            <text:p>0.65%</text:p>
          </table:table-cell>
          <table:table-cell table:formula="of:=[.G443]/[.G438]" office:value-type="percentage" office:value="0.0236734895169009" calcext:value-type="percentage">
            <text:p>2.37%</text:p>
          </table:table-cell>
          <table:table-cell table:formula="of:=[.H443]/[.H438]" office:value-type="percentage" office:value="0.0264284976240044" calcext:value-type="percentage">
            <text:p>2.64%</text:p>
          </table:table-cell>
          <table:table-cell table:formula="of:=[.I443]/[.I438]" office:value-type="percentage" office:value="0.0256063699341054" calcext:value-type="percentage">
            <text:p>2.56%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408847534523042" calcext:value-type="percentage">
            <text:p>4.09%</text:p>
          </table:table-cell>
          <table:table-cell table:formula="of:=[.Q443]/[.Q438]" office:value-type="percentage" office:value="0.0356217882476934" calcext:value-type="percentage">
            <text:p>3.56%</text:p>
          </table:table-cell>
          <table:table-cell table:formula="of:=[.R443]/[.R438]" office:value-type="percentage" office:value="0.0303860486165697" calcext:value-type="percentage">
            <text:p>3.04%</text:p>
          </table:table-cell>
          <table:table-cell table:formula="of:=[.S443]/[.S438]" office:value-type="percentage" office:value="0.0295537892842639" calcext:value-type="percentage">
            <text:p>2.96%</text:p>
          </table:table-cell>
          <table:table-cell table:number-columns-repeated="11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41" calcext:value-type="float">
            <text:p>31.41</text:p>
          </table:table-cell>
          <table:table-cell office:value-type="float" office:value="31.44" calcext:value-type="float">
            <text:p>31.44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41" calcext:value-type="float">
            <text:p>31.41</text:p>
          </table:table-cell>
          <table:table-cell office:value-type="float" office:value="30.83" calcext:value-type="float">
            <text:p>30.83</text:p>
          </table:table-cell>
          <table:table-cell office:value-type="float" office:value="31.42" calcext:value-type="float">
            <text:p>31.4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57847052589407" calcext:value-type="percentage">
            <text:p>-04.58%</text:p>
          </table:table-cell>
          <table:table-cell table:style-name="ce23" table:formula="of:=([.H438]-[.F438])/[.F438]" office:value-type="percentage" office:value="-0.079465705090923" calcext:value-type="percentage">
            <text:p>-07.95%</text:p>
          </table:table-cell>
          <table:table-cell table:style-name="ce23" table:formula="of:=([.I438]-[.F438])/[.F438]" office:value-type="percentage" office:value="-0.0633489718635697" calcext:value-type="percentage">
            <text:p>-06.33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8173828125" calcext:value-type="percentage">
            <text:p>-81.74%</text:p>
          </table:table-cell>
          <table:table-cell table:style-name="ce29" table:formula="of:=([.R438]-[.P438])/[.P438]" office:value-type="percentage" office:value="-0.866436298076923" calcext:value-type="percentage">
            <text:p>-86.64%</text:p>
          </table:table-cell>
          <table:table-cell table:style-name="ce29" table:formula="of:=([.S438]-[.P438])/[.P438]" office:value-type="percentage" office:value="-0.707644476059655" calcext:value-type="percentage">
            <text:p>-70.76%</text:p>
          </table:table-cell>
          <table:table-cell table:number-columns-repeated="11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4" calcext:value-type="float">
            <text:p>31.4</text:p>
          </table:table-cell>
          <table:table-cell office:value-type="float" office:value="25.59" calcext:value-type="float">
            <text:p>25.59</text:p>
          </table:table-cell>
          <table:table-cell office:value-type="float" office:value="28.6" calcext:value-type="float">
            <text:p>28.6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5.37" calcext:value-type="float">
            <text:p>25.37</text:p>
          </table:table-cell>
          <table:table-cell office:value-type="float" office:value="31.33" calcext:value-type="float">
            <text:p>31.33</text:p>
          </table:table-cell>
          <table:table-cell office:value-type="float" office:value="31.38" calcext:value-type="float">
            <text:p>31.38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30.82" calcext:value-type="float">
            <text:p>30.82</text:p>
          </table:table-cell>
          <table:table-cell office:value-type="float" office:value="25.9" calcext:value-type="float">
            <text:p>25.9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4.4" calcext:value-type="float">
            <text:p>24.4</text:p>
          </table:table-cell>
          <table:table-cell office:value-type="float" office:value="31.41" calcext:value-type="float">
            <text:p>31.41</text:p>
          </table:table-cell>
          <table:table-cell office:value-type="float" office:value="26.1" calcext:value-type="float">
            <text:p>26.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26.67" calcext:value-type="float">
            <text:p>26.67</text:p>
          </table:table-cell>
          <table:table-cell office:value-type="float" office:value="24.61" calcext:value-type="float">
            <text:p>24.61</text:p>
          </table:table-cell>
          <table:table-cell office:value-type="float" office:value="26.04" calcext:value-type="float">
            <text:p>26.0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6.39" calcext:value-type="float">
            <text:p>26.39</text:p>
          </table:table-cell>
          <table:table-cell office:value-type="float" office:value="31.43" calcext:value-type="float">
            <text:p>31.43</text:p>
          </table:table-cell>
          <table:table-cell office:value-type="float" office:value="26.95" calcext:value-type="float">
            <text:p>26.9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0.66" calcext:value-type="float">
            <text:p>30.66</text:p>
          </table:table-cell>
          <table:table-cell office:value-type="float" office:value="31.4" calcext:value-type="float">
            <text:p>31.4</text:p>
          </table:table-cell>
          <table:table-cell office:value-type="float" office:value="26.41" calcext:value-type="float">
            <text:p>26.41</text:p>
          </table:table-cell>
          <table:table-cell office:value-type="float" office:value="24.36" calcext:value-type="float">
            <text:p>24.36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37" calcext:value-type="float">
            <text:p>31.37</text:p>
          </table:table-cell>
          <table:table-cell office:value-type="float" office:value="26.68" calcext:value-type="float">
            <text:p>26.68</text:p>
          </table:table-cell>
          <table:table-cell office:value-type="float" office:value="25.23" calcext:value-type="float">
            <text:p>25.2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11" calcext:value-type="float">
            <text:p>31.11</text:p>
          </table:table-cell>
          <table:table-cell office:value-type="float" office:value="25.55" calcext:value-type="float">
            <text:p>25.55</text:p>
          </table:table-cell>
          <table:table-cell office:value-type="float" office:value="31.43" calcext:value-type="float">
            <text:p>31.43</text:p>
          </table:table-cell>
          <table:table-cell office:value-type="float" office:value="26.75" calcext:value-type="float">
            <text:p>26.75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31.31" calcext:value-type="float">
            <text:p>31.31</text:p>
          </table:table-cell>
          <table:table-cell office:value-type="float" office:value="24.53" calcext:value-type="float">
            <text:p>24.53</text:p>
          </table:table-cell>
          <table:table-cell office:value-type="float" office:value="30.56" calcext:value-type="float">
            <text:p>30.56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26.79" calcext:value-type="float">
            <text:p>26.79</text:p>
          </table:table-cell>
          <table:table-cell office:value-type="float" office:value="26.76" calcext:value-type="float">
            <text:p>26.76</text:p>
          </table:table-cell>
          <table:table-cell office:value-type="float" office:value="31.26" calcext:value-type="float">
            <text:p>31.2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0.89" calcext:value-type="float">
            <text:p>30.89</text:p>
          </table:table-cell>
          <table:table-cell office:value-type="float" office:value="31.27" calcext:value-type="float">
            <text:p>31.27</text:p>
          </table:table-cell>
          <table:table-cell office:value-type="float" office:value="31.45" calcext:value-type="float">
            <text:p>31.45</text:p>
          </table:table-cell>
          <table:table-cell office:value-type="float" office:value="24.69" calcext:value-type="float">
            <text:p>24.6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31.28" calcext:value-type="float">
            <text:p>31.28</text:p>
          </table:table-cell>
          <table:table-cell office:value-type="float" office:value="31.35" calcext:value-type="float">
            <text:p>31.35</text:p>
          </table:table-cell>
          <table:table-cell office:value-type="float" office:value="31.2" calcext:value-type="float">
            <text:p>31.2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31.12" calcext:value-type="float">
            <text:p>31.12</text:p>
          </table:table-cell>
          <table:table-cell office:value-type="float" office:value="31.26" calcext:value-type="float">
            <text:p>31.26</text:p>
          </table:table-cell>
          <table:table-cell office:value-type="float" office:value="31.5" calcext:value-type="float">
            <text:p>31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03" calcext:value-type="float">
            <text:p>31.03</text:p>
          </table:table-cell>
          <table:table-cell office:value-type="float" office:value="31.48" calcext:value-type="float">
            <text:p>31.48</text:p>
          </table:table-cell>
          <table:table-cell office:value-type="float" office:value="26.18" calcext:value-type="float">
            <text:p>26.1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1.27" calcext:value-type="float">
            <text:p>31.27</text:p>
          </table:table-cell>
          <table:table-cell office:value-type="float" office:value="31.26" calcext:value-type="float">
            <text:p>31.26</text:p>
          </table:table-cell>
          <table:table-cell office:value-type="float" office:value="25.5" calcext:value-type="float">
            <text:p>25.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.92" calcext:value-type="float">
            <text:p>30.92</text:p>
          </table:table-cell>
          <table:table-cell office:value-type="float" office:value="31.44" calcext:value-type="float">
            <text:p>31.44</text:p>
          </table:table-cell>
          <table:table-cell office:value-type="float" office:value="25.55" calcext:value-type="float">
            <text:p>25.55</text:p>
          </table:table-cell>
          <table:table-cell office:value-type="float" office:value="25.78" calcext:value-type="float">
            <text:p>25.78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6.5" calcext:value-type="float">
            <text:p>26.5</text:p>
          </table:table-cell>
          <table:table-cell office:value-type="float" office:value="30.9" calcext:value-type="float">
            <text:p>30.9</text:p>
          </table:table-cell>
          <table:table-cell office:value-type="float" office:value="30.99" calcext:value-type="float">
            <text:p>30.99</text:p>
          </table:table-cell>
          <table:table-cell office:value-type="float" office:value="27.08" calcext:value-type="float">
            <text:p>27.08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31.14" calcext:value-type="float">
            <text:p>31.14</text:p>
          </table:table-cell>
          <table:table-cell office:value-type="float" office:value="25.37" calcext:value-type="float">
            <text:p>25.37</text:p>
          </table:table-cell>
          <table:table-cell office:value-type="float" office:value="27.47" calcext:value-type="float">
            <text:p>27.47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31.06" calcext:value-type="float">
            <text:p>31.06</text:p>
          </table:table-cell>
          <table:table-cell office:value-type="float" office:value="31.16" calcext:value-type="float">
            <text:p>31.16</text:p>
          </table:table-cell>
          <table:table-cell office:value-type="float" office:value="31.32" calcext:value-type="float">
            <text:p>31.32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31.27" calcext:value-type="float">
            <text:p>31.27</text:p>
          </table:table-cell>
          <table:table-cell office:value-type="float" office:value="31.32" calcext:value-type="float">
            <text:p>31.32</text:p>
          </table:table-cell>
          <table:table-cell office:value-type="float" office:value="31.26" calcext:value-type="float">
            <text:p>31.26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1.38" calcext:value-type="float">
            <text:p>31.38</text:p>
          </table:table-cell>
          <table:table-cell office:value-type="float" office:value="31.23" calcext:value-type="float">
            <text:p>31.23</text:p>
          </table:table-cell>
          <table:table-cell office:value-type="float" office:value="31.4" calcext:value-type="float">
            <text:p>31.4</text:p>
          </table:table-cell>
          <table:table-cell office:value-type="float" office:value="31.33" calcext:value-type="float">
            <text:p>31.33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26.34" calcext:value-type="float">
            <text:p>26.34</text:p>
          </table:table-cell>
          <table:table-cell office:value-type="float" office:value="24.09" calcext:value-type="float">
            <text:p>24.09</text:p>
          </table:table-cell>
          <table:table-cell office:value-type="float" office:value="25.45" calcext:value-type="float">
            <text:p>25.45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01" calcext:value-type="float">
            <text:p>31.01</text:p>
          </table:table-cell>
          <table:table-cell office:value-type="float" office:value="31.26" calcext:value-type="float">
            <text:p>31.26</text:p>
          </table:table-cell>
          <table:table-cell office:value-type="float" office:value="31.36" calcext:value-type="float">
            <text:p>31.36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1.16" calcext:value-type="float">
            <text:p>31.16</text:p>
          </table:table-cell>
          <table:table-cell office:value-type="float" office:value="31.07" calcext:value-type="float">
            <text:p>31.07</text:p>
          </table:table-cell>
          <table:table-cell office:value-type="float" office:value="26.55" calcext:value-type="float">
            <text:p>26.55</text:p>
          </table:table-cell>
          <table:table-cell office:value-type="float" office:value="26.06" calcext:value-type="float">
            <text:p>26.0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45" calcext:value-type="float">
            <text:p>31.45</text:p>
          </table:table-cell>
          <table:table-cell office:value-type="float" office:value="24.26" calcext:value-type="float">
            <text:p>24.26</text:p>
          </table:table-cell>
          <table:table-cell office:value-type="float" office:value="31.25" calcext:value-type="float">
            <text:p>31.2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4">
          <table:table-cell office:value-type="float" office:value="30.72" calcext:value-type="float">
            <text:p>30.72</text:p>
          </table:table-cell>
          <table:table-cell office:value-type="float" office:value="31.34" calcext:value-type="float">
            <text:p>31.34</text:p>
          </table:table-cell>
          <table:table-cell office:value-type="float" office:value="27.42" calcext:value-type="float">
            <text:p>27.42</text:p>
          </table:table-cell>
          <table:table-cell office:value-type="float" office:value="31.34" calcext:value-type="float">
            <text:p>31.3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.87" calcext:value-type="float">
            <text:p>30.87</text:p>
          </table:table-cell>
          <table:table-cell office:value-type="float" office:value="25.55" calcext:value-type="float">
            <text:p>25.55</text:p>
          </table:table-cell>
          <table:table-cell office:value-type="float" office:value="26.42" calcext:value-type="float">
            <text:p>26.42</text:p>
          </table:table-cell>
          <table:table-cell office:value-type="float" office:value="26.14" calcext:value-type="float">
            <text:p>26.14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0.94" calcext:value-type="float">
            <text:p>30.94</text:p>
          </table:table-cell>
          <table:table-cell office:value-type="float" office:value="25.75" calcext:value-type="float">
            <text:p>25.75</text:p>
          </table:table-cell>
          <table:table-cell office:value-type="float" office:value="26.25" calcext:value-type="float">
            <text:p>26.25</text:p>
          </table:table-cell>
          <table:table-cell office:value-type="float" office:value="30.98" calcext:value-type="float">
            <text:p>30.98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22" calcext:value-type="float">
            <text:p>31.22</text:p>
          </table:table-cell>
          <table:table-cell office:value-type="float" office:value="31.43" calcext:value-type="float">
            <text:p>31.43</text:p>
          </table:table-cell>
          <table:table-cell office:value-type="float" office:value="31.3" calcext:value-type="float">
            <text:p>31.3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1.07" calcext:value-type="float">
            <text:p>31.07</text:p>
          </table:table-cell>
          <table:table-cell office:value-type="float" office:value="31.44" calcext:value-type="float">
            <text:p>31.44</text:p>
          </table:table-cell>
          <table:table-cell office:value-type="float" office:value="27.2" calcext:value-type="float">
            <text:p>27.2</text:p>
          </table:table-cell>
          <table:table-cell office:value-type="float" office:value="31.38" calcext:value-type="float">
            <text:p>31.38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21" calcext:value-type="float">
            <text:p>31.21</text:p>
          </table:table-cell>
          <table:table-cell office:value-type="float" office:value="27.35" calcext:value-type="float">
            <text:p>27.35</text:p>
          </table:table-cell>
          <table:table-cell office:value-type="float" office:value="30.79" calcext:value-type="float">
            <text:p>30.79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31.42" calcext:value-type="float">
            <text:p>31.42</text:p>
          </table:table-cell>
          <table:table-cell office:value-type="float" office:value="31.32" calcext:value-type="float">
            <text:p>31.32</text:p>
          </table:table-cell>
          <table:table-cell office:value-type="float" office:value="31.24" calcext:value-type="float">
            <text:p>31.2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6.67" calcext:value-type="float">
            <text:p>26.67</text:p>
          </table:table-cell>
          <table:table-cell office:value-type="float" office:value="26.3" calcext:value-type="float">
            <text:p>26.3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6.87" calcext:value-type="float">
            <text:p>26.87</text:p>
          </table:table-cell>
          <table:table-cell office:value-type="float" office:value="25.71" calcext:value-type="float">
            <text:p>25.71</text:p>
          </table:table-cell>
          <table:table-cell office:value-type="float" office:value="29.57" calcext:value-type="float">
            <text:p>29.5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7.19" calcext:value-type="float">
            <text:p>27.19</text:p>
          </table:table-cell>
          <table:table-cell office:value-type="float" office:value="25.77" calcext:value-type="float">
            <text:p>25.77</text:p>
          </table:table-cell>
          <table:table-cell office:value-type="float" office:value="26.4" calcext:value-type="float">
            <text:p>26.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0.7" calcext:value-type="float">
            <text:p>30.7</text:p>
          </table:table-cell>
          <table:table-cell office:value-type="float" office:value="26.96" calcext:value-type="float">
            <text:p>26.96</text:p>
          </table:table-cell>
          <table:table-cell office:value-type="float" office:value="31.44" calcext:value-type="float">
            <text:p>31.44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5.81" calcext:value-type="float">
            <text:p>25.81</text:p>
          </table:table-cell>
          <table:table-cell office:value-type="float" office:value="26.95" calcext:value-type="float">
            <text:p>26.95</text:p>
          </table:table-cell>
          <table:table-cell office:value-type="float" office:value="25.91" calcext:value-type="float">
            <text:p>25.9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.65" calcext:value-type="float">
            <text:p>30.65</text:p>
          </table:table-cell>
          <table:table-cell office:value-type="float" office:value="26.37" calcext:value-type="float">
            <text:p>26.37</text:p>
          </table:table-cell>
          <table:table-cell office:value-type="float" office:value="27.4" calcext:value-type="float">
            <text:p>27.4</text:p>
          </table:table-cell>
          <table:table-cell office:value-type="float" office:value="31.21" calcext:value-type="float">
            <text:p>31.2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31.05" calcext:value-type="float">
            <text:p>31.05</text:p>
          </table:table-cell>
          <table:table-cell office:value-type="float" office:value="31.25" calcext:value-type="float">
            <text:p>31.25</text:p>
          </table:table-cell>
          <table:table-cell office:value-type="float" office:value="31.38" calcext:value-type="float">
            <text:p>31.38</text:p>
          </table:table-cell>
          <table:table-cell office:value-type="float" office:value="31.2" calcext:value-type="float">
            <text:p>31.2</text:p>
          </table:table-cell>
          <table:table-cell table:style-name="ce16"/>
          <table:table-cell table:style-name="ce20" table:number-columns-repeated="5"/>
          <table:table-cell table:style-name="ce10"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33.66" calcext:value-type="float">
            <text:p>633.66</text:p>
          </table:table-cell>
          <table:table-cell office:value-type="float" office:value="627.45" calcext:value-type="float">
            <text:p>627.45</text:p>
          </table:table-cell>
          <table:table-cell office:value-type="float" office:value="579.01" calcext:value-type="float">
            <text:p>579.01</text:p>
          </table:table-cell>
          <table:table-cell office:value-type="float" office:value="642.14" calcext:value-type="float">
            <text:p>642.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87.52" calcext:value-type="float">
            <text:p>587.52</text:p>
          </table:table-cell>
          <table:table-cell office:value-type="float" office:value="622.97" calcext:value-type="float">
            <text:p>622.97</text:p>
          </table:table-cell>
          <table:table-cell office:value-type="float" office:value="572.45" calcext:value-type="float">
            <text:p>572.45</text:p>
          </table:table-cell>
          <table:table-cell office:value-type="float" office:value="589.68" calcext:value-type="float">
            <text:p>589.6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590.5928" calcext:value-type="float">
            <text:p>590.5928</text:p>
          </table:table-cell>
          <table:table-cell table:style-name="ce22" table:formula="of:=AVERAGE([.B491:.B540])" office:value-type="float" office:value="621.3264" calcext:value-type="float">
            <text:p>621.3264</text:p>
          </table:table-cell>
          <table:table-cell table:style-name="ce18" table:formula="of:=AVERAGE([.C491:.C540])" office:value-type="float" office:value="589.2508" calcext:value-type="float">
            <text:p>589.2508</text:p>
          </table:table-cell>
          <table:table-cell table:style-name="ce22" table:formula="of:=AVERAGE([.D491:.D540])" office:value-type="float" office:value="607.9408" calcext:value-type="float">
            <text:p>607.9408</text:p>
          </table:table-cell>
          <table:table-cell table:style-name="ce18"/>
          <table:table-cell office:value-type="float" office:value="301" calcext:value-type="float">
            <text:p>301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275.8" calcext:value-type="float">
            <text:p>275.8</text:p>
          </table:table-cell>
          <table:table-cell table:style-name="ce22" table:formula="of:=AVERAGE([.L491:.L540])" office:value-type="float" office:value="146.72" calcext:value-type="float">
            <text:p>146.72</text:p>
          </table:table-cell>
          <table:table-cell table:style-name="ce18" table:formula="of:=AVERAGE([.M491:.M540])" office:value-type="float" office:value="57.02" calcext:value-type="float">
            <text:p>57.02</text:p>
          </table:table-cell>
          <table:table-cell table:style-name="ce22" table:formula="of:=AVERAGE([.N491:.N540])" office:value-type="float" office:value="100.4" calcext:value-type="float">
            <text:p>100.4</text:p>
          </table:table-cell>
          <table:table-cell table:number-columns-repeated="11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11.85" calcext:value-type="float">
            <text:p>611.85</text:p>
          </table:table-cell>
          <table:table-cell office:value-type="float" office:value="538.42" calcext:value-type="float">
            <text:p>538.42</text:p>
          </table:table-cell>
          <table:table-cell office:value-type="float" office:value="590.77" calcext:value-type="float">
            <text:p>590.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414.228820571428" calcext:value-type="float">
            <text:p>414.2288205714</text:p>
          </table:table-cell>
          <table:table-cell table:style-name="ce21" table:formula="of:=VAR([.B491:.B540])" office:value-type="float" office:value="343.701162285714" calcext:value-type="float">
            <text:p>343.7011622857</text:p>
          </table:table-cell>
          <table:table-cell table:style-name="Default" table:formula="of:=VAR([.C491:.C540])" office:value-type="float" office:value="647.640746285714" calcext:value-type="float">
            <text:p>647.6407462857</text:p>
          </table:table-cell>
          <table:table-cell table:style-name="ce21" table:formula="of:=VAR([.D491:.D540])" office:value-type="float" office:value="691.961036081632" calcext:value-type="float">
            <text:p>691.9610360816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937.83673469388" calcext:value-type="float">
            <text:p>2937.8367346939</text:p>
          </table:table-cell>
          <table:table-cell table:style-name="ce21" table:formula="of:=VAR([.L491:.L540])" office:value-type="float" office:value="200.858775510204" calcext:value-type="float">
            <text:p>200.8587755102</text:p>
          </table:table-cell>
          <table:table-cell table:style-name="Default" table:formula="of:=VAR([.M491:.M540])" office:value-type="float" office:value="150.591428571429" calcext:value-type="float">
            <text:p>150.5914285714</text:p>
          </table:table-cell>
          <table:table-cell table:style-name="ce21" table:formula="of:=VAR([.N491:.N540])" office:value-type="float" office:value="416.65306122449" calcext:value-type="float">
            <text:p>416.6530612245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611.46" calcext:value-type="float">
            <text:p>611.46</text:p>
          </table:table-cell>
          <table:table-cell office:value-type="float" office:value="604.53" calcext:value-type="float">
            <text:p>604.53</text:p>
          </table:table-cell>
          <table:table-cell office:value-type="float" office:value="625.41" calcext:value-type="float">
            <text:p>625.4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2.87829401059526" calcext:value-type="float">
            <text:p>2.8782940106</text:p>
          </table:table-cell>
          <table:table-cell table:style-name="ce21" table:formula="of:=SQRT([.G493]/[.G491])" office:value-type="float" office:value="2.62183585407521" calcext:value-type="float">
            <text:p>2.6218358541</text:p>
          </table:table-cell>
          <table:table-cell table:style-name="Default" table:formula="of:=SQRT([.H493]/[.H491])" office:value-type="float" office:value="3.59900193466387" calcext:value-type="float">
            <text:p>3.5990019347</text:p>
          </table:table-cell>
          <table:table-cell table:style-name="ce21" table:formula="of:=SQRT([.I493]/[.I491])" office:value-type="float" office:value="3.72011031041186" calcext:value-type="float">
            <text:p>3.7201103104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7.66529416877641" calcext:value-type="float">
            <text:p>7.6652941688</text:p>
          </table:table-cell>
          <table:table-cell table:style-name="ce21" table:formula="of:=SQRT([.Q493]/[.Q491])" office:value-type="float" office:value="2.00428927807442" calcext:value-type="float">
            <text:p>2.0042892781</text:p>
          </table:table-cell>
          <table:table-cell table:style-name="Default" table:formula="of:=SQRT([.R493]/[.R491])" office:value-type="float" office:value="1.73546206280304" calcext:value-type="float">
            <text:p>1.7354620628</text:p>
          </table:table-cell>
          <table:table-cell table:style-name="ce21" table:formula="of:=SQRT([.S493]/[.S491])" office:value-type="float" office:value="2.88670421492916" calcext:value-type="float">
            <text:p>2.8867042149</text:p>
          </table:table-cell>
          <table:table-cell table:number-columns-repeated="11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631.99" calcext:value-type="float">
            <text:p>631.99</text:p>
          </table:table-cell>
          <table:table-cell office:value-type="float" office:value="596.64" calcext:value-type="float">
            <text:p>596.64</text:p>
          </table:table-cell>
          <table:table-cell office:value-type="float" office:value="615.78" calcext:value-type="float">
            <text:p>615.7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394" calcext:value-type="float">
            <text:p>39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32" calcext:value-type="float">
            <text:p>589.32</text:p>
          </table:table-cell>
          <table:table-cell office:value-type="float" office:value="626.22" calcext:value-type="float">
            <text:p>626.22</text:p>
          </table:table-cell>
          <table:table-cell office:value-type="float" office:value="620.96" calcext:value-type="float">
            <text:p>620.96</text:p>
          </table:table-cell>
          <table:table-cell office:value-type="float" office:value="564.71" calcext:value-type="float">
            <text:p>564.7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88.6" calcext:value-type="float">
            <text:p>588.6</text:p>
          </table:table-cell>
          <table:table-cell office:value-type="float" office:value="631.58" calcext:value-type="float">
            <text:p>631.58</text:p>
          </table:table-cell>
          <table:table-cell office:value-type="float" office:value="587.88" calcext:value-type="float">
            <text:p>587.88</text:p>
          </table:table-cell>
          <table:table-cell office:value-type="float" office:value="611.08" calcext:value-type="float">
            <text:p>611.0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5.78414836886964" calcext:value-type="float">
            <text:p>5.7841483689</text:p>
          </table:table-cell>
          <table:table-cell table:style-name="ce22" table:formula="of:=([.G496]*[.G494])" office:value-type="float" office:value="5.26877640816713" calcext:value-type="float">
            <text:p>5.2687764082</text:p>
          </table:table-cell>
          <table:table-cell table:style-name="ce18" table:formula="of:=([.H496]*[.H494])" office:value-type="float" office:value="7.23246516628074" calcext:value-type="float">
            <text:p>7.2324651663</text:p>
          </table:table-cell>
          <table:table-cell table:style-name="ce22" table:formula="of:=([.I496]*[.I494])" office:value-type="float" office:value="7.47584155919284" calcext:value-type="float">
            <text:p>7.4758415592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15.4039853468842" calcext:value-type="float">
            <text:p>15.4039853469</text:p>
          </table:table-cell>
          <table:table-cell table:style-name="ce22" table:formula="of:=([.Q496]*[.Q494])" office:value-type="float" office:value="4.02777010126199" calcext:value-type="float">
            <text:p>4.0277701013</text:p>
          </table:table-cell>
          <table:table-cell table:style-name="ce18" table:formula="of:=([.R496]*[.R494])" office:value-type="float" office:value="3.48754158638621" calcext:value-type="float">
            <text:p>3.4875415864</text:p>
          </table:table-cell>
          <table:table-cell table:style-name="ce22" table:formula="of:=([.S496]*[.S494])" office:value-type="float" office:value="5.80104930723824" calcext:value-type="float">
            <text:p>5.8010493072</text:p>
          </table:table-cell>
          <table:table-cell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scimark.lu.small;590.5928;5.78414836886964;621.3264;5.26877640816713;589.2508;7.23246516628074;607.9408;7.47584155919284;275.8;15.4039853468842;146.72;4.02777010126199;57.02;3.48754158638621;100.4;5.80104930723824" calcext:value-type="string">
            <text:p>scimark.lu.small;590.5928;5.78414836886964;621.3264;5.26877640816713;589.2508;7.23246516628074;607.9408;7.47584155919284;275.8;15.4039853468842;146.72;4.02777010126199;57.02;3.48754158638621;100.4;5.80104930723824</text:p>
          </table:table-cell>
          <table:table-cell table:number-columns-repeated="9"/>
        </table:table-row>
        <table:table-row table:style-name="ro4">
          <table:table-cell office:value-type="float" office:value="564.71" calcext:value-type="float">
            <text:p>564.71</text:p>
          </table:table-cell>
          <table:table-cell office:value-type="float" office:value="604.15" calcext:value-type="float">
            <text:p>604.15</text:p>
          </table:table-cell>
          <table:table-cell office:value-type="float" office:value="601.5" calcext:value-type="float">
            <text:p>601.5</text:p>
          </table:table-cell>
          <table:table-cell office:value-type="float" office:value="614.99" calcext:value-type="float">
            <text:p>614.99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979380102309009" calcext:value-type="percentage">
            <text:p>0.98%</text:p>
          </table:table-cell>
          <table:table-cell table:formula="of:=[.G497]/[.G492]" office:value-type="percentage" office:value="0.00847988498181814" calcext:value-type="percentage">
            <text:p>0.85%</text:p>
          </table:table-cell>
          <table:table-cell table:formula="of:=[.H497]/[.H492]" office:value-type="percentage" office:value="0.0122740014375555" calcext:value-type="percentage">
            <text:p>1.23%</text:p>
          </table:table-cell>
          <table:table-cell table:formula="of:=[.I497]/[.I492]" office:value-type="percentage" office:value="0.0122969893765854" calcext:value-type="percentage">
            <text:p>1.23%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55852013585512" calcext:value-type="percentage">
            <text:p>5.59%</text:p>
          </table:table-cell>
          <table:table-cell table:formula="of:=[.Q497]/[.Q492]" office:value-type="percentage" office:value="0.0274520862954062" calcext:value-type="percentage">
            <text:p>2.75%</text:p>
          </table:table-cell>
          <table:table-cell table:formula="of:=[.R497]/[.R492]" office:value-type="percentage" office:value="0.0611634792421292" calcext:value-type="percentage">
            <text:p>6.12%</text:p>
          </table:table-cell>
          <table:table-cell table:formula="of:=[.S497]/[.S492]" office:value-type="percentage" office:value="0.057779375570102" calcext:value-type="percentage">
            <text:p>5.78%</text:p>
          </table:table-cell>
          <table:table-cell table:number-columns-repeated="11"/>
        </table:table-row>
        <table:table-row table:style-name="ro4">
          <table:table-cell office:value-type="float" office:value="577.27" calcext:value-type="float">
            <text:p>577.27</text:p>
          </table:table-cell>
          <table:table-cell office:value-type="float" office:value="631.16" calcext:value-type="float">
            <text:p>631.16</text:p>
          </table:table-cell>
          <table:table-cell office:value-type="float" office:value="622.97" calcext:value-type="float">
            <text:p>622.97</text:p>
          </table:table-cell>
          <table:table-cell office:value-type="float" office:value="620.96" calcext:value-type="float">
            <text:p>620.9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638.3" calcext:value-type="float">
            <text:p>638.3</text:p>
          </table:table-cell>
          <table:table-cell office:value-type="float" office:value="588.6" calcext:value-type="float">
            <text:p>588.6</text:p>
          </table:table-cell>
          <table:table-cell office:value-type="float" office:value="604.53" calcext:value-type="float">
            <text:p>604.5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520385619330275" calcext:value-type="percentage">
            <text:p>05.20%</text:p>
          </table:table-cell>
          <table:table-cell table:style-name="ce23" table:formula="of:=([.H492]-[.F492])/[.F492]" office:value-type="percentage" office:value="-0.00227229319422768" calcext:value-type="percentage">
            <text:p>-00.23%</text:p>
          </table:table-cell>
          <table:table-cell table:style-name="ce23" table:formula="of:=([.I492]-[.F492])/[.F492]" office:value-type="percentage" office:value="0.0293738765525078" calcext:value-type="percentage">
            <text:p>02.94%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68020304568528" calcext:value-type="percentage">
            <text:p>-46.80%</text:p>
          </table:table-cell>
          <table:table-cell table:style-name="ce29" table:formula="of:=([.R492]-[.P492])/[.P492]" office:value-type="percentage" office:value="-0.793255982596084" calcext:value-type="percentage">
            <text:p>-79.33%</text:p>
          </table:table-cell>
          <table:table-cell table:style-name="ce29" table:formula="of:=([.S492]-[.P492])/[.P492]" office:value-type="percentage" office:value="-0.635968092820885" calcext:value-type="percentage">
            <text:p>-63.60%</text:p>
          </table:table-cell>
          <table:table-cell table:number-columns-repeated="11"/>
        </table:table-row>
        <table:table-row table:style-name="ro4">
          <table:table-cell office:value-type="float" office:value="594.06" calcext:value-type="float">
            <text:p>594.06</text:p>
          </table:table-cell>
          <table:table-cell office:value-type="float" office:value="615.78" calcext:value-type="float">
            <text:p>615.78</text:p>
          </table:table-cell>
          <table:table-cell office:value-type="float" office:value="601.13" calcext:value-type="float">
            <text:p>601.13</text:p>
          </table:table-cell>
          <table:table-cell office:value-type="float" office:value="627.04" calcext:value-type="float">
            <text:p>627.04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620.96" calcext:value-type="float">
            <text:p>620.96</text:p>
          </table:table-cell>
          <table:table-cell office:value-type="float" office:value="633.25" calcext:value-type="float">
            <text:p>633.25</text:p>
          </table:table-cell>
          <table:table-cell office:value-type="float" office:value="540.54" calcext:value-type="float">
            <text:p>540.54</text:p>
          </table:table-cell>
          <table:table-cell office:value-type="float" office:value="625.81" calcext:value-type="float">
            <text:p>625.81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585.01" calcext:value-type="float">
            <text:p>585.01</text:p>
          </table:table-cell>
          <table:table-cell office:value-type="float" office:value="623.78" calcext:value-type="float">
            <text:p>623.78</text:p>
          </table:table-cell>
          <table:table-cell office:value-type="float" office:value="583.59" calcext:value-type="float">
            <text:p>583.59</text:p>
          </table:table-cell>
          <table:table-cell office:value-type="float" office:value="569.06" calcext:value-type="float">
            <text:p>569.06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24.19" calcext:value-type="float">
            <text:p>624.19</text:p>
          </table:table-cell>
          <table:table-cell office:value-type="float" office:value="583.94" calcext:value-type="float">
            <text:p>583.94</text:p>
          </table:table-cell>
          <table:table-cell office:value-type="float" office:value="628.68" calcext:value-type="float">
            <text:p>628.68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592.59" calcext:value-type="float">
            <text:p>592.59</text:p>
          </table:table-cell>
          <table:table-cell office:value-type="float" office:value="630.75" calcext:value-type="float">
            <text:p>630.75</text:p>
          </table:table-cell>
          <table:table-cell office:value-type="float" office:value="588.96" calcext:value-type="float">
            <text:p>588.96</text:p>
          </table:table-cell>
          <table:table-cell office:value-type="float" office:value="601.88" calcext:value-type="float">
            <text:p>601.8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12.64" calcext:value-type="float">
            <text:p>612.64</text:p>
          </table:table-cell>
          <table:table-cell office:value-type="float" office:value="614.6" calcext:value-type="float">
            <text:p>614.6</text:p>
          </table:table-cell>
          <table:table-cell office:value-type="float" office:value="614.2" calcext:value-type="float">
            <text:p>614.2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619.35" calcext:value-type="float">
            <text:p>619.35</text:p>
          </table:table-cell>
          <table:table-cell office:value-type="float" office:value="635.76" calcext:value-type="float">
            <text:p>635.76</text:p>
          </table:table-cell>
          <table:table-cell office:value-type="float" office:value="623.78" calcext:value-type="float">
            <text:p>623.78</text:p>
          </table:table-cell>
          <table:table-cell office:value-type="float" office:value="616.57" calcext:value-type="float">
            <text:p>616.5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565.04" calcext:value-type="float">
            <text:p>565.04</text:p>
          </table:table-cell>
          <table:table-cell office:value-type="float" office:value="636.6" calcext:value-type="float">
            <text:p>636.6</text:p>
          </table:table-cell>
          <table:table-cell office:value-type="float" office:value="579.36" calcext:value-type="float">
            <text:p>579.36</text:p>
          </table:table-cell>
          <table:table-cell office:value-type="float" office:value="610.69" calcext:value-type="float">
            <text:p>610.69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95.16" calcext:value-type="float">
            <text:p>595.16</text:p>
          </table:table-cell>
          <table:table-cell office:value-type="float" office:value="620.56" calcext:value-type="float">
            <text:p>620.56</text:p>
          </table:table-cell>
          <table:table-cell office:value-type="float" office:value="573.82" calcext:value-type="float">
            <text:p>573.82</text:p>
          </table:table-cell>
          <table:table-cell office:value-type="float" office:value="637.87" calcext:value-type="float">
            <text:p>637.87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622.57" calcext:value-type="float">
            <text:p>622.57</text:p>
          </table:table-cell>
          <table:table-cell office:value-type="float" office:value="589.68" calcext:value-type="float">
            <text:p>589.68</text:p>
          </table:table-cell>
          <table:table-cell office:value-type="float" office:value="607.98" calcext:value-type="float">
            <text:p>607.98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81.82" calcext:value-type="float">
            <text:p>681.82</text:p>
          </table:table-cell>
          <table:table-cell office:value-type="float" office:value="592.59" calcext:value-type="float">
            <text:p>592.59</text:p>
          </table:table-cell>
          <table:table-cell office:value-type="float" office:value="619.75" calcext:value-type="float">
            <text:p>619.75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622.57" calcext:value-type="float">
            <text:p>622.57</text:p>
          </table:table-cell>
          <table:table-cell office:value-type="float" office:value="604.91" calcext:value-type="float">
            <text:p>604.91</text:p>
          </table:table-cell>
          <table:table-cell office:value-type="float" office:value="583.59" calcext:value-type="float">
            <text:p>583.5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616.57" calcext:value-type="float">
            <text:p>616.57</text:p>
          </table:table-cell>
          <table:table-cell office:value-type="float" office:value="618.96" calcext:value-type="float">
            <text:p>618.96</text:p>
          </table:table-cell>
          <table:table-cell office:value-type="float" office:value="595.9" calcext:value-type="float">
            <text:p>595.9</text:p>
          </table:table-cell>
          <table:table-cell office:value-type="float" office:value="610.3" calcext:value-type="float">
            <text:p>610.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591.86" calcext:value-type="float">
            <text:p>591.86</text:p>
          </table:table-cell>
          <table:table-cell office:value-type="float" office:value="612.24" calcext:value-type="float">
            <text:p>612.24</text:p>
          </table:table-cell>
          <table:table-cell office:value-type="float" office:value="533.93" calcext:value-type="float">
            <text:p>533.93</text:p>
          </table:table-cell>
          <table:table-cell office:value-type="float" office:value="584.65" calcext:value-type="float">
            <text:p>584.65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86.44" calcext:value-type="float">
            <text:p>586.44</text:p>
          </table:table-cell>
          <table:table-cell office:value-type="float" office:value="619.35" calcext:value-type="float">
            <text:p>619.35</text:p>
          </table:table-cell>
          <table:table-cell office:value-type="float" office:value="548.57" calcext:value-type="float">
            <text:p>548.57</text:p>
          </table:table-cell>
          <table:table-cell office:value-type="float" office:value="609.91" calcext:value-type="float">
            <text:p>609.9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91.13" calcext:value-type="float">
            <text:p>591.13</text:p>
          </table:table-cell>
          <table:table-cell office:value-type="float" office:value="610.3" calcext:value-type="float">
            <text:p>610.3</text:p>
          </table:table-cell>
          <table:table-cell office:value-type="float" office:value="588.96" calcext:value-type="float">
            <text:p>588.96</text:p>
          </table:table-cell>
          <table:table-cell office:value-type="float" office:value="632.41" calcext:value-type="float">
            <text:p>632.41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29.51" calcext:value-type="float">
            <text:p>629.51</text:p>
          </table:table-cell>
          <table:table-cell office:value-type="float" office:value="587.16" calcext:value-type="float">
            <text:p>587.16</text:p>
          </table:table-cell>
          <table:table-cell office:value-type="float" office:value="657.53" calcext:value-type="float">
            <text:p>657.5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05.8" calcext:value-type="float">
            <text:p>505.8</text:p>
          </table:table-cell>
          <table:table-cell office:value-type="float" office:value="628.68" calcext:value-type="float">
            <text:p>628.68</text:p>
          </table:table-cell>
          <table:table-cell office:value-type="float" office:value="586.08" calcext:value-type="float">
            <text:p>586.08</text:p>
          </table:table-cell>
          <table:table-cell office:value-type="float" office:value="571.09" calcext:value-type="float">
            <text:p>571.0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05.3" calcext:value-type="float">
            <text:p>605.3</text:p>
          </table:table-cell>
          <table:table-cell office:value-type="float" office:value="604.53" calcext:value-type="float">
            <text:p>604.53</text:p>
          </table:table-cell>
          <table:table-cell office:value-type="float" office:value="589.32" calcext:value-type="float">
            <text:p>589.32</text:p>
          </table:table-cell>
          <table:table-cell office:value-type="float" office:value="558.46" calcext:value-type="float">
            <text:p>558.4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93.69" calcext:value-type="float">
            <text:p>593.69</text:p>
          </table:table-cell>
          <table:table-cell office:value-type="float" office:value="623.38" calcext:value-type="float">
            <text:p>623.38</text:p>
          </table:table-cell>
          <table:table-cell office:value-type="float" office:value="554.27" calcext:value-type="float">
            <text:p>554.27</text:p>
          </table:table-cell>
          <table:table-cell office:value-type="float" office:value="582.17" calcext:value-type="float">
            <text:p>582.1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73.13" calcext:value-type="float">
            <text:p>573.13</text:p>
          </table:table-cell>
          <table:table-cell office:value-type="float" office:value="575.88" calcext:value-type="float">
            <text:p>575.88</text:p>
          </table:table-cell>
          <table:table-cell office:value-type="float" office:value="624.59" calcext:value-type="float">
            <text:p>624.59</text:p>
          </table:table-cell>
          <table:table-cell office:value-type="float" office:value="595.9" calcext:value-type="float">
            <text:p>595.9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606.06" calcext:value-type="float">
            <text:p>606.06</text:p>
          </table:table-cell>
          <table:table-cell office:value-type="float" office:value="643.43" calcext:value-type="float">
            <text:p>643.43</text:p>
          </table:table-cell>
          <table:table-cell office:value-type="float" office:value="581.82" calcext:value-type="float">
            <text:p>581.82</text:p>
          </table:table-cell>
          <table:table-cell office:value-type="float" office:value="626.63" calcext:value-type="float">
            <text:p>626.63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631.58" calcext:value-type="float">
            <text:p>631.58</text:p>
          </table:table-cell>
          <table:table-cell office:value-type="float" office:value="591.13" calcext:value-type="float">
            <text:p>591.13</text:p>
          </table:table-cell>
          <table:table-cell office:value-type="float" office:value="553.95" calcext:value-type="float">
            <text:p>553.9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592.59" calcext:value-type="float">
            <text:p>592.59</text:p>
          </table:table-cell>
          <table:table-cell office:value-type="float" office:value="568.72" calcext:value-type="float">
            <text:p>568.72</text:p>
          </table:table-cell>
          <table:table-cell office:value-type="float" office:value="625.41" calcext:value-type="float">
            <text:p>625.4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609.14" calcext:value-type="float">
            <text:p>609.14</text:p>
          </table:table-cell>
          <table:table-cell office:value-type="float" office:value="626.63" calcext:value-type="float">
            <text:p>626.63</text:p>
          </table:table-cell>
          <table:table-cell office:value-type="float" office:value="629.51" calcext:value-type="float">
            <text:p>629.51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00.75" calcext:value-type="float">
            <text:p>600.75</text:p>
          </table:table-cell>
          <table:table-cell office:value-type="float" office:value="585.72" calcext:value-type="float">
            <text:p>585.72</text:p>
          </table:table-cell>
          <table:table-cell office:value-type="float" office:value="586.8" calcext:value-type="float">
            <text:p>586.8</text:p>
          </table:table-cell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627.45" calcext:value-type="float">
            <text:p>627.45</text:p>
          </table:table-cell>
          <table:table-cell office:value-type="float" office:value="598.88" calcext:value-type="float">
            <text:p>598.88</text:p>
          </table:table-cell>
          <table:table-cell office:value-type="float" office:value="646.03" calcext:value-type="float">
            <text:p>646.03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603.02" calcext:value-type="float">
            <text:p>603.02</text:p>
          </table:table-cell>
          <table:table-cell office:value-type="float" office:value="634.08" calcext:value-type="float">
            <text:p>634.08</text:p>
          </table:table-cell>
          <table:table-cell office:value-type="float" office:value="630.33" calcext:value-type="float">
            <text:p>630.33</text:p>
          </table:table-cell>
          <table:table-cell office:value-type="float" office:value="617.76" calcext:value-type="float">
            <text:p>617.76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580.76" calcext:value-type="float">
            <text:p>580.76</text:p>
          </table:table-cell>
          <table:table-cell office:value-type="float" office:value="596.64" calcext:value-type="float">
            <text:p>596.64</text:p>
          </table:table-cell>
          <table:table-cell office:value-type="float" office:value="626.63" calcext:value-type="float">
            <text:p>626.63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59.11" calcext:value-type="float">
            <text:p>559.11</text:p>
          </table:table-cell>
          <table:table-cell office:value-type="float" office:value="642.57" calcext:value-type="float">
            <text:p>642.57</text:p>
          </table:table-cell>
          <table:table-cell office:value-type="float" office:value="577.27" calcext:value-type="float">
            <text:p>577.27</text:p>
          </table:table-cell>
          <table:table-cell office:value-type="float" office:value="601.5" calcext:value-type="float">
            <text:p>601.5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604.91" calcext:value-type="float">
            <text:p>604.91</text:p>
          </table:table-cell>
          <table:table-cell office:value-type="float" office:value="535.12" calcext:value-type="float">
            <text:p>535.12</text:p>
          </table:table-cell>
          <table:table-cell office:value-type="float" office:value="623.38" calcext:value-type="float">
            <text:p>623.3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614.2" calcext:value-type="float">
            <text:p>614.2</text:p>
          </table:table-cell>
          <table:table-cell office:value-type="float" office:value="626.63" calcext:value-type="float">
            <text:p>626.63</text:p>
          </table:table-cell>
          <table:table-cell office:value-type="float" office:value="640.43" calcext:value-type="float">
            <text:p>640.43</text:p>
          </table:table-cell>
          <table:table-cell office:value-type="float" office:value="571.09" calcext:value-type="float">
            <text:p>571.0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12.24" calcext:value-type="float">
            <text:p>612.24</text:p>
          </table:table-cell>
          <table:table-cell office:value-type="float" office:value="591.13" calcext:value-type="float">
            <text:p>591.13</text:p>
          </table:table-cell>
          <table:table-cell office:value-type="float" office:value="647.34" calcext:value-type="float">
            <text:p>647.3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63.71" calcext:value-type="float">
            <text:p>563.71</text:p>
          </table:table-cell>
          <table:table-cell office:value-type="float" office:value="642.14" calcext:value-type="float">
            <text:p>642.14</text:p>
          </table:table-cell>
          <table:table-cell office:value-type="float" office:value="596.27" calcext:value-type="float">
            <text:p>596.27</text:p>
          </table:table-cell>
          <table:table-cell office:value-type="float" office:value="619.75" calcext:value-type="float">
            <text:p>619.75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664.36" calcext:value-type="float">
            <text:p>664.36</text:p>
          </table:table-cell>
          <table:table-cell office:value-type="float" office:value="646.03" calcext:value-type="float">
            <text:p>646.03</text:p>
          </table:table-cell>
          <table:table-cell office:value-type="float" office:value="572.11" calcext:value-type="float">
            <text:p>572.11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44" calcext:value-type="float">
            <text:p>144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620.56" calcext:value-type="float">
            <text:p>620.56</text:p>
          </table:table-cell>
          <table:table-cell office:value-type="float" office:value="560.75" calcext:value-type="float">
            <text:p>560.75</text:p>
          </table:table-cell>
          <table:table-cell office:value-type="float" office:value="639.15" calcext:value-type="float">
            <text:p>639.15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612.24" calcext:value-type="float">
            <text:p>612.24</text:p>
          </table:table-cell>
          <table:table-cell office:value-type="float" office:value="586.44" calcext:value-type="float">
            <text:p>586.44</text:p>
          </table:table-cell>
          <table:table-cell office:value-type="float" office:value="645.6" calcext:value-type="float">
            <text:p>645.6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603.39" calcext:value-type="float">
            <text:p>603.39</text:p>
          </table:table-cell>
          <table:table-cell office:value-type="float" office:value="576.23" calcext:value-type="float">
            <text:p>576.23</text:p>
          </table:table-cell>
          <table:table-cell office:value-type="float" office:value="591.5" calcext:value-type="float">
            <text:p>591.5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589.68" calcext:value-type="float">
            <text:p>589.68</text:p>
          </table:table-cell>
          <table:table-cell office:value-type="float" office:value="576.23" calcext:value-type="float">
            <text:p>576.23</text:p>
          </table:table-cell>
          <table:table-cell office:value-type="float" office:value="595.9" calcext:value-type="float">
            <text:p>595.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585.37" calcext:value-type="float">
            <text:p>585.37</text:p>
          </table:table-cell>
          <table:table-cell office:value-type="float" office:value="607.59" calcext:value-type="float">
            <text:p>607.59</text:p>
          </table:table-cell>
          <table:table-cell office:value-type="float" office:value="598.13" calcext:value-type="float">
            <text:p>598.13</text:p>
          </table:table-cell>
          <table:table-cell office:value-type="float" office:value="551.41" calcext:value-type="float">
            <text:p>551.41</text:p>
          </table:table-cell>
          <table:table-cell table:style-name="ce16"/>
          <table:table-cell table:style-name="ce20" table:number-columns-repeated="5"/>
          <table:table-cell table:style-name="ce10" office:value-type="float" office:value="268" calcext:value-type="float">
            <text:p>268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09.84" calcext:value-type="float">
            <text:p>209.84</text:p>
          </table:table-cell>
          <table:table-cell office:value-type="float" office:value="222.69" calcext:value-type="float">
            <text:p>222.69</text:p>
          </table:table-cell>
          <table:table-cell office:value-type="float" office:value="271.88" calcext:value-type="float">
            <text:p>271.88</text:p>
          </table:table-cell>
          <table:table-cell office:value-type="float" office:value="241.15" calcext:value-type="float">
            <text:p>241.1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98.43" calcext:value-type="float">
            <text:p>198.43</text:p>
          </table:table-cell>
          <table:table-cell office:value-type="float" office:value="232.9" calcext:value-type="float">
            <text:p>232.9</text:p>
          </table:table-cell>
          <table:table-cell office:value-type="float" office:value="269.66" calcext:value-type="float">
            <text:p>269.66</text:p>
          </table:table-cell>
          <table:table-cell office:value-type="float" office:value="238.92" calcext:value-type="float">
            <text:p>238.9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208.4764" calcext:value-type="float">
            <text:p>208.4764</text:p>
          </table:table-cell>
          <table:table-cell table:style-name="ce22" table:formula="of:=AVERAGE([.B545:.B594])" office:value-type="float" office:value="235.7574" calcext:value-type="float">
            <text:p>235.7574</text:p>
          </table:table-cell>
          <table:table-cell table:style-name="ce18" table:formula="of:=AVERAGE([.C545:.C594])" office:value-type="float" office:value="257.2124" calcext:value-type="float">
            <text:p>257.2124</text:p>
          </table:table-cell>
          <table:table-cell table:style-name="ce22" table:formula="of:=AVERAGE([.D545:.D594])" office:value-type="float" office:value="246.8864" calcext:value-type="float">
            <text:p>246.8864</text:p>
          </table:table-cell>
          <table:table-cell table:style-name="ce18"/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224.52" calcext:value-type="float">
            <text:p>224.52</text:p>
          </table:table-cell>
          <table:table-cell table:style-name="ce22" table:formula="of:=AVERAGE([.L545:.L594])" office:value-type="float" office:value="128.34" calcext:value-type="float">
            <text:p>128.34</text:p>
          </table:table-cell>
          <table:table-cell table:style-name="ce18" table:formula="of:=AVERAGE([.M545:.M594])" office:value-type="float" office:value="71.88" calcext:value-type="float">
            <text:p>71.88</text:p>
          </table:table-cell>
          <table:table-cell table:style-name="ce22" table:formula="of:=AVERAGE([.N545:.N594])" office:value-type="float" office:value="79.64" calcext:value-type="float">
            <text:p>79.64</text:p>
          </table:table-cell>
          <table:table-cell table:number-columns-repeated="11"/>
        </table:table-row>
        <table:table-row table:style-name="ro4">
          <table:table-cell office:value-type="float" office:value="173.44" calcext:value-type="float">
            <text:p>173.44</text:p>
          </table:table-cell>
          <table:table-cell office:value-type="float" office:value="253.16" calcext:value-type="float">
            <text:p>253.16</text:p>
          </table:table-cell>
          <table:table-cell office:value-type="float" office:value="248" calcext:value-type="float">
            <text:p>248</text:p>
          </table:table-cell>
          <table:table-cell office:value-type="float" office:value="245.4" calcext:value-type="float">
            <text:p>245.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147.416876571429" calcext:value-type="float">
            <text:p>147.4168765714</text:p>
          </table:table-cell>
          <table:table-cell table:style-name="ce21" table:formula="of:=VAR([.B545:.B594])" office:value-type="float" office:value="850.314929836735" calcext:value-type="float">
            <text:p>850.3149298367</text:p>
          </table:table-cell>
          <table:table-cell table:style-name="Default" table:formula="of:=VAR([.C545:.C594])" office:value-type="float" office:value="319.184092081633" calcext:value-type="float">
            <text:p>319.1840920816</text:p>
          </table:table-cell>
          <table:table-cell table:style-name="ce21" table:formula="of:=VAR([.D545:.D594])" office:value-type="float" office:value="155.005101061224" calcext:value-type="float">
            <text:p>155.0051010612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688.336326530612" calcext:value-type="float">
            <text:p>688.3363265306</text:p>
          </table:table-cell>
          <table:table-cell table:style-name="ce21" table:formula="of:=VAR([.L545:.L594])" office:value-type="float" office:value="211.698367346939" calcext:value-type="float">
            <text:p>211.6983673469</text:p>
          </table:table-cell>
          <table:table-cell table:style-name="Default" table:formula="of:=VAR([.M545:.M594])" office:value-type="float" office:value="179.087346938775" calcext:value-type="float">
            <text:p>179.0873469388</text:p>
          </table:table-cell>
          <table:table-cell table:style-name="ce21" table:formula="of:=VAR([.N545:.N594])" office:value-type="float" office:value="459.418775510204" calcext:value-type="float">
            <text:p>459.4187755102</text:p>
          </table:table-cell>
          <table:table-cell table:number-columns-repeated="11"/>
        </table:table-row>
        <table:table-row table:style-name="ro4">
          <table:table-cell office:value-type="float" office:value="171.37" calcext:value-type="float">
            <text:p>171.37</text:p>
          </table:table-cell>
          <table:table-cell office:value-type="float" office:value="275.94" calcext:value-type="float">
            <text:p>275.94</text:p>
          </table:table-cell>
          <table:table-cell office:value-type="float" office:value="272.26" calcext:value-type="float">
            <text:p>272.26</text:p>
          </table:table-cell>
          <table:table-cell office:value-type="float" office:value="248.58" calcext:value-type="float">
            <text:p>248.5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1.71707237221632" calcext:value-type="float">
            <text:p>1.7170723722</text:p>
          </table:table-cell>
          <table:table-cell table:style-name="ce21" table:formula="of:=SQRT([.G547]/[.G545])" office:value-type="float" office:value="4.12386937192908" calcext:value-type="float">
            <text:p>4.1238693719</text:p>
          </table:table-cell>
          <table:table-cell table:style-name="Default" table:formula="of:=SQRT([.H547]/[.H545])" office:value-type="float" office:value="2.52659491047391" calcext:value-type="float">
            <text:p>2.5265949105</text:p>
          </table:table-cell>
          <table:table-cell table:style-name="ce21" table:formula="of:=SQRT([.I547]/[.I545])" office:value-type="float" office:value="1.76071065800843" calcext:value-type="float">
            <text:p>1.760710658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3.71035396298146" calcext:value-type="float">
            <text:p>3.710353963</text:p>
          </table:table-cell>
          <table:table-cell table:style-name="ce21" table:formula="of:=SQRT([.Q547]/[.Q545])" office:value-type="float" office:value="2.05766064912045" calcext:value-type="float">
            <text:p>2.0576606491</text:p>
          </table:table-cell>
          <table:table-cell table:style-name="Default" table:formula="of:=SQRT([.R547]/[.R545])" office:value-type="float" office:value="1.89255037945506" calcext:value-type="float">
            <text:p>1.8925503795</text:p>
          </table:table-cell>
          <table:table-cell table:style-name="ce21" table:formula="of:=SQRT([.S547]/[.S545])" office:value-type="float" office:value="3.03123333153423" calcext:value-type="float">
            <text:p>3.0312333315</text:p>
          </table:table-cell>
          <table:table-cell table:number-columns-repeated="11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34.38" calcext:value-type="float">
            <text:p>234.38</text:p>
          </table:table-cell>
          <table:table-cell office:value-type="float" office:value="230.05" calcext:value-type="float">
            <text:p>230.05</text:p>
          </table:table-cell>
          <table:table-cell office:value-type="float" office:value="265.12" calcext:value-type="float">
            <text:p>265.1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5.83" calcext:value-type="float">
            <text:p>225.83</text:p>
          </table:table-cell>
          <table:table-cell office:value-type="float" office:value="223.1" calcext:value-type="float">
            <text:p>223.1</text:p>
          </table:table-cell>
          <table:table-cell office:value-type="float" office:value="272.8" calcext:value-type="float">
            <text:p>272.8</text:p>
          </table:table-cell>
          <table:table-cell office:value-type="float" office:value="249.29" calcext:value-type="float">
            <text:p>249.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08.33" calcext:value-type="float">
            <text:p>208.33</text:p>
          </table:table-cell>
          <table:table-cell office:value-type="float" office:value="252.1" calcext:value-type="float">
            <text:p>252.1</text:p>
          </table:table-cell>
          <table:table-cell office:value-type="float" office:value="230.82" calcext:value-type="float">
            <text:p>230.82</text:p>
          </table:table-cell>
          <table:table-cell office:value-type="float" office:value="265.56" calcext:value-type="float">
            <text:p>265.5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3.45058611956467" calcext:value-type="float">
            <text:p>3.4505861196</text:p>
          </table:table-cell>
          <table:table-cell table:style-name="ce22" table:formula="of:=([.G550]*[.G548])" office:value-type="float" office:value="8.28722577098437" calcext:value-type="float">
            <text:p>8.287225771</text:p>
          </table:table-cell>
          <table:table-cell table:style-name="ce18" table:formula="of:=([.H550]*[.H548])" office:value-type="float" office:value="5.07738256634513" calcext:value-type="float">
            <text:p>5.0773825663</text:p>
          </table:table-cell>
          <table:table-cell table:style-name="ce22" table:formula="of:=([.I550]*[.I548])" office:value-type="float" office:value="3.53828053808327" calcext:value-type="float">
            <text:p>3.5382805381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7.45623544499188" calcext:value-type="float">
            <text:p>7.456235445</text:p>
          </table:table-cell>
          <table:table-cell table:style-name="ce22" table:formula="of:=([.Q550]*[.Q548])" office:value-type="float" office:value="4.13502388688772" calcext:value-type="float">
            <text:p>4.1350238869</text:p>
          </table:table-cell>
          <table:table-cell table:style-name="ce18" table:formula="of:=([.R550]*[.R548])" office:value-type="float" office:value="3.80322237757244" calcext:value-type="float">
            <text:p>3.8032223776</text:p>
          </table:table-cell>
          <table:table-cell table:style-name="ce22" table:formula="of:=([.S550]*[.S548])" office:value-type="float" office:value="6.09149144101194" calcext:value-type="float">
            <text:p>6.091491441</text:p>
          </table:table-cell>
          <table:table-cell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scimark.monte_carlo;208.4764;3.45058611956467;235.7574;8.28722577098437;257.2124;5.07738256634513;246.8864;3.53828053808327;224.52;7.45623544499188;128.34;4.13502388688772;71.88;3.80322237757244;79.64;6.09149144101194" calcext:value-type="string">
            <text:p>scimark.monte_carlo;208.4764;3.45058611956467;235.7574;8.28722577098437;257.2124;5.07738256634513;246.8864;3.53828053808327;224.52;7.45623544499188;128.34;4.13502388688772;71.88;3.80322237757244;79.64;6.09149144101194</text:p>
          </table:table-cell>
          <table:table-cell table:number-columns-repeated="9"/>
        </table:table-row>
        <table:table-row table:style-name="ro4">
          <table:table-cell office:value-type="float" office:value="212.2" calcext:value-type="float">
            <text:p>212.2</text:p>
          </table:table-cell>
          <table:table-cell office:value-type="float" office:value="247.42" calcext:value-type="float">
            <text:p>247.42</text:p>
          </table:table-cell>
          <table:table-cell office:value-type="float" office:value="271.11" calcext:value-type="float">
            <text:p>271.11</text:p>
          </table:table-cell>
          <table:table-cell office:value-type="float" office:value="261.01" calcext:value-type="float">
            <text:p>261.01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65514471641139" calcext:value-type="percentage">
            <text:p>1.66%</text:p>
          </table:table-cell>
          <table:table-cell table:formula="of:=[.G551]/[.G546]" office:value-type="percentage" office:value="0.0351514979847266" calcext:value-type="percentage">
            <text:p>3.52%</text:p>
          </table:table-cell>
          <table:table-cell table:formula="of:=[.H551]/[.H546]" office:value-type="percentage" office:value="0.0197400380632704" calcext:value-type="percentage">
            <text:p>1.97%</text:p>
          </table:table-cell>
          <table:table-cell table:formula="of:=[.I551]/[.I546]" office:value-type="percentage" office:value="0.0143316138032847" calcext:value-type="percentage">
            <text:p>1.43%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32096714991621" calcext:value-type="percentage">
            <text:p>3.32%</text:p>
          </table:table-cell>
          <table:table-cell table:formula="of:=[.Q551]/[.Q546]" office:value-type="percentage" office:value="0.0322192916229369" calcext:value-type="percentage">
            <text:p>3.22%</text:p>
          </table:table-cell>
          <table:table-cell table:formula="of:=[.R551]/[.R546]" office:value-type="percentage" office:value="0.0529107175510913" calcext:value-type="percentage">
            <text:p>5.29%</text:p>
          </table:table-cell>
          <table:table-cell table:formula="of:=[.S551]/[.S546]" office:value-type="percentage" office:value="0.0764878382849315" calcext:value-type="percentage">
            <text:p>7.65%</text:p>
          </table:table-cell>
          <table:table-cell table:number-columns-repeated="11"/>
        </table:table-row>
        <table:table-row table:style-name="ro4">
          <table:table-cell office:value-type="float" office:value="208.38" calcext:value-type="float">
            <text:p>208.38</text:p>
          </table:table-cell>
          <table:table-cell office:value-type="float" office:value="233.24" calcext:value-type="float">
            <text:p>233.24</text:p>
          </table:table-cell>
          <table:table-cell office:value-type="float" office:value="248.51" calcext:value-type="float">
            <text:p>248.51</text:p>
          </table:table-cell>
          <table:table-cell office:value-type="float" office:value="266.59" calcext:value-type="float">
            <text:p>266.59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174.1" calcext:value-type="float">
            <text:p>174.1</text:p>
          </table:table-cell>
          <table:table-cell office:value-type="float" office:value="272.88" calcext:value-type="float">
            <text:p>272.88</text:p>
          </table:table-cell>
          <table:table-cell office:value-type="float" office:value="240.42" calcext:value-type="float">
            <text:p>240.4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30858936551092" calcext:value-type="percentage">
            <text:p>13.09%</text:p>
          </table:table-cell>
          <table:table-cell table:style-name="ce23" table:formula="of:=([.H546]-[.F546])/[.F546]" office:value-type="percentage" office:value="0.233772263910927" calcext:value-type="percentage">
            <text:p>23.38%</text:p>
          </table:table-cell>
          <table:table-cell table:style-name="ce23" table:formula="of:=([.I546]-[.F546])/[.F546]" office:value-type="percentage" office:value="0.184241477692438" calcext:value-type="percentage">
            <text:p>18.42%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428380545163014" calcext:value-type="percentage">
            <text:p>-42.84%</text:p>
          </table:table-cell>
          <table:table-cell table:style-name="ce29" table:formula="of:=([.R546]-[.P546])/[.P546]" office:value-type="percentage" office:value="-0.679850347407803" calcext:value-type="percentage">
            <text:p>-67.99%</text:p>
          </table:table-cell>
          <table:table-cell table:style-name="ce29" table:formula="of:=([.S546]-[.P546])/[.P546]" office:value-type="percentage" office:value="-0.645287724924283" calcext:value-type="percentage">
            <text:p>-64.53%</text:p>
          </table:table-cell>
          <table:table-cell table:number-columns-repeated="11"/>
        </table:table-row>
        <table:table-row table:style-name="ro4">
          <table:table-cell office:value-type="float" office:value="204.21" calcext:value-type="float">
            <text:p>204.21</text:p>
          </table:table-cell>
          <table:table-cell office:value-type="float" office:value="234.15" calcext:value-type="float">
            <text:p>234.15</text:p>
          </table:table-cell>
          <table:table-cell office:value-type="float" office:value="267.93" calcext:value-type="float">
            <text:p>267.93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8.24" calcext:value-type="float">
            <text:p>208.24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97" calcext:value-type="float">
            <text:p>273.97</text:p>
          </table:table-cell>
          <table:table-cell office:value-type="float" office:value="241.63" calcext:value-type="float">
            <text:p>241.63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182.54" calcext:value-type="float">
            <text:p>182.54</text:p>
          </table:table-cell>
          <table:table-cell office:value-type="float" office:value="245.27" calcext:value-type="float">
            <text:p>245.27</text:p>
          </table:table-cell>
          <table:table-cell office:value-type="float" office:value="266.81" calcext:value-type="float">
            <text:p>266.81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21.35" calcext:value-type="float">
            <text:p>221.35</text:p>
          </table:table-cell>
          <table:table-cell office:value-type="float" office:value="275.39" calcext:value-type="float">
            <text:p>275.39</text:p>
          </table:table-cell>
          <table:table-cell office:value-type="float" office:value="228.68" calcext:value-type="float">
            <text:p>228.68</text:p>
          </table:table-cell>
          <table:table-cell office:value-type="float" office:value="266.52" calcext:value-type="float">
            <text:p>266.52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74.36" calcext:value-type="float">
            <text:p>274.36</text:p>
          </table:table-cell>
          <table:table-cell office:value-type="float" office:value="271.34" calcext:value-type="float">
            <text:p>271.34</text:p>
          </table:table-cell>
          <table:table-cell office:value-type="float" office:value="237.39" calcext:value-type="float">
            <text:p>237.39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21.3" calcext:value-type="float">
            <text:p>221.3</text:p>
          </table:table-cell>
          <table:table-cell office:value-type="float" office:value="233.98" calcext:value-type="float">
            <text:p>233.98</text:p>
          </table:table-cell>
          <table:table-cell office:value-type="float" office:value="251.18" calcext:value-type="float">
            <text:p>251.18</text:p>
          </table:table-cell>
          <table:table-cell office:value-type="float" office:value="239.82" calcext:value-type="float">
            <text:p>239.8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25.78" calcext:value-type="float">
            <text:p>225.78</text:p>
          </table:table-cell>
          <table:table-cell office:value-type="float" office:value="227.76" calcext:value-type="float">
            <text:p>227.76</text:p>
          </table:table-cell>
          <table:table-cell office:value-type="float" office:value="268.46" calcext:value-type="float">
            <text:p>268.46</text:p>
          </table:table-cell>
          <table:table-cell office:value-type="float" office:value="250.98" calcext:value-type="float">
            <text:p>250.98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69.16" calcext:value-type="float">
            <text:p>169.16</text:p>
          </table:table-cell>
          <table:table-cell office:value-type="float" office:value="205.04" calcext:value-type="float">
            <text:p>205.04</text:p>
          </table:table-cell>
          <table:table-cell office:value-type="float" office:value="247.3" calcext:value-type="float">
            <text:p>247.3</text:p>
          </table:table-cell>
          <table:table-cell office:value-type="float" office:value="264.1" calcext:value-type="float">
            <text:p>264.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2.84" calcext:value-type="float">
            <text:p>222.84</text:p>
          </table:table-cell>
          <table:table-cell office:value-type="float" office:value="234.78" calcext:value-type="float">
            <text:p>234.78</text:p>
          </table:table-cell>
          <table:table-cell office:value-type="float" office:value="274.29" calcext:value-type="float">
            <text:p>274.29</text:p>
          </table:table-cell>
          <table:table-cell office:value-type="float" office:value="244.84" calcext:value-type="float">
            <text:p>244.8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74.91" calcext:value-type="float">
            <text:p>274.91</text:p>
          </table:table-cell>
          <table:table-cell office:value-type="float" office:value="204.17" calcext:value-type="float">
            <text:p>204.17</text:p>
          </table:table-cell>
          <table:table-cell office:value-type="float" office:value="243.28" calcext:value-type="float">
            <text:p>243.2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181.85" calcext:value-type="float">
            <text:p>181.85</text:p>
          </table:table-cell>
          <table:table-cell office:value-type="float" office:value="234.15" calcext:value-type="float">
            <text:p>234.15</text:p>
          </table:table-cell>
          <table:table-cell office:value-type="float" office:value="252.57" calcext:value-type="float">
            <text:p>252.57</text:p>
          </table:table-cell>
          <table:table-cell office:value-type="float" office:value="263.74" calcext:value-type="float">
            <text:p>263.7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74.84" calcext:value-type="float">
            <text:p>274.84</text:p>
          </table:table-cell>
          <table:table-cell office:value-type="float" office:value="250.85" calcext:value-type="float">
            <text:p>250.85</text:p>
          </table:table-cell>
          <table:table-cell office:value-type="float" office:value="239.28" calcext:value-type="float">
            <text:p>239.28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211.64" calcext:value-type="float">
            <text:p>211.64</text:p>
          </table:table-cell>
          <table:table-cell office:value-type="float" office:value="234.38" calcext:value-type="float">
            <text:p>234.38</text:p>
          </table:table-cell>
          <table:table-cell office:value-type="float" office:value="248.51" calcext:value-type="float">
            <text:p>248.51</text:p>
          </table:table-cell>
          <table:table-cell office:value-type="float" office:value="241.39" calcext:value-type="float">
            <text:p>241.39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74.99" calcext:value-type="float">
            <text:p>274.99</text:p>
          </table:table-cell>
          <table:table-cell office:value-type="float" office:value="274.13" calcext:value-type="float">
            <text:p>274.13</text:p>
          </table:table-cell>
          <table:table-cell office:value-type="float" office:value="240.6" calcext:value-type="float">
            <text:p>240.6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3.95" calcext:value-type="float">
            <text:p>213.95</text:p>
          </table:table-cell>
          <table:table-cell office:value-type="float" office:value="274.13" calcext:value-type="float">
            <text:p>274.13</text:p>
          </table:table-cell>
          <table:table-cell office:value-type="float" office:value="272.03" calcext:value-type="float">
            <text:p>272.03</text:p>
          </table:table-cell>
          <table:table-cell office:value-type="float" office:value="246.41" calcext:value-type="float">
            <text:p>246.4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17.79" calcext:value-type="float">
            <text:p>217.79</text:p>
          </table:table-cell>
          <table:table-cell office:value-type="float" office:value="218.98" calcext:value-type="float">
            <text:p>218.98</text:p>
          </table:table-cell>
          <table:table-cell office:value-type="float" office:value="271.49" calcext:value-type="float">
            <text:p>271.49</text:p>
          </table:table-cell>
          <table:table-cell office:value-type="float" office:value="241.15" calcext:value-type="float">
            <text:p>241.15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35.06" calcext:value-type="float">
            <text:p>235.06</text:p>
          </table:table-cell>
          <table:table-cell office:value-type="float" office:value="266.81" calcext:value-type="float">
            <text:p>266.81</text:p>
          </table:table-cell>
          <table:table-cell office:value-type="float" office:value="233.92" calcext:value-type="float">
            <text:p>233.92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176.24" calcext:value-type="float">
            <text:p>176.24</text:p>
          </table:table-cell>
          <table:table-cell office:value-type="float" office:value="269.74" calcext:value-type="float">
            <text:p>269.74</text:p>
          </table:table-cell>
          <table:table-cell office:value-type="float" office:value="251.9" calcext:value-type="float">
            <text:p>251.9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19.13" calcext:value-type="float">
            <text:p>219.13</text:p>
          </table:table-cell>
          <table:table-cell office:value-type="float" office:value="235.01" calcext:value-type="float">
            <text:p>235.01</text:p>
          </table:table-cell>
          <table:table-cell office:value-type="float" office:value="248.51" calcext:value-type="float">
            <text:p>248.51</text:p>
          </table:table-cell>
          <table:table-cell office:value-type="float" office:value="242.06" calcext:value-type="float">
            <text:p>242.06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219.63" calcext:value-type="float">
            <text:p>219.63</text:p>
          </table:table-cell>
          <table:table-cell office:value-type="float" office:value="271.26" calcext:value-type="float">
            <text:p>271.26</text:p>
          </table:table-cell>
          <table:table-cell office:value-type="float" office:value="239.82" calcext:value-type="float">
            <text:p>239.82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46.72" calcext:value-type="float">
            <text:p>246.72</text:p>
          </table:table-cell>
          <table:table-cell office:value-type="float" office:value="271.65" calcext:value-type="float">
            <text:p>271.65</text:p>
          </table:table-cell>
          <table:table-cell office:value-type="float" office:value="242.06" calcext:value-type="float">
            <text:p>242.06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1.22" calcext:value-type="float">
            <text:p>211.22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0.27" calcext:value-type="float">
            <text:p>230.27</text:p>
          </table:table-cell>
          <table:table-cell office:value-type="float" office:value="241.33" calcext:value-type="float">
            <text:p>241.33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09.52" calcext:value-type="float">
            <text:p>209.52</text:p>
          </table:table-cell>
          <table:table-cell office:value-type="float" office:value="219.18" calcext:value-type="float">
            <text:p>219.18</text:p>
          </table:table-cell>
          <table:table-cell office:value-type="float" office:value="249.61" calcext:value-type="float">
            <text:p>249.61</text:p>
          </table:table-cell>
          <table:table-cell office:value-type="float" office:value="241.33" calcext:value-type="float">
            <text:p>241.33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14.33" calcext:value-type="float">
            <text:p>214.33</text:p>
          </table:table-cell>
          <table:table-cell office:value-type="float" office:value="228.9" calcext:value-type="float">
            <text:p>228.9</text:p>
          </table:table-cell>
          <table:table-cell office:value-type="float" office:value="248.96" calcext:value-type="float">
            <text:p>248.96</text:p>
          </table:table-cell>
          <table:table-cell office:value-type="float" office:value="241.15" calcext:value-type="float">
            <text:p>241.15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96.08" calcext:value-type="float">
            <text:p>196.08</text:p>
          </table:table-cell>
          <table:table-cell office:value-type="float" office:value="233.75" calcext:value-type="float">
            <text:p>233.75</text:p>
          </table:table-cell>
          <table:table-cell office:value-type="float" office:value="268.68" calcext:value-type="float">
            <text:p>268.68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159.68" calcext:value-type="float">
            <text:p>159.68</text:p>
          </table:table-cell>
          <table:table-cell office:value-type="float" office:value="246.91" calcext:value-type="float">
            <text:p>246.91</text:p>
          </table:table-cell>
          <table:table-cell office:value-type="float" office:value="240.06" calcext:value-type="float">
            <text:p>240.06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75.47" calcext:value-type="float">
            <text:p>275.47</text:p>
          </table:table-cell>
          <table:table-cell office:value-type="float" office:value="269.13" calcext:value-type="float">
            <text:p>269.13</text:p>
          </table:table-cell>
          <table:table-cell office:value-type="float" office:value="250.65" calcext:value-type="float">
            <text:p>250.6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09.74" calcext:value-type="float">
            <text:p>209.74</text:p>
          </table:table-cell>
          <table:table-cell office:value-type="float" office:value="219.48" calcext:value-type="float">
            <text:p>219.48</text:p>
          </table:table-cell>
          <table:table-cell office:value-type="float" office:value="275.23" calcext:value-type="float">
            <text:p>275.23</text:p>
          </table:table-cell>
          <table:table-cell office:value-type="float" office:value="245.96" calcext:value-type="float">
            <text:p>245.96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10.66" calcext:value-type="float">
            <text:p>210.66</text:p>
          </table:table-cell>
          <table:table-cell office:value-type="float" office:value="252.5" calcext:value-type="float">
            <text:p>252.5</text:p>
          </table:table-cell>
          <table:table-cell office:value-type="float" office:value="270.35" calcext:value-type="float">
            <text:p>270.35</text:p>
          </table:table-cell>
          <table:table-cell office:value-type="float" office:value="250.52" calcext:value-type="float">
            <text:p>250.5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29.39" calcext:value-type="float">
            <text:p>229.39</text:p>
          </table:table-cell>
          <table:table-cell office:value-type="float" office:value="253.37" calcext:value-type="float">
            <text:p>253.37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96.68" calcext:value-type="float">
            <text:p>196.68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66" calcext:value-type="float">
            <text:p>230.66</text:p>
          </table:table-cell>
          <table:table-cell office:value-type="float" office:value="248.06" calcext:value-type="float">
            <text:p>248.06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9.89" calcext:value-type="float">
            <text:p>269.89</text:p>
          </table:table-cell>
          <table:table-cell office:value-type="float" office:value="247.23" calcext:value-type="float">
            <text:p>247.23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46" calcext:value-type="float">
            <text:p>146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19.03" calcext:value-type="float">
            <text:p>219.03</text:p>
          </table:table-cell>
          <table:table-cell office:value-type="float" office:value="232.73" calcext:value-type="float">
            <text:p>232.73</text:p>
          </table:table-cell>
          <table:table-cell office:value-type="float" office:value="246.22" calcext:value-type="float">
            <text:p>246.22</text:p>
          </table:table-cell>
          <table:table-cell office:value-type="float" office:value="270.88" calcext:value-type="float">
            <text:p>270.8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36.86" calcext:value-type="float">
            <text:p>236.86</text:p>
          </table:table-cell>
          <table:table-cell office:value-type="float" office:value="270.57" calcext:value-type="float">
            <text:p>270.57</text:p>
          </table:table-cell>
          <table:table-cell office:value-type="float" office:value="195.52" calcext:value-type="float">
            <text:p>195.52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70.27" calcext:value-type="float">
            <text:p>270.27</text:p>
          </table:table-cell>
          <table:table-cell office:value-type="float" office:value="246.15" calcext:value-type="float">
            <text:p>246.15</text:p>
          </table:table-cell>
          <table:table-cell office:value-type="float" office:value="260.44" calcext:value-type="float">
            <text:p>260.44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07.93" calcext:value-type="float">
            <text:p>207.93</text:p>
          </table:table-cell>
          <table:table-cell office:value-type="float" office:value="230.88" calcext:value-type="float">
            <text:p>230.88</text:p>
          </table:table-cell>
          <table:table-cell office:value-type="float" office:value="271.49" calcext:value-type="float">
            <text:p>271.49</text:p>
          </table:table-cell>
          <table:table-cell office:value-type="float" office:value="240.48" calcext:value-type="float">
            <text:p>240.48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28.68" calcext:value-type="float">
            <text:p>228.68</text:p>
          </table:table-cell>
          <table:table-cell office:value-type="float" office:value="250.33" calcext:value-type="float">
            <text:p>250.33</text:p>
          </table:table-cell>
          <table:table-cell office:value-type="float" office:value="250.13" calcext:value-type="float">
            <text:p>250.13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2.15" calcext:value-type="float">
            <text:p>212.15</text:p>
          </table:table-cell>
          <table:table-cell office:value-type="float" office:value="251.51" calcext:value-type="float">
            <text:p>251.51</text:p>
          </table:table-cell>
          <table:table-cell office:value-type="float" office:value="205.44" calcext:value-type="float">
            <text:p>205.44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27.33" calcext:value-type="float">
            <text:p>227.33</text:p>
          </table:table-cell>
          <table:table-cell office:value-type="float" office:value="269.36" calcext:value-type="float">
            <text:p>269.36</text:p>
          </table:table-cell>
          <table:table-cell office:value-type="float" office:value="263.3" calcext:value-type="float">
            <text:p>263.3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table:style-name="ce5" office:value-type="float" office:value="210.94" calcext:value-type="float">
            <text:p>210.94</text:p>
          </table:table-cell>
          <table:table-cell office:value-type="float" office:value="278.58" calcext:value-type="float">
            <text:p>278.58</text:p>
          </table:table-cell>
          <table:table-cell office:value-type="float" office:value="269.89" calcext:value-type="float">
            <text:p>269.89</text:p>
          </table:table-cell>
          <table:table-cell office:value-type="float" office:value="239.34" calcext:value-type="float">
            <text:p>239.34</text:p>
          </table:table-cell>
          <table:table-cell table:style-name="ce16"/>
          <table:table-cell table:style-name="ce20" table:number-columns-repeated="5"/>
          <table:table-cell table:style-name="ce10" office:value-type="float" office:value="235" calcext:value-type="float">
            <text:p>235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.63" calcext:value-type="float">
            <text:p>82.63</text:p>
          </table:table-cell>
          <table:table-cell office:value-type="float" office:value="83.87" calcext:value-type="float">
            <text:p>83.87</text:p>
          </table:table-cell>
          <table:table-cell office:value-type="float" office:value="83.46" calcext:value-type="float">
            <text:p>83.46</text:p>
          </table:table-cell>
          <table:table-cell office:value-type="float" office:value="82.54" calcext:value-type="float">
            <text:p>82.5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45.64" calcext:value-type="float">
            <text:p>45.64</text:p>
          </table:table-cell>
          <table:table-cell office:value-type="float" office:value="82.69" calcext:value-type="float">
            <text:p>82.69</text:p>
          </table:table-cell>
          <table:table-cell office:value-type="float" office:value="84.43" calcext:value-type="float">
            <text:p>84.4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2.4366" calcext:value-type="float">
            <text:p>82.4366</text:p>
          </table:table-cell>
          <table:table-cell table:style-name="ce22" table:formula="of:=AVERAGE([.B599:.B648])" office:value-type="float" office:value="75.0304" calcext:value-type="float">
            <text:p>75.0304</text:p>
          </table:table-cell>
          <table:table-cell table:style-name="ce18" table:formula="of:=AVERAGE([.C599:.C648])" office:value-type="float" office:value="72.635" calcext:value-type="float">
            <text:p>72.635</text:p>
          </table:table-cell>
          <table:table-cell table:style-name="ce22" table:formula="of:=AVERAGE([.D599:.D648])" office:value-type="float" office:value="71.5256" calcext:value-type="float">
            <text:p>71.5256</text:p>
          </table:table-cell>
          <table:table-cell table:style-name="ce18" table:formula="of:=([.G600]-[.F600])/[.F600]" office:value-type="float" office:value="-0.0898411627844915" calcext:value-type="float">
            <text:p>-0.0898411628</text:p>
          </table:table-cell>
          <table:table-cell office:value-type="float" office:value="290" calcext:value-type="float">
            <text:p>29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235.14" calcext:value-type="float">
            <text:p>235.14</text:p>
          </table:table-cell>
          <table:table-cell table:style-name="ce22" table:formula="of:=AVERAGE([.L599:.L648])" office:value-type="float" office:value="77.76" calcext:value-type="float">
            <text:p>77.76</text:p>
          </table:table-cell>
          <table:table-cell table:style-name="ce18" table:formula="of:=AVERAGE([.M599:.M648])" office:value-type="float" office:value="58.9" calcext:value-type="float">
            <text:p>58.9</text:p>
          </table:table-cell>
          <table:table-cell table:style-name="ce22" table:formula="of:=AVERAGE([.N599:.N648])" office:value-type="float" office:value="84.78" calcext:value-type="float">
            <text:p>84.78</text:p>
          </table:table-cell>
          <table:table-cell table:number-columns-repeated="11"/>
        </table:table-row>
        <table:table-row table:style-name="ro4">
          <table:table-cell office:value-type="float" office:value="82.28" calcext:value-type="float">
            <text:p>82.28</text:p>
          </table:table-cell>
          <table:table-cell office:value-type="float" office:value="46.21" calcext:value-type="float">
            <text:p>46.21</text:p>
          </table:table-cell>
          <table:table-cell office:value-type="float" office:value="82.59" calcext:value-type="float">
            <text:p>82.59</text:p>
          </table:table-cell>
          <table:table-cell office:value-type="float" office:value="45.06" calcext:value-type="float">
            <text:p>45.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0.610235142857142" calcext:value-type="float">
            <text:p>0.6102351429</text:p>
          </table:table-cell>
          <table:table-cell table:style-name="ce21" table:formula="of:=VAR([.B599:.B648])" office:value-type="float" office:value="248.406808" calcext:value-type="float">
            <text:p>248.406808</text:p>
          </table:table-cell>
          <table:table-cell table:style-name="Default" table:formula="of:=VAR([.C599:.C648])" office:value-type="float" office:value="290.964837755102" calcext:value-type="float">
            <text:p>290.9648377551</text:p>
          </table:table-cell>
          <table:table-cell table:style-name="ce21" table:formula="of:=VAR([.D599:.D648])" office:value-type="float" office:value="301.680812897959" calcext:value-type="float">
            <text:p>301.680812898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091.26571428571" calcext:value-type="float">
            <text:p>1091.2657142857</text:p>
          </table:table-cell>
          <table:table-cell table:style-name="ce21" table:formula="of:=VAR([.L599:.L648])" office:value-type="float" office:value="131.369795918367" calcext:value-type="float">
            <text:p>131.3697959184</text:p>
          </table:table-cell>
          <table:table-cell table:style-name="Default" table:formula="of:=VAR([.M599:.M648])" office:value-type="float" office:value="86.9489795918367" calcext:value-type="float">
            <text:p>86.9489795918</text:p>
          </table:table-cell>
          <table:table-cell table:style-name="ce21" table:formula="of:=VAR([.N599:.N648])" office:value-type="float" office:value="114.542448979592" calcext:value-type="float">
            <text:p>114.5424489796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59" calcext:value-type="float">
            <text:p>83.59</text:p>
          </table:table-cell>
          <table:table-cell office:value-type="float" office:value="83.67" calcext:value-type="float">
            <text:p>83.67</text:p>
          </table:table-cell>
          <table:table-cell office:value-type="float" office:value="81.76" calcext:value-type="float">
            <text:p>81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047489695466" calcext:value-type="float">
            <text:p>0.110474897</text:p>
          </table:table-cell>
          <table:table-cell table:style-name="ce21" table:formula="of:=SQRT([.G601]/[.G599])" office:value-type="float" office:value="2.22893161851143" calcext:value-type="float">
            <text:p>2.2289316185</text:p>
          </table:table-cell>
          <table:table-cell table:style-name="Default" table:formula="of:=SQRT([.H601]/[.H599])" office:value-type="float" office:value="2.41232185976541" calcext:value-type="float">
            <text:p>2.4123218598</text:p>
          </table:table-cell>
          <table:table-cell table:style-name="ce21" table:formula="of:=SQRT([.I601]/[.I599])" office:value-type="float" office:value="2.45634204824149" calcext:value-type="float">
            <text:p>2.4563420482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4.67175708761856" calcext:value-type="float">
            <text:p>4.6717570876</text:p>
          </table:table-cell>
          <table:table-cell table:style-name="ce21" table:formula="of:=SQRT([.Q601]/[.Q599])" office:value-type="float" office:value="1.62092440242207" calcext:value-type="float">
            <text:p>1.6209244024</text:p>
          </table:table-cell>
          <table:table-cell table:style-name="Default" table:formula="of:=SQRT([.R601]/[.R599])" office:value-type="float" office:value="1.3187037543879" calcext:value-type="float">
            <text:p>1.3187037544</text:p>
          </table:table-cell>
          <table:table-cell table:style-name="ce21" table:formula="of:=SQRT([.S601]/[.S599])" office:value-type="float" office:value="1.51355507980114" calcext:value-type="float">
            <text:p>1.5135550798</text:p>
          </table:table-cell>
          <table:table-cell table:number-columns-repeated="11"/>
        </table:table-row>
        <table:table-row table:style-name="ro4">
          <table:table-cell office:value-type="float" office:value="82.26" calcext:value-type="float">
            <text:p>82.26</text:p>
          </table:table-cell>
          <table:table-cell office:value-type="float" office:value="82.95" calcext:value-type="float">
            <text:p>82.95</text:p>
          </table:table-cell>
          <table:table-cell office:value-type="float" office:value="45.16" calcext:value-type="float">
            <text:p>45.16</text:p>
          </table:table-cell>
          <table:table-cell office:value-type="float" office:value="82.26" calcext:value-type="float">
            <text:p>82.2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45.71" calcext:value-type="float">
            <text:p>45.71</text:p>
          </table:table-cell>
          <table:table-cell office:value-type="float" office:value="45.35" calcext:value-type="float">
            <text:p>45.35</text:p>
          </table:table-cell>
          <table:table-cell office:value-type="float" office:value="44.82" calcext:value-type="float">
            <text:p>44.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1" calcext:value-type="float">
            <text:p>25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2.01" calcext:value-type="float">
            <text:p>82.01</text:p>
          </table:table-cell>
          <table:table-cell office:value-type="float" office:value="82.69" calcext:value-type="float">
            <text:p>82.69</text:p>
          </table:table-cell>
          <table:table-cell office:value-type="float" office:value="82.64" calcext:value-type="float">
            <text:p>82.64</text:p>
          </table:table-cell>
          <table:table-cell office:value-type="float" office:value="82.34" calcext:value-type="float">
            <text:p>82.3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0.22200761724449" calcext:value-type="float">
            <text:p>0.2220076172</text:p>
          </table:table-cell>
          <table:table-cell table:style-name="ce22" table:formula="of:=([.G604]*[.G602])" office:value-type="float" office:value="4.47920578581497" calcext:value-type="float">
            <text:p>4.4792057858</text:p>
          </table:table-cell>
          <table:table-cell table:style-name="ce18" table:formula="of:=([.H604]*[.H602])" office:value-type="float" office:value="4.84774227337012" calcext:value-type="float">
            <text:p>4.8477422734</text:p>
          </table:table-cell>
          <table:table-cell table:style-name="ce22" table:formula="of:=([.I604]*[.I602])" office:value-type="float" office:value="4.93620415406541" calcext:value-type="float">
            <text:p>4.9362041541</text:p>
          </table:table-cell>
          <table:table-cell table:style-name="ce18"/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9.38824735716127" calcext:value-type="float">
            <text:p>9.3882473572</text:p>
          </table:table-cell>
          <table:table-cell table:style-name="ce22" table:formula="of:=([.Q604]*[.Q602])" office:value-type="float" office:value="3.2573695403659" calcext:value-type="float">
            <text:p>3.2573695404</text:p>
          </table:table-cell>
          <table:table-cell table:style-name="ce18" table:formula="of:=([.R604]*[.R602])" office:value-type="float" office:value="2.65003440992727" calcext:value-type="float">
            <text:p>2.6500344099</text:p>
          </table:table-cell>
          <table:table-cell table:style-name="ce22" table:formula="of:=([.S604]*[.S602])" office:value-type="float" office:value="3.04160280839954" calcext:value-type="float">
            <text:p>3.0416028084</text:p>
          </table:table-cell>
          <table:table-cell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scimark.sor.large;82.4366;0.22200761724449;75.0304;4.47920578581497;72.635;4.84774227337012;71.5256;4.93620415406541;235.14;9.38824735716127;77.76;3.2573695403659;58.9;2.65003440992727;84.78;3.04160280839954" calcext:value-type="string">
            <text:p>scimark.sor.large;82.4366;0.22200761724449;75.0304;4.47920578581497;72.635;4.84774227337012;71.5256;4.93620415406541;235.14;9.38824735716127;77.76;3.2573695403659;58.9;2.65003440992727;84.78;3.04160280839954</text:p>
          </table:table-cell>
          <table:table-cell table:number-columns-repeated="9"/>
        </table:table-row>
        <table:table-row table:style-name="ro4">
          <table:table-cell office:value-type="float" office:value="81.78" calcext:value-type="float">
            <text:p>81.78</text:p>
          </table:table-cell>
          <table:table-cell office:value-type="float" office:value="83.42" calcext:value-type="float">
            <text:p>83.42</text:p>
          </table:table-cell>
          <table:table-cell office:value-type="float" office:value="83.05" calcext:value-type="float">
            <text:p>83.05</text:p>
          </table:table-cell>
          <table:table-cell office:value-type="float" office:value="81.77" calcext:value-type="float">
            <text:p>81.77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69307100540888" calcext:value-type="percentage">
            <text:p>0.27%</text:p>
          </table:table-cell>
          <table:table-cell table:formula="of:=[.G605]/[.G600]" office:value-type="percentage" office:value="0.0596985460002209" calcext:value-type="percentage">
            <text:p>5.97%</text:p>
          </table:table-cell>
          <table:table-cell table:formula="of:=[.H605]/[.H600]" office:value-type="percentage" office:value="0.0667411340726938" calcext:value-type="percentage">
            <text:p>6.67%</text:p>
          </table:table-cell>
          <table:table-cell table:formula="of:=[.I605]/[.I600]" office:value-type="percentage" office:value="0.0690131107472766" calcext:value-type="percentage">
            <text:p>6.90%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399262029308551" calcext:value-type="percentage">
            <text:p>3.99%</text:p>
          </table:table-cell>
          <table:table-cell table:formula="of:=[.Q605]/[.Q600]" office:value-type="percentage" office:value="0.041890040385364" calcext:value-type="percentage">
            <text:p>4.19%</text:p>
          </table:table-cell>
          <table:table-cell table:formula="of:=[.R605]/[.R600]" office:value-type="percentage" office:value="0.0449920952449452" calcext:value-type="percentage">
            <text:p>4.50%</text:p>
          </table:table-cell>
          <table:table-cell table:formula="of:=[.S605]/[.S600]" office:value-type="percentage" office:value="0.035876419065812" calcext:value-type="percentage">
            <text:p>3.59%</text:p>
          </table:table-cell>
          <table:table-cell table:number-columns-repeated="11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83.07" calcext:value-type="float">
            <text:p>83.07</text:p>
          </table:table-cell>
          <table:table-cell office:value-type="float" office:value="82.3" calcext:value-type="float">
            <text:p>82.3</text:p>
          </table:table-cell>
          <table:table-cell office:value-type="float" office:value="82.13" calcext:value-type="float">
            <text:p>82.13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1.76" calcext:value-type="float">
            <text:p>81.76</text:p>
          </table:table-cell>
          <table:table-cell office:value-type="float" office:value="83.96" calcext:value-type="float">
            <text:p>83.96</text:p>
          </table:table-cell>
          <table:table-cell office:value-type="float" office:value="83.54" calcext:value-type="float">
            <text:p>83.54</text:p>
          </table:table-cell>
          <table:table-cell office:value-type="float" office:value="44.98" calcext:value-type="float">
            <text:p>44.9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0898411627844915" calcext:value-type="percentage">
            <text:p>-08.98%</text:p>
          </table:table-cell>
          <table:table-cell table:style-name="ce23" table:formula="of:=([.H600]-[.F600])/[.F600]" office:value-type="percentage" office:value="-0.118898644534103" calcext:value-type="percentage">
            <text:p>-11.89%</text:p>
          </table:table-cell>
          <table:table-cell table:style-name="ce23" table:formula="of:=([.I600]-[.F600])/[.F600]" office:value-type="percentage" office:value="-0.132356259234369" calcext:value-type="percentage">
            <text:p>-13.24%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669303393722888" calcext:value-type="percentage">
            <text:p>-66.93%</text:p>
          </table:table-cell>
          <table:table-cell table:style-name="ce29" table:formula="of:=([.R600]-[.P600])/[.P600]" office:value-type="percentage" office:value="-0.749510929658926" calcext:value-type="percentage">
            <text:p>-74.95%</text:p>
          </table:table-cell>
          <table:table-cell table:style-name="ce29" table:formula="of:=([.S600]-[.P600])/[.P600]" office:value-type="percentage" office:value="-0.639448838989538" calcext:value-type="percentage">
            <text:p>-63.94%</text:p>
          </table:table-cell>
          <table:table-cell table:number-columns-repeated="11"/>
        </table:table-row>
        <table:table-row table:style-name="ro4">
          <table:table-cell office:value-type="float" office:value="83.4" calcext:value-type="float">
            <text:p>83.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6" calcext:value-type="float">
            <text:p>84.06</text:p>
          </table:table-cell>
          <table:table-cell office:value-type="float" office:value="44.92" calcext:value-type="float">
            <text:p>44.9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45.98" calcext:value-type="float">
            <text:p>45.98</text:p>
          </table:table-cell>
          <table:table-cell office:value-type="float" office:value="44.92" calcext:value-type="float">
            <text:p>44.92</text:p>
          </table:table-cell>
          <table:table-cell office:value-type="float" office:value="45.14" calcext:value-type="float">
            <text:p>45.14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.37" calcext:value-type="float">
            <text:p>81.37</text:p>
          </table:table-cell>
          <table:table-cell office:value-type="float" office:value="45.56" calcext:value-type="float">
            <text:p>45.56</text:p>
          </table:table-cell>
          <table:table-cell office:value-type="float" office:value="82.47" calcext:value-type="float">
            <text:p>82.47</text:p>
          </table:table-cell>
          <table:table-cell office:value-type="float" office:value="83.6" calcext:value-type="float">
            <text:p>83.6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82.8" calcext:value-type="float">
            <text:p>82.8</text:p>
          </table:table-cell>
          <table:table-cell office:value-type="float" office:value="83.01" calcext:value-type="float">
            <text:p>83.01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11" calcext:value-type="float">
            <text:p>82.11</text:p>
          </table:table-cell>
          <table:table-cell office:value-type="float" office:value="82.44" calcext:value-type="float">
            <text:p>82.44</text:p>
          </table:table-cell>
          <table:table-cell office:value-type="float" office:value="83.67" calcext:value-type="float">
            <text:p>83.67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2.9" calcext:value-type="float">
            <text:p>82.9</text:p>
          </table:table-cell>
          <table:table-cell office:value-type="float" office:value="82.91" calcext:value-type="float">
            <text:p>82.91</text:p>
          </table:table-cell>
          <table:table-cell office:value-type="float" office:value="83.08" calcext:value-type="float">
            <text:p>83.0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65" calcext:value-type="float">
            <text:p>82.65</text:p>
          </table:table-cell>
          <table:table-cell office:value-type="float" office:value="82.07" calcext:value-type="float">
            <text:p>82.07</text:p>
          </table:table-cell>
          <table:table-cell office:value-type="float" office:value="83.25" calcext:value-type="float">
            <text:p>83.25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33" calcext:value-type="float">
            <text:p>82.33</text:p>
          </table:table-cell>
          <table:table-cell office:value-type="float" office:value="84.1" calcext:value-type="float">
            <text:p>84.1</text:p>
          </table:table-cell>
          <table:table-cell office:value-type="float" office:value="83.09" calcext:value-type="float">
            <text:p>83.09</text:p>
          </table:table-cell>
          <table:table-cell office:value-type="float" office:value="82.84" calcext:value-type="float">
            <text:p>82.8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84" calcext:value-type="float">
            <text:p>84</text:p>
          </table:table-cell>
          <table:table-cell office:value-type="float" office:value="45.35" calcext:value-type="float">
            <text:p>45.35</text:p>
          </table:table-cell>
          <table:table-cell office:value-type="float" office:value="82.97" calcext:value-type="float">
            <text:p>82.9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3.57" calcext:value-type="float">
            <text:p>83.57</text:p>
          </table:table-cell>
          <table:table-cell office:value-type="float" office:value="83.48" calcext:value-type="float">
            <text:p>83.48</text:p>
          </table:table-cell>
          <table:table-cell office:value-type="float" office:value="82.87" calcext:value-type="float">
            <text:p>82.87</text:p>
          </table:table-cell>
          <table:table-cell office:value-type="float" office:value="82.66" calcext:value-type="float">
            <text:p>82.6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83.49" calcext:value-type="float">
            <text:p>83.49</text:p>
          </table:table-cell>
          <table:table-cell office:value-type="float" office:value="82.83" calcext:value-type="float">
            <text:p>82.83</text:p>
          </table:table-cell>
          <table:table-cell office:value-type="float" office:value="82.04" calcext:value-type="float">
            <text:p>82.04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2.88" calcext:value-type="float">
            <text:p>82.88</text:p>
          </table:table-cell>
          <table:table-cell office:value-type="float" office:value="46.22" calcext:value-type="float">
            <text:p>46.22</text:p>
          </table:table-cell>
          <table:table-cell office:value-type="float" office:value="80.77" calcext:value-type="float">
            <text:p>80.77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45.58" calcext:value-type="float">
            <text:p>45.58</text:p>
          </table:table-cell>
          <table:table-cell office:value-type="float" office:value="83.6" calcext:value-type="float">
            <text:p>83.6</text:p>
          </table:table-cell>
          <table:table-cell office:value-type="float" office:value="83.5" calcext:value-type="float">
            <text:p>83.5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4.09" calcext:value-type="float">
            <text:p>84.09</text:p>
          </table:table-cell>
          <table:table-cell office:value-type="float" office:value="82.93" calcext:value-type="float">
            <text:p>82.93</text:p>
          </table:table-cell>
          <table:table-cell office:value-type="float" office:value="83.59" calcext:value-type="float">
            <text:p>83.59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.97" calcext:value-type="float">
            <text:p>81.97</text:p>
          </table:table-cell>
          <table:table-cell office:value-type="float" office:value="83.54" calcext:value-type="float">
            <text:p>83.54</text:p>
          </table:table-cell>
          <table:table-cell office:value-type="float" office:value="45.64" calcext:value-type="float">
            <text:p>45.64</text:p>
          </table:table-cell>
          <table:table-cell office:value-type="float" office:value="82.75" calcext:value-type="float">
            <text:p>82.75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2.08" calcext:value-type="float">
            <text:p>82.08</text:p>
          </table:table-cell>
          <table:table-cell office:value-type="float" office:value="82.93" calcext:value-type="float">
            <text:p>82.93</text:p>
          </table:table-cell>
          <table:table-cell office:value-type="float" office:value="45.42" calcext:value-type="float">
            <text:p>45.42</text:p>
          </table:table-cell>
          <table:table-cell office:value-type="float" office:value="82.15" calcext:value-type="float">
            <text:p>82.1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92" calcext:value-type="float">
            <text:p>83.92</text:p>
          </table:table-cell>
          <table:table-cell office:value-type="float" office:value="83.46" calcext:value-type="float">
            <text:p>83.46</text:p>
          </table:table-cell>
          <table:table-cell office:value-type="float" office:value="83.84" calcext:value-type="float">
            <text:p>83.84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3.86" calcext:value-type="float">
            <text:p>83.86</text:p>
          </table:table-cell>
          <table:table-cell office:value-type="float" office:value="84.11" calcext:value-type="float">
            <text:p>84.11</text:p>
          </table:table-cell>
          <table:table-cell office:value-type="float" office:value="45.17" calcext:value-type="float">
            <text:p>45.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46.21" calcext:value-type="float">
            <text:p>46.21</text:p>
          </table:table-cell>
          <table:table-cell office:value-type="float" office:value="45.51" calcext:value-type="float">
            <text:p>45.51</text:p>
          </table:table-cell>
          <table:table-cell office:value-type="float" office:value="83.03" calcext:value-type="float">
            <text:p>83.03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3.32" calcext:value-type="float">
            <text:p>83.32</text:p>
          </table:table-cell>
          <table:table-cell office:value-type="float" office:value="83.73" calcext:value-type="float">
            <text:p>83.73</text:p>
          </table:table-cell>
          <table:table-cell office:value-type="float" office:value="84.58" calcext:value-type="float">
            <text:p>84.58</text:p>
          </table:table-cell>
          <table:table-cell office:value-type="float" office:value="45.25" calcext:value-type="float">
            <text:p>45.25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84.07" calcext:value-type="float">
            <text:p>84.07</text:p>
          </table:table-cell>
          <table:table-cell office:value-type="float" office:value="83.77" calcext:value-type="float">
            <text:p>83.77</text:p>
          </table:table-cell>
          <table:table-cell office:value-type="float" office:value="82.06" calcext:value-type="float">
            <text:p>82.0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3.33" calcext:value-type="float">
            <text:p>83.33</text:p>
          </table:table-cell>
          <table:table-cell office:value-type="float" office:value="44.99" calcext:value-type="float">
            <text:p>44.99</text:p>
          </table:table-cell>
          <table:table-cell office:value-type="float" office:value="82.99" calcext:value-type="float">
            <text:p>82.99</text:p>
          </table:table-cell>
          <table:table-cell office:value-type="float" office:value="45.82" calcext:value-type="float">
            <text:p>45.8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83.06" calcext:value-type="float">
            <text:p>83.06</text:p>
          </table:table-cell>
          <table:table-cell office:value-type="float" office:value="83.36" calcext:value-type="float">
            <text:p>83.36</text:p>
          </table:table-cell>
          <table:table-cell office:value-type="float" office:value="82.57" calcext:value-type="float">
            <text:p>82.57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83.14" calcext:value-type="float">
            <text:p>83.14</text:p>
          </table:table-cell>
          <table:table-cell office:value-type="float" office:value="82.75" calcext:value-type="float">
            <text:p>82.75</text:p>
          </table:table-cell>
          <table:table-cell office:value-type="float" office:value="82.52" calcext:value-type="float">
            <text:p>82.52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1.51" calcext:value-type="float">
            <text:p>81.51</text:p>
          </table:table-cell>
          <table:table-cell office:value-type="float" office:value="83.15" calcext:value-type="float">
            <text:p>83.15</text:p>
          </table:table-cell>
          <table:table-cell office:value-type="float" office:value="45.28" calcext:value-type="float">
            <text:p>45.28</text:p>
          </table:table-cell>
          <table:table-cell office:value-type="float" office:value="83.17" calcext:value-type="float">
            <text:p>83.17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45.91" calcext:value-type="float">
            <text:p>45.91</text:p>
          </table:table-cell>
          <table:table-cell office:value-type="float" office:value="45.78" calcext:value-type="float">
            <text:p>45.78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1.42" calcext:value-type="float">
            <text:p>81.42</text:p>
          </table:table-cell>
          <table:table-cell office:value-type="float" office:value="83.38" calcext:value-type="float">
            <text:p>83.38</text:p>
          </table:table-cell>
          <table:table-cell office:value-type="float" office:value="82.57" calcext:value-type="float">
            <text:p>82.57</text:p>
          </table:table-cell>
          <table:table-cell office:value-type="float" office:value="84.02" calcext:value-type="float">
            <text:p>84.0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83.55" calcext:value-type="float">
            <text:p>83.55</text:p>
          </table:table-cell>
          <table:table-cell office:value-type="float" office:value="82.71" calcext:value-type="float">
            <text:p>82.71</text:p>
          </table:table-cell>
          <table:table-cell office:value-type="float" office:value="83.15" calcext:value-type="float">
            <text:p>83.15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1.19" calcext:value-type="float">
            <text:p>81.19</text:p>
          </table:table-cell>
          <table:table-cell office:value-type="float" office:value="84.07" calcext:value-type="float">
            <text:p>84.07</text:p>
          </table:table-cell>
          <table:table-cell office:value-type="float" office:value="83.63" calcext:value-type="float">
            <text:p>83.63</text:p>
          </table:table-cell>
          <table:table-cell office:value-type="float" office:value="82.57" calcext:value-type="float">
            <text:p>82.57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7" calcext:value-type="float">
            <text:p>83.7</text:p>
          </table:table-cell>
          <table:table-cell office:value-type="float" office:value="45.41" calcext:value-type="float">
            <text:p>45.41</text:p>
          </table:table-cell>
          <table:table-cell office:value-type="float" office:value="45.53" calcext:value-type="float">
            <text:p>45.5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82.89" calcext:value-type="float">
            <text:p>82.89</text:p>
          </table:table-cell>
          <table:table-cell office:value-type="float" office:value="83.43" calcext:value-type="float">
            <text:p>83.43</text:p>
          </table:table-cell>
          <table:table-cell office:value-type="float" office:value="83.89" calcext:value-type="float">
            <text:p>83.8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3.37" calcext:value-type="float">
            <text:p>83.37</text:p>
          </table:table-cell>
          <table:table-cell office:value-type="float" office:value="82.94" calcext:value-type="float">
            <text:p>82.94</text:p>
          </table:table-cell>
          <table:table-cell office:value-type="float" office:value="82.49" calcext:value-type="float">
            <text:p>82.49</text:p>
          </table:table-cell>
          <table:table-cell office:value-type="float" office:value="82.18" calcext:value-type="float">
            <text:p>82.1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82.35" calcext:value-type="float">
            <text:p>82.35</text:p>
          </table:table-cell>
          <table:table-cell office:value-type="float" office:value="83.37" calcext:value-type="float">
            <text:p>83.37</text:p>
          </table:table-cell>
          <table:table-cell office:value-type="float" office:value="45.33" calcext:value-type="float">
            <text:p>45.3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0.97" calcext:value-type="float">
            <text:p>80.97</text:p>
          </table:table-cell>
          <table:table-cell office:value-type="float" office:value="83.17" calcext:value-type="float">
            <text:p>83.17</text:p>
          </table:table-cell>
          <table:table-cell office:value-type="float" office:value="82.95" calcext:value-type="float">
            <text:p>82.95</text:p>
          </table:table-cell>
          <table:table-cell office:value-type="float" office:value="83.8" calcext:value-type="float">
            <text:p>83.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2.13" calcext:value-type="float">
            <text:p>82.13</text:p>
          </table:table-cell>
          <table:table-cell office:value-type="float" office:value="82.92" calcext:value-type="float">
            <text:p>82.92</text:p>
          </table:table-cell>
          <table:table-cell office:value-type="float" office:value="83.63" calcext:value-type="float">
            <text:p>83.63</text:p>
          </table:table-cell>
          <table:table-cell office:value-type="float" office:value="45.33" calcext:value-type="float">
            <text:p>45.3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69" calcext:value-type="float">
            <text:p>82.69</text:p>
          </table:table-cell>
          <table:table-cell office:value-type="float" office:value="45.64" calcext:value-type="float">
            <text:p>45.64</text:p>
          </table:table-cell>
          <table:table-cell office:value-type="float" office:value="83.65" calcext:value-type="float">
            <text:p>83.65</text:p>
          </table:table-cell>
          <table:table-cell office:value-type="float" office:value="45.58" calcext:value-type="float">
            <text:p>45.5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28" calcext:value-type="float">
            <text:p>83.28</text:p>
          </table:table-cell>
          <table:table-cell office:value-type="float" office:value="82.56" calcext:value-type="float">
            <text:p>82.56</text:p>
          </table:table-cell>
          <table:table-cell office:value-type="float" office:value="45.08" calcext:value-type="float">
            <text:p>45.08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44.91" calcext:value-type="float">
            <text:p>44.91</text:p>
          </table:table-cell>
          <table:table-cell office:value-type="float" office:value="46.15" calcext:value-type="float">
            <text:p>46.15</text:p>
          </table:table-cell>
          <table:table-cell office:value-type="float" office:value="45.18" calcext:value-type="float">
            <text:p>45.18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1.54" calcext:value-type="float">
            <text:p>81.54</text:p>
          </table:table-cell>
          <table:table-cell office:value-type="float" office:value="83.92" calcext:value-type="float">
            <text:p>83.92</text:p>
          </table:table-cell>
          <table:table-cell office:value-type="float" office:value="45.97" calcext:value-type="float">
            <text:p>45.97</text:p>
          </table:table-cell>
          <table:table-cell office:value-type="float" office:value="83.04" calcext:value-type="float">
            <text:p>83.04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82.5" calcext:value-type="float">
            <text:p>82.5</text:p>
          </table:table-cell>
          <table:table-cell office:value-type="float" office:value="83.67" calcext:value-type="float">
            <text:p>83.67</text:p>
          </table:table-cell>
          <table:table-cell office:value-type="float" office:value="45.8" calcext:value-type="float">
            <text:p>45.8</text:p>
          </table:table-cell>
          <table:table-cell office:value-type="float" office:value="82.9" calcext:value-type="float">
            <text:p>82.9</text:p>
          </table:table-cell>
          <table:table-cell table:style-name="ce16"/>
          <table:table-cell table:style-name="ce20" table:number-columns-repeated="5"/>
          <table:table-cell table:style-name="ce10"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64.05" calcext:value-type="float">
            <text:p>364.0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2.67" calcext:value-type="float">
            <text:p>372.6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68.95" calcext:value-type="float">
            <text:p>368.95</text:p>
          </table:table-cell>
          <table:table-cell office:value-type="float" office:value="381.1" calcext:value-type="float">
            <text:p>381.1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3.69" calcext:value-type="float">
            <text:p>373.6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8.7886" calcext:value-type="float">
            <text:p>368.7886</text:p>
          </table:table-cell>
          <table:table-cell table:style-name="ce22" table:formula="of:=AVERAGE([.B653:.B702])" office:value-type="float" office:value="367.6442" calcext:value-type="float">
            <text:p>367.6442</text:p>
          </table:table-cell>
          <table:table-cell table:style-name="ce18" table:formula="of:=AVERAGE([.C653:.C702])" office:value-type="float" office:value="374.2882" calcext:value-type="float">
            <text:p>374.2882</text:p>
          </table:table-cell>
          <table:table-cell table:style-name="ce22" table:formula="of:=AVERAGE([.D653:.D702])" office:value-type="float" office:value="375.2302" calcext:value-type="float">
            <text:p>375.2302</text:p>
          </table:table-cell>
          <table:table-cell table:style-name="ce18" table:formula="of:=([.G654]-[.F654])/[.F654]" office:value-type="float" office:value="-0.00310313279748891" calcext:value-type="float">
            <text:p>-0.0031031328</text:p>
          </table:table-cell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106.02" calcext:value-type="float">
            <text:p>106.02</text:p>
          </table:table-cell>
          <table:table-cell table:style-name="ce18" table:formula="of:=AVERAGE([.M653:.M702])" office:value-type="float" office:value="51.6" calcext:value-type="float">
            <text:p>51.6</text:p>
          </table:table-cell>
          <table:table-cell table:style-name="ce18" table:formula="of:=AVERAGE([.N653:.N702])" office:value-type="float" office:value="68.86" calcext:value-type="float">
            <text:p>68.86</text:p>
          </table:table-cell>
          <table:table-cell table:number-columns-repeated="11"/>
        </table:table-row>
        <table:table-row table:style-name="ro4">
          <table:table-cell office:value-type="float" office:value="376.18" calcext:value-type="float">
            <text:p>376.18</text:p>
          </table:table-cell>
          <table:table-cell office:value-type="float" office:value="384.92" calcext:value-type="float">
            <text:p>384.92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8.85" calcext:value-type="float">
            <text:p>378.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57.2166531020409" calcext:value-type="float">
            <text:p>57.216653102</text:p>
          </table:table-cell>
          <table:table-cell table:style-name="ce21" table:formula="of:=VAR([.B653:.B702])" office:value-type="float" office:value="42.2893636326531" calcext:value-type="float">
            <text:p>42.2893636327</text:p>
          </table:table-cell>
          <table:table-cell table:style-name="Default" table:formula="of:=VAR([.C653:.C702])" office:value-type="float" office:value="12.6051252653061" calcext:value-type="float">
            <text:p>12.6051252653</text:p>
          </table:table-cell>
          <table:table-cell table:style-name="ce21" table:formula="of:=VAR([.D653:.D702])" office:value-type="float" office:value="9.31509587755103" calcext:value-type="float">
            <text:p>9.3150958776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50.3057142857143" calcext:value-type="float">
            <text:p>50.3057142857</text:p>
          </table:table-cell>
          <table:table-cell table:style-name="Default" table:formula="of:=VAR([.M653:.M702])" office:value-type="float" office:value="59.9183673469388" calcext:value-type="float">
            <text:p>59.9183673469</text:p>
          </table:table-cell>
          <table:table-cell table:style-name="Default" table:formula="of:=VAR([.N653:.N702])" office:value-type="float" office:value="35.0616326530612" calcext:value-type="float">
            <text:p>35.0616326531</text:p>
          </table:table-cell>
          <table:table-cell table:number-columns-repeated="11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7.06" calcext:value-type="float">
            <text:p>377.0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.06973504291522" calcext:value-type="float">
            <text:p>1.0697350429</text:p>
          </table:table-cell>
          <table:table-cell table:style-name="ce21" table:formula="of:=SQRT([.G655]/[.G653])" office:value-type="float" office:value="0.919666935718068" calcext:value-type="float">
            <text:p>0.9196669357</text:p>
          </table:table-cell>
          <table:table-cell table:style-name="Default" table:formula="of:=SQRT([.H655]/[.H653])" office:value-type="float" office:value="0.502098103268796" calcext:value-type="float">
            <text:p>0.5020981033</text:p>
          </table:table-cell>
          <table:table-cell table:style-name="ce21" table:formula="of:=SQRT([.I655]/[.I653])" office:value-type="float" office:value="0.431627058409248" calcext:value-type="float">
            <text:p>0.4316270584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00305248402777" calcext:value-type="float">
            <text:p>1.003052484</text:p>
          </table:table-cell>
          <table:table-cell table:style-name="Default" table:formula="of:=SQRT([.R655]/[.R653])" office:value-type="float" office:value="1.0946996606096" calcext:value-type="float">
            <text:p>1.0946996606</text:p>
          </table:table-cell>
          <table:table-cell table:style-name="Default" table:formula="of:=SQRT([.S655]/[.S653])" office:value-type="float" office:value="0.837396353623076" calcext:value-type="float">
            <text:p>0.8373963536</text:p>
          </table:table-cell>
          <table:table-cell table:number-columns-repeated="11"/>
        </table:table-row>
        <table:table-row table:style-name="ro4">
          <table:table-cell office:value-type="float" office:value="368.66" calcext:value-type="float">
            <text:p>368.66</text:p>
          </table:table-cell>
          <table:table-cell office:value-type="float" office:value="366.55" calcext:value-type="float">
            <text:p>366.55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5.15" calcext:value-type="float">
            <text:p>375.1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5.3" calcext:value-type="float">
            <text:p>365.3</text:p>
          </table:table-cell>
          <table:table-cell office:value-type="float" office:value="376.62" calcext:value-type="float">
            <text:p>376.62</text:p>
          </table:table-cell>
          <table:table-cell office:value-type="float" office:value="378.55" calcext:value-type="float">
            <text:p>378.5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2.82" calcext:value-type="float">
            <text:p>372.82</text:p>
          </table:table-cell>
          <table:table-cell office:value-type="float" office:value="378.4" calcext:value-type="float">
            <text:p>378.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2.1497130525318" calcext:value-type="float">
            <text:p>2.1497130525</text:p>
          </table:table-cell>
          <table:table-cell table:style-name="ce22" table:formula="of:=([.G658]*[.G656])" office:value-type="float" office:value="1.84813990042556" calcext:value-type="float">
            <text:p>1.8481399004</text:p>
          </table:table-cell>
          <table:table-cell table:style-name="ce18" table:formula="of:=([.H658]*[.H656])" office:value-type="float" office:value="1.00900391493853" calcext:value-type="float">
            <text:p>1.0090039149</text:p>
          </table:table-cell>
          <table:table-cell table:style-name="ce22" table:formula="of:=([.I658]*[.I656])" office:value-type="float" office:value="0.867387048254161" calcext:value-type="float">
            <text:p>0.8673870483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2.01570943344318" calcext:value-type="float">
            <text:p>2.0157094334</text:p>
          </table:table-cell>
          <table:table-cell table:style-name="ce18" table:formula="of:=([.R658]*[.R656])" office:value-type="float" office:value="2.19988133005484" calcext:value-type="float">
            <text:p>2.1998813301</text:p>
          </table:table-cell>
          <table:table-cell table:style-name="ce18" table:formula="of:=([.S658]*[.S656])" office:value-type="float" office:value="1.68281097590325" calcext:value-type="float">
            <text:p>1.6828109759</text:p>
          </table:table-cell>
          <table:table-cell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cimark.sor.small;368.7886;2.1497130525318;367.6442;1.84813990042556;374.2882;1.00900391493853;375.2302;0.867387048254161;233.56;9.60300137116312;106.02;2.01570943344318;51.6;2.19988133005484;68.86;1.68281097590325" calcext:value-type="string">
            <text:p>scimark.sor.small;368.7886;2.1497130525318;367.6442;1.84813990042556;374.2882;1.00900391493853;375.2302;0.867387048254161;233.56;9.60300137116312;106.02;2.01570943344318;51.6;2.19988133005484;68.86;1.68281097590325</text:p>
          </table:table-cell>
          <table:table-cell table:number-columns-repeated="9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61.99" calcext:value-type="float">
            <text:p>361.99</text:p>
          </table:table-cell>
          <table:table-cell office:value-type="float" office:value="371.66" calcext:value-type="float">
            <text:p>371.66</text:p>
          </table:table-cell>
          <table:table-cell office:value-type="float" office:value="377.51" calcext:value-type="float">
            <text:p>377.51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582912013151111" calcext:value-type="percentage">
            <text:p>0.58%</text:p>
          </table:table-cell>
          <table:table-cell table:formula="of:=[.G659]/[.G654]" office:value-type="percentage" office:value="0.00502697961895103" calcext:value-type="percentage">
            <text:p>0.50%</text:p>
          </table:table-cell>
          <table:table-cell table:formula="of:=[.H659]/[.H654]" office:value-type="percentage" office:value="0.00269579408311171" calcext:value-type="percentage">
            <text:p>0.27%</text:p>
          </table:table-cell>
          <table:table-cell table:formula="of:=[.I659]/[.I654]" office:value-type="percentage" office:value="0.00231161310644549" calcext:value-type="percentage">
            <text:p>0.23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19012539459" calcext:value-type="percentage">
            <text:p>1.90%</text:p>
          </table:table-cell>
          <table:table-cell table:formula="of:=[.R659]/[.R654]" office:value-type="percentage" office:value="0.0426333591095898" calcext:value-type="percentage">
            <text:p>4.26%</text:p>
          </table:table-cell>
          <table:table-cell table:formula="of:=[.S659]/[.S654]" office:value-type="percentage" office:value="0.0244381495193618" calcext:value-type="percentage">
            <text:p>2.44%</text:p>
          </table:table-cell>
          <table:table-cell table:number-columns-repeated="11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63.22" calcext:value-type="float">
            <text:p>363.22</text:p>
          </table:table-cell>
          <table:table-cell office:value-type="float" office:value="377.66" calcext:value-type="float">
            <text:p>377.66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0.5" calcext:value-type="float">
            <text:p>360.5</text:p>
          </table:table-cell>
          <table:table-cell office:value-type="float" office:value="377.36" calcext:value-type="float">
            <text:p>377.36</text:p>
          </table:table-cell>
          <table:table-cell office:value-type="float" office:value="376.47" calcext:value-type="float">
            <text:p>376.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-0.00310313279748891" calcext:value-type="percentage">
            <text:p>-00.31%</text:p>
          </table:table-cell>
          <table:table-cell table:style-name="ce23" table:formula="of:=([.H654]-[.F654])/[.F654]" office:value-type="percentage" office:value="0.0149126084700016" calcext:value-type="percentage">
            <text:p>01.49%</text:p>
          </table:table-cell>
          <table:table-cell table:style-name="ce23" table:formula="of:=([.I654]-[.F654])/[.F654]" office:value-type="percentage" office:value="0.0174669173613282" calcext:value-type="percentage">
            <text:p>01.75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46069532454187" calcext:value-type="percentage">
            <text:p>-54.61%</text:p>
          </table:table-cell>
          <table:table-cell table:style-name="ce29" table:formula="of:=([.R654]-[.P654])/[.P654]" office:value-type="percentage" office:value="-0.779071758862819" calcext:value-type="percentage">
            <text:p>-77.91%</text:p>
          </table:table-cell>
          <table:table-cell table:style-name="ce29" table:formula="of:=([.S654]-[.P654])/[.P654]" office:value-type="percentage" office:value="-0.705172118513444" calcext:value-type="percentage">
            <text:p>-70.52%</text:p>
          </table:table-cell>
          <table:table-cell table:number-columns-repeated="11"/>
        </table:table-row>
        <table:table-row table:style-name="ro4">
          <table:table-cell office:value-type="float" office:value="349.34" calcext:value-type="float">
            <text:p>349.34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9" calcext:value-type="float">
            <text:p>379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5.73" calcext:value-type="float">
            <text:p>375.73</text:p>
          </table:table-cell>
          <table:table-cell office:value-type="float" office:value="374.71" calcext:value-type="float">
            <text:p>374.71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6.62" calcext:value-type="float">
            <text:p>376.62</text:p>
          </table:table-cell>
          <table:table-cell office:value-type="float" office:value="378.7" calcext:value-type="float">
            <text:p>378.7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4.12" calcext:value-type="float">
            <text:p>374.1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62.26" calcext:value-type="float">
            <text:p>362.26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7.36" calcext:value-type="float">
            <text:p>377.3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47.83" calcext:value-type="float">
            <text:p>347.8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8.4" calcext:value-type="float">
            <text:p>378.4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45.7" calcext:value-type="float">
            <text:p>345.7</text:p>
          </table:table-cell>
          <table:table-cell office:value-type="float" office:value="381.56" calcext:value-type="float">
            <text:p>381.56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5.59" calcext:value-type="float">
            <text:p>375.59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3.69" calcext:value-type="float">
            <text:p>373.69</text:p>
          </table:table-cell>
          <table:table-cell office:value-type="float" office:value="380.2" calcext:value-type="float">
            <text:p>380.2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44.83" calcext:value-type="float">
            <text:p>344.83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2.24" calcext:value-type="float">
            <text:p>372.24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63.36" calcext:value-type="float">
            <text:p>363.36</text:p>
          </table:table-cell>
          <table:table-cell office:value-type="float" office:value="369.94" calcext:value-type="float">
            <text:p>369.94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65.3" calcext:value-type="float">
            <text:p>365.3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7.8" calcext:value-type="float">
            <text:p>377.8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5.15" calcext:value-type="float">
            <text:p>375.15</text:p>
          </table:table-cell>
          <table:table-cell office:value-type="float" office:value="365.3" calcext:value-type="float">
            <text:p>365.3</text:p>
          </table:table-cell>
          <table:table-cell office:value-type="float" office:value="380.5" calcext:value-type="float">
            <text:p>380.5</text:p>
          </table:table-cell>
          <table:table-cell office:value-type="float" office:value="372.67" calcext:value-type="float">
            <text:p>372.67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6.91" calcext:value-type="float">
            <text:p>376.91</text:p>
          </table:table-cell>
          <table:table-cell office:value-type="float" office:value="371.37" calcext:value-type="float">
            <text:p>371.3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65.3" calcext:value-type="float">
            <text:p>365.3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1.23" calcext:value-type="float">
            <text:p>371.2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4.6" calcext:value-type="float">
            <text:p>364.6</text:p>
          </table:table-cell>
          <table:table-cell office:value-type="float" office:value="376.77" calcext:value-type="float">
            <text:p>376.77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65.3" calcext:value-type="float">
            <text:p>365.3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80.35" calcext:value-type="float">
            <text:p>380.3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3.25" calcext:value-type="float">
            <text:p>373.25</text:p>
          </table:table-cell>
          <table:table-cell office:value-type="float" office:value="378.25" calcext:value-type="float">
            <text:p>378.2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65.02" calcext:value-type="float">
            <text:p>365.02</text:p>
          </table:table-cell>
          <table:table-cell office:value-type="float" office:value="363.22" calcext:value-type="float">
            <text:p>363.22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8.25" calcext:value-type="float">
            <text:p>378.2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64.19" calcext:value-type="float">
            <text:p>364.19</text:p>
          </table:table-cell>
          <table:table-cell office:value-type="float" office:value="369.23" calcext:value-type="float">
            <text:p>369.23</text:p>
          </table:table-cell>
          <table:table-cell office:value-type="float" office:value="372.38" calcext:value-type="float">
            <text:p>372.38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9.37" calcext:value-type="float">
            <text:p>369.37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5.88" calcext:value-type="float">
            <text:p>375.88</text:p>
          </table:table-cell>
          <table:table-cell office:value-type="float" office:value="380.05" calcext:value-type="float">
            <text:p>380.05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63.36" calcext:value-type="float">
            <text:p>363.36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9.45" calcext:value-type="float">
            <text:p>379.45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7.36" calcext:value-type="float">
            <text:p>377.36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09" calcext:value-type="float">
            <text:p>369.09</text:p>
          </table:table-cell>
          <table:table-cell office:value-type="float" office:value="367.96" calcext:value-type="float">
            <text:p>367.9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65.58" calcext:value-type="float">
            <text:p>365.58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77.8" calcext:value-type="float">
            <text:p>377.8</text:p>
          </table:table-cell>
          <table:table-cell office:value-type="float" office:value="368.52" calcext:value-type="float">
            <text:p>368.52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51.39" calcext:value-type="float">
            <text:p>351.39</text:p>
          </table:table-cell>
          <table:table-cell office:value-type="float" office:value="363.77" calcext:value-type="float">
            <text:p>363.77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6.18" calcext:value-type="float">
            <text:p>376.1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0.66" calcext:value-type="float">
            <text:p>370.66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9.66" calcext:value-type="float">
            <text:p>369.66</text:p>
          </table:table-cell>
          <table:table-cell office:value-type="float" office:value="377.06" calcext:value-type="float">
            <text:p>377.06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79.75" calcext:value-type="float">
            <text:p>379.75</text:p>
          </table:table-cell>
          <table:table-cell office:value-type="float" office:value="363.64" calcext:value-type="float">
            <text:p>363.64</text:p>
          </table:table-cell>
          <table:table-cell office:value-type="float" office:value="377.36" calcext:value-type="float">
            <text:p>377.36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77.21" calcext:value-type="float">
            <text:p>377.21</text:p>
          </table:table-cell>
          <table:table-cell office:value-type="float" office:value="374.41" calcext:value-type="float">
            <text:p>374.41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7.06" calcext:value-type="float">
            <text:p>377.06</text:p>
          </table:table-cell>
          <table:table-cell office:value-type="float" office:value="372.09" calcext:value-type="float">
            <text:p>372.09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64.6" calcext:value-type="float">
            <text:p>364.6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7.66" calcext:value-type="float">
            <text:p>377.6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9.66" calcext:value-type="float">
            <text:p>369.66</text:p>
          </table:table-cell>
          <table:table-cell office:value-type="float" office:value="365.99" calcext:value-type="float">
            <text:p>365.99</text:p>
          </table:table-cell>
          <table:table-cell office:value-type="float" office:value="377.21" calcext:value-type="float">
            <text:p>377.21</text:p>
          </table:table-cell>
          <table:table-cell office:value-type="float" office:value="370.66" calcext:value-type="float">
            <text:p>370.66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81.1" calcext:value-type="float">
            <text:p>381.1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table:style-name="ce5" office:value-type="float" office:value="375" calcext:value-type="float">
            <text:p>375</text:p>
          </table:table-cell>
          <table:table-cell office:value-type="float" office:value="365.44" calcext:value-type="float">
            <text:p>365.44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0.66" calcext:value-type="float">
            <text:p>370.66</text:p>
          </table:table-cell>
          <table:table-cell table:style-name="ce16"/>
          <table:table-cell table:style-name="ce20" table:number-columns-repeated="5"/>
          <table:table-cell table:style-name="ce10"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6.62" calcext:value-type="float">
            <text:p>76.62</text:p>
          </table:table-cell>
          <table:table-cell office:value-type="float" office:value="44.61" calcext:value-type="float">
            <text:p>44.61</text:p>
          </table:table-cell>
          <table:table-cell office:value-type="float" office:value="44.91" calcext:value-type="float">
            <text:p>44.91</text:p>
          </table:table-cell>
          <table:table-cell office:value-type="float" office:value="50.03" calcext:value-type="float">
            <text:p>50.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6.23" calcext:value-type="float">
            <text:p>76.23</text:p>
          </table:table-cell>
          <table:table-cell office:value-type="float" office:value="47.59" calcext:value-type="float">
            <text:p>47.59</text:p>
          </table:table-cell>
          <table:table-cell office:value-type="float" office:value="77.7" calcext:value-type="float">
            <text:p>77.7</text:p>
          </table:table-cell>
          <table:table-cell office:value-type="float" office:value="70.57" calcext:value-type="float">
            <text:p>70.5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50.6796" calcext:value-type="float">
            <text:p>50.6796</text:p>
          </table:table-cell>
          <table:table-cell table:style-name="ce18" table:formula="of:=AVERAGE([.C707:.C756])" office:value-type="float" office:value="50.6738" calcext:value-type="float">
            <text:p>50.6738</text:p>
          </table:table-cell>
          <table:table-cell table:style-name="ce22" table:formula="of:=AVERAGE([.D707:.D756])" office:value-type="float" office:value="49.712" calcext:value-type="float">
            <text:p>49.712</text:p>
          </table:table-cell>
          <table:table-cell table:style-name="ce18" table:formula="of:=([.G708]-[.F708])/[.F708]" office:value-type="float" office:value="-0.160171811511106" calcext:value-type="float">
            <text:p>-0.1601718115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254.38" calcext:value-type="float">
            <text:p>254.38</text:p>
          </table:table-cell>
          <table:table-cell table:style-name="ce22" table:formula="of:=AVERAGE([.L707:.L756])" office:value-type="float" office:value="86.28" calcext:value-type="float">
            <text:p>86.28</text:p>
          </table:table-cell>
          <table:table-cell table:style-name="ce18" table:formula="of:=AVERAGE([.M707:.M756])" office:value-type="float" office:value="62.74" calcext:value-type="float">
            <text:p>62.74</text:p>
          </table:table-cell>
          <table:table-cell table:style-name="ce22" table:formula="of:=AVERAGE([.N707:.N756])" office:value-type="float" office:value="90.14" calcext:value-type="float">
            <text:p>90.14</text:p>
          </table:table-cell>
          <table:table-cell table:number-columns-repeated="11"/>
        </table:table-row>
        <table:table-row table:style-name="ro4">
          <table:table-cell office:value-type="float" office:value="43.31" calcext:value-type="float">
            <text:p>43.31</text:p>
          </table:table-cell>
          <table:table-cell office:value-type="float" office:value="49.81" calcext:value-type="float">
            <text:p>49.81</text:p>
          </table:table-cell>
          <table:table-cell office:value-type="float" office:value="77.21" calcext:value-type="float">
            <text:p>77.21</text:p>
          </table:table-cell>
          <table:table-cell office:value-type="float" office:value="47.23" calcext:value-type="float">
            <text:p>47.2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80.0428528979592" calcext:value-type="float">
            <text:p>80.042852898</text:p>
          </table:table-cell>
          <table:table-cell table:style-name="Default" table:formula="of:=VAR([.C707:.C756])" office:value-type="float" office:value="96.4515464897959" calcext:value-type="float">
            <text:p>96.4515464898</text:p>
          </table:table-cell>
          <table:table-cell table:style-name="ce21" table:formula="of:=VAR([.D707:.D756])" office:value-type="float" office:value="86.7102979591837" calcext:value-type="float">
            <text:p>86.7102979592</text:p>
          </table:table-cell>
          <table:table-cell table:style-name="Default"/>
          <table:table-cell office:value-type="float" office:value="195" calcext:value-type="float">
            <text:p>19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972.362857142857" calcext:value-type="float">
            <text:p>972.3628571429</text:p>
          </table:table-cell>
          <table:table-cell table:style-name="ce21" table:formula="of:=VAR([.L707:.L756])" office:value-type="float" office:value="88.7771428571429" calcext:value-type="float">
            <text:p>88.7771428571</text:p>
          </table:table-cell>
          <table:table-cell table:style-name="Default" table:formula="of:=VAR([.M707:.M756])" office:value-type="float" office:value="47.7881632653061" calcext:value-type="float">
            <text:p>47.7881632653</text:p>
          </table:table-cell>
          <table:table-cell table:style-name="ce21" table:formula="of:=VAR([.N707:.N756])" office:value-type="float" office:value="132.612653061225" calcext:value-type="float">
            <text:p>132.6126530612</text:p>
          </table:table-cell>
          <table:table-cell table:number-columns-repeated="11"/>
        </table:table-row>
        <table:table-row table:style-name="ro4">
          <table:table-cell office:value-type="float" office:value="48.17" calcext:value-type="float">
            <text:p>48.17</text:p>
          </table:table-cell>
          <table:table-cell office:value-type="float" office:value="48.44" calcext:value-type="float">
            <text:p>48.44</text:p>
          </table:table-cell>
          <table:table-cell office:value-type="float" office:value="47" calcext:value-type="float">
            <text:p>47</text:p>
          </table:table-cell>
          <table:table-cell office:value-type="float" office:value="46.83" calcext:value-type="float">
            <text:p>46.8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26524980061614" calcext:value-type="float">
            <text:p>1.2652498006</text:p>
          </table:table-cell>
          <table:table-cell table:style-name="Default" table:formula="of:=SQRT([.H709]/[.H707])" office:value-type="float" office:value="1.38889557915486" calcext:value-type="float">
            <text:p>1.3888955792</text:p>
          </table:table-cell>
          <table:table-cell table:style-name="ce21" table:formula="of:=SQRT([.I709]/[.I707])" office:value-type="float" office:value="1.31689253896576" calcext:value-type="float">
            <text:p>1.316892539</text:p>
          </table:table-cell>
          <table:table-cell table:style-name="Default"/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4.40990443693025" calcext:value-type="float">
            <text:p>4.4099044369</text:p>
          </table:table-cell>
          <table:table-cell table:style-name="ce21" table:formula="of:=SQRT([.Q709]/[.Q707])" office:value-type="float" office:value="1.33249497452818" calcext:value-type="float">
            <text:p>1.3324949745</text:p>
          </table:table-cell>
          <table:table-cell table:style-name="Default" table:formula="of:=SQRT([.R709]/[.R707])" office:value-type="float" office:value="0.977631456790401" calcext:value-type="float">
            <text:p>0.9776314568</text:p>
          </table:table-cell>
          <table:table-cell table:style-name="ce21" table:formula="of:=SQRT([.S709]/[.S707])" office:value-type="float" office:value="1.62857393483516" calcext:value-type="float">
            <text:p>1.6285739348</text:p>
          </table:table-cell>
          <table:table-cell table:number-columns-repeated="11"/>
        </table:table-row>
        <table:table-row table:style-name="ro4">
          <table:table-cell office:value-type="float" office:value="48.75" calcext:value-type="float">
            <text:p>48.75</text:p>
          </table:table-cell>
          <table:table-cell office:value-type="float" office:value="48.21" calcext:value-type="float">
            <text:p>48.21</text:p>
          </table:table-cell>
          <table:table-cell office:value-type="float" office:value="44.4" calcext:value-type="float">
            <text:p>44.4</text:p>
          </table:table-cell>
          <table:table-cell office:value-type="float" office:value="46.02" calcext:value-type="float">
            <text:p>46.0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.55" calcext:value-type="float">
            <text:p>44.55</text:p>
          </table:table-cell>
          <table:table-cell office:value-type="float" office:value="46.35" calcext:value-type="float">
            <text:p>46.35</text:p>
          </table:table-cell>
          <table:table-cell office:value-type="float" office:value="45.26" calcext:value-type="float">
            <text:p>45.26</text:p>
          </table:table-cell>
          <table:table-cell office:value-type="float" office:value="44.98" calcext:value-type="float">
            <text:p>44.9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77.42" calcext:value-type="float">
            <text:p>77.42</text:p>
          </table:table-cell>
          <table:table-cell office:value-type="float" office:value="45.66" calcext:value-type="float">
            <text:p>45.66</text:p>
          </table:table-cell>
          <table:table-cell office:value-type="float" office:value="45.42" calcext:value-type="float">
            <text:p>45.4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5426146681009" calcext:value-type="float">
            <text:p>2.5426146681</text:p>
          </table:table-cell>
          <table:table-cell table:style-name="ce18" table:formula="of:=([.H712]*[.H710])" office:value-type="float" office:value="2.79109016282788" calcext:value-type="float">
            <text:p>2.7910901628</text:p>
          </table:table-cell>
          <table:table-cell table:style-name="ce22" table:formula="of:=([.I712]*[.I710])" office:value-type="float" office:value="2.64639463626583" calcext:value-type="float">
            <text:p>2.6463946363</text:p>
          </table:table-cell>
          <table:table-cell table:style-name="ce18"/>
          <table:table-cell office:value-type="float" office:value="245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8.8620347545614" calcext:value-type="float">
            <text:p>8.8620347546</text:p>
          </table:table-cell>
          <table:table-cell table:style-name="ce22" table:formula="of:=([.Q712]*[.Q710])" office:value-type="float" office:value="2.67774890441099" calcext:value-type="float">
            <text:p>2.6777489044</text:p>
          </table:table-cell>
          <table:table-cell table:style-name="ce18" table:formula="of:=([.R712]*[.R710])" office:value-type="float" office:value="1.96462396660457" calcext:value-type="float">
            <text:p>1.9646239666</text:p>
          </table:table-cell>
          <table:table-cell table:style-name="ce22" table:formula="of:=([.S712]*[.S710])" office:value-type="float" office:value="3.27274185127887" calcext:value-type="float">
            <text:p>3.2727418513</text:p>
          </table:table-cell>
          <table:table-cell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scimark.sparse.large;60.3452;3.96126412159263;50.6796;2.5426146681009;50.6738;2.79109016282788;49.712;2.64639463626583;254.38;8.8620347545614;86.28;2.67774890441099;62.74;1.96462396660457;90.14;3.27274185127887" calcext:value-type="string">
            <text:p>scimark.sparse.large;60.3452;3.96126412159263;50.6796;2.5426146681009;50.6738;2.79109016282788;49.712;2.64639463626583;254.38;8.8620347545614;86.28;2.67774890441099;62.74;1.96462396660457;90.14;3.27274185127887</text:p>
          </table:table-cell>
          <table:table-cell table:number-columns-repeated="9"/>
        </table:table-row>
        <table:table-row table:style-name="ro4">
          <table:table-cell office:value-type="float" office:value="45.68" calcext:value-type="float">
            <text:p>45.68</text:p>
          </table:table-cell>
          <table:table-cell office:value-type="float" office:value="47.49" calcext:value-type="float">
            <text:p>47.49</text:p>
          </table:table-cell>
          <table:table-cell office:value-type="float" office:value="52.67" calcext:value-type="float">
            <text:p>52.67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501703775898173" calcext:value-type="percentage">
            <text:p>5.02%</text:p>
          </table:table-cell>
          <table:table-cell table:formula="of:=[.H713]/[.H708]" office:value-type="percentage" office:value="0.0550795512242595" calcext:value-type="percentage">
            <text:p>5.51%</text:p>
          </table:table-cell>
          <table:table-cell table:formula="of:=[.I713]/[.I708]" office:value-type="percentage" office:value="0.053234523581144" calcext:value-type="percentage">
            <text:p>5.32%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48377810934877" calcext:value-type="percentage">
            <text:p>3.48%</text:p>
          </table:table-cell>
          <table:table-cell table:formula="of:=[.Q713]/[.Q708]" office:value-type="percentage" office:value="0.0310355691285464" calcext:value-type="percentage">
            <text:p>3.10%</text:p>
          </table:table-cell>
          <table:table-cell table:formula="of:=[.R713]/[.R708]" office:value-type="percentage" office:value="0.0313137387090305" calcext:value-type="percentage">
            <text:p>3.13%</text:p>
          </table:table-cell>
          <table:table-cell table:formula="of:=[.S713]/[.S708]" office:value-type="percentage" office:value="0.0363073202937527" calcext:value-type="percentage">
            <text:p>3.63%</text:p>
          </table:table-cell>
          <table:table-cell table:number-columns-repeated="11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6.48" calcext:value-type="float">
            <text:p>46.48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4" calcext:value-type="float">
            <text:p>47.64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2.69" calcext:value-type="float">
            <text:p>42.69</text:p>
          </table:table-cell>
          <table:table-cell office:value-type="float" office:value="49.56" calcext:value-type="float">
            <text:p>49.56</text:p>
          </table:table-cell>
          <table:table-cell office:value-type="float" office:value="49.44" calcext:value-type="float">
            <text:p>49.44</text:p>
          </table:table-cell>
          <table:table-cell office:value-type="float" office:value="47.51" calcext:value-type="float">
            <text:p>47.5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60171811511106" calcext:value-type="percentage">
            <text:p>-16.02%</text:p>
          </table:table-cell>
          <table:table-cell table:style-name="ce23" table:formula="of:=([.H708]-[.F708])/[.F708]" office:value-type="percentage" office:value="-0.160267925203662" calcext:value-type="percentage">
            <text:p>-16.03%</text:p>
          </table:table-cell>
          <table:table-cell table:style-name="ce23" table:formula="of:=([.I708]-[.F708])/[.F708]" office:value-type="percentage" office:value="-0.176206226841572" calcext:value-type="percentage">
            <text:p>-17.62%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6082239169746" calcext:value-type="percentage">
            <text:p>-66.08%</text:p>
          </table:table-cell>
          <table:table-cell table:style-name="ce29" table:formula="of:=([.R708]-[.P708])/[.P708]" office:value-type="percentage" office:value="-0.75336111329507" calcext:value-type="percentage">
            <text:p>-75.34%</text:p>
          </table:table-cell>
          <table:table-cell table:style-name="ce29" table:formula="of:=([.S708]-[.P708])/[.P708]" office:value-type="percentage" office:value="-0.645648242786383" calcext:value-type="percentage">
            <text:p>-64.56%</text:p>
          </table:table-cell>
          <table:table-cell table:number-columns-repeated="11"/>
        </table:table-row>
        <table:table-row table:style-name="ro4">
          <table:table-cell office:value-type="float" office:value="47.57" calcext:value-type="float">
            <text:p>47.57</text:p>
          </table:table-cell>
          <table:table-cell office:value-type="float" office:value="50.95" calcext:value-type="float">
            <text:p>50.95</text:p>
          </table:table-cell>
          <table:table-cell office:value-type="float" office:value="44.16" calcext:value-type="float">
            <text:p>44.16</text:p>
          </table:table-cell>
          <table:table-cell office:value-type="float" office:value="45.92" calcext:value-type="float">
            <text:p>45.92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5.56" calcext:value-type="float">
            <text:p>45.56</text:p>
          </table:table-cell>
          <table:table-cell office:value-type="float" office:value="78.03" calcext:value-type="float">
            <text:p>78.03</text:p>
          </table:table-cell>
          <table:table-cell office:value-type="float" office:value="77.08" calcext:value-type="float">
            <text:p>77.08</text:p>
          </table:table-cell>
          <table:table-cell office:value-type="float" office:value="43.14" calcext:value-type="float">
            <text:p>43.14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7.51" calcext:value-type="float">
            <text:p>47.51</text:p>
          </table:table-cell>
          <table:table-cell office:value-type="float" office:value="46.8" calcext:value-type="float">
            <text:p>46.8</text:p>
          </table:table-cell>
          <table:table-cell office:value-type="float" office:value="54.6" calcext:value-type="float">
            <text:p>54.6</text:p>
          </table:table-cell>
          <table:table-cell office:value-type="float" office:value="77.94" calcext:value-type="float">
            <text:p>77.9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44.62" calcext:value-type="float">
            <text:p>44.62</text:p>
          </table:table-cell>
          <table:table-cell office:value-type="float" office:value="45.78" calcext:value-type="float">
            <text:p>45.78</text:p>
          </table:table-cell>
          <table:table-cell office:value-type="float" office:value="42.82" calcext:value-type="float">
            <text:p>42.82</text:p>
          </table:table-cell>
          <table:table-cell office:value-type="float" office:value="43.96" calcext:value-type="float">
            <text:p>43.96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72.79" calcext:value-type="float">
            <text:p>72.79</text:p>
          </table:table-cell>
          <table:table-cell office:value-type="float" office:value="44.29" calcext:value-type="float">
            <text:p>44.29</text:p>
          </table:table-cell>
          <table:table-cell office:value-type="float" office:value="48.55" calcext:value-type="float">
            <text:p>48.55</text:p>
          </table:table-cell>
          <table:table-cell office:value-type="float" office:value="44.07" calcext:value-type="float">
            <text:p>44.07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5.26" calcext:value-type="float">
            <text:p>45.26</text:p>
          </table:table-cell>
          <table:table-cell office:value-type="float" office:value="52.39" calcext:value-type="float">
            <text:p>52.39</text:p>
          </table:table-cell>
          <table:table-cell office:value-type="float" office:value="46.21" calcext:value-type="float">
            <text:p>46.21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67.46" calcext:value-type="float">
            <text:p>67.46</text:p>
          </table:table-cell>
          <table:table-cell office:value-type="float" office:value="51.4" calcext:value-type="float">
            <text:p>51.4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4" calcext:value-type="float">
            <text:p>76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69.45" calcext:value-type="float">
            <text:p>69.45</text:p>
          </table:table-cell>
          <table:table-cell office:value-type="float" office:value="53.59" calcext:value-type="float">
            <text:p>53.59</text:p>
          </table:table-cell>
          <table:table-cell office:value-type="float" office:value="51.15" calcext:value-type="float">
            <text:p>51.15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6.77" calcext:value-type="float">
            <text:p>76.77</text:p>
          </table:table-cell>
          <table:table-cell office:value-type="float" office:value="47.03" calcext:value-type="float">
            <text:p>47.03</text:p>
          </table:table-cell>
          <table:table-cell office:value-type="float" office:value="45" calcext:value-type="float">
            <text:p>45</text:p>
          </table:table-cell>
          <table:table-cell office:value-type="float" office:value="43.93" calcext:value-type="float">
            <text:p>43.93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6.86" calcext:value-type="float">
            <text:p>46.86</text:p>
          </table:table-cell>
          <table:table-cell office:value-type="float" office:value="46.85" calcext:value-type="float">
            <text:p>46.85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1.27" calcext:value-type="float">
            <text:p>41.27</text:p>
          </table:table-cell>
          <table:table-cell office:value-type="float" office:value="49.67" calcext:value-type="float">
            <text:p>49.67</text:p>
          </table:table-cell>
          <table:table-cell office:value-type="float" office:value="46.26" calcext:value-type="float">
            <text:p>46.26</text:p>
          </table:table-cell>
          <table:table-cell office:value-type="float" office:value="48.88" calcext:value-type="float">
            <text:p>48.88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7.28" calcext:value-type="float">
            <text:p>77.28</text:p>
          </table:table-cell>
          <table:table-cell office:value-type="float" office:value="44.07" calcext:value-type="float">
            <text:p>44.07</text:p>
          </table:table-cell>
          <table:table-cell office:value-type="float" office:value="48.69" calcext:value-type="float">
            <text:p>48.69</text:p>
          </table:table-cell>
          <table:table-cell office:value-type="float" office:value="47.45" calcext:value-type="float">
            <text:p>47.45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2.93" calcext:value-type="float">
            <text:p>72.93</text:p>
          </table:table-cell>
          <table:table-cell office:value-type="float" office:value="51.25" calcext:value-type="float">
            <text:p>51.25</text:p>
          </table:table-cell>
          <table:table-cell office:value-type="float" office:value="45.23" calcext:value-type="float">
            <text:p>45.23</text:p>
          </table:table-cell>
          <table:table-cell office:value-type="float" office:value="51.09" calcext:value-type="float">
            <text:p>51.0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0.83" calcext:value-type="float">
            <text:p>70.83</text:p>
          </table:table-cell>
          <table:table-cell office:value-type="float" office:value="43.17" calcext:value-type="float">
            <text:p>43.17</text:p>
          </table:table-cell>
          <table:table-cell office:value-type="float" office:value="46.84" calcext:value-type="float">
            <text:p>46.84</text:p>
          </table:table-cell>
          <table:table-cell office:value-type="float" office:value="51.54" calcext:value-type="float">
            <text:p>51.5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5.75" calcext:value-type="float">
            <text:p>75.75</text:p>
          </table:table-cell>
          <table:table-cell office:value-type="float" office:value="78.29" calcext:value-type="float">
            <text:p>78.29</text:p>
          </table:table-cell>
          <table:table-cell office:value-type="float" office:value="43.26" calcext:value-type="float">
            <text:p>43.26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7.2" calcext:value-type="float">
            <text:p>47.2</text:p>
          </table:table-cell>
          <table:table-cell office:value-type="float" office:value="49.38" calcext:value-type="float">
            <text:p>49.38</text:p>
          </table:table-cell>
          <table:table-cell office:value-type="float" office:value="46.35" calcext:value-type="float">
            <text:p>46.3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68.06" calcext:value-type="float">
            <text:p>68.06</text:p>
          </table:table-cell>
          <table:table-cell office:value-type="float" office:value="67.03" calcext:value-type="float">
            <text:p>67.0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17" calcext:value-type="float">
            <text:p>44.1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0.79" calcext:value-type="float">
            <text:p>70.79</text:p>
          </table:table-cell>
          <table:table-cell office:value-type="float" office:value="46.26" calcext:value-type="float">
            <text:p>46.26</text:p>
          </table:table-cell>
          <table:table-cell office:value-type="float" office:value="45.93" calcext:value-type="float">
            <text:p>45.93</text:p>
          </table:table-cell>
          <table:table-cell office:value-type="float" office:value="50.26" calcext:value-type="float">
            <text:p>50.2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47.58" calcext:value-type="float">
            <text:p>47.58</text:p>
          </table:table-cell>
          <table:table-cell office:value-type="float" office:value="48.21" calcext:value-type="float">
            <text:p>48.21</text:p>
          </table:table-cell>
          <table:table-cell office:value-type="float" office:value="45.32" calcext:value-type="float">
            <text:p>45.32</text:p>
          </table:table-cell>
          <table:table-cell office:value-type="float" office:value="47.07" calcext:value-type="float">
            <text:p>47.07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68.8" calcext:value-type="float">
            <text:p>68.8</text:p>
          </table:table-cell>
          <table:table-cell office:value-type="float" office:value="48.56" calcext:value-type="float">
            <text:p>48.56</text:p>
          </table:table-cell>
          <table:table-cell office:value-type="float" office:value="46.09" calcext:value-type="float">
            <text:p>46.09</text:p>
          </table:table-cell>
          <table:table-cell office:value-type="float" office:value="49.13" calcext:value-type="float">
            <text:p>49.13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3.18" calcext:value-type="float">
            <text:p>43.18</text:p>
          </table:table-cell>
          <table:table-cell office:value-type="float" office:value="47.53" calcext:value-type="float">
            <text:p>47.53</text:p>
          </table:table-cell>
          <table:table-cell office:value-type="float" office:value="50.8" calcext:value-type="float">
            <text:p>50.8</text:p>
          </table:table-cell>
          <table:table-cell office:value-type="float" office:value="47.57" calcext:value-type="float">
            <text:p>47.57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7.91" calcext:value-type="float">
            <text:p>47.91</text:p>
          </table:table-cell>
          <table:table-cell office:value-type="float" office:value="45.44" calcext:value-type="float">
            <text:p>45.44</text:p>
          </table:table-cell>
          <table:table-cell office:value-type="float" office:value="44.07" calcext:value-type="float">
            <text:p>44.07</text:p>
          </table:table-cell>
          <table:table-cell office:value-type="float" office:value="43.68" calcext:value-type="float">
            <text:p>43.68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6.31" calcext:value-type="float">
            <text:p>76.31</text:p>
          </table:table-cell>
          <table:table-cell office:value-type="float" office:value="44.51" calcext:value-type="float">
            <text:p>44.51</text:p>
          </table:table-cell>
          <table:table-cell office:value-type="float" office:value="70.38" calcext:value-type="float">
            <text:p>70.38</text:p>
          </table:table-cell>
          <table:table-cell office:value-type="float" office:value="46.62" calcext:value-type="float">
            <text:p>46.6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9.41" calcext:value-type="float">
            <text:p>69.41</text:p>
          </table:table-cell>
          <table:table-cell office:value-type="float" office:value="69.57" calcext:value-type="float">
            <text:p>69.57</text:p>
          </table:table-cell>
          <table:table-cell office:value-type="float" office:value="77.53" calcext:value-type="float">
            <text:p>77.5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5.45" calcext:value-type="float">
            <text:p>75.45</text:p>
          </table:table-cell>
          <table:table-cell office:value-type="float" office:value="45.36" calcext:value-type="float">
            <text:p>45.36</text:p>
          </table:table-cell>
          <table:table-cell office:value-type="float" office:value="50.83" calcext:value-type="float">
            <text:p>50.83</text:p>
          </table:table-cell>
          <table:table-cell office:value-type="float" office:value="46.69" calcext:value-type="float">
            <text:p>46.69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76.9" calcext:value-type="float">
            <text:p>76.9</text:p>
          </table:table-cell>
          <table:table-cell office:value-type="float" office:value="45.23" calcext:value-type="float">
            <text:p>45.23</text:p>
          </table:table-cell>
          <table:table-cell office:value-type="float" office:value="46.01" calcext:value-type="float">
            <text:p>46.01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6.46" calcext:value-type="float">
            <text:p>76.46</text:p>
          </table:table-cell>
          <table:table-cell office:value-type="float" office:value="46.41" calcext:value-type="float">
            <text:p>46.41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9" calcext:value-type="float">
            <text:p>46.09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8.3" calcext:value-type="float">
            <text:p>48.3</text:p>
          </table:table-cell>
          <table:table-cell office:value-type="float" office:value="45.21" calcext:value-type="float">
            <text:p>45.21</text:p>
          </table:table-cell>
          <table:table-cell office:value-type="float" office:value="46.73" calcext:value-type="float">
            <text:p>46.7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4.6" calcext:value-type="float">
            <text:p>64.6</text:p>
          </table:table-cell>
          <table:table-cell office:value-type="float" office:value="48.85" calcext:value-type="float">
            <text:p>48.85</text:p>
          </table:table-cell>
          <table:table-cell office:value-type="float" office:value="46.22" calcext:value-type="float">
            <text:p>46.22</text:p>
          </table:table-cell>
          <table:table-cell office:value-type="float" office:value="68.28" calcext:value-type="float">
            <text:p>68.28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67.11" calcext:value-type="float">
            <text:p>67.11</text:p>
          </table:table-cell>
          <table:table-cell office:value-type="float" office:value="42.87" calcext:value-type="float">
            <text:p>42.87</text:p>
          </table:table-cell>
          <table:table-cell office:value-type="float" office:value="49.94" calcext:value-type="float">
            <text:p>49.94</text:p>
          </table:table-cell>
          <table:table-cell office:value-type="float" office:value="44.24" calcext:value-type="float">
            <text:p>44.2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77.14" calcext:value-type="float">
            <text:p>77.14</text:p>
          </table:table-cell>
          <table:table-cell office:value-type="float" office:value="47.34" calcext:value-type="float">
            <text:p>47.34</text:p>
          </table:table-cell>
          <table:table-cell office:value-type="float" office:value="44.6" calcext:value-type="float">
            <text:p>44.6</text:p>
          </table:table-cell>
          <table:table-cell office:value-type="float" office:value="68.82" calcext:value-type="float">
            <text:p>68.82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46.2" calcext:value-type="float">
            <text:p>46.2</text:p>
          </table:table-cell>
          <table:table-cell office:value-type="float" office:value="50.61" calcext:value-type="float">
            <text:p>50.61</text:p>
          </table:table-cell>
          <table:table-cell office:value-type="float" office:value="49.06" calcext:value-type="float">
            <text:p>49.06</text:p>
          </table:table-cell>
          <table:table-cell office:value-type="float" office:value="78.33" calcext:value-type="float">
            <text:p>78.33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68.4" calcext:value-type="float">
            <text:p>68.4</text:p>
          </table:table-cell>
          <table:table-cell office:value-type="float" office:value="49.06" calcext:value-type="float">
            <text:p>49.06</text:p>
          </table:table-cell>
          <table:table-cell office:value-type="float" office:value="48.68" calcext:value-type="float">
            <text:p>48.68</text:p>
          </table:table-cell>
          <table:table-cell office:value-type="float" office:value="44.88" calcext:value-type="float">
            <text:p>44.88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6.46" calcext:value-type="float">
            <text:p>46.46</text:p>
          </table:table-cell>
          <table:table-cell office:value-type="float" office:value="50.41" calcext:value-type="float">
            <text:p>50.41</text:p>
          </table:table-cell>
          <table:table-cell office:value-type="float" office:value="48.81" calcext:value-type="float">
            <text:p>48.81</text:p>
          </table:table-cell>
          <table:table-cell office:value-type="float" office:value="44.95" calcext:value-type="float">
            <text:p>44.95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5.74" calcext:value-type="float">
            <text:p>45.74</text:p>
          </table:table-cell>
          <table:table-cell office:value-type="float" office:value="45.9" calcext:value-type="float">
            <text:p>45.9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5" calcext:value-type="float">
            <text:p>41.75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6.01" calcext:value-type="float">
            <text:p>46.01</text:p>
          </table:table-cell>
          <table:table-cell office:value-type="float" office:value="70.33" calcext:value-type="float">
            <text:p>70.33</text:p>
          </table:table-cell>
          <table:table-cell office:value-type="float" office:value="49.67" calcext:value-type="float">
            <text:p>49.67</text:p>
          </table:table-cell>
          <table:table-cell office:value-type="float" office:value="55.79" calcext:value-type="float">
            <text:p>55.79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48.63" calcext:value-type="float">
            <text:p>48.63</text:p>
          </table:table-cell>
          <table:table-cell office:value-type="float" office:value="45.81" calcext:value-type="float">
            <text:p>45.81</text:p>
          </table:table-cell>
          <table:table-cell office:value-type="float" office:value="48.01" calcext:value-type="float">
            <text:p>48.0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68.65" calcext:value-type="float">
            <text:p>68.65</text:p>
          </table:table-cell>
          <table:table-cell office:value-type="float" office:value="46.5" calcext:value-type="float">
            <text:p>46.5</text:p>
          </table:table-cell>
          <table:table-cell office:value-type="float" office:value="43.88" calcext:value-type="float">
            <text:p>43.88</text:p>
          </table:table-cell>
          <table:table-cell office:value-type="float" office:value="46.06" calcext:value-type="float">
            <text:p>46.0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6.61" calcext:value-type="float">
            <text:p>46.61</text:p>
          </table:table-cell>
          <table:table-cell office:value-type="float" office:value="50.27" calcext:value-type="float">
            <text:p>50.27</text:p>
          </table:table-cell>
          <table:table-cell office:value-type="float" office:value="50.86" calcext:value-type="float">
            <text:p>50.86</text:p>
          </table:table-cell>
          <table:table-cell office:value-type="float" office:value="43.62" calcext:value-type="float">
            <text:p>43.6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43.63" calcext:value-type="float">
            <text:p>43.63</text:p>
          </table:table-cell>
          <table:table-cell office:value-type="float" office:value="47.17" calcext:value-type="float">
            <text:p>47.17</text:p>
          </table:table-cell>
          <table:table-cell office:value-type="float" office:value="47.05" calcext:value-type="float">
            <text:p>47.05</text:p>
          </table:table-cell>
          <table:table-cell office:value-type="float" office:value="44.35" calcext:value-type="float">
            <text:p>44.35</text:p>
          </table:table-cell>
          <table:table-cell table:style-name="ce16"/>
          <table:table-cell table:style-name="ce20" table:number-columns-repeated="5"/>
          <table:table-cell table:style-name="ce10"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4.9" calcext:value-type="float">
            <text:p>354.9</text:p>
          </table:table-cell>
          <table:table-cell office:value-type="float" office:value="332.41" calcext:value-type="float">
            <text:p>332.41</text:p>
          </table:table-cell>
          <table:table-cell office:value-type="float" office:value="320.86" calcext:value-type="float">
            <text:p>320.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6.39" calcext:value-type="float">
            <text:p>296.39</text:p>
          </table:table-cell>
          <table:table-cell office:value-type="float" office:value="350.62" calcext:value-type="float">
            <text:p>350.62</text:p>
          </table:table-cell>
          <table:table-cell office:value-type="float" office:value="326.31" calcext:value-type="float">
            <text:p>326.31</text:p>
          </table:table-cell>
          <table:table-cell office:value-type="float" office:value="324.32" calcext:value-type="float">
            <text:p>324.3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17.3556" calcext:value-type="float">
            <text:p>317.3556</text:p>
          </table:table-cell>
          <table:table-cell table:style-name="ce22" table:formula="of:=AVERAGE([.B761:.B810])" office:value-type="float" office:value="351.0396" calcext:value-type="float">
            <text:p>351.0396</text:p>
          </table:table-cell>
          <table:table-cell table:style-name="ce18" table:formula="of:=AVERAGE([.C761:.C810])" office:value-type="float" office:value="321.5424" calcext:value-type="float">
            <text:p>321.5424</text:p>
          </table:table-cell>
          <table:table-cell table:style-name="ce22" table:formula="of:=AVERAGE([.D761:.D810])" office:value-type="float" office:value="322.1472" calcext:value-type="float">
            <text:p>322.1472</text:p>
          </table:table-cell>
          <table:table-cell table:style-name="ce18" table:formula="of:=([.G762]-[.F762])/[.F762]" office:value-type="float" office:value="0.106139611212155" calcext:value-type="float">
            <text:p>0.1061396112</text:p>
          </table:table-cell>
          <table:table-cell office:value-type="float" office:value="363" calcext:value-type="float">
            <text:p>363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287.14" calcext:value-type="float">
            <text:p>287.14</text:p>
          </table:table-cell>
          <table:table-cell table:style-name="ce22" table:formula="of:=AVERAGE([.L761:.L810])" office:value-type="float" office:value="145" calcext:value-type="float">
            <text:p>145</text:p>
          </table:table-cell>
          <table:table-cell table:style-name="ce18" table:formula="of:=AVERAGE([.M761:.M810])" office:value-type="float" office:value="94.34" calcext:value-type="float">
            <text:p>94.34</text:p>
          </table:table-cell>
          <table:table-cell table:style-name="ce22" table:formula="of:=AVERAGE([.N761:.N810])" office:value-type="float" office:value="114.04" calcext:value-type="float">
            <text:p>114.04</text:p>
          </table:table-cell>
          <table:table-cell table:number-columns-repeated="11"/>
        </table:table-row>
        <table:table-row table:style-name="ro4">
          <table:table-cell office:value-type="float" office:value="297.03" calcext:value-type="float">
            <text:p>297.03</text:p>
          </table:table-cell>
          <table:table-cell office:value-type="float" office:value="361.45" calcext:value-type="float">
            <text:p>361.45</text:p>
          </table:table-cell>
          <table:table-cell office:value-type="float" office:value="326.2" calcext:value-type="float">
            <text:p>326.2</text:p>
          </table:table-cell>
          <table:table-cell office:value-type="float" office:value="323.67" calcext:value-type="float">
            <text:p>323.6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300.193135346939" calcext:value-type="float">
            <text:p>300.1931353469</text:p>
          </table:table-cell>
          <table:table-cell table:style-name="ce21" table:formula="of:=VAR([.B761:.B810])" office:value-type="float" office:value="32.0535304489796" calcext:value-type="float">
            <text:p>32.053530449</text:p>
          </table:table-cell>
          <table:table-cell table:style-name="Default" table:formula="of:=VAR([.C761:.C810])" office:value-type="float" office:value="51.2485737142858" calcext:value-type="float">
            <text:p>51.2485737143</text:p>
          </table:table-cell>
          <table:table-cell table:style-name="ce21" table:formula="of:=VAR([.D761:.D810])" office:value-type="float" office:value="58.1995511836734" calcext:value-type="float">
            <text:p>58.1995511837</text:p>
          </table:table-cell>
          <table:table-cell table:style-name="Default"/>
          <table:table-cell office:value-type="float" office:value="331" calcext:value-type="float">
            <text:p>331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1738.49020408163" calcext:value-type="float">
            <text:p>1738.4902040816</text:p>
          </table:table-cell>
          <table:table-cell table:style-name="ce21" table:formula="of:=VAR([.L761:.L810])" office:value-type="float" office:value="233.265306122449" calcext:value-type="float">
            <text:p>233.2653061224</text:p>
          </table:table-cell>
          <table:table-cell table:style-name="Default" table:formula="of:=VAR([.M761:.M810])" office:value-type="float" office:value="79.4534693877551" calcext:value-type="float">
            <text:p>79.4534693878</text:p>
          </table:table-cell>
          <table:table-cell table:style-name="ce21" table:formula="of:=VAR([.N761:.N810])" office:value-type="float" office:value="324.528979591837" calcext:value-type="float">
            <text:p>324.5289795918</text:p>
          </table:table-cell>
          <table:table-cell table:number-columns-repeated="11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55.16" calcext:value-type="float">
            <text:p>355.16</text:p>
          </table:table-cell>
          <table:table-cell office:value-type="float" office:value="328.77" calcext:value-type="float">
            <text:p>328.77</text:p>
          </table:table-cell>
          <table:table-cell office:value-type="float" office:value="314.14" calcext:value-type="float">
            <text:p>314.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2.4502780876747" calcext:value-type="float">
            <text:p>2.4502780877</text:p>
          </table:table-cell>
          <table:table-cell table:style-name="ce21" table:formula="of:=SQRT([.G763]/[.G761])" office:value-type="float" office:value="0.800668851011198" calcext:value-type="float">
            <text:p>0.800668851</text:p>
          </table:table-cell>
          <table:table-cell table:style-name="Default" table:formula="of:=SQRT([.H763]/[.H761])" office:value-type="float" office:value="1.01240874862168" calcext:value-type="float">
            <text:p>1.0124087486</text:p>
          </table:table-cell>
          <table:table-cell table:style-name="ce21" table:formula="of:=SQRT([.I763]/[.I761])" office:value-type="float" office:value="1.07888415674412" calcext:value-type="float">
            <text:p>1.0788841567</text:p>
          </table:table-cell>
          <table:table-cell table:style-name="Default"/>
          <table:table-cell office:value-type="float" office:value="275" calcext:value-type="float">
            <text:p>275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5.89659258229977" calcext:value-type="float">
            <text:p>5.8965925823</text:p>
          </table:table-cell>
          <table:table-cell table:style-name="ce21" table:formula="of:=SQRT([.Q763]/[.Q761])" office:value-type="float" office:value="2.15993197171785" calcext:value-type="float">
            <text:p>2.1599319717</text:p>
          </table:table-cell>
          <table:table-cell table:style-name="Default" table:formula="of:=SQRT([.R763]/[.R761])" office:value-type="float" office:value="1.260582955523" calcext:value-type="float">
            <text:p>1.2605829555</text:p>
          </table:table-cell>
          <table:table-cell table:style-name="ce21" table:formula="of:=SQRT([.S763]/[.S761])" office:value-type="float" office:value="2.54766159288017" calcext:value-type="float">
            <text:p>2.5476615929</text:p>
          </table:table-cell>
          <table:table-cell table:number-columns-repeated="11"/>
        </table:table-row>
        <table:table-row table:style-name="ro4">
          <table:table-cell office:value-type="float" office:value="308.09" calcext:value-type="float">
            <text:p>308.09</text:p>
          </table:table-cell>
          <table:table-cell office:value-type="float" office:value="349.98" calcext:value-type="float">
            <text:p>349.98</text:p>
          </table:table-cell>
          <table:table-cell office:value-type="float" office:value="318.09" calcext:value-type="float">
            <text:p>318.09</text:p>
          </table:table-cell>
          <table:table-cell office:value-type="float" office:value="348.58" calcext:value-type="float">
            <text:p>348.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20.64" calcext:value-type="float">
            <text:p>320.64</text:p>
          </table:table-cell>
          <table:table-cell office:value-type="float" office:value="349.47" calcext:value-type="float">
            <text:p>349.47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0.96" calcext:value-type="float">
            <text:p>320.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25.53" calcext:value-type="float">
            <text:p>325.53</text:p>
          </table:table-cell>
          <table:table-cell office:value-type="float" office:value="347.07" calcext:value-type="float">
            <text:p>347.07</text:p>
          </table:table-cell>
          <table:table-cell office:value-type="float" office:value="327.2" calcext:value-type="float">
            <text:p>327.2</text:p>
          </table:table-cell>
          <table:table-cell office:value-type="float" office:value="328.09" calcext:value-type="float">
            <text:p>328.0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4.92401816907146" calcext:value-type="float">
            <text:p>4.9240181691</text:p>
          </table:table-cell>
          <table:table-cell table:style-name="ce22" table:formula="of:=([.G766]*[.G764])" office:value-type="float" office:value="1.60900429613282" calcext:value-type="float">
            <text:p>1.6090042961</text:p>
          </table:table-cell>
          <table:table-cell table:style-name="ce18" table:formula="of:=([.H766]*[.H764])" office:value-type="float" office:value="2.03451155108313" calcext:value-type="float">
            <text:p>2.0345115511</text:p>
          </table:table-cell>
          <table:table-cell table:style-name="ce22" table:formula="of:=([.I766]*[.I764])" office:value-type="float" office:value="2.16809888512404" calcext:value-type="float">
            <text:p>2.1680988851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11.8496464368296" calcext:value-type="float">
            <text:p>11.8496464368</text:p>
          </table:table-cell>
          <table:table-cell table:style-name="ce22" table:formula="of:=([.Q766]*[.Q764])" office:value-type="float" office:value="4.34054580424793" calcext:value-type="float">
            <text:p>4.3405458042</text:p>
          </table:table-cell>
          <table:table-cell table:style-name="ce18" table:formula="of:=([.R766]*[.R764])" office:value-type="float" office:value="2.53323629176621" calcext:value-type="float">
            <text:p>2.5332362918</text:p>
          </table:table-cell>
          <table:table-cell table:style-name="ce22" table:formula="of:=([.S766]*[.S764])" office:value-type="float" office:value="5.11971764963722" calcext:value-type="float">
            <text:p>5.1197176496</text:p>
          </table:table-cell>
          <table:table-cell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P762];&quot;;&quot;;[.P767];&quot;;&quot;;[.Q762];&quot;;&quot;;[.Q767];&quot;;&quot;;[.R762];&quot;;&quot;;[.R767];&quot;;&quot;;[.S762];&quot;;&quot;;[.S767])" office:value-type="string" office:string-value="scimark.sparse.small;317.3556;4.92401816907146;351.0396;1.60900429613282;321.5424;2.03451155108313;322.1472;2.16809888512404;287.14;11.8496464368296;145;4.34054580424793;94.34;2.53323629176621;114.04;5.11971764963722" calcext:value-type="string">
            <text:p>scimark.sparse.small;317.3556;4.92401816907146;351.0396;1.60900429613282;321.5424;2.03451155108313;322.1472;2.16809888512404;287.14;11.8496464368296;145;4.34054580424793;94.34;2.53323629176621;114.04;5.11971764963722</text:p>
          </table:table-cell>
          <table:table-cell table:number-columns-repeated="9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46.45" calcext:value-type="float">
            <text:p>346.45</text:p>
          </table:table-cell>
          <table:table-cell office:value-type="float" office:value="332.41" calcext:value-type="float">
            <text:p>332.41</text:p>
          </table:table-cell>
          <table:table-cell office:value-type="float" office:value="324.54" calcext:value-type="float">
            <text:p>324.54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55157752662044" calcext:value-type="percentage">
            <text:p>1.55%</text:p>
          </table:table-cell>
          <table:table-cell table:formula="of:=[.G767]/[.G762]" office:value-type="percentage" office:value="0.00458354070632721" calcext:value-type="percentage">
            <text:p>0.46%</text:p>
          </table:table-cell>
          <table:table-cell table:formula="of:=[.H767]/[.H762]" office:value-type="percentage" office:value="0.00632735076644053" calcext:value-type="percentage">
            <text:p>0.63%</text:p>
          </table:table-cell>
          <table:table-cell table:formula="of:=[.I767]/[.I762]" office:value-type="percentage" office:value="0.00673014971144881" calcext:value-type="percentage">
            <text:p>0.67%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412678360271281" calcext:value-type="percentage">
            <text:p>4.13%</text:p>
          </table:table-cell>
          <table:table-cell table:formula="of:=[.Q767]/[.Q762]" office:value-type="percentage" office:value="0.0299347986499857" calcext:value-type="percentage">
            <text:p>2.99%</text:p>
          </table:table-cell>
          <table:table-cell table:formula="of:=[.R767]/[.R762]" office:value-type="percentage" office:value="0.0268521972839327" calcext:value-type="percentage">
            <text:p>2.69%</text:p>
          </table:table-cell>
          <table:table-cell table:formula="of:=[.S767]/[.S762]" office:value-type="percentage" office:value="0.0448940516453632" calcext:value-type="percentage">
            <text:p>4.49%</text:p>
          </table:table-cell>
          <table:table-cell table:number-columns-repeated="11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49.85" calcext:value-type="float">
            <text:p>349.85</text:p>
          </table:table-cell>
          <table:table-cell office:value-type="float" office:value="319.47" calcext:value-type="float">
            <text:p>319.47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7.69" calcext:value-type="float">
            <text:p>307.69</text:p>
          </table:table-cell>
          <table:table-cell office:value-type="float" office:value="348.84" calcext:value-type="float">
            <text:p>348.84</text:p>
          </table:table-cell>
          <table:table-cell office:value-type="float" office:value="330.01" calcext:value-type="float">
            <text:p>330.01</text:p>
          </table:table-cell>
          <table:table-cell office:value-type="float" office:value="329.78" calcext:value-type="float">
            <text:p>329.7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106139611212155" calcext:value-type="percentage">
            <text:p>10.61%</text:p>
          </table:table-cell>
          <table:table-cell table:style-name="ce23" table:formula="of:=([.H762]-[.F762])/[.F762]" office:value-type="percentage" office:value="0.0131927717676957" calcext:value-type="percentage">
            <text:p>01.32%</text:p>
          </table:table-cell>
          <table:table-cell table:style-name="ce23" table:formula="of:=([.I762]-[.F762])/[.F762]" office:value-type="percentage" office:value="0.0150985203979385" calcext:value-type="percentage">
            <text:p>01.51%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49501985094379" calcext:value-type="percentage">
            <text:p>-49.50%</text:p>
          </table:table-cell>
          <table:table-cell table:style-name="ce29" table:formula="of:=([.R762]-[.P762])/[.P762]" office:value-type="percentage" office:value="-0.671449467158877" calcext:value-type="percentage">
            <text:p>-67.14%</text:p>
          </table:table-cell>
          <table:table-cell table:style-name="ce29" table:formula="of:=([.S762]-[.P762])/[.P762]" office:value-type="percentage" office:value="-0.602841819321585" calcext:value-type="percentage">
            <text:p>-60.28%</text:p>
          </table:table-cell>
          <table:table-cell table:number-columns-repeated="11"/>
        </table:table-row>
        <table:table-row table:style-name="ro4">
          <table:table-cell office:value-type="float" office:value="294.75" calcext:value-type="float">
            <text:p>294.75</text:p>
          </table:table-cell>
          <table:table-cell office:value-type="float" office:value="348.2" calcext:value-type="float">
            <text:p>348.2</text:p>
          </table:table-cell>
          <table:table-cell office:value-type="float" office:value="321.29" calcext:value-type="float">
            <text:p>321.29</text:p>
          </table:table-cell>
          <table:table-cell office:value-type="float" office:value="326.98" calcext:value-type="float">
            <text:p>326.98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52.94" calcext:value-type="float">
            <text:p>352.94</text:p>
          </table:table-cell>
          <table:table-cell office:value-type="float" office:value="323.01" calcext:value-type="float">
            <text:p>323.01</text:p>
          </table:table-cell>
          <table:table-cell office:value-type="float" office:value="309.48" calcext:value-type="float">
            <text:p>309.4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38.03" calcext:value-type="float">
            <text:p>338.03</text:p>
          </table:table-cell>
          <table:table-cell office:value-type="float" office:value="346.95" calcext:value-type="float">
            <text:p>346.95</text:p>
          </table:table-cell>
          <table:table-cell office:value-type="float" office:value="307.69" calcext:value-type="float">
            <text:p>307.69</text:p>
          </table:table-cell>
          <table:table-cell office:value-type="float" office:value="325.42" calcext:value-type="float">
            <text:p>325.42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320.32" calcext:value-type="float">
            <text:p>320.32</text:p>
          </table:table-cell>
          <table:table-cell office:value-type="float" office:value="354.64" calcext:value-type="float">
            <text:p>354.64</text:p>
          </table:table-cell>
          <table:table-cell office:value-type="float" office:value="322.58" calcext:value-type="float">
            <text:p>322.58</text:p>
          </table:table-cell>
          <table:table-cell office:value-type="float" office:value="310.58" calcext:value-type="float">
            <text:p>310.58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340.43" calcext:value-type="float">
            <text:p>340.43</text:p>
          </table:table-cell>
          <table:table-cell office:value-type="float" office:value="349.6" calcext:value-type="float">
            <text:p>349.6</text:p>
          </table:table-cell>
          <table:table-cell office:value-type="float" office:value="321.93" calcext:value-type="float">
            <text:p>321.93</text:p>
          </table:table-cell>
          <table:table-cell office:value-type="float" office:value="325.09" calcext:value-type="float">
            <text:p>325.09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37.43" calcext:value-type="float">
            <text:p>337.43</text:p>
          </table:table-cell>
          <table:table-cell office:value-type="float" office:value="346.2" calcext:value-type="float">
            <text:p>346.2</text:p>
          </table:table-cell>
          <table:table-cell office:value-type="float" office:value="326.53" calcext:value-type="float">
            <text:p>326.53</text:p>
          </table:table-cell>
          <table:table-cell office:value-type="float" office:value="312.2" calcext:value-type="float">
            <text:p>312.2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85.46" calcext:value-type="float">
            <text:p>285.46</text:p>
          </table:table-cell>
          <table:table-cell office:value-type="float" office:value="354.51" calcext:value-type="float">
            <text:p>354.51</text:p>
          </table:table-cell>
          <table:table-cell office:value-type="float" office:value="327.87" calcext:value-type="float">
            <text:p>327.87</text:p>
          </table:table-cell>
          <table:table-cell office:value-type="float" office:value="329.9" calcext:value-type="float">
            <text:p>329.9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96.11" calcext:value-type="float">
            <text:p>296.11</text:p>
          </table:table-cell>
          <table:table-cell office:value-type="float" office:value="366.27" calcext:value-type="float">
            <text:p>366.27</text:p>
          </table:table-cell>
          <table:table-cell office:value-type="float" office:value="326.42" calcext:value-type="float">
            <text:p>326.42</text:p>
          </table:table-cell>
          <table:table-cell office:value-type="float" office:value="305.64" calcext:value-type="float">
            <text:p>305.64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30.46" calcext:value-type="float">
            <text:p>330.46</text:p>
          </table:table-cell>
          <table:table-cell office:value-type="float" office:value="338.74" calcext:value-type="float">
            <text:p>338.74</text:p>
          </table:table-cell>
          <table:table-cell office:value-type="float" office:value="327.53" calcext:value-type="float">
            <text:p>327.53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295.84" calcext:value-type="float">
            <text:p>295.84</text:p>
          </table:table-cell>
          <table:table-cell office:value-type="float" office:value="349.98" calcext:value-type="float">
            <text:p>349.98</text:p>
          </table:table-cell>
          <table:table-cell office:value-type="float" office:value="320.53" calcext:value-type="float">
            <text:p>320.53</text:p>
          </table:table-cell>
          <table:table-cell office:value-type="float" office:value="319.57" calcext:value-type="float">
            <text:p>319.57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45.2" calcext:value-type="float">
            <text:p>345.2</text:p>
          </table:table-cell>
          <table:table-cell office:value-type="float" office:value="310.78" calcext:value-type="float">
            <text:p>310.78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49.6" calcext:value-type="float">
            <text:p>349.6</text:p>
          </table:table-cell>
          <table:table-cell office:value-type="float" office:value="306.32" calcext:value-type="float">
            <text:p>306.32</text:p>
          </table:table-cell>
          <table:table-cell office:value-type="float" office:value="321.29" calcext:value-type="float">
            <text:p>321.29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344.46" calcext:value-type="float">
            <text:p>344.46</text:p>
          </table:table-cell>
          <table:table-cell office:value-type="float" office:value="350.11" calcext:value-type="float">
            <text:p>350.11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4.21" calcext:value-type="float">
            <text:p>324.21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03.32" calcext:value-type="float">
            <text:p>303.32</text:p>
          </table:table-cell>
          <table:table-cell office:value-type="float" office:value="348.96" calcext:value-type="float">
            <text:p>348.96</text:p>
          </table:table-cell>
          <table:table-cell office:value-type="float" office:value="315.69" calcext:value-type="float">
            <text:p>315.69</text:p>
          </table:table-cell>
          <table:table-cell office:value-type="float" office:value="307.4" calcext:value-type="float">
            <text:p>307.4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10.28" calcext:value-type="float">
            <text:p>310.28</text:p>
          </table:table-cell>
          <table:table-cell office:value-type="float" office:value="351.13" calcext:value-type="float">
            <text:p>351.13</text:p>
          </table:table-cell>
          <table:table-cell office:value-type="float" office:value="323.89" calcext:value-type="float">
            <text:p>323.89</text:p>
          </table:table-cell>
          <table:table-cell office:value-type="float" office:value="317.88" calcext:value-type="float">
            <text:p>317.8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83.77" calcext:value-type="float">
            <text:p>283.77</text:p>
          </table:table-cell>
          <table:table-cell office:value-type="float" office:value="361.99" calcext:value-type="float">
            <text:p>361.99</text:p>
          </table:table-cell>
          <table:table-cell office:value-type="float" office:value="321.29" calcext:value-type="float">
            <text:p>321.29</text:p>
          </table:table-cell>
          <table:table-cell office:value-type="float" office:value="322.58" calcext:value-type="float">
            <text:p>322.58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24.98" calcext:value-type="float">
            <text:p>324.98</text:p>
          </table:table-cell>
          <table:table-cell office:value-type="float" office:value="345.45" calcext:value-type="float">
            <text:p>345.45</text:p>
          </table:table-cell>
          <table:table-cell office:value-type="float" office:value="322.8" calcext:value-type="float">
            <text:p>322.8</text:p>
          </table:table-cell>
          <table:table-cell office:value-type="float" office:value="328.88" calcext:value-type="float">
            <text:p>328.88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94.48" calcext:value-type="float">
            <text:p>294.48</text:p>
          </table:table-cell>
          <table:table-cell office:value-type="float" office:value="353.59" calcext:value-type="float">
            <text:p>353.59</text:p>
          </table:table-cell>
          <table:table-cell office:value-type="float" office:value="310.78" calcext:value-type="float">
            <text:p>310.78</text:p>
          </table:table-cell>
          <table:table-cell office:value-type="float" office:value="320.43" calcext:value-type="float">
            <text:p>320.43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311.28" calcext:value-type="float">
            <text:p>311.28</text:p>
          </table:table-cell>
          <table:table-cell office:value-type="float" office:value="344.46" calcext:value-type="float">
            <text:p>344.46</text:p>
          </table:table-cell>
          <table:table-cell office:value-type="float" office:value="308.19" calcext:value-type="float">
            <text:p>308.19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37.55" calcext:value-type="float">
            <text:p>337.55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4.87" calcext:value-type="float">
            <text:p>324.87</text:p>
          </table:table-cell>
          <table:table-cell office:value-type="float" office:value="318.51" calcext:value-type="float">
            <text:p>318.51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1.07" calcext:value-type="float">
            <text:p>321.07</text:p>
          </table:table-cell>
          <table:table-cell office:value-type="float" office:value="316.73" calcext:value-type="float">
            <text:p>316.73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04.18" calcext:value-type="float">
            <text:p>304.18</text:p>
          </table:table-cell>
          <table:table-cell office:value-type="float" office:value="349.22" calcext:value-type="float">
            <text:p>349.22</text:p>
          </table:table-cell>
          <table:table-cell office:value-type="float" office:value="304.09" calcext:value-type="float">
            <text:p>304.09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19.26" calcext:value-type="float">
            <text:p>319.26</text:p>
          </table:table-cell>
          <table:table-cell office:value-type="float" office:value="344.7" calcext:value-type="float">
            <text:p>344.7</text:p>
          </table:table-cell>
          <table:table-cell office:value-type="float" office:value="323.78" calcext:value-type="float">
            <text:p>323.78</text:p>
          </table:table-cell>
          <table:table-cell office:value-type="float" office:value="324.32" calcext:value-type="float">
            <text:p>324.32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4" calcext:value-type="float">
            <text:p>324</text:p>
          </table:table-cell>
          <table:table-cell office:value-type="float" office:value="330.81" calcext:value-type="float">
            <text:p>330.81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28.43" calcext:value-type="float">
            <text:p>328.43</text:p>
          </table:table-cell>
          <table:table-cell office:value-type="float" office:value="348.08" calcext:value-type="float">
            <text:p>348.08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1.99" calcext:value-type="float">
            <text:p>311.99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9.47" calcext:value-type="float">
            <text:p>349.47</text:p>
          </table:table-cell>
          <table:table-cell office:value-type="float" office:value="326.75" calcext:value-type="float">
            <text:p>326.75</text:p>
          </table:table-cell>
          <table:table-cell office:value-type="float" office:value="329.22" calcext:value-type="float">
            <text:p>329.22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29.11" calcext:value-type="float">
            <text:p>329.11</text:p>
          </table:table-cell>
          <table:table-cell office:value-type="float" office:value="349.98" calcext:value-type="float">
            <text:p>349.98</text:p>
          </table:table-cell>
          <table:table-cell office:value-type="float" office:value="326.31" calcext:value-type="float">
            <text:p>326.31</text:p>
          </table:table-cell>
          <table:table-cell office:value-type="float" office:value="309.68" calcext:value-type="float">
            <text:p>309.68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350.75" calcext:value-type="float">
            <text:p>350.75</text:p>
          </table:table-cell>
          <table:table-cell office:value-type="float" office:value="324.11" calcext:value-type="float">
            <text:p>324.11</text:p>
          </table:table-cell>
          <table:table-cell office:value-type="float" office:value="311.49" calcext:value-type="float">
            <text:p>311.49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323.12" calcext:value-type="float">
            <text:p>323.12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41.52" calcext:value-type="float">
            <text:p>341.52</text:p>
          </table:table-cell>
          <table:table-cell office:value-type="float" office:value="362.54" calcext:value-type="float">
            <text:p>362.54</text:p>
          </table:table-cell>
          <table:table-cell office:value-type="float" office:value="307.3" calcext:value-type="float">
            <text:p>307.3</text:p>
          </table:table-cell>
          <table:table-cell office:value-type="float" office:value="326.75" calcext:value-type="float">
            <text:p>326.75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21.29" calcext:value-type="float">
            <text:p>321.29</text:p>
          </table:table-cell>
          <table:table-cell office:value-type="float" office:value="352.04" calcext:value-type="float">
            <text:p>352.04</text:p>
          </table:table-cell>
          <table:table-cell office:value-type="float" office:value="324.65" calcext:value-type="float">
            <text:p>324.65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23.78" calcext:value-type="float">
            <text:p>323.78</text:p>
          </table:table-cell>
          <table:table-cell office:value-type="float" office:value="351.52" calcext:value-type="float">
            <text:p>351.52</text:p>
          </table:table-cell>
          <table:table-cell office:value-type="float" office:value="324.21" calcext:value-type="float">
            <text:p>324.21</text:p>
          </table:table-cell>
          <table:table-cell office:value-type="float" office:value="330.81" calcext:value-type="float">
            <text:p>330.8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3.56" calcext:value-type="float">
            <text:p>323.56</text:p>
          </table:table-cell>
          <table:table-cell office:value-type="float" office:value="344.95" calcext:value-type="float">
            <text:p>344.95</text:p>
          </table:table-cell>
          <table:table-cell office:value-type="float" office:value="325.98" calcext:value-type="float">
            <text:p>325.98</text:p>
          </table:table-cell>
          <table:table-cell office:value-type="float" office:value="329.78" calcext:value-type="float">
            <text:p>329.7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43.1" calcext:value-type="float">
            <text:p>343.1</text:p>
          </table:table-cell>
          <table:table-cell office:value-type="float" office:value="350.88" calcext:value-type="float">
            <text:p>350.88</text:p>
          </table:table-cell>
          <table:table-cell office:value-type="float" office:value="310.28" calcext:value-type="float">
            <text:p>310.28</text:p>
          </table:table-cell>
          <table:table-cell office:value-type="float" office:value="327.65" calcext:value-type="float">
            <text:p>327.65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40.06" calcext:value-type="float">
            <text:p>340.06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7.87" calcext:value-type="float">
            <text:p>327.87</text:p>
          </table:table-cell>
          <table:table-cell office:value-type="float" office:value="322.8" calcext:value-type="float">
            <text:p>322.8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79.48" calcext:value-type="float">
            <text:p>279.48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2.15" calcext:value-type="float">
            <text:p>322.15</text:p>
          </table:table-cell>
          <table:table-cell office:value-type="float" office:value="328.32" calcext:value-type="float">
            <text:p>328.32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26.53" calcext:value-type="float">
            <text:p>326.53</text:p>
          </table:table-cell>
          <table:table-cell office:value-type="float" office:value="353.59" calcext:value-type="float">
            <text:p>353.59</text:p>
          </table:table-cell>
          <table:table-cell office:value-type="float" office:value="307.2" calcext:value-type="float">
            <text:p>307.2</text:p>
          </table:table-cell>
          <table:table-cell office:value-type="float" office:value="322.26" calcext:value-type="float">
            <text:p>322.26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51.01" calcext:value-type="float">
            <text:p>351.01</text:p>
          </table:table-cell>
          <table:table-cell office:value-type="float" office:value="364.19" calcext:value-type="float">
            <text:p>364.19</text:p>
          </table:table-cell>
          <table:table-cell office:value-type="float" office:value="326.86" calcext:value-type="float">
            <text:p>326.86</text:p>
          </table:table-cell>
          <table:table-cell office:value-type="float" office:value="325.31" calcext:value-type="float">
            <text:p>325.31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6.09" calcext:value-type="float">
            <text:p>326.09</text:p>
          </table:table-cell>
          <table:table-cell office:value-type="float" office:value="347.45" calcext:value-type="float">
            <text:p>347.45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299.16" calcext:value-type="float">
            <text:p>299.16</text:p>
          </table:table-cell>
          <table:table-cell office:value-type="float" office:value="351.78" calcext:value-type="float">
            <text:p>351.78</text:p>
          </table:table-cell>
          <table:table-cell office:value-type="float" office:value="321.29" calcext:value-type="float">
            <text:p>321.29</text:p>
          </table:table-cell>
          <table:table-cell office:value-type="float" office:value="319.04" calcext:value-type="float">
            <text:p>319.04</text:p>
          </table:table-cell>
          <table:table-cell table:style-name="ce16"/>
          <table:table-cell table:style-name="ce20" table:number-columns-repeated="5"/>
          <table:table-cell table:style-name="ce10"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2.37" calcext:value-type="float">
            <text:p>112.37</text:p>
          </table:table-cell>
          <table:table-cell office:value-type="float" office:value="138.15" calcext:value-type="float">
            <text:p>138.15</text:p>
          </table:table-cell>
          <table:table-cell office:value-type="float" office:value="110.69" calcext:value-type="float">
            <text:p>110.69</text:p>
          </table:table-cell>
          <table:table-cell office:value-type="float" office:value="131.24" calcext:value-type="float">
            <text:p>131.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50" calcext:value-type="float">
            <text:p>50</text:p>
          </table:table-cell>
          <table:table-cell table:style-name="ce21" table:formula="of:=COUNT([.N815:.N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07.87" calcext:value-type="float">
            <text:p>107.87</text:p>
          </table:table-cell>
          <table:table-cell office:value-type="float" office:value="95.8" calcext:value-type="float">
            <text:p>95.8</text:p>
          </table:table-cell>
          <table:table-cell office:value-type="float" office:value="142.98" calcext:value-type="float">
            <text:p>142.98</text:p>
          </table:table-cell>
          <table:table-cell office:value-type="float" office:value="123.76" calcext:value-type="float">
            <text:p>123.7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float" office:value="109.1736" calcext:value-type="float">
            <text:p>109.1736</text:p>
          </table:table-cell>
          <table:table-cell table:style-name="ce22" table:formula="of:=AVERAGE([.B815:.B864])" office:value-type="float" office:value="124.8068" calcext:value-type="float">
            <text:p>124.8068</text:p>
          </table:table-cell>
          <table:table-cell table:style-name="ce18" table:formula="of:=AVERAGE([.C815:.C864])" office:value-type="float" office:value="126.2726" calcext:value-type="float">
            <text:p>126.2726</text:p>
          </table:table-cell>
          <table:table-cell table:style-name="ce22" table:formula="of:=AVERAGE([.D815:.D864])" office:value-type="float" office:value="125.5208" calcext:value-type="float">
            <text:p>125.5208</text:p>
          </table:table-cell>
          <table:table-cell table:style-name="ce18" table:formula="of:=([.G816]-[.F816])/[.F816]" office:value-type="float" office:value="0.143195790923813" calcext:value-type="float">
            <text:p>0.1431957909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float" office:value="312.6" calcext:value-type="float">
            <text:p>312.6</text:p>
          </table:table-cell>
          <table:table-cell table:style-name="ce22" table:formula="of:=AVERAGE([.L815:.L864])" office:value-type="float" office:value="197.64" calcext:value-type="float">
            <text:p>197.64</text:p>
          </table:table-cell>
          <table:table-cell table:style-name="ce18" table:formula="of:=AVERAGE([.M815:.M864])" office:value-type="float" office:value="148.92" calcext:value-type="float">
            <text:p>148.92</text:p>
          </table:table-cell>
          <table:table-cell table:style-name="ce22" table:formula="of:=AVERAGE([.N815:.N864])" office:value-type="float" office:value="123.16" calcext:value-type="float">
            <text:p>123.16</text:p>
          </table:table-cell>
          <table:table-cell table:number-columns-repeated="11"/>
        </table:table-row>
        <table:table-row table:style-name="ro4">
          <table:table-cell office:value-type="float" office:value="90.81" calcext:value-type="float">
            <text:p>90.81</text:p>
          </table:table-cell>
          <table:table-cell office:value-type="float" office:value="137.81" calcext:value-type="float">
            <text:p>137.81</text:p>
          </table:table-cell>
          <table:table-cell office:value-type="float" office:value="126.05" calcext:value-type="float">
            <text:p>126.05</text:p>
          </table:table-cell>
          <table:table-cell office:value-type="float" office:value="142.54" calcext:value-type="float">
            <text:p>142.5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float" office:value="122.012741877551" calcext:value-type="float">
            <text:p>122.0127418776</text:p>
          </table:table-cell>
          <table:table-cell table:style-name="ce21" table:formula="of:=VAR([.B815:.B864])" office:value-type="float" office:value="227.673907918367" calcext:value-type="float">
            <text:p>227.6739079184</text:p>
          </table:table-cell>
          <table:table-cell table:style-name="Default" table:formula="of:=VAR([.C815:.C864])" office:value-type="float" office:value="147.550840040816" calcext:value-type="float">
            <text:p>147.5508400408</text:p>
          </table:table-cell>
          <table:table-cell table:style-name="ce21" table:formula="of:=VAR([.D815:.D864])" office:value-type="float" office:value="133.484832" calcext:value-type="float">
            <text:p>133.484832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float" office:value="609.714285714286" calcext:value-type="float">
            <text:p>609.7142857143</text:p>
          </table:table-cell>
          <table:table-cell table:style-name="ce21" table:formula="of:=VAR([.L816:.L864])" office:value-type="float" office:value="222.25425170068" calcext:value-type="float">
            <text:p>222.2542517007</text:p>
          </table:table-cell>
          <table:table-cell table:style-name="Default" table:formula="of:=VAR([.M815:.M864])" office:value-type="float" office:value="191.952653061225" calcext:value-type="float">
            <text:p>191.9526530612</text:p>
          </table:table-cell>
          <table:table-cell table:style-name="ce21" table:formula="of:=VAR([.N816:.N864])" office:value-type="float" office:value="325.475340136054" calcext:value-type="float">
            <text:p>325.4753401361</text:p>
          </table:table-cell>
          <table:table-cell table:number-columns-repeated="11"/>
        </table:table-row>
        <table:table-row table:style-name="ro4">
          <table:table-cell office:value-type="float" office:value="87.49" calcext:value-type="float">
            <text:p>87.49</text:p>
          </table:table-cell>
          <table:table-cell office:value-type="float" office:value="130.93" calcext:value-type="float">
            <text:p>130.93</text:p>
          </table:table-cell>
          <table:table-cell office:value-type="float" office:value="112.62" calcext:value-type="float">
            <text:p>112.62</text:p>
          </table:table-cell>
          <table:table-cell office:value-type="float" office:value="133.85" calcext:value-type="float">
            <text:p>133.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float" office:value="1.56213150456388" calcext:value-type="float">
            <text:p>1.5621315046</text:p>
          </table:table-cell>
          <table:table-cell table:style-name="ce21" table:formula="of:=SQRT([.G817]/[.G815])" office:value-type="float" office:value="2.13388803791749" calcext:value-type="float">
            <text:p>2.1338880379</text:p>
          </table:table-cell>
          <table:table-cell table:style-name="Default" table:formula="of:=SQRT([.H817]/[.H815])" office:value-type="float" office:value="1.71785238039138" calcext:value-type="float">
            <text:p>1.7178523804</text:p>
          </table:table-cell>
          <table:table-cell table:style-name="ce21" table:formula="of:=SQRT([.I817]/[.I815])" office:value-type="float" office:value="1.63392063454747" calcext:value-type="float">
            <text:p>1.6339206345</text:p>
          </table:table-cell>
          <table:table-cell table:style-name="Default"/>
          <table:table-cell office:value-type="float" office:value="295" calcext:value-type="float">
            <text:p>295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float" office:value="3.49203174588744" calcext:value-type="float">
            <text:p>3.4920317459</text:p>
          </table:table-cell>
          <table:table-cell table:style-name="ce21" table:formula="of:=SQRT([.Q817]/[.Q815])" office:value-type="float" office:value="2.10833703046112" calcext:value-type="float">
            <text:p>2.1083370305</text:p>
          </table:table-cell>
          <table:table-cell table:style-name="Default" table:formula="of:=SQRT([.R817]/[.R815])" office:value-type="float" office:value="1.95935016299397" calcext:value-type="float">
            <text:p>1.959350163</text:p>
          </table:table-cell>
          <table:table-cell table:style-name="ce21" table:formula="of:=SQRT([.S817]/[.S815])" office:value-type="float" office:value="2.5513735129771" calcext:value-type="float">
            <text:p>2.551373513</text:p>
          </table:table-cell>
          <table:table-cell table:number-columns-repeated="11"/>
        </table:table-row>
        <table:table-row table:style-name="ro4">
          <table:table-cell office:value-type="float" office:value="93.86" calcext:value-type="float">
            <text:p>93.86</text:p>
          </table:table-cell>
          <table:table-cell office:value-type="float" office:value="118.37" calcext:value-type="float">
            <text:p>118.37</text:p>
          </table:table-cell>
          <table:table-cell office:value-type="float" office:value="135.44" calcext:value-type="float">
            <text:p>135.44</text:p>
          </table:table-cell>
          <table:table-cell office:value-type="float" office:value="128.93" calcext:value-type="float">
            <text:p>128.9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Default"/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49" calcext:value-type="float">
            <text:p>49</text:p>
          </table:table-cell>
          <table:table-cell table:style-name="ce21" table:formula="of:=[.S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9.07" calcext:value-type="float">
            <text:p>109.07</text:p>
          </table:table-cell>
          <table:table-cell office:value-type="float" office:value="143.69" calcext:value-type="float">
            <text:p>143.69</text:p>
          </table:table-cell>
          <table:table-cell office:value-type="float" office:value="130.2" calcext:value-type="float">
            <text:p>130.2</text:p>
          </table:table-cell>
          <table:table-cell office:value-type="float" office:value="131.08" calcext:value-type="float">
            <text:p>131.0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float" office:value="2.00957523712924" calcext:value-type="float">
            <text:p>2.0095752371</text:p>
          </table:table-cell>
          <table:table-cell table:style-name="ce21" table:formula="of:=TINV(0.05;[.S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9.49" calcext:value-type="float">
            <text:p>119.49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56" calcext:value-type="float">
            <text:p>131.56</text:p>
          </table:table-cell>
          <table:table-cell office:value-type="float" office:value="139.6" calcext:value-type="float">
            <text:p>139.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float" office:value="3.13922078871102" calcext:value-type="float">
            <text:p>3.1392207887</text:p>
          </table:table-cell>
          <table:table-cell table:style-name="ce22" table:formula="of:=([.G820]*[.G818])" office:value-type="float" office:value="4.28820855980528" calcext:value-type="float">
            <text:p>4.2882085598</text:p>
          </table:table-cell>
          <table:table-cell table:style-name="ce18" table:formula="of:=([.H820]*[.H818])" office:value-type="float" office:value="3.45215360467803" calcext:value-type="float">
            <text:p>3.4521536047</text:p>
          </table:table-cell>
          <table:table-cell table:style-name="ce22" table:formula="of:=([.I820]*[.I818])" office:value-type="float" office:value="3.28348644662108" calcext:value-type="float">
            <text:p>3.2834864466</text:p>
          </table:table-cell>
          <table:table-cell table:style-name="ce18"/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float" office:value="7.01750052380459" calcext:value-type="float">
            <text:p>7.0175005238</text:p>
          </table:table-cell>
          <table:table-cell table:style-name="ce22" table:formula="of:=([.Q820]*[.Q818])" office:value-type="float" office:value="4.23686188793726" calcext:value-type="float">
            <text:p>4.2368618879</text:p>
          </table:table-cell>
          <table:table-cell table:style-name="ce18" table:formula="of:=([.R820]*[.R818])" office:value-type="float" office:value="3.93746156841782" calcext:value-type="float">
            <text:p>3.9374615684</text:p>
          </table:table-cell>
          <table:table-cell table:style-name="ce22" table:formula="of:=([.S820]*[.S818])" office:value-type="float" office:value="5.12717703234621" calcext:value-type="float">
            <text:p>5.1271770323</text:p>
          </table:table-cell>
          <table:table-cell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P816];&quot;;&quot;;[.P821];&quot;;&quot;;[.Q816];&quot;;&quot;;[.Q821];&quot;;&quot;;[.R816];&quot;;&quot;;[.R821];&quot;;&quot;;[.S816];&quot;;&quot;;[.S821])" office:value-type="string" office:string-value="serial;109.1736;3.13922078871102;124.8068;4.28820855980528;126.2726;3.45215360467803;125.5208;3.28348644662108;312.6;7.01750052380459;197.64;4.23686188793726;148.92;3.93746156841782;123.16;5.12717703234621" calcext:value-type="string">
            <text:p>serial;109.1736;3.13922078871102;124.8068;4.28820855980528;126.2726;3.45215360467803;125.5208;3.28348644662108;312.6;7.01750052380459;197.64;4.23686188793726;148.92;3.93746156841782;123.16;5.12717703234621</text:p>
          </table:table-cell>
          <table:table-cell table:number-columns-repeated="9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6.35" calcext:value-type="float">
            <text:p>126.35</text:p>
          </table:table-cell>
          <table:table-cell office:value-type="float" office:value="132.74" calcext:value-type="float">
            <text:p>132.74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87543947319775" calcext:value-type="percentage">
            <text:p>2.88%</text:p>
          </table:table-cell>
          <table:table-cell table:formula="of:=[.G821]/[.G816]" office:value-type="percentage" office:value="0.0343587733986071" calcext:value-type="percentage">
            <text:p>3.44%</text:p>
          </table:table-cell>
          <table:table-cell table:formula="of:=[.H821]/[.H816]" office:value-type="percentage" office:value="0.0273388969948986" calcext:value-type="percentage">
            <text:p>2.73%</text:p>
          </table:table-cell>
          <table:table-cell table:formula="of:=[.I821]/[.I816]" office:value-type="percentage" office:value="0.0261589031190136" calcext:value-type="percentage">
            <text:p>2.62%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224488180543973" calcext:value-type="percentage">
            <text:p>2.24%</text:p>
          </table:table-cell>
          <table:table-cell table:formula="of:=[.Q821]/[.Q816]" office:value-type="percentage" office:value="0.0214372692164403" calcext:value-type="percentage">
            <text:p>2.14%</text:p>
          </table:table-cell>
          <table:table-cell table:formula="of:=[.R821]/[.R816]" office:value-type="percentage" office:value="0.0264401126001734" calcext:value-type="percentage">
            <text:p>2.64%</text:p>
          </table:table-cell>
          <table:table-cell table:formula="of:=[.S821]/[.S816]" office:value-type="percentage" office:value="0.0416302129940419" calcext:value-type="percentage">
            <text:p>4.16%</text:p>
          </table:table-cell>
          <table:table-cell table:number-columns-repeated="11"/>
        </table:table-row>
        <table:table-row table:style-name="ro4">
          <table:table-cell office:value-type="float" office:value="85.82" calcext:value-type="float">
            <text:p>85.82</text:p>
          </table:table-cell>
          <table:table-cell office:value-type="float" office:value="107.99" calcext:value-type="float">
            <text:p>107.99</text:p>
          </table:table-cell>
          <table:table-cell office:value-type="float" office:value="121.46" calcext:value-type="float">
            <text:p>121.46</text:p>
          </table:table-cell>
          <table:table-cell office:value-type="float" office:value="127.71" calcext:value-type="float">
            <text:p>127.71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92.93" calcext:value-type="float">
            <text:p>92.93</text:p>
          </table:table-cell>
          <table:table-cell office:value-type="float" office:value="111" calcext:value-type="float">
            <text:p>111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5.79" calcext:value-type="float">
            <text:p>115.7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143195790923813" calcext:value-type="percentage">
            <text:p>14.32%</text:p>
          </table:table-cell>
          <table:table-cell table:style-name="ce23" table:formula="of:=([.H816]-[.F816])/[.F816]" office:value-type="percentage" office:value="0.156622113771095" calcext:value-type="percentage">
            <text:p>15.66%</text:p>
          </table:table-cell>
          <table:table-cell table:style-name="ce23" table:formula="of:=([.I816]-[.F816])/[.F816]" office:value-type="percentage" office:value="0.149735833571487" calcext:value-type="percentage">
            <text:p>14.97%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367754318618042" calcext:value-type="percentage">
            <text:p>-36.78%</text:p>
          </table:table-cell>
          <table:table-cell table:style-name="ce29" table:formula="of:=([.R816]-[.P816])/[.P816]" office:value-type="percentage" office:value="-0.523608445297505" calcext:value-type="percentage">
            <text:p>-52.36%</text:p>
          </table:table-cell>
          <table:table-cell table:style-name="ce29" table:formula="of:=([.S816]-[.P816])/[.P816]" office:value-type="percentage" office:value="-0.606014075495841" calcext:value-type="percentage">
            <text:p>-60.60%</text:p>
          </table:table-cell>
          <table:table-cell table:number-columns-repeated="11"/>
        </table:table-row>
        <table:table-row table:style-name="ro4">
          <table:table-cell office:value-type="float" office:value="124.48" calcext:value-type="float">
            <text:p>124.48</text:p>
          </table:table-cell>
          <table:table-cell office:value-type="float" office:value="145.04" calcext:value-type="float">
            <text:p>145.04</text:p>
          </table:table-cell>
          <table:table-cell office:value-type="float" office:value="125.36" calcext:value-type="float">
            <text:p>125.36</text:p>
          </table:table-cell>
          <table:table-cell office:value-type="float" office:value="134.28" calcext:value-type="float">
            <text:p>134.28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119.21" calcext:value-type="float">
            <text:p>119.21</text:p>
          </table:table-cell>
          <table:table-cell office:value-type="float" office:value="137.28" calcext:value-type="float">
            <text:p>137.28</text:p>
          </table:table-cell>
          <table:table-cell office:value-type="float" office:value="130.63" calcext:value-type="float">
            <text:p>130.63</text:p>
          </table:table-cell>
          <table:table-cell office:value-type="float" office:value="112.39" calcext:value-type="float">
            <text:p>112.39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95.12" calcext:value-type="float">
            <text:p>95.12</text:p>
          </table:table-cell>
          <table:table-cell office:value-type="float" office:value="146.34" calcext:value-type="float">
            <text:p>146.34</text:p>
          </table:table-cell>
          <table:table-cell office:value-type="float" office:value="123.01" calcext:value-type="float">
            <text:p>123.01</text:p>
          </table:table-cell>
          <table:table-cell office:value-type="float" office:value="138.89" calcext:value-type="float">
            <text:p>138.8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21.01" calcext:value-type="float">
            <text:p>121.01</text:p>
          </table:table-cell>
          <table:table-cell office:value-type="float" office:value="136.67" calcext:value-type="float">
            <text:p>136.67</text:p>
          </table:table-cell>
          <table:table-cell office:value-type="float" office:value="108.36" calcext:value-type="float">
            <text:p>108.36</text:p>
          </table:table-cell>
          <table:table-cell office:value-type="float" office:value="125.8" calcext:value-type="float">
            <text:p>125.8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115.87" calcext:value-type="float">
            <text:p>115.87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19" calcext:value-type="float">
            <text:p>136.19</text:p>
          </table:table-cell>
          <table:table-cell office:value-type="float" office:value="121.5" calcext:value-type="float">
            <text:p>121.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4">
          <table:table-cell office:value-type="float" office:value="116.1" calcext:value-type="float">
            <text:p>116.1</text:p>
          </table:table-cell>
          <table:table-cell office:value-type="float" office:value="135.9" calcext:value-type="float">
            <text:p>135.9</text:p>
          </table:table-cell>
          <table:table-cell office:value-type="float" office:value="139.39" calcext:value-type="float">
            <text:p>139.39</text:p>
          </table:table-cell>
          <table:table-cell office:value-type="float" office:value="125.8" calcext:value-type="float">
            <text:p>125.8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21.03" calcext:value-type="float">
            <text:p>121.0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35.8" calcext:value-type="float">
            <text:p>135.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111.86" calcext:value-type="float">
            <text:p>111.86</text:p>
          </table:table-cell>
          <table:table-cell office:value-type="float" office:value="123.89" calcext:value-type="float">
            <text:p>123.89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4.06" calcext:value-type="float">
            <text:p>124.06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122.39" calcext:value-type="float">
            <text:p>122.39</text:p>
          </table:table-cell>
          <table:table-cell office:value-type="float" office:value="132.98" calcext:value-type="float">
            <text:p>132.98</text:p>
          </table:table-cell>
          <table:table-cell office:value-type="float" office:value="136.75" calcext:value-type="float">
            <text:p>136.75</text:p>
          </table:table-cell>
          <table:table-cell office:value-type="float" office:value="96.45" calcext:value-type="float">
            <text:p>96.4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09.34" calcext:value-type="float">
            <text:p>109.34</text:p>
          </table:table-cell>
          <table:table-cell office:value-type="float" office:value="103.85" calcext:value-type="float">
            <text:p>103.85</text:p>
          </table:table-cell>
          <table:table-cell office:value-type="float" office:value="131.33" calcext:value-type="float">
            <text:p>131.33</text:p>
          </table:table-cell>
          <table:table-cell office:value-type="float" office:value="110.87" calcext:value-type="float">
            <text:p>110.8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107.53" calcext:value-type="float">
            <text:p>107.5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07.42" calcext:value-type="float">
            <text:p>107.42</text:p>
          </table:table-cell>
          <table:table-cell office:value-type="float" office:value="132.93" calcext:value-type="float">
            <text:p>132.93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13" calcext:value-type="float">
            <text:p>213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59" calcext:value-type="float">
            <text:p>114.59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17" calcext:value-type="float">
            <text:p>136.17</text:p>
          </table:table-cell>
          <table:table-cell office:value-type="float" office:value="123.3" calcext:value-type="float">
            <text:p>123.3</text:p>
          </table:table-cell>
          <table:table-cell table:style-name="Default" table:number-columns-repeated="6"/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5.46" calcext:value-type="float">
            <text:p>105.46</text:p>
          </table:table-cell>
          <table:table-cell office:value-type="float" office:value="111" calcext:value-type="float">
            <text:p>111</text:p>
          </table:table-cell>
          <table:table-cell office:value-type="float" office:value="139.62" calcext:value-type="float">
            <text:p>139.62</text:p>
          </table:table-cell>
          <table:table-cell office:value-type="float" office:value="126.13" calcext:value-type="float">
            <text:p>126.13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65" calcext:value-type="float">
            <text:p>116.65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0.68" calcext:value-type="float">
            <text:p>140.68</text:p>
          </table:table-cell>
          <table:table-cell office:value-type="float" office:value="142.73" calcext:value-type="float">
            <text:p>142.73</text:p>
          </table:table-cell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1.6" calcext:value-type="float">
            <text:p>121.6</text:p>
          </table:table-cell>
          <table:table-cell office:value-type="float" office:value="139.43" calcext:value-type="float">
            <text:p>139.4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26.52" calcext:value-type="float">
            <text:p>126.52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8" calcext:value-type="float">
            <text:p>116.38</text:p>
          </table:table-cell>
          <table:table-cell office:value-type="float" office:value="146.92" calcext:value-type="float">
            <text:p>146.92</text:p>
          </table:table-cell>
          <table:table-cell office:value-type="float" office:value="122.36" calcext:value-type="float">
            <text:p>122.36</text:p>
          </table:table-cell>
          <table:table-cell office:value-type="float" office:value="136.27" calcext:value-type="float">
            <text:p>136.27</text:p>
          </table:table-cell>
          <table:table-cell table:style-name="Default" table:number-columns-repeated="6"/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9" calcext:value-type="float">
            <text:p>107.9</text:p>
          </table:table-cell>
          <table:table-cell office:value-type="float" office:value="108.39" calcext:value-type="float">
            <text:p>108.39</text:p>
          </table:table-cell>
          <table:table-cell office:value-type="float" office:value="97.74" calcext:value-type="float">
            <text:p>97.74</text:p>
          </table:table-cell>
          <table:table-cell office:value-type="float" office:value="103.33" calcext:value-type="float">
            <text:p>103.33</text:p>
          </table:table-cell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77" calcext:value-type="float">
            <text:p>106.77</text:p>
          </table:table-cell>
          <table:table-cell office:value-type="float" office:value="127.44" calcext:value-type="float">
            <text:p>127.44</text:p>
          </table:table-cell>
          <table:table-cell office:value-type="float" office:value="132.1" calcext:value-type="float">
            <text:p>132.1</text:p>
          </table:table-cell>
          <table:table-cell office:value-type="float" office:value="136.29" calcext:value-type="float">
            <text:p>136.29</text:p>
          </table:table-cell>
          <table:table-cell table:style-name="Default" table:number-columns-repeated="6"/>
          <table:table-cell office:value-type="float" office:value="350" calcext:value-type="float">
            <text:p>35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43" calcext:value-type="float">
            <text:p>113.43</text:p>
          </table:table-cell>
          <table:table-cell office:value-type="float" office:value="132" calcext:value-type="float">
            <text:p>132</text:p>
          </table:table-cell>
          <table:table-cell office:value-type="float" office:value="130.36" calcext:value-type="float">
            <text:p>130.36</text:p>
          </table:table-cell>
          <table:table-cell office:value-type="float" office:value="128.1" calcext:value-type="float">
            <text:p>128.1</text:p>
          </table:table-cell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206" calcext:value-type="float">
            <text:p>206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83" calcext:value-type="float">
            <text:p>112.83</text:p>
          </table:table-cell>
          <table:table-cell office:value-type="float" office:value="120.21" calcext:value-type="float">
            <text:p>120.21</text:p>
          </table:table-cell>
          <table:table-cell office:value-type="float" office:value="117.23" calcext:value-type="float">
            <text:p>117.23</text:p>
          </table:table-cell>
          <table:table-cell office:value-type="float" office:value="121.27" calcext:value-type="float">
            <text:p>121.27</text:p>
          </table:table-cell>
          <table:table-cell table:style-name="Default" table:number-columns-repeated="6"/>
          <table:table-cell office:value-type="float" office:value="340" calcext:value-type="float">
            <text:p>340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2" calcext:value-type="float">
            <text:p>116.32</text:p>
          </table:table-cell>
          <table:table-cell office:value-type="float" office:value="139.27" calcext:value-type="float">
            <text:p>139.27</text:p>
          </table:table-cell>
          <table:table-cell office:value-type="float" office:value="131.74" calcext:value-type="float">
            <text:p>131.74</text:p>
          </table:table-cell>
          <table:table-cell office:value-type="float" office:value="119.81" calcext:value-type="float">
            <text:p>119.81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5.98" calcext:value-type="float">
            <text:p>105.9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8.87" calcext:value-type="float">
            <text:p>108.87</text:p>
          </table:table-cell>
          <table:table-cell office:value-type="float" office:value="97.08" calcext:value-type="float">
            <text:p>97.08</text:p>
          </table:table-cell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03.63" calcext:value-type="float">
            <text:p>103.63</text:p>
          </table:table-cell>
          <table:table-cell office:value-type="float" office:value="114.75" calcext:value-type="float">
            <text:p>114.75</text:p>
          </table:table-cell>
          <table:table-cell office:value-type="float" office:value="124.37" calcext:value-type="float">
            <text:p>124.37</text:p>
          </table:table-cell>
          <table:table-cell table:style-name="Default" table:number-columns-repeated="6"/>
          <table:table-cell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04.19" calcext:value-type="float">
            <text:p>104.19</text:p>
          </table:table-cell>
          <table:table-cell office:value-type="float" office:value="123" calcext:value-type="float">
            <text:p>123</text:p>
          </table:table-cell>
          <table:table-cell office:value-type="float" office:value="140.04" calcext:value-type="float">
            <text:p>140.04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20.91" calcext:value-type="float">
            <text:p>120.91</text:p>
          </table:table-cell>
          <table:table-cell office:value-type="float" office:value="133.74" calcext:value-type="float">
            <text:p>133.74</text:p>
          </table:table-cell>
          <table:table-cell office:value-type="float" office:value="128.1" calcext:value-type="float">
            <text:p>128.1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4.11" calcext:value-type="float">
            <text:p>84.11</text:p>
          </table:table-cell>
          <table:table-cell office:value-type="float" office:value="121.26" calcext:value-type="float">
            <text:p>121.26</text:p>
          </table:table-cell>
          <table:table-cell office:value-type="float" office:value="131.42" calcext:value-type="float">
            <text:p>131.42</text:p>
          </table:table-cell>
          <table:table-cell office:value-type="float" office:value="128.14" calcext:value-type="float">
            <text:p>128.14</text:p>
          </table:table-cell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02" calcext:value-type="float">
            <text:p>96.02</text:p>
          </table:table-cell>
          <table:table-cell office:value-type="float" office:value="111.42" calcext:value-type="float">
            <text:p>111.42</text:p>
          </table:table-cell>
          <table:table-cell office:value-type="float" office:value="129.61" calcext:value-type="float">
            <text:p>129.61</text:p>
          </table:table-cell>
          <table:table-cell office:value-type="float" office:value="138.43" calcext:value-type="float">
            <text:p>138.43</text:p>
          </table:table-cell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3.25" calcext:value-type="float">
            <text:p>93.25</text:p>
          </table:table-cell>
          <table:table-cell office:value-type="float" office:value="133.65" calcext:value-type="float">
            <text:p>133.65</text:p>
          </table:table-cell>
          <table:table-cell office:value-type="float" office:value="113.39" calcext:value-type="float">
            <text:p>113.39</text:p>
          </table:table-cell>
          <table:table-cell office:value-type="float" office:value="119.17" calcext:value-type="float">
            <text:p>119.17</text:p>
          </table:table-cell>
          <table:table-cell table:style-name="Default" table:number-columns-repeated="6"/>
          <table:table-cell office:value-type="float" office:value="277" calcext:value-type="float">
            <text:p>27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40" calcext:value-type="float">
            <text:p>14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4.09" calcext:value-type="float">
            <text:p>104.09</text:p>
          </table:table-cell>
          <table:table-cell office:value-type="float" office:value="114.85" calcext:value-type="float">
            <text:p>114.85</text:p>
          </table:table-cell>
          <table:table-cell office:value-type="float" office:value="130.01" calcext:value-type="float">
            <text:p>130.01</text:p>
          </table:table-cell>
          <table:table-cell office:value-type="float" office:value="108.52" calcext:value-type="float">
            <text:p>108.52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0.51" calcext:value-type="float">
            <text:p>110.51</text:p>
          </table:table-cell>
          <table:table-cell office:value-type="float" office:value="137.26" calcext:value-type="float">
            <text:p>137.26</text:p>
          </table:table-cell>
          <table:table-cell office:value-type="float" office:value="113.34" calcext:value-type="float">
            <text:p>113.34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3.92" calcext:value-type="float">
            <text:p>123.92</text:p>
          </table:table-cell>
          <table:table-cell office:value-type="float" office:value="110.13" calcext:value-type="float">
            <text:p>110.13</text:p>
          </table:table-cell>
          <table:table-cell office:value-type="float" office:value="134.91" calcext:value-type="float">
            <text:p>134.91</text:p>
          </table:table-cell>
          <table:table-cell office:value-type="float" office:value="110.97" calcext:value-type="float">
            <text:p>110.97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00.98" calcext:value-type="float">
            <text:p>100.98</text:p>
          </table:table-cell>
          <table:table-cell office:value-type="float" office:value="113.52" calcext:value-type="float">
            <text:p>113.52</text:p>
          </table:table-cell>
          <table:table-cell office:value-type="float" office:value="142.31" calcext:value-type="float">
            <text:p>142.31</text:p>
          </table:table-cell>
          <table:table-cell table:style-name="Default" table:number-columns-repeated="6"/>
          <table:table-cell office:value-type="float" office:value="293" calcext:value-type="float">
            <text:p>293</text:p>
          </table:table-cell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8" calcext:value-type="float">
            <text:p>106.8</text:p>
          </table:table-cell>
          <table:table-cell office:value-type="float" office:value="142.77" calcext:value-type="float">
            <text:p>142.77</text:p>
          </table:table-cell>
          <table:table-cell office:value-type="float" office:value="141.86" calcext:value-type="float">
            <text:p>141.86</text:p>
          </table:table-cell>
          <table:table-cell office:value-type="float" office:value="134.08" calcext:value-type="float">
            <text:p>134.08</text:p>
          </table:table-cell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83" calcext:value-type="float">
            <text:p>114.83</text:p>
          </table:table-cell>
          <table:table-cell office:value-type="float" office:value="102.84" calcext:value-type="float">
            <text:p>102.84</text:p>
          </table:table-cell>
          <table:table-cell office:value-type="float" office:value="91.87" calcext:value-type="float">
            <text:p>91.87</text:p>
          </table:table-cell>
          <table:table-cell office:value-type="float" office:value="122.59" calcext:value-type="float">
            <text:p>122.59</text:p>
          </table:table-cell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1.81" calcext:value-type="float">
            <text:p>91.81</text:p>
          </table:table-cell>
          <table:table-cell office:value-type="float" office:value="139.35" calcext:value-type="float">
            <text:p>139.35</text:p>
          </table:table-cell>
          <table:table-cell office:value-type="float" office:value="129.14" calcext:value-type="float">
            <text:p>129.14</text:p>
          </table:table-cell>
          <table:table-cell office:value-type="float" office:value="133.02" calcext:value-type="float">
            <text:p>133.02</text:p>
          </table:table-cell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44" calcext:value-type="float">
            <text:p>108.44</text:p>
          </table:table-cell>
          <table:table-cell office:value-type="float" office:value="133.57" calcext:value-type="float">
            <text:p>133.57</text:p>
          </table:table-cell>
          <table:table-cell office:value-type="float" office:value="134.21" calcext:value-type="float">
            <text:p>134.21</text:p>
          </table:table-cell>
          <table:table-cell office:value-type="float" office:value="135.29" calcext:value-type="float">
            <text:p>135.29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69" calcext:value-type="float">
            <text:p>112.69</text:p>
          </table:table-cell>
          <table:table-cell office:value-type="float" office:value="101.75" calcext:value-type="float">
            <text:p>101.75</text:p>
          </table:table-cell>
          <table:table-cell office:value-type="float" office:value="125.77" calcext:value-type="float">
            <text:p>125.77</text:p>
          </table:table-cell>
          <table:table-cell office:value-type="float" office:value="130.56" calcext:value-type="float">
            <text:p>130.56</text:p>
          </table:table-cell>
          <table:table-cell table:style-name="Default" table:number-columns-repeated="6"/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9.4" calcext:value-type="float">
            <text:p>89.4</text:p>
          </table:table-cell>
          <table:table-cell office:value-type="float" office:value="143.01" calcext:value-type="float">
            <text:p>143.01</text:p>
          </table:table-cell>
          <table:table-cell office:value-type="float" office:value="123.93" calcext:value-type="float">
            <text:p>123.93</text:p>
          </table:table-cell>
          <table:table-cell office:value-type="float" office:value="110.24" calcext:value-type="float">
            <text:p>110.24</text:p>
          </table:table-cell>
          <table:table-cell table:style-name="Default" table:number-columns-repeated="6"/>
          <table:table-cell office:value-type="float" office:value="335" calcext:value-type="float">
            <text:p>335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18" calcext:value-type="float">
            <text:p>119.18</text:p>
          </table:table-cell>
          <table:table-cell office:value-type="float" office:value="133.61" calcext:value-type="float">
            <text:p>133.61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7.35" calcext:value-type="float">
            <text:p>107.35</text:p>
          </table:table-cell>
          <table:table-cell table:style-name="Default" table:number-columns-repeated="6"/>
          <table:table-cell office:value-type="float" office:value="302" calcext:value-type="float">
            <text:p>302</text:p>
          </table:table-cell>
          <table:table-cell office:value-type="float" office:value="221" calcext:value-type="float">
            <text:p>221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 office:value-type="float" office:value="116.76" calcext:value-type="float">
            <text:p>116.76</text:p>
          </table:table-cell>
          <table:table-cell table:style-name="ce10" office:value-type="float" office:value="101.17" calcext:value-type="float">
            <text:p>101.17</text:p>
          </table:table-cell>
          <table:table-cell office:value-type="float" office:value="142.18" calcext:value-type="float">
            <text:p>142.18</text:p>
          </table:table-cell>
          <table:table-cell office:value-type="float" office:value="122.68" calcext:value-type="float">
            <text:p>122.68</text:p>
          </table:table-cell>
          <table:table-cell table:style-name="ce10" table:number-columns-repeated="6"/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9.78" calcext:value-type="float">
            <text:p>69.78</text:p>
          </table:table-cell>
          <table:table-cell office:value-type="float" office:value="82.42" calcext:value-type="float">
            <text:p>82.42</text:p>
          </table:table-cell>
          <table:table-cell office:value-type="float" office:value="75.38" calcext:value-type="float">
            <text:p>75.38</text:p>
          </table:table-cell>
          <table:table-cell office:value-type="float" office:value="73.62" calcext:value-type="float">
            <text:p>73.6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1.38" calcext:value-type="float">
            <text:p>71.38</text:p>
          </table:table-cell>
          <table:table-cell office:value-type="float" office:value="76.02" calcext:value-type="float">
            <text:p>76.02</text:p>
          </table:table-cell>
          <table:table-cell office:value-type="float" office:value="70.26" calcext:value-type="float">
            <text:p>70.26</text:p>
          </table:table-cell>
          <table:table-cell office:value-type="float" office:value="74.09" calcext:value-type="float">
            <text:p>74.0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72.4952" calcext:value-type="float">
            <text:p>72.4952</text:p>
          </table:table-cell>
          <table:table-cell table:style-name="ce22" table:formula="of:=AVERAGE([.B869:.B918])" office:value-type="float" office:value="75.919" calcext:value-type="float">
            <text:p>75.919</text:p>
          </table:table-cell>
          <table:table-cell table:style-name="ce18" table:formula="of:=AVERAGE([.C869:.C918])" office:value-type="float" office:value="73.078" calcext:value-type="float">
            <text:p>73.078</text:p>
          </table:table-cell>
          <table:table-cell table:style-name="ce22" table:formula="of:=AVERAGE([.D869:.D918])" office:value-type="float" office:value="75.471" calcext:value-type="float">
            <text:p>75.471</text:p>
          </table:table-cell>
          <table:table-cell table:style-name="ce18" table:formula="of:=([.G870]-[.F870])/[.F870]" office:value-type="float" office:value="0.0472279544024984" calcext:value-type="float">
            <text:p>0.0472279544</text:p>
          </table:table-cell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34.6" calcext:value-type="float">
            <text:p>334.6</text:p>
          </table:table-cell>
          <table:table-cell table:style-name="ce22" table:formula="of:=AVERAGE([.L869:.L918])" office:value-type="float" office:value="171.2" calcext:value-type="float">
            <text:p>171.2</text:p>
          </table:table-cell>
          <table:table-cell table:style-name="ce18" table:formula="of:=AVERAGE([.M869:.M918])" office:value-type="float" office:value="71.64" calcext:value-type="float">
            <text:p>71.64</text:p>
          </table:table-cell>
          <table:table-cell table:style-name="ce22" table:formula="of:=AVERAGE([.N869:.N918])" office:value-type="float" office:value="70.76" calcext:value-type="float">
            <text:p>70.76</text:p>
          </table:table-cell>
          <table:table-cell table:number-columns-repeated="11"/>
        </table:table-row>
        <table:table-row table:style-name="ro4">
          <table:table-cell office:value-type="float" office:value="77.1" calcext:value-type="float">
            <text:p>77.1</text:p>
          </table:table-cell>
          <table:table-cell office:value-type="float" office:value="72.35" calcext:value-type="float">
            <text:p>72.35</text:p>
          </table:table-cell>
          <table:table-cell office:value-type="float" office:value="74.23" calcext:value-type="float">
            <text:p>74.23</text:p>
          </table:table-cell>
          <table:table-cell office:value-type="float" office:value="77.49" calcext:value-type="float">
            <text:p>77.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7.93341322448979" calcext:value-type="float">
            <text:p>7.9334132245</text:p>
          </table:table-cell>
          <table:table-cell table:style-name="ce21" table:formula="of:=VAR([.B869:.B918])" office:value-type="float" office:value="18.9677071428571" calcext:value-type="float">
            <text:p>18.9677071429</text:p>
          </table:table-cell>
          <table:table-cell table:style-name="Default" table:formula="of:=VAR([.C869:.C918])" office:value-type="float" office:value="6.88323673469388" calcext:value-type="float">
            <text:p>6.8832367347</text:p>
          </table:table-cell>
          <table:table-cell table:style-name="ce21" table:formula="of:=VAR([.D869:.D918])" office:value-type="float" office:value="8.14311530612245" calcext:value-type="float">
            <text:p>8.1431153061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6804.69387755102" calcext:value-type="float">
            <text:p>6804.693877551</text:p>
          </table:table-cell>
          <table:table-cell table:style-name="ce21" table:formula="of:=VAR([.L870:.L918])" office:value-type="float" office:value="490.670918367347" calcext:value-type="float">
            <text:p>490.6709183673</text:p>
          </table:table-cell>
          <table:table-cell table:style-name="Default" table:formula="of:=VAR([.M869:.M918])" office:value-type="float" office:value="111.949387755102" calcext:value-type="float">
            <text:p>111.9493877551</text:p>
          </table:table-cell>
          <table:table-cell table:style-name="ce21" table:formula="of:=VAR([.N870:.N918])" office:value-type="float" office:value="336.243197278912" calcext:value-type="float">
            <text:p>336.2431972789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75.33" calcext:value-type="float">
            <text:p>75.33</text:p>
          </table:table-cell>
          <table:table-cell office:value-type="float" office:value="73.32" calcext:value-type="float">
            <text:p>73.32</text:p>
          </table:table-cell>
          <table:table-cell office:value-type="float" office:value="79.16" calcext:value-type="float">
            <text:p>79.1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98331852215958" calcext:value-type="float">
            <text:p>0.3983318522</text:p>
          </table:table-cell>
          <table:table-cell table:style-name="ce21" table:formula="of:=SQRT([.G871]/[.G869])" office:value-type="float" office:value="0.615917318198752" calcext:value-type="float">
            <text:p>0.6159173182</text:p>
          </table:table-cell>
          <table:table-cell table:style-name="Default" table:formula="of:=SQRT([.H871]/[.H869])" office:value-type="float" office:value="0.371031986079203" calcext:value-type="float">
            <text:p>0.3710319861</text:p>
          </table:table-cell>
          <table:table-cell table:style-name="ce21" table:formula="of:=SQRT([.I871]/[.I869])" office:value-type="float" office:value="0.403562022646394" calcext:value-type="float">
            <text:p>0.4035620226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6659280621398" calcext:value-type="float">
            <text:p>11.6659280621</text:p>
          </table:table-cell>
          <table:table-cell table:style-name="ce21" table:formula="of:=SQRT([.Q871]/[.Q869])" office:value-type="float" office:value="3.13263760549268" calcext:value-type="float">
            <text:p>3.1326376055</text:p>
          </table:table-cell>
          <table:table-cell table:style-name="Default" table:formula="of:=SQRT([.R871]/[.R869])" office:value-type="float" office:value="1.49632474921123" calcext:value-type="float">
            <text:p>1.4963247492</text:p>
          </table:table-cell>
          <table:table-cell table:style-name="ce21" table:formula="of:=SQRT([.S871]/[.S869])" office:value-type="float" office:value="2.59323426353622" calcext:value-type="float">
            <text:p>2.5932342635</text:p>
          </table:table-cell>
          <table:table-cell table:number-columns-repeated="11"/>
        </table:table-row>
        <table:table-row table:style-name="ro4">
          <table:table-cell office:value-type="float" office:value="70.95" calcext:value-type="float">
            <text:p>70.95</text:p>
          </table:table-cell>
          <table:table-cell office:value-type="float" office:value="77.78" calcext:value-type="float">
            <text:p>77.78</text:p>
          </table:table-cell>
          <table:table-cell office:value-type="float" office:value="74.88" calcext:value-type="float">
            <text:p>74.88</text:p>
          </table:table-cell>
          <table:table-cell office:value-type="float" office:value="72.77" calcext:value-type="float">
            <text:p>72.7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2.45" calcext:value-type="float">
            <text:p>72.45</text:p>
          </table:table-cell>
          <table:table-cell office:value-type="float" office:value="77.21" calcext:value-type="float">
            <text:p>77.21</text:p>
          </table:table-cell>
          <table:table-cell office:value-type="float" office:value="71.35" calcext:value-type="float">
            <text:p>71.35</text:p>
          </table:table-cell>
          <table:table-cell office:value-type="float" office:value="76.95" calcext:value-type="float">
            <text:p>76.9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77.44" calcext:value-type="float">
            <text:p>77.44</text:p>
          </table:table-cell>
          <table:table-cell office:value-type="float" office:value="75.16" calcext:value-type="float">
            <text:p>75.16</text:p>
          </table:table-cell>
          <table:table-cell office:value-type="float" office:value="75.35" calcext:value-type="float">
            <text:p>75.3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0.800477826373013" calcext:value-type="float">
            <text:p>0.8004778264</text:p>
          </table:table-cell>
          <table:table-cell table:style-name="ce22" table:formula="of:=([.G874]*[.G872])" office:value-type="float" office:value="1.23773219077126" calcext:value-type="float">
            <text:p>1.2377321908</text:p>
          </table:table-cell>
          <table:table-cell table:style-name="ce18" table:formula="of:=([.H874]*[.H872])" office:value-type="float" office:value="0.745616691407646" calcext:value-type="float">
            <text:p>0.7456166914</text:p>
          </table:table-cell>
          <table:table-cell table:style-name="ce22" table:formula="of:=([.I874]*[.I872])" office:value-type="float" office:value="0.810988247355983" calcext:value-type="float">
            <text:p>0.8109882474</text:p>
          </table:table-cell>
          <table:table-cell table:style-name="ce18"/>
          <table:table-cell office:value-type="float" office:value="281" calcext:value-type="float">
            <text:p>281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23.4435601518072" calcext:value-type="float">
            <text:p>23.4435601518</text:p>
          </table:table-cell>
          <table:table-cell table:style-name="ce22" table:formula="of:=([.Q874]*[.Q872])" office:value-type="float" office:value="6.29527095889793" calcext:value-type="float">
            <text:p>6.2952709589</text:p>
          </table:table-cell>
          <table:table-cell table:style-name="ce18" table:formula="of:=([.R874]*[.R872])" office:value-type="float" office:value="3.0069771627185" calcext:value-type="float">
            <text:p>3.0069771627</text:p>
          </table:table-cell>
          <table:table-cell table:style-name="ce22" table:formula="of:=([.S874]*[.S872])" office:value-type="float" office:value="5.21129936007746" calcext:value-type="float">
            <text:p>5.2112993601</text:p>
          </table:table-cell>
          <table:table-cell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P870];&quot;;&quot;;[.P875];&quot;;&quot;;[.Q870];&quot;;&quot;;[.Q875];&quot;;&quot;;[.R870];&quot;;&quot;;[.R875];&quot;;&quot;;[.S870];&quot;;&quot;;[.S875])" office:value-type="string" office:string-value="sunflow;72.4952;0.800477826373013;75.919;1.23773219077126;73.078;0.745616691407646;75.471;0.810988247355983;334.6;23.4435601518072;171.2;6.29527095889793;71.64;3.0069771627185;70.76;5.21129936007746" calcext:value-type="string">
            <text:p>sunflow;72.4952;0.800477826373013;75.919;1.23773219077126;73.078;0.745616691407646;75.471;0.810988247355983;334.6;23.4435601518072;171.2;6.29527095889793;71.64;3.0069771627185;70.76;5.21129936007746</text:p>
          </table:table-cell>
          <table:table-cell table:number-columns-repeated="9"/>
        </table:table-row>
        <table:table-row table:style-name="ro4">
          <table:table-cell office:value-type="float" office:value="74.35" calcext:value-type="float">
            <text:p>74.35</text:p>
          </table:table-cell>
          <table:table-cell office:value-type="float" office:value="80.38" calcext:value-type="float">
            <text:p>80.38</text:p>
          </table:table-cell>
          <table:table-cell office:value-type="float" office:value="71.51" calcext:value-type="float">
            <text:p>71.51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1041804510823" calcext:value-type="percentage">
            <text:p>1.10%</text:p>
          </table:table-cell>
          <table:table-cell table:formula="of:=[.G875]/[.G870]" office:value-type="percentage" office:value="0.0163033257915839" calcext:value-type="percentage">
            <text:p>1.63%</text:p>
          </table:table-cell>
          <table:table-cell table:formula="of:=[.H875]/[.H870]" office:value-type="percentage" office:value="0.0102030254167827" calcext:value-type="percentage">
            <text:p>1.02%</text:p>
          </table:table-cell>
          <table:table-cell table:formula="of:=[.I875]/[.I870]" office:value-type="percentage" office:value="0.0107456936751333" calcext:value-type="percentage">
            <text:p>1.07%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70064435600141" calcext:value-type="percentage">
            <text:p>7.01%</text:p>
          </table:table-cell>
          <table:table-cell table:formula="of:=[.Q875]/[.Q870]" office:value-type="percentage" office:value="0.0367714425169272" calcext:value-type="percentage">
            <text:p>3.68%</text:p>
          </table:table-cell>
          <table:table-cell table:formula="of:=[.R875]/[.R870]" office:value-type="percentage" office:value="0.0419734388989182" calcext:value-type="percentage">
            <text:p>4.20%</text:p>
          </table:table-cell>
          <table:table-cell table:formula="of:=[.S875]/[.S870]" office:value-type="percentage" office:value="0.0736475319400433" calcext:value-type="percentage">
            <text:p>7.36%</text:p>
          </table:table-cell>
          <table:table-cell table:number-columns-repeated="11"/>
        </table:table-row>
        <table:table-row table:style-name="ro4">
          <table:table-cell office:value-type="float" office:value="71.95" calcext:value-type="float">
            <text:p>71.95</text:p>
          </table:table-cell>
          <table:table-cell office:value-type="float" office:value="71.06" calcext:value-type="float">
            <text:p>71.06</text:p>
          </table:table-cell>
          <table:table-cell office:value-type="float" office:value="71.27" calcext:value-type="float">
            <text:p>71.27</text:p>
          </table:table-cell>
          <table:table-cell office:value-type="float" office:value="76.98" calcext:value-type="float">
            <text:p>76.9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88" calcext:value-type="float">
            <text:p>188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67.91" calcext:value-type="float">
            <text:p>67.91</text:p>
          </table:table-cell>
          <table:table-cell office:value-type="float" office:value="70.43" calcext:value-type="float">
            <text:p>70.43</text:p>
          </table:table-cell>
          <table:table-cell office:value-type="float" office:value="71.52" calcext:value-type="float">
            <text:p>71.5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472279544024984" calcext:value-type="percentage">
            <text:p>04.72%</text:p>
          </table:table-cell>
          <table:table-cell table:style-name="ce23" table:formula="of:=([.H870]-[.F870])/[.F870]" office:value-type="percentage" office:value="0.00803915293702212" calcext:value-type="percentage">
            <text:p>00.80%</text:p>
          </table:table-cell>
          <table:table-cell table:style-name="ce23" table:formula="of:=([.I870]-[.F870])/[.F870]" office:value-type="percentage" office:value="0.0410482349176222" calcext:value-type="percentage">
            <text:p>04.10%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488344291691572" calcext:value-type="percentage">
            <text:p>-48.83%</text:p>
          </table:table-cell>
          <table:table-cell table:style-name="ce29" table:formula="of:=([.R870]-[.P870])/[.P870]" office:value-type="percentage" office:value="-0.785893604303646" calcext:value-type="percentage">
            <text:p>-78.59%</text:p>
          </table:table-cell>
          <table:table-cell table:style-name="ce29" table:formula="of:=([.S870]-[.P870])/[.P870]" office:value-type="percentage" office:value="-0.788523610280933" calcext:value-type="percentage">
            <text:p>-78.85%</text:p>
          </table:table-cell>
          <table:table-cell table:number-columns-repeated="11"/>
        </table:table-row>
        <table:table-row table:style-name="ro4">
          <table:table-cell office:value-type="float" office:value="74.75" calcext:value-type="float">
            <text:p>74.75</text:p>
          </table:table-cell>
          <table:table-cell office:value-type="float" office:value="77.28" calcext:value-type="float">
            <text:p>77.28</text:p>
          </table:table-cell>
          <table:table-cell office:value-type="float" office:value="73.64" calcext:value-type="float">
            <text:p>73.64</text:p>
          </table:table-cell>
          <table:table-cell office:value-type="float" office:value="74.49" calcext:value-type="float">
            <text:p>74.49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69.1" calcext:value-type="float">
            <text:p>69.1</text:p>
          </table:table-cell>
          <table:table-cell office:value-type="float" office:value="75.95" calcext:value-type="float">
            <text:p>75.95</text:p>
          </table:table-cell>
          <table:table-cell office:value-type="float" office:value="68.2" calcext:value-type="float">
            <text:p>68.2</text:p>
          </table:table-cell>
          <table:table-cell office:value-type="float" office:value="70.93" calcext:value-type="float">
            <text:p>70.93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70.81" calcext:value-type="float">
            <text:p>70.81</text:p>
          </table:table-cell>
          <table:table-cell office:value-type="float" office:value="80.5" calcext:value-type="float">
            <text:p>80.5</text:p>
          </table:table-cell>
          <table:table-cell office:value-type="float" office:value="74.31" calcext:value-type="float">
            <text:p>74.31</text:p>
          </table:table-cell>
          <table:table-cell office:value-type="float" office:value="78.91" calcext:value-type="float">
            <text:p>78.91</text:p>
          </table:table-cell>
          <table:table-cell table:number-columns-repeated="6"/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3.89" calcext:value-type="float">
            <text:p>73.89</text:p>
          </table:table-cell>
          <table:table-cell office:value-type="float" office:value="73.22" calcext:value-type="float">
            <text:p>73.22</text:p>
          </table:table-cell>
          <table:table-cell office:value-type="float" office:value="70.49" calcext:value-type="float">
            <text:p>70.49</text:p>
          </table:table-cell>
          <table:table-cell office:value-type="float" office:value="73.93" calcext:value-type="float">
            <text:p>73.93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68.81" calcext:value-type="float">
            <text:p>68.81</text:p>
          </table:table-cell>
          <table:table-cell office:value-type="float" office:value="75.83" calcext:value-type="float">
            <text:p>75.83</text:p>
          </table:table-cell>
          <table:table-cell office:value-type="float" office:value="74.3" calcext:value-type="float">
            <text:p>74.3</text:p>
          </table:table-cell>
          <table:table-cell office:value-type="float" office:value="76.01" calcext:value-type="float">
            <text:p>76.01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69.03" calcext:value-type="float">
            <text:p>69.03</text:p>
          </table:table-cell>
          <table:table-cell office:value-type="float" office:value="72.64" calcext:value-type="float">
            <text:p>72.64</text:p>
          </table:table-cell>
          <table:table-cell office:value-type="float" office:value="72.52" calcext:value-type="float">
            <text:p>72.52</text:p>
          </table:table-cell>
          <table:table-cell office:value-type="float" office:value="77.49" calcext:value-type="float">
            <text:p>77.49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77.44" calcext:value-type="float">
            <text:p>77.44</text:p>
          </table:table-cell>
          <table:table-cell office:value-type="float" office:value="73.6" calcext:value-type="float">
            <text:p>73.6</text:p>
          </table:table-cell>
          <table:table-cell office:value-type="float" office:value="71.57" calcext:value-type="float">
            <text:p>71.57</text:p>
          </table:table-cell>
          <table:table-cell office:value-type="float" office:value="79.95" calcext:value-type="float">
            <text:p>79.95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5.41" calcext:value-type="float">
            <text:p>75.41</text:p>
          </table:table-cell>
          <table:table-cell office:value-type="float" office:value="69.4" calcext:value-type="float">
            <text:p>69.4</text:p>
          </table:table-cell>
          <table:table-cell office:value-type="float" office:value="69.03" calcext:value-type="float">
            <text:p>69.03</text:p>
          </table:table-cell>
          <table:table-cell office:value-type="float" office:value="75.84" calcext:value-type="float">
            <text:p>75.84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72.43" calcext:value-type="float">
            <text:p>72.43</text:p>
          </table:table-cell>
          <table:table-cell office:value-type="float" office:value="76.59" calcext:value-type="float">
            <text:p>76.59</text:p>
          </table:table-cell>
          <table:table-cell office:value-type="float" office:value="77.05" calcext:value-type="float">
            <text:p>77.05</text:p>
          </table:table-cell>
          <table:table-cell office:value-type="float" office:value="78.19" calcext:value-type="float">
            <text:p>78.19</text:p>
          </table:table-cell>
          <table:table-cell table:number-columns-repeated="6"/>
          <table:table-cell office:value-type="float" office:value="424" calcext:value-type="float">
            <text:p>424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66.54" calcext:value-type="float">
            <text:p>66.54</text:p>
          </table:table-cell>
          <table:table-cell office:value-type="float" office:value="75.45" calcext:value-type="float">
            <text:p>75.45</text:p>
          </table:table-cell>
          <table:table-cell office:value-type="float" office:value="73.12" calcext:value-type="float">
            <text:p>73.12</text:p>
          </table:table-cell>
          <table:table-cell office:value-type="float" office:value="75.12" calcext:value-type="float">
            <text:p>75.12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74.3" calcext:value-type="float">
            <text:p>74.3</text:p>
          </table:table-cell>
          <table:table-cell office:value-type="float" office:value="72.41" calcext:value-type="float">
            <text:p>72.41</text:p>
          </table:table-cell>
          <table:table-cell office:value-type="float" office:value="72.3" calcext:value-type="float">
            <text:p>72.3</text:p>
          </table:table-cell>
          <table:table-cell office:value-type="float" office:value="76.91" calcext:value-type="float">
            <text:p>76.91</text:p>
          </table:table-cell>
          <table:table-cell table:style-name="Default" table:number-columns-repeated="6"/>
          <table:table-cell office:value-type="float" office:value="311" calcext:value-type="float">
            <text:p>311</text:p>
          </table:table-cell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2" calcext:value-type="float">
            <text:p>72.72</text:p>
          </table:table-cell>
          <table:table-cell office:value-type="float" office:value="79.6" calcext:value-type="float">
            <text:p>79.6</text:p>
          </table:table-cell>
          <table:table-cell office:value-type="float" office:value="73" calcext:value-type="float">
            <text:p>73</text:p>
          </table:table-cell>
          <table:table-cell office:value-type="float" office:value="75.22" calcext:value-type="float">
            <text:p>75.22</text:p>
          </table:table-cell>
          <table:table-cell table:style-name="Default" table:number-columns-repeated="6"/>
          <table:table-cell office:value-type="float" office:value="373" calcext:value-type="float">
            <text:p>373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1" calcext:value-type="float">
            <text:p>78.1</text:p>
          </table:table-cell>
          <table:table-cell office:value-type="float" office:value="72.77" calcext:value-type="float">
            <text:p>72.77</text:p>
          </table:table-cell>
          <table:table-cell office:value-type="float" office:value="74.59" calcext:value-type="float">
            <text:p>74.59</text:p>
          </table:table-cell>
          <table:table-cell office:value-type="float" office:value="74.35" calcext:value-type="float">
            <text:p>74.35</text:p>
          </table:table-cell>
          <table:table-cell table:style-name="Default" table:number-columns-repeated="6"/>
          <table:table-cell office:value-type="float" office:value="272" calcext:value-type="float">
            <text:p>272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9" calcext:value-type="float">
            <text:p>71.09</text:p>
          </table:table-cell>
          <table:table-cell office:value-type="float" office:value="73.05" calcext:value-type="float">
            <text:p>73.05</text:p>
          </table:table-cell>
          <table:table-cell office:value-type="float" office:value="73.12" calcext:value-type="float">
            <text:p>73.12</text:p>
          </table:table-cell>
          <table:table-cell office:value-type="float" office:value="73.89" calcext:value-type="float">
            <text:p>73.89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88" calcext:value-type="float">
            <text:p>18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85" calcext:value-type="float">
            <text:p>75.85</text:p>
          </table:table-cell>
          <table:table-cell office:value-type="float" office:value="69.96" calcext:value-type="float">
            <text:p>69.96</text:p>
          </table:table-cell>
          <table:table-cell office:value-type="float" office:value="81.37" calcext:value-type="float">
            <text:p>81.37</text:p>
          </table:table-cell>
          <table:table-cell office:value-type="float" office:value="78.75" calcext:value-type="float">
            <text:p>78.75</text:p>
          </table:table-cell>
          <table:table-cell table:style-name="Default" table:number-columns-repeated="6"/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3" calcext:value-type="float">
            <text:p>73.53</text:p>
          </table:table-cell>
          <table:table-cell office:value-type="float" office:value="66.37" calcext:value-type="float">
            <text:p>66.37</text:p>
          </table:table-cell>
          <table:table-cell office:value-type="float" office:value="68.94" calcext:value-type="float">
            <text:p>68.94</text:p>
          </table:table-cell>
          <table:table-cell office:value-type="float" office:value="79.04" calcext:value-type="float">
            <text:p>79.04</text:p>
          </table:table-cell>
          <table:table-cell table:style-name="Default" table:number-columns-repeated="6"/>
          <table:table-cell office:value-type="float" office:value="285" calcext:value-type="float">
            <text:p>285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99" calcext:value-type="float">
            <text:p>69.99</text:p>
          </table:table-cell>
          <table:table-cell office:value-type="float" office:value="71.82" calcext:value-type="float">
            <text:p>71.82</text:p>
          </table:table-cell>
          <table:table-cell office:value-type="float" office:value="71.78" calcext:value-type="float">
            <text:p>71.78</text:p>
          </table:table-cell>
          <table:table-cell office:value-type="float" office:value="78.41" calcext:value-type="float">
            <text:p>78.41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63" calcext:value-type="float">
            <text:p>16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8.25" calcext:value-type="float">
            <text:p>68.25</text:p>
          </table:table-cell>
          <table:table-cell office:value-type="float" office:value="80.82" calcext:value-type="float">
            <text:p>80.82</text:p>
          </table:table-cell>
          <table:table-cell office:value-type="float" office:value="73.26" calcext:value-type="float">
            <text:p>73.26</text:p>
          </table:table-cell>
          <table:table-cell office:value-type="float" office:value="75.14" calcext:value-type="float">
            <text:p>75.14</text:p>
          </table:table-cell>
          <table:table-cell table:style-name="Default" table:number-columns-repeated="6"/>
          <table:table-cell office:value-type="float" office:value="523" calcext:value-type="float">
            <text:p>523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8" calcext:value-type="float">
            <text:p>73.48</text:p>
          </table:table-cell>
          <table:table-cell office:value-type="float" office:value="79.43" calcext:value-type="float">
            <text:p>79.43</text:p>
          </table:table-cell>
          <table:table-cell office:value-type="float" office:value="76.54" calcext:value-type="float">
            <text:p>76.54</text:p>
          </table:table-cell>
          <table:table-cell office:value-type="float" office:value="68.02" calcext:value-type="float">
            <text:p>68.02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26" calcext:value-type="float">
            <text:p>22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43" calcext:value-type="float">
            <text:p>71.43</text:p>
          </table:table-cell>
          <table:table-cell office:value-type="float" office:value="75.78" calcext:value-type="float">
            <text:p>75.78</text:p>
          </table:table-cell>
          <table:table-cell office:value-type="float" office:value="73.07" calcext:value-type="float">
            <text:p>73.07</text:p>
          </table:table-cell>
          <table:table-cell office:value-type="float" office:value="72.38" calcext:value-type="float">
            <text:p>72.38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72.83" calcext:value-type="float">
            <text:p>72.83</text:p>
          </table:table-cell>
          <table:table-cell office:value-type="float" office:value="76.67" calcext:value-type="float">
            <text:p>76.67</text:p>
          </table:table-cell>
          <table:table-cell office:value-type="float" office:value="76.29" calcext:value-type="float">
            <text:p>76.29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6.85" calcext:value-type="float">
            <text:p>76.85</text:p>
          </table:table-cell>
          <table:table-cell office:value-type="float" office:value="80.09" calcext:value-type="float">
            <text:p>80.09</text:p>
          </table:table-cell>
          <table:table-cell office:value-type="float" office:value="73.74" calcext:value-type="float">
            <text:p>73.74</text:p>
          </table:table-cell>
          <table:table-cell office:value-type="float" office:value="75.46" calcext:value-type="float">
            <text:p>75.46</text:p>
          </table:table-cell>
          <table:table-cell table:style-name="Default" table:number-columns-repeated="6"/>
          <table:table-cell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83.42" calcext:value-type="float">
            <text:p>83.42</text:p>
          </table:table-cell>
          <table:table-cell office:value-type="float" office:value="73.8" calcext:value-type="float">
            <text:p>73.8</text:p>
          </table:table-cell>
          <table:table-cell office:value-type="float" office:value="75.69" calcext:value-type="float">
            <text:p>75.69</text:p>
          </table:table-cell>
          <table:table-cell table:style-name="Default" table:number-columns-repeated="6"/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15" calcext:value-type="float">
            <text:p>74.15</text:p>
          </table:table-cell>
          <table:table-cell office:value-type="float" office:value="77.67" calcext:value-type="float">
            <text:p>77.67</text:p>
          </table:table-cell>
          <table:table-cell office:value-type="float" office:value="71.28" calcext:value-type="float">
            <text:p>71.28</text:p>
          </table:table-cell>
          <table:table-cell office:value-type="float" office:value="74.77" calcext:value-type="float">
            <text:p>74.77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17" calcext:value-type="float">
            <text:p>73.17</text:p>
          </table:table-cell>
          <table:table-cell office:value-type="float" office:value="77.31" calcext:value-type="float">
            <text:p>77.31</text:p>
          </table:table-cell>
          <table:table-cell office:value-type="float" office:value="73.35" calcext:value-type="float">
            <text:p>73.35</text:p>
          </table:table-cell>
          <table:table-cell office:value-type="float" office:value="73.33" calcext:value-type="float">
            <text:p>73.33</text:p>
          </table:table-cell>
          <table:table-cell table:style-name="Default" table:number-columns-repeated="6"/>
          <table:table-cell office:value-type="float" office:value="418" calcext:value-type="float">
            <text:p>418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73" calcext:value-type="float">
            <text:p>74.73</text:p>
          </table:table-cell>
          <table:table-cell office:value-type="float" office:value="78.53" calcext:value-type="float">
            <text:p>78.53</text:p>
          </table:table-cell>
          <table:table-cell office:value-type="float" office:value="73.09" calcext:value-type="float">
            <text:p>73.09</text:p>
          </table:table-cell>
          <table:table-cell office:value-type="float" office:value="68.91" calcext:value-type="float">
            <text:p>68.91</text:p>
          </table:table-cell>
          <table:table-cell table:style-name="Default" table:number-columns-repeated="6"/>
          <table:table-cell office:value-type="float" office:value="252" calcext:value-type="float">
            <text:p>252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7" calcext:value-type="float">
            <text:p>73.57</text:p>
          </table:table-cell>
          <table:table-cell office:value-type="float" office:value="76.6" calcext:value-type="float">
            <text:p>76.6</text:p>
          </table:table-cell>
          <table:table-cell office:value-type="float" office:value="68.44" calcext:value-type="float">
            <text:p>68.44</text:p>
          </table:table-cell>
          <table:table-cell office:value-type="float" office:value="73.76" calcext:value-type="float">
            <text:p>73.76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6.11" calcext:value-type="float">
            <text:p>76.11</text:p>
          </table:table-cell>
          <table:table-cell office:value-type="float" office:value="77.49" calcext:value-type="float">
            <text:p>77.49</text:p>
          </table:table-cell>
          <table:table-cell office:value-type="float" office:value="77.56" calcext:value-type="float">
            <text:p>77.56</text:p>
          </table:table-cell>
          <table:table-cell office:value-type="float" office:value="82.57" calcext:value-type="float">
            <text:p>82.57</text:p>
          </table:table-cell>
          <table:table-cell table:style-name="Default" table:number-columns-repeated="6"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3" calcext:value-type="float">
            <text:p>73.3</text:p>
          </table:table-cell>
          <table:table-cell office:value-type="float" office:value="78.64" calcext:value-type="float">
            <text:p>78.64</text:p>
          </table:table-cell>
          <table:table-cell office:value-type="float" office:value="72.26" calcext:value-type="float">
            <text:p>72.26</text:p>
          </table:table-cell>
          <table:table-cell office:value-type="float" office:value="72.92" calcext:value-type="float">
            <text:p>72.92</text:p>
          </table:table-cell>
          <table:table-cell table:style-name="Default" table:number-columns-repeated="6"/>
          <table:table-cell office:value-type="float" office:value="367" calcext:value-type="float">
            <text:p>367</text:p>
          </table:table-cell>
          <table:table-cell office:value-type="float" office:value="161" calcext:value-type="float">
            <text:p>16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32" calcext:value-type="float">
            <text:p>70.32</text:p>
          </table:table-cell>
          <table:table-cell office:value-type="float" office:value="79.42" calcext:value-type="float">
            <text:p>79.42</text:p>
          </table:table-cell>
          <table:table-cell office:value-type="float" office:value="74.23" calcext:value-type="float">
            <text:p>74.23</text:p>
          </table:table-cell>
          <table:table-cell office:value-type="float" office:value="78.6" calcext:value-type="float">
            <text:p>78.6</text:p>
          </table:table-cell>
          <table:table-cell table:style-name="Default" table:number-columns-repeated="6"/>
          <table:table-cell office:value-type="float" office:value="507" calcext:value-type="float">
            <text:p>507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5" calcext:value-type="float">
            <text:p>67.5</text:p>
          </table:table-cell>
          <table:table-cell office:value-type="float" office:value="76.75" calcext:value-type="float">
            <text:p>76.75</text:p>
          </table:table-cell>
          <table:table-cell office:value-type="float" office:value="73.45" calcext:value-type="float">
            <text:p>73.45</text:p>
          </table:table-cell>
          <table:table-cell office:value-type="float" office:value="73.8" calcext:value-type="float">
            <text:p>73.8</text:p>
          </table:table-cell>
          <table:table-cell table:style-name="Default" table:number-columns-repeated="6"/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62" calcext:value-type="float">
            <text:p>67.62</text:p>
          </table:table-cell>
          <table:table-cell office:value-type="float" office:value="71.4" calcext:value-type="float">
            <text:p>71.4</text:p>
          </table:table-cell>
          <table:table-cell office:value-type="float" office:value="70.21" calcext:value-type="float">
            <text:p>70.21</text:p>
          </table:table-cell>
          <table:table-cell office:value-type="float" office:value="76.35" calcext:value-type="float">
            <text:p>76.35</text:p>
          </table:table-cell>
          <table:table-cell table:style-name="Default" table:number-columns-repeated="6"/>
          <table:table-cell office:value-type="float" office:value="467" calcext:value-type="float">
            <text:p>467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62.7" calcext:value-type="float">
            <text:p>62.7</text:p>
          </table:table-cell>
          <table:table-cell office:value-type="float" office:value="76.96" calcext:value-type="float">
            <text:p>76.96</text:p>
          </table:table-cell>
          <table:table-cell office:value-type="float" office:value="75.5" calcext:value-type="float">
            <text:p>75.5</text:p>
          </table:table-cell>
          <table:table-cell table:style-name="Default" table:number-columns-repeated="6"/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78.52" calcext:value-type="float">
            <text:p>78.52</text:p>
          </table:table-cell>
          <table:table-cell office:value-type="float" office:value="69.08" calcext:value-type="float">
            <text:p>69.08</text:p>
          </table:table-cell>
          <table:table-cell office:value-type="float" office:value="78.41" calcext:value-type="float">
            <text:p>78.41</text:p>
          </table:table-cell>
          <table:table-cell table:style-name="Default" table:number-columns-repeated="6"/>
          <table:table-cell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82" calcext:value-type="float">
            <text:p>74.82</text:p>
          </table:table-cell>
          <table:table-cell office:value-type="float" office:value="83.78" calcext:value-type="float">
            <text:p>83.78</text:p>
          </table:table-cell>
          <table:table-cell office:value-type="float" office:value="75.54" calcext:value-type="float">
            <text:p>75.54</text:p>
          </table:table-cell>
          <table:table-cell office:value-type="float" office:value="78.62" calcext:value-type="float">
            <text:p>78.62</text:p>
          </table:table-cell>
          <table:table-cell table:style-name="Default" table:number-columns-repeated="6"/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7" calcext:value-type="float">
            <text:p>71.57</text:p>
          </table:table-cell>
          <table:table-cell office:value-type="float" office:value="80.33" calcext:value-type="float">
            <text:p>80.33</text:p>
          </table:table-cell>
          <table:table-cell office:value-type="float" office:value="75.11" calcext:value-type="float">
            <text:p>75.11</text:p>
          </table:table-cell>
          <table:table-cell office:value-type="float" office:value="73.41" calcext:value-type="float">
            <text:p>73.41</text:p>
          </table:table-cell>
          <table:table-cell table:style-name="Default" table:number-columns-repeated="6"/>
          <table:table-cell office:value-type="float" office:value="402" calcext:value-type="float">
            <text:p>40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88" calcext:value-type="float">
            <text:p>67.88</text:p>
          </table:table-cell>
          <table:table-cell office:value-type="float" office:value="75.34" calcext:value-type="float">
            <text:p>75.34</text:p>
          </table:table-cell>
          <table:table-cell office:value-type="float" office:value="73.68" calcext:value-type="float">
            <text:p>73.68</text:p>
          </table:table-cell>
          <table:table-cell office:value-type="float" office:value="73.03" calcext:value-type="float">
            <text:p>73.03</text:p>
          </table:table-cell>
          <table:table-cell table:style-name="Default" table:number-columns-repeated="6"/>
          <table:table-cell office:value-type="float" office:value="390" calcext:value-type="float">
            <text:p>390</text:p>
          </table:table-cell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5.66" calcext:value-type="float">
            <text:p>75.66</text:p>
          </table:table-cell>
          <table:table-cell office:value-type="float" office:value="70.26" calcext:value-type="float">
            <text:p>70.26</text:p>
          </table:table-cell>
          <table:table-cell office:value-type="float" office:value="73.41" calcext:value-type="float">
            <text:p>73.41</text:p>
          </table:table-cell>
          <table:table-cell table:style-name="Default" table:number-columns-repeated="6"/>
          <table:table-cell office:value-type="float" office:value="312" calcext:value-type="float">
            <text:p>312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6" calcext:value-type="float">
            <text:p>75.06</text:p>
          </table:table-cell>
          <table:table-cell office:value-type="float" office:value="76.6" calcext:value-type="float">
            <text:p>76.6</text:p>
          </table:table-cell>
          <table:table-cell office:value-type="float" office:value="70.46" calcext:value-type="float">
            <text:p>70.46</text:p>
          </table:table-cell>
          <table:table-cell office:value-type="float" office:value="74.57" calcext:value-type="float">
            <text:p>74.57</text:p>
          </table:table-cell>
          <table:table-cell table:style-name="Default" table:number-columns-repeated="6"/>
          <table:table-cell office:value-type="float" office:value="210" calcext:value-type="float">
            <text:p>210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 office:value-type="float" office:value="77.48" calcext:value-type="float">
            <text:p>77.48</text:p>
          </table:table-cell>
          <table:table-cell office:value-type="float" office:value="82.5" calcext:value-type="float">
            <text:p>82.5</text:p>
          </table:table-cell>
          <table:table-cell office:value-type="float" office:value="74.74" calcext:value-type="float">
            <text:p>74.74</text:p>
          </table:table-cell>
          <table:table-cell office:value-type="float" office:value="73.54" calcext:value-type="float">
            <text:p>73.54</text:p>
          </table:table-cell>
          <table:table-cell table:style-name="ce10" table:number-columns-repeated="6"/>
          <table:table-cell table:style-name="ce10" office:value-type="float" office:value="267" calcext:value-type="float">
            <text:p>267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0:09:33.11502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6T10:30:34.445233492</dc:date>
    <meta:editing-duration>PT18H36M31S</meta:editing-duration>
    <meta:editing-cycles>27</meta:editing-cycles>
    <meta:generator>LibreOffice/4.4.3.2$Linux_X86_64 LibreOffice_project/40m0$Build-2</meta:generator>
    <meta:document-statistic meta:table-count="2" meta:cell-count="8758" meta:object-count="0"/>
  </office:meta>
</office:document-meta>
</file>